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20/content.xml" manifest:media-type="text/xml"/>
  <manifest:file-entry manifest:full-path="Object 20/meta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manifest.rdf" manifest:media-type="application/rdf+xml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21/content.xml" manifest:media-type="text/xml"/>
  <manifest:file-entry manifest:full-path="Object 21/meta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15/content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7/content.xml" manifest:media-type="text/xml"/>
  <manifest:file-entry manifest:full-path="Object 17/meta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24/content.xml" manifest:media-type="text/xml"/>
  <manifest:file-entry manifest:full-path="Object 24/meta.xml" manifest:media-type="text/xml"/>
  <manifest:file-entry manifest:full-path="Object 24/styles.xml" manifest:media-type="text/xml"/>
  <manifest:file-entry manifest:full-path="Object 24/" manifest:media-type="application/vnd.oasis.opendocument.chart"/>
  <manifest:file-entry manifest:full-path="Object 19/content.xml" manifest:media-type="text/xml"/>
  <manifest:file-entry manifest:full-path="Object 19/meta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18/content.xml" manifest:media-type="text/xml"/>
  <manifest:file-entry manifest:full-path="Object 18/meta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23/content.xml" manifest:media-type="text/xml"/>
  <manifest:file-entry manifest:full-path="Object 23/meta.xml" manifest:media-type="text/xml"/>
  <manifest:file-entry manifest:full-path="Object 23/styles.xml" manifest:media-type="text/xml"/>
  <manifest:file-entry manifest:full-path="Object 23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2/content.xml" manifest:media-type="text/xml"/>
  <manifest:file-entry manifest:full-path="Object 22/meta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3.8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5.25pt"/>
    </style:style>
    <style:style style:name="co4" style:family="table-column">
      <style:table-column-properties fo:break-before="auto" style:column-width="20.3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4.14pt" fo:break-before="auto" style:use-optimal-row-height="true"/>
    </style:style>
    <style:style style:name="ro5" style:family="table-row">
      <style:table-row-properties style:row-height="17.35pt" fo:break-before="auto" style:use-optimal-row-height="true"/>
    </style:style>
    <style:style style:name="ro6" style:family="table-row">
      <style:table-row-properties style:row-height="15pt" fo:break-before="auto" style:use-optimal-row-height="true"/>
    </style:style>
    <style:style style:name="ro7" style:family="table-row">
      <style:table-row-properties style:row-height="1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37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fo:color="#000000" fo:font-size="11pt" fo:font-weight="bold" style:font-size-asian="11pt" style:font-weight-asian="bold" style:font-size-complex="11pt" style:font-weight-complex="bold"/>
    </style:style>
    <style:style style:name="ce3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fo:color="#000000" fo:font-size="11pt" fo:font-weight="bold" style:font-size-asian="11pt" style:font-weight-asian="bold" style:font-size-complex="11pt" style:font-weight-complex="bold"/>
    </style:style>
    <style:style style:name="ce3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  <style:text-properties fo:color="#000000" fo:font-size="11pt" fo:font-weight="bold" style:font-size-asian="11pt" style:font-weight-asian="bold" style:font-size-complex="11pt" style:font-weight-complex="bold"/>
    </style:style>
    <style:style style:name="ce54" style:family="table-cell" style:parent-style-name="Default">
      <style:table-cell-properties fo:background-color="transparent" fo:border="none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6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font-size="9pt" fo:font-weight="bold" style:font-size-asian="9pt" style:font-weight-asian="bold" style:font-size-complex="9pt" style:font-weight-complex="bold"/>
    </style:style>
    <style:style style:name="ce61" style:family="table-cell" style:parent-style-name="Default" style:data-style-name="N121">
      <style:table-cell-properties fo:background-color="transparent"/>
    </style:style>
    <style:style style:name="ce64" style:family="table-cell" style:parent-style-name="Default" style:data-style-name="N122">
      <style:table-cell-properties fo:border="none"/>
    </style:style>
    <style:style style:name="ce63" style:family="table-cell" style:parent-style-name="Default" style:data-style-name="N122">
      <style:table-cell-properties fo:background-color="transparent" fo:border="none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font-size-asian="14pt" style:font-size-complex="14pt"/>
    </style:style>
    <style:style style:name="ce47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48" style:family="table-cell" style:parent-style-name="Default" style:data-style-name="N121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6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2" style:family="table-cell" style:parent-style-name="Default">
      <style:table-cell-properties fo:border-bottom="none" fo:border-left="0.06pt solid #000000" fo:border-right="0.06pt solid #000000" fo:border-top="none"/>
    </style:style>
    <style:style style:name="ce51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land-Altman plots" table:style-name="ta1">
        <table:shapes>
          <draw:frame draw:z-index="0" draw:style-name="gr1" draw:text-style-name="P1" svg:width="409.1pt" svg:height="254.92pt" svg:x="2013pt" svg:y="18.88pt">
            <draw:object draw:notify-on-update-of-ranges="'Bland-Altman plots'.Z7:'Bland-Altman plots'.Z16 'Bland-Altman plots'.Z6:'Bland-Altman plots'.Z16 'Bland-Altman plots'.A1:'Bland-Altman plots'.A1 'Bland-Altman plots'.AA6:'Bland-Altman plots'.AA16 'Bland-Altman plots'.Z6:'Bland-Altman plots'.Z16 'Bland-Altman plots'.A1:'Bland-Altman plots'.A1 'Bland-Altman plots'.AA19:'Bland-Altman plots'.AA19 'Bland-Altman plots'.Z6:'Bland-Altman plots'.Z16 'Bland-Altman plots'.A1:'Bland-Altman plots'.A1 'Bland-Altman plots'.AA20:'Bland-Altman plots'.AA20 'Bland-Altman plots'.Z6:'Bland-Altman plots'.Z16 'Bland-Altman plots'.A1:'Bland-Altman plots'.A1 'Bland-Altman plots'.AA18:'Bland-Altman plots'.AA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09.1pt" svg:height="254.92pt" svg:x="2011.27pt" svg:y="305.57pt">
            <draw:object draw:notify-on-update-of-ranges="'Bland-Altman plots'.Z7:'Bland-Altman plots'.Z16 'Bland-Altman plots'.Z25:'Bland-Altman plots'.Z35 'Bland-Altman plots'.A1:'Bland-Altman plots'.A1 'Bland-Altman plots'.AA25:'Bland-Altman plots'.AA35 'Bland-Altman plots'.Z6:'Bland-Altman plots'.Z16 'Bland-Altman plots'.A1:'Bland-Altman plots'.A1 'Bland-Altman plots'.AA38:'Bland-Altman plots'.AA38 'Bland-Altman plots'.Z6:'Bland-Altman plots'.Z16 'Bland-Altman plots'.A1:'Bland-Altman plots'.A1 'Bland-Altman plots'.AA39:'Bland-Altman plots'.AA39 'Bland-Altman plots'.Z25:'Bland-Altman plots'.Z35 'Bland-Altman plots'.A1:'Bland-Altman plots'.A1 'Bland-Altman plots'.AA37:'Bland-Altman plots'.AA3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09.1pt" svg:height="254.92pt" svg:x="2432.35pt" svg:y="26.62pt">
            <draw:object draw:notify-on-update-of-ranges="'Bland-Altman plots'.Z7:'Bland-Altman plots'.Z16 'Bland-Altman plots'.AB6:'Bland-Altman plots'.AB16 'Bland-Altman plots'.A1:'Bland-Altman plots'.A1 'Bland-Altman plots'.AC6:'Bland-Altman plots'.AC16 'Bland-Altman plots'.AB6:'Bland-Altman plots'.AB16 'Bland-Altman plots'.A1:'Bland-Altman plots'.A1 'Bland-Altman plots'.AC18:'Bland-Altman plots'.AC18 'Bland-Altman plots'.AB6:'Bland-Altman plots'.AB16 'Bland-Altman plots'.A1:'Bland-Altman plots'.A1 'Bland-Altman plots'.AC19:'Bland-Altman plots'.AC19 'Bland-Altman plots'.AB6:'Bland-Altman plots'.AB16 'Bland-Altman plots'.A1:'Bland-Altman plots'.A1 'Bland-Altman plots'.AC20:'Bland-Altman plots'.AC2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09.1pt" svg:height="254.92pt" svg:x="2434.05pt" svg:y="302.14pt">
            <draw:object draw:notify-on-update-of-ranges="'Bland-Altman plots'.Z7:'Bland-Altman plots'.Z16 'Bland-Altman plots'.AB25:'Bland-Altman plots'.AB35 'Bland-Altman plots'.A1:'Bland-Altman plots'.A1 'Bland-Altman plots'.AC25:'Bland-Altman plots'.AC35 'Bland-Altman plots'.AB25:'Bland-Altman plots'.AB35 'Bland-Altman plots'.A1:'Bland-Altman plots'.A1 'Bland-Altman plots'.AC38:'Bland-Altman plots'.AC38 'Bland-Altman plots'.AB25:'Bland-Altman plots'.AB35 'Bland-Altman plots'.A1:'Bland-Altman plots'.A1 'Bland-Altman plots'.AC39:'Bland-Altman plots'.AC39 'Bland-Altman plots'.AB25:'Bland-Altman plots'.AB35 'Bland-Altman plots'.A1:'Bland-Altman plots'.A1 'Bland-Altman plots'.AC37:'Bland-Altman plots'.AC3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409.1pt" svg:height="254.92pt" svg:x="2848.25pt" svg:y="32.66pt">
            <draw:object draw:notify-on-update-of-ranges="'Bland-Altman plots'.Z7:'Bland-Altman plots'.Z16 'Bland-Altman plots'.AD6:'Bland-Altman plots'.AD16 'Bland-Altman plots'.A1:'Bland-Altman plots'.A1 'Bland-Altman plots'.AE6:'Bland-Altman plots'.AE16 'Bland-Altman plots'.AD6:'Bland-Altman plots'.AD16 'Bland-Altman plots'.A1:'Bland-Altman plots'.A1 'Bland-Altman plots'.AE18:'Bland-Altman plots'.AE18 'Bland-Altman plots'.AD6:'Bland-Altman plots'.AD16 'Bland-Altman plots'.A1:'Bland-Altman plots'.A1 'Bland-Altman plots'.AE19:'Bland-Altman plots'.AE19 'Bland-Altman plots'.AD6:'Bland-Altman plots'.AD16 'Bland-Altman plots'.A1:'Bland-Altman plots'.A1 'Bland-Altman plots'.AE20:'Bland-Altman plots'.AE2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409.1pt" svg:height="254.92pt" svg:x="2848.25pt" svg:y="302.17pt">
            <draw:object draw:notify-on-update-of-ranges="'Bland-Altman plots'.Z7:'Bland-Altman plots'.Z16 'Bland-Altman plots'.AD25:'Bland-Altman plots'.AD35 'Bland-Altman plots'.A1:'Bland-Altman plots'.A1 'Bland-Altman plots'.AE25:'Bland-Altman plots'.AE35 'Bland-Altman plots'.AD25:'Bland-Altman plots'.AD35 'Bland-Altman plots'.A1:'Bland-Altman plots'.A1 'Bland-Altman plots'.AE38:'Bland-Altman plots'.AE38 'Bland-Altman plots'.AD25:'Bland-Altman plots'.AD35 'Bland-Altman plots'.A1:'Bland-Altman plots'.A1 'Bland-Altman plots'.AE39:'Bland-Altman plots'.AE39 'Bland-Altman plots'.AD25:'Bland-Altman plots'.AD35 'Bland-Altman plots'.A1:'Bland-Altman plots'.A1 'Bland-Altman plots'.AE37:'Bland-Altman plots'.AE3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409.1pt" svg:height="254.92pt" svg:x="1035.1pt" svg:y="558.77pt">
            <draw:object draw:notify-on-update-of-ranges="'Bland-Altman plots'.Z7:'Bland-Altman plots'.Z16 'Bland-Altman plots'.R6:'Bland-Altman plots'.R16 'Bland-Altman plots'.A1:'Bland-Altman plots'.A1 'Bland-Altman plots'.S6:'Bland-Altman plots'.S16 'Bland-Altman plots'.R6:'Bland-Altman plots'.R16 'Bland-Altman plots'.A1:'Bland-Altman plots'.A1 'Bland-Altman plots'.S19:'Bland-Altman plots'.S19 'Bland-Altman plots'.R6:'Bland-Altman plots'.R16 'Bland-Altman plots'.A1:'Bland-Altman plots'.A1 'Bland-Altman plots'.S20:'Bland-Altman plots'.S2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409.1pt" svg:height="254.92pt" svg:x="1454.46pt" svg:y="562.2pt">
            <draw:object draw:notify-on-update-of-ranges="'Bland-Altman plots'.Z7:'Bland-Altman plots'.Z16 'Bland-Altman plots'.T6:'Bland-Altman plots'.T16 'Bland-Altman plots'.A1:'Bland-Altman plots'.A1 'Bland-Altman plots'.U6:'Bland-Altman plots'.U16 'Bland-Altman plots'.T6:'Bland-Altman plots'.T16 'Bland-Altman plots'.A1:'Bland-Altman plots'.A1 'Bland-Altman plots'.U19:'Bland-Altman plots'.U19 'Bland-Altman plots'.T6:'Bland-Altman plots'.T16 'Bland-Altman plots'.A1:'Bland-Altman plots'.A1 'Bland-Altman plots'.U20:'Bland-Altman plots'.U20 'Bland-Altman plots'.T6:'Bland-Altman plots'.T16 'Bland-Altman plots'.A1:'Bland-Altman plots'.A1 'Bland-Altman plots'.U18:'Bland-Altman plots'.U18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409.1pt" svg:height="254.92pt" svg:x="1870.36pt" svg:y="572.54pt">
            <draw:object draw:notify-on-update-of-ranges="'Bland-Altman plots'.Z7:'Bland-Altman plots'.Z16 'Bland-Altman plots'.V6:'Bland-Altman plots'.V16 'Bland-Altman plots'.A1:'Bland-Altman plots'.A1 'Bland-Altman plots'.W6:'Bland-Altman plots'.W16 'Bland-Altman plots'.V6:'Bland-Altman plots'.V16 'Bland-Altman plots'.A1:'Bland-Altman plots'.A1 'Bland-Altman plots'.W19:'Bland-Altman plots'.W19 'Bland-Altman plots'.V6:'Bland-Altman plots'.V16 'Bland-Altman plots'.A1:'Bland-Altman plots'.A1 'Bland-Altman plots'.W20:'Bland-Altman plots'.W20 'Bland-Altman plots'.V6:'Bland-Altman plots'.V16 'Bland-Altman plots'.A1:'Bland-Altman plots'.A1 'Bland-Altman plots'.W18:'Bland-Altman plots'.W18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409.1pt" svg:height="254.92pt" svg:x="1035.1pt" svg:y="829.16pt">
            <draw:object draw:notify-on-update-of-ranges="'Bland-Altman plots'.Z7:'Bland-Altman plots'.Z16 'Bland-Altman plots'.R25:'Bland-Altman plots'.R35 'Bland-Altman plots'.A1:'Bland-Altman plots'.A1 'Bland-Altman plots'.S25:'Bland-Altman plots'.S35 'Bland-Altman plots'.R25:'Bland-Altman plots'.R35 'Bland-Altman plots'.A1:'Bland-Altman plots'.A1 'Bland-Altman plots'.S38:'Bland-Altman plots'.S38 'Bland-Altman plots'.R25:'Bland-Altman plots'.R35 'Bland-Altman plots'.A1:'Bland-Altman plots'.A1 'Bland-Altman plots'.S39:'Bland-Altman plots'.S39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409.1pt" svg:height="254.92pt" svg:x="1454.46pt" svg:y="832.59pt">
            <draw:object draw:notify-on-update-of-ranges="'Bland-Altman plots'.Z7:'Bland-Altman plots'.Z16 'Bland-Altman plots'.T25:'Bland-Altman plots'.T35 'Bland-Altman plots'.A1:'Bland-Altman plots'.A1 'Bland-Altman plots'.U25:'Bland-Altman plots'.U35 'Bland-Altman plots'.T25:'Bland-Altman plots'.T35 'Bland-Altman plots'.A1:'Bland-Altman plots'.A1 'Bland-Altman plots'.U38:'Bland-Altman plots'.U38 'Bland-Altman plots'.T25:'Bland-Altman plots'.T35 'Bland-Altman plots'.A1:'Bland-Altman plots'.A1 'Bland-Altman plots'.U39:'Bland-Altman plots'.U39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1" draw:style-name="gr1" draw:text-style-name="P1" svg:width="407.4pt" svg:height="245.48pt" svg:x="1870.36pt" svg:y="842.85pt">
            <draw:object draw:notify-on-update-of-ranges="'Bland-Altman plots'.Z7:'Bland-Altman plots'.Z16 'Bland-Altman plots'.V25:'Bland-Altman plots'.V35 'Bland-Altman plots'.A1:'Bland-Altman plots'.A1 'Bland-Altman plots'.W25:'Bland-Altman plots'.W35 'Bland-Altman plots'.V25:'Bland-Altman plots'.V35 'Bland-Altman plots'.A1:'Bland-Altman plots'.A1 'Bland-Altman plots'.W38:'Bland-Altman plots'.W38 'Bland-Altman plots'.V25:'Bland-Altman plots'.V35 'Bland-Altman plots'.A1:'Bland-Altman plots'.A1 'Bland-Altman plots'.W39:'Bland-Altman plots'.W39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2" draw:style-name="gr1" draw:text-style-name="P1" svg:width="409.1pt" svg:height="254.92pt" svg:x="0pt" svg:y="1290.9pt">
            <draw:object draw:notify-on-update-of-ranges="'Bland-Altman plots'.Z7:'Bland-Altman plots'.Z16 'Bland-Altman plots'.B59:'Bland-Altman plots'.B69 'Bland-Altman plots'.A1:'Bland-Altman plots'.A1 'Bland-Altman plots'.C59:'Bland-Altman plots'.C69 'Bland-Altman plots'.B59:'Bland-Altman plots'.B69 'Bland-Altman plots'.A1:'Bland-Altman plots'.A1 'Bland-Altman plots'.C72:'Bland-Altman plots'.C72 'Bland-Altman plots'.B59:'Bland-Altman plots'.B69 'Bland-Altman plots'.A1:'Bland-Altman plots'.A1 'Bland-Altman plots'.C73:'Bland-Altman plots'.C73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3" draw:style-name="gr1" draw:text-style-name="P1" svg:width="409.1pt" svg:height="254.92pt" svg:x="421.43pt" svg:y="1290.93pt">
            <draw:object draw:notify-on-update-of-ranges="'Bland-Altman plots'.Z7:'Bland-Altman plots'.Z16 'Bland-Altman plots'.B78:'Bland-Altman plots'.B88 'Bland-Altman plots'.A1:'Bland-Altman plots'.A1 'Bland-Altman plots'.C78:'Bland-Altman plots'.C88 'Bland-Altman plots'.B78:'Bland-Altman plots'.B88 'Bland-Altman plots'.A1:'Bland-Altman plots'.A1 'Bland-Altman plots'.C91:'Bland-Altman plots'.C91 'Bland-Altman plots'.B78:'Bland-Altman plots'.B88 'Bland-Altman plots'.A1:'Bland-Altman plots'.A1 'Bland-Altman plots'.C92:'Bland-Altman plots'.C92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4" draw:style-name="gr1" draw:text-style-name="P1" svg:width="409.1pt" svg:height="254.92pt" svg:x="63.24pt" svg:y="1561.24pt">
            <draw:object draw:notify-on-update-of-ranges="'Bland-Altman plots'.Z7:'Bland-Altman plots'.Z16 'Bland-Altman plots'.D59:'Bland-Altman plots'.D69 'Bland-Altman plots'.A1:'Bland-Altman plots'.A1 'Bland-Altman plots'.E59:'Bland-Altman plots'.E69 'Bland-Altman plots'.D59:'Bland-Altman plots'.D69 'Bland-Altman plots'.A1:'Bland-Altman plots'.A1 'Bland-Altman plots'.E72:'Bland-Altman plots'.E72 'Bland-Altman plots'.D59:'Bland-Altman plots'.D69 'Bland-Altman plots'.A1:'Bland-Altman plots'.A1 'Bland-Altman plots'.E73:'Bland-Altman plots'.E73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15" draw:style-name="gr1" draw:text-style-name="P1" svg:width="409.1pt" svg:height="254.92pt" svg:x="421.46pt" svg:y="1561.27pt">
            <draw:object draw:notify-on-update-of-ranges="'Bland-Altman plots'.Z7:'Bland-Altman plots'.Z16 'Bland-Altman plots'.D78:'Bland-Altman plots'.D88 'Bland-Altman plots'.A1:'Bland-Altman plots'.A1 'Bland-Altman plots'.E78:'Bland-Altman plots'.E88 'Bland-Altman plots'.D78:'Bland-Altman plots'.D88 'Bland-Altman plots'.A1:'Bland-Altman plots'.A1 'Bland-Altman plots'.E91:'Bland-Altman plots'.E91 'Bland-Altman plots'.D78:'Bland-Altman plots'.D88 'Bland-Altman plots'.A1:'Bland-Altman plots'.A1 'Bland-Altman plots'.E92:'Bland-Altman plots'.E92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16" draw:style-name="gr1" draw:text-style-name="P1" svg:width="409.1pt" svg:height="254.92pt" svg:x="63.24pt" svg:y="1831.61pt">
            <draw:object draw:notify-on-update-of-ranges="'Bland-Altman plots'.Z7:'Bland-Altman plots'.Z16 'Bland-Altman plots'.F59:'Bland-Altman plots'.F69 'Bland-Altman plots'.A1:'Bland-Altman plots'.A1 'Bland-Altman plots'.G59:'Bland-Altman plots'.G69 'Bland-Altman plots'.F59:'Bland-Altman plots'.F69 'Bland-Altman plots'.A1:'Bland-Altman plots'.A1 'Bland-Altman plots'.G72:'Bland-Altman plots'.G72 'Bland-Altman plots'.F59:'Bland-Altman plots'.F69 'Bland-Altman plots'.A1:'Bland-Altman plots'.A1 'Bland-Altman plots'.G73:'Bland-Altman plots'.G73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17" draw:style-name="gr1" draw:text-style-name="P1" svg:width="409.1pt" svg:height="254.92pt" svg:x="484.67pt" svg:y="1831.63pt">
            <draw:object draw:notify-on-update-of-ranges="'Bland-Altman plots'.Z7:'Bland-Altman plots'.Z16 'Bland-Altman plots'.F78:'Bland-Altman plots'.F88 'Bland-Altman plots'.A1:'Bland-Altman plots'.A1 'Bland-Altman plots'.G78:'Bland-Altman plots'.G88 'Bland-Altman plots'.F78:'Bland-Altman plots'.F88 'Bland-Altman plots'.A1:'Bland-Altman plots'.A1 'Bland-Altman plots'.G91:'Bland-Altman plots'.G91 'Bland-Altman plots'.F78:'Bland-Altman plots'.F88 'Bland-Altman plots'.A1:'Bland-Altman plots'.A1 'Bland-Altman plots'.G92:'Bland-Altman plots'.G92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18" draw:style-name="gr1" draw:text-style-name="P1" svg:width="409.1pt" svg:height="254.92pt" svg:x="842.94pt" svg:y="1290.93pt">
            <draw:object draw:notify-on-update-of-ranges="'Bland-Altman plots'.Z7:'Bland-Altman plots'.Z16 'Bland-Altman plots'.J59:'Bland-Altman plots'.J69 'Bland-Altman plots'.A1:'Bland-Altman plots'.A1 'Bland-Altman plots'.K59:'Bland-Altman plots'.K69 'Bland-Altman plots'.J59:'Bland-Altman plots'.J69 'Bland-Altman plots'.A1:'Bland-Altman plots'.A1 'Bland-Altman plots'.K72:'Bland-Altman plots'.K72 'Bland-Altman plots'.J59:'Bland-Altman plots'.J69 'Bland-Altman plots'.A1:'Bland-Altman plots'.A1 'Bland-Altman plots'.K73:'Bland-Altman plots'.K73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19" draw:style-name="gr1" draw:text-style-name="P1" svg:width="409.1pt" svg:height="254.92pt" svg:x="1264.37pt" svg:y="1290.95pt">
            <draw:object draw:notify-on-update-of-ranges="'Bland-Altman plots'.Z7:'Bland-Altman plots'.Z16 'Bland-Altman plots'.J78:'Bland-Altman plots'.J88 'Bland-Altman plots'.A1:'Bland-Altman plots'.A1 'Bland-Altman plots'.K78:'Bland-Altman plots'.K88 'Bland-Altman plots'.J78:'Bland-Altman plots'.J88 'Bland-Altman plots'.A1:'Bland-Altman plots'.A1 'Bland-Altman plots'.K91:'Bland-Altman plots'.K91 'Bland-Altman plots'.J78:'Bland-Altman plots'.J88 'Bland-Altman plots'.A1:'Bland-Altman plots'.A1 'Bland-Altman plots'.K92:'Bland-Altman plots'.K92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  <draw:frame draw:z-index="20" draw:style-name="gr1" draw:text-style-name="P1" svg:width="409.1pt" svg:height="254.92pt" svg:x="855.16pt" svg:y="1561.27pt">
            <draw:object draw:notify-on-update-of-ranges="'Bland-Altman plots'.Z7:'Bland-Altman plots'.Z16 'Bland-Altman plots'.L59:'Bland-Altman plots'.L69 'Bland-Altman plots'.A1:'Bland-Altman plots'.A1 'Bland-Altman plots'.M59:'Bland-Altman plots'.M69 'Bland-Altman plots'.L59:'Bland-Altman plots'.L69 'Bland-Altman plots'.A1:'Bland-Altman plots'.A1 'Bland-Altman plots'.M72:'Bland-Altman plots'.M72 'Bland-Altman plots'.L59:'Bland-Altman plots'.L69 'Bland-Altman plots'.A1:'Bland-Altman plots'.A1 'Bland-Altman plots'.M73:'Bland-Altman plots'.M73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  <draw:frame draw:z-index="21" draw:style-name="gr1" draw:text-style-name="P1" svg:width="409.1pt" svg:height="254.92pt" svg:x="906.18pt" svg:y="1831.63pt">
            <draw:object draw:notify-on-update-of-ranges="'Bland-Altman plots'.Z7:'Bland-Altman plots'.Z16 'Bland-Altman plots'.N59:'Bland-Altman plots'.N69 'Bland-Altman plots'.A1:'Bland-Altman plots'.A1 'Bland-Altman plots'.O59:'Bland-Altman plots'.O69 'Bland-Altman plots'.N59:'Bland-Altman plots'.N69 'Bland-Altman plots'.A1:'Bland-Altman plots'.A1 'Bland-Altman plots'.O72:'Bland-Altman plots'.O72 'Bland-Altman plots'.N59:'Bland-Altman plots'.N69 'Bland-Altman plots'.A1:'Bland-Altman plots'.A1 'Bland-Altman plots'.O73:'Bland-Altman plots'.O73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z-index="22" draw:style-name="gr1" draw:text-style-name="P1" svg:width="409.1pt" svg:height="254.92pt" svg:x="1327.61pt" svg:y="1831.66pt">
            <draw:object draw:notify-on-update-of-ranges="'Bland-Altman plots'.Z7:'Bland-Altman plots'.Z16 'Bland-Altman plots'.N78:'Bland-Altman plots'.N88 'Bland-Altman plots'.A1:'Bland-Altman plots'.A1 'Bland-Altman plots'.O78:'Bland-Altman plots'.O88 'Bland-Altman plots'.N78:'Bland-Altman plots'.N88 'Bland-Altman plots'.A1:'Bland-Altman plots'.A1 'Bland-Altman plots'.O91:'Bland-Altman plots'.O91 'Bland-Altman plots'.N78:'Bland-Altman plots'.N88 'Bland-Altman plots'.A1:'Bland-Altman plots'.A1 'Bland-Altman plots'.O92:'Bland-Altman plots'.O92"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  <draw:frame draw:z-index="23" draw:style-name="gr1" draw:text-style-name="P1" svg:width="409.1pt" svg:height="254.92pt" svg:x="1286.79pt" svg:y="1563.87pt">
            <draw:object draw:notify-on-update-of-ranges="'Bland-Altman plots'.Z7:'Bland-Altman plots'.Z16 'Bland-Altman plots'.L78:'Bland-Altman plots'.L88 'Bland-Altman plots'.A1:'Bland-Altman plots'.A1 'Bland-Altman plots'.M78:'Bland-Altman plots'.M88 'Bland-Altman plots'.L78:'Bland-Altman plots'.L88 'Bland-Altman plots'.A1:'Bland-Altman plots'.A1 'Bland-Altman plots'.M91:'Bland-Altman plots'.M91 'Bland-Altman plots'.L78:'Bland-Altman plots'.L88 'Bland-Altman plots'.A1:'Bland-Altman plots'.A1 'Bland-Altman plots'.M92:'Bland-Altman plots'.M92"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ce22"/>
        <table:table-column table:style-name="co2" table:number-columns-repeated="15" table:default-cell-style-name="Default"/>
        <table:table-column table:style-name="co4" table:default-cell-style-name="Default"/>
        <table:table-column table:style-name="co2" table:number-columns-repeated="7" table:default-cell-style-name="Default"/>
        <table:table-row table:style-name="ro1">
          <table:table-cell table:style-name="ce36" office:value-type="string" calcext:value-type="string">
            <text:p>PMC OFF</text:p>
          </table:table-cell>
          <table:table-cell table:number-columns-repeated="2"/>
          <table:table-cell table:style-name="ce69"/>
          <table:table-cell table:number-columns-repeated="3"/>
          <table:table-cell table:style-name="ce49"/>
          <table:table-cell table:style-name="ce36" office:value-type="string" calcext:value-type="string">
            <text:p>PMC OFF</text:p>
          </table:table-cell>
          <table:table-cell table:number-columns-repeated="2"/>
          <table:table-cell table:style-name="ce69"/>
          <table:table-cell table:number-columns-repeated="4"/>
          <table:table-cell table:style-name="ce36" office:value-type="string" calcext:value-type="string">
            <text:p>PMC OFF</text:p>
          </table:table-cell>
          <table:table-cell table:number-columns-repeated="2"/>
          <table:table-cell table:style-name="ce69"/>
          <table:table-cell table:number-columns-repeated="3"/>
          <table:table-cell table:style-name="ce49"/>
          <table:table-cell table:style-name="ce36" office:value-type="string" calcext:value-type="string">
            <text:p>PMC OFF</text:p>
          </table:table-cell>
          <table:table-cell table:number-columns-repeated="2"/>
          <table:table-cell table:style-name="ce69"/>
          <table:table-cell table:number-columns-repeated="3"/>
        </table:table-row>
        <table:table-row table:style-name="ro2">
          <table:table-cell table:style-name="ce41" office:value-type="string" calcext:value-type="string">
            <text:p>WM</text:p>
          </table:table-cell>
          <table:table-cell table:style-name="ce11" office:value-type="string" calcext:value-type="string">
            <text:p>PD</text:p>
          </table:table-cell>
          <table:table-cell table:style-name="ce11"/>
          <table:table-cell table:style-name="ce11" office:value-type="string" calcext:value-type="string">
            <text:p>R1</text:p>
          </table:table-cell>
          <table:table-cell table:style-name="ce11"/>
          <table:table-cell table:style-name="ce11" office:value-type="string" calcext:value-type="string">
            <text:p>R2s</text:p>
          </table:table-cell>
          <table:table-cell table:style-name="ce11"/>
          <table:table-cell/>
          <table:table-cell table:style-name="ce52" office:value-type="string" calcext:value-type="string">
            <text:p>GM</text:p>
          </table:table-cell>
          <table:table-cell table:style-name="ce11" office:value-type="string" calcext:value-type="string">
            <text:p>PD</text:p>
          </table:table-cell>
          <table:table-cell table:style-name="ce11"/>
          <table:table-cell table:style-name="ce11" office:value-type="string" calcext:value-type="string">
            <text:p>R1</text:p>
          </table:table-cell>
          <table:table-cell table:style-name="ce11"/>
          <table:table-cell table:style-name="ce11" office:value-type="string" calcext:value-type="string">
            <text:p>R2s</text:p>
          </table:table-cell>
          <table:table-cell table:style-name="ce11"/>
          <table:table-cell/>
          <table:table-cell table:style-name="ce41" office:value-type="string" calcext:value-type="string">
            <text:p>WM</text:p>
          </table:table-cell>
          <table:table-cell table:style-name="ce11" office:value-type="string" calcext:value-type="string">
            <text:p>PD</text:p>
          </table:table-cell>
          <table:table-cell table:style-name="ce11"/>
          <table:table-cell table:style-name="ce11" office:value-type="string" calcext:value-type="string">
            <text:p>R1</text:p>
          </table:table-cell>
          <table:table-cell table:style-name="ce11"/>
          <table:table-cell table:style-name="ce11" office:value-type="string" calcext:value-type="string">
            <text:p>R2s</text:p>
          </table:table-cell>
          <table:table-cell table:style-name="ce11"/>
          <table:table-cell table:style-name="ce22"/>
          <table:table-cell table:style-name="ce52" office:value-type="string" calcext:value-type="string">
            <text:p>GM</text:p>
          </table:table-cell>
          <table:table-cell table:style-name="ce11" office:value-type="string" calcext:value-type="string">
            <text:p>PD</text:p>
          </table:table-cell>
          <table:table-cell table:style-name="ce11"/>
          <table:table-cell table:style-name="ce11" office:value-type="string" calcext:value-type="string">
            <text:p>R1</text:p>
          </table:table-cell>
          <table:table-cell table:style-name="ce11"/>
          <table:table-cell table:style-name="ce11" office:value-type="string" calcext:value-type="string">
            <text:p>R2s</text:p>
          </table:table-cell>
          <table:table-cell table:style-name="ce11"/>
        </table:table-row>
        <table:table-row table:style-name="ro1">
          <table:table-cell table:number-columns-repeated="23"/>
          <table:table-cell table:style-name="ce22"/>
          <table:table-cell table:number-columns-repeated="7"/>
        </table:table-row>
        <table:table-row table:style-name="ro3">
          <table:table-cell/>
          <table:table-cell table:style-name="ce59" office:value-type="string" calcext:value-type="string">
            <text:p>uncorrected</text:p>
          </table:table-cell>
          <table:table-cell table:style-name="ce59" office:value-type="string" calcext:value-type="string">
            <text:p>f0-corrected</text:p>
          </table:table-cell>
          <table:table-cell table:style-name="ce59" office:value-type="string" calcext:value-type="string">
            <text:p>uncorrected</text:p>
          </table:table-cell>
          <table:table-cell table:style-name="ce59" office:value-type="string" calcext:value-type="string">
            <text:p>f0-corrected</text:p>
          </table:table-cell>
          <table:table-cell table:style-name="ce59" office:value-type="string" calcext:value-type="string">
            <text:p>uncorrected</text:p>
          </table:table-cell>
          <table:table-cell table:style-name="ce59" office:value-type="string" calcext:value-type="string">
            <text:p>f0-corrected</text:p>
          </table:table-cell>
          <table:table-cell table:number-columns-repeated="2"/>
          <table:table-cell table:style-name="ce59" office:value-type="string" calcext:value-type="string">
            <text:p>uncorrected</text:p>
          </table:table-cell>
          <table:table-cell table:style-name="ce59" office:value-type="string" calcext:value-type="string">
            <text:p>f0-corrected</text:p>
          </table:table-cell>
          <table:table-cell table:style-name="ce59" office:value-type="string" calcext:value-type="string">
            <text:p>uncorrected</text:p>
          </table:table-cell>
          <table:table-cell table:style-name="ce59" office:value-type="string" calcext:value-type="string">
            <text:p>f0-corrected</text:p>
          </table:table-cell>
          <table:table-cell table:style-name="ce59" office:value-type="string" calcext:value-type="string">
            <text:p>uncorrected</text:p>
          </table:table-cell>
          <table:table-cell table:style-name="ce59" office:value-type="string" calcext:value-type="string">
            <text:p>f0-corrected</text:p>
          </table:table-cell>
          <table:table-cell table:number-columns-repeated="2"/>
          <table:table-cell table:style-name="ce59" table:number-columns-repeated="6"/>
          <table:table-cell table:style-name="ce22"/>
          <table:table-cell/>
          <table:table-cell table:style-name="ce59" table:number-columns-repeated="6"/>
        </table:table-row>
        <table:table-row table:style-name="ro4">
          <table:table-cell table:style-name="ce37" office:value-type="string" calcext:value-type="string">
            <text:p>Participant </text:p>
          </table:table-cell>
          <table:table-cell table:number-columns-repeated="6" table:style-name="ce60" office:value-type="string" calcext:value-type="string">
            <text:p>mean</text:p>
          </table:table-cell>
          <table:table-cell/>
          <table:table-cell table:style-name="ce37" office:value-type="string" calcext:value-type="string">
            <text:p>Participant </text:p>
          </table:table-cell>
          <table:table-cell table:number-columns-repeated="6" table:style-name="ce60" office:value-type="string" calcext:value-type="string">
            <text:p>mean</text:p>
          </table:table-cell>
          <table:table-cell/>
          <table:table-cell table:style-name="ce37" office:value-type="string" calcext:value-type="string">
            <text:p>Participant </text:p>
          </table:table-cell>
          <table:table-cell table:style-name="ce60" office:value-type="string" calcext:value-type="string">
            <text:p>mean</text:p>
          </table:table-cell>
          <table:table-cell table:style-name="ce60" office:value-type="string" calcext:value-type="string">
            <text:p>difference</text:p>
          </table:table-cell>
          <table:table-cell table:style-name="ce60" office:value-type="string" calcext:value-type="string">
            <text:p>mean</text:p>
          </table:table-cell>
          <table:table-cell table:style-name="ce60" office:value-type="string" calcext:value-type="string">
            <text:p>difference</text:p>
          </table:table-cell>
          <table:table-cell table:style-name="ce60" office:value-type="string" calcext:value-type="string">
            <text:p>mean</text:p>
          </table:table-cell>
          <table:table-cell table:style-name="ce60" office:value-type="string" calcext:value-type="string">
            <text:p>difference</text:p>
          </table:table-cell>
          <table:table-cell table:style-name="ce22"/>
          <table:table-cell table:style-name="ce37" office:value-type="string" calcext:value-type="string">
            <text:p>Participant </text:p>
          </table:table-cell>
          <table:table-cell table:style-name="ce60" office:value-type="string" calcext:value-type="string">
            <text:p>mean</text:p>
          </table:table-cell>
          <table:table-cell table:style-name="ce60" office:value-type="string" calcext:value-type="string">
            <text:p>difference</text:p>
          </table:table-cell>
          <table:table-cell table:style-name="ce60" office:value-type="string" calcext:value-type="string">
            <text:p>mean</text:p>
          </table:table-cell>
          <table:table-cell table:style-name="ce60" office:value-type="string" calcext:value-type="string">
            <text:p>difference</text:p>
          </table:table-cell>
          <table:table-cell table:style-name="ce60" office:value-type="string" calcext:value-type="string">
            <text:p>mean</text:p>
          </table:table-cell>
          <table:table-cell table:style-name="ce60" office:value-type="string" calcext:value-type="string">
            <text:p>difference</text:p>
          </table:table-cell>
        </table:table-row>
        <table:table-row table:style-name="ro3">
          <table:table-cell table:style-name="ce38" office:value-type="string" calcext:value-type="string">
            <text:p>08088b3</text:p>
          </table:table-cell>
          <table:table-cell table:style-name="ce61" office:value-type="float" office:value="68.510414" calcext:value-type="float">
            <text:p>68.510</text:p>
          </table:table-cell>
          <table:table-cell table:style-name="ce61" office:value-type="float" office:value="68.528267" calcext:value-type="float">
            <text:p>68.528</text:p>
          </table:table-cell>
          <table:table-cell table:style-name="ce61" office:value-type="float" office:value="0.71190774" calcext:value-type="float">
            <text:p>0.712</text:p>
          </table:table-cell>
          <table:table-cell table:style-name="ce61" office:value-type="float" office:value="0.70967907" calcext:value-type="float">
            <text:p>0.710</text:p>
          </table:table-cell>
          <table:table-cell table:style-name="ce61" office:value-type="float" office:value="40.258247" calcext:value-type="float">
            <text:p>40.258</text:p>
          </table:table-cell>
          <table:table-cell table:style-name="ce61" office:value-type="float" office:value="40.131508" calcext:value-type="float">
            <text:p>40.132</text:p>
          </table:table-cell>
          <table:table-cell/>
          <table:table-cell table:style-name="ce38" office:value-type="string" calcext:value-type="string">
            <text:p>08088b3</text:p>
          </table:table-cell>
          <table:table-cell table:style-name="ce61" office:value-type="float" office:value="84.328621" calcext:value-type="float">
            <text:p>84.329</text:p>
          </table:table-cell>
          <table:table-cell table:style-name="ce61" office:value-type="float" office:value="84.304184" calcext:value-type="float">
            <text:p>84.304</text:p>
          </table:table-cell>
          <table:table-cell table:style-name="ce61" office:value-type="float" office:value="0.48949534" calcext:value-type="float">
            <text:p>0.489</text:p>
          </table:table-cell>
          <table:table-cell table:style-name="ce61" office:value-type="float" office:value="0.49050248" calcext:value-type="float">
            <text:p>0.491</text:p>
          </table:table-cell>
          <table:table-cell table:style-name="ce61" office:value-type="float" office:value="28.315649" calcext:value-type="float">
            <text:p>28.316</text:p>
          </table:table-cell>
          <table:table-cell table:style-name="ce61" office:value-type="float" office:value="28.289818" calcext:value-type="float">
            <text:p>28.290</text:p>
          </table:table-cell>
          <table:table-cell/>
          <table:table-cell table:style-name="ce38" office:value-type="string" calcext:value-type="string">
            <text:p>08088b3</text:p>
          </table:table-cell>
          <table:table-cell table:style-name="ce61" table:formula="of:=AVERAGE([.B6];[.C6])" office:value-type="float" office:value="68.5193405" calcext:value-type="float">
            <text:p>68.519</text:p>
          </table:table-cell>
          <table:table-cell table:style-name="ce61" table:formula="of:=([.B6]-[.C6])" office:value-type="float" office:value="-0.0178530000000023" calcext:value-type="float">
            <text:p>-0.018</text:p>
          </table:table-cell>
          <table:table-cell table:style-name="ce61" table:formula="of:=AVERAGE([.D6];[.E6])" office:value-type="float" office:value="0.710793405" calcext:value-type="float">
            <text:p>0.711</text:p>
          </table:table-cell>
          <table:table-cell table:style-name="ce61" table:formula="of:=([.D6]-[.E6])" office:value-type="float" office:value="0.00222867000000004" calcext:value-type="float">
            <text:p>0.002</text:p>
          </table:table-cell>
          <table:table-cell table:style-name="ce61" table:formula="of:=AVERAGE([.F6];[.G6])" office:value-type="float" office:value="40.1948775" calcext:value-type="float">
            <text:p>40.195</text:p>
          </table:table-cell>
          <table:table-cell table:style-name="ce61" table:formula="of:=([.F6]-[.G6])" office:value-type="float" office:value="0.126739000000001" calcext:value-type="float">
            <text:p>0.127</text:p>
          </table:table-cell>
          <table:table-cell table:style-name="ce22"/>
          <table:table-cell table:style-name="ce38" office:value-type="string" calcext:value-type="string">
            <text:p>08088b3</text:p>
          </table:table-cell>
          <table:table-cell table:style-name="ce61" table:formula="of:=AVERAGE([.J6];[.K6])" office:value-type="float" office:value="84.3164025" calcext:value-type="float">
            <text:p>84.316</text:p>
          </table:table-cell>
          <table:table-cell table:style-name="ce61" table:formula="of:=([.J6]-[.K6])" office:value-type="float" office:value="0.0244369999999918" calcext:value-type="float">
            <text:p>0.024</text:p>
          </table:table-cell>
          <table:table-cell table:style-name="ce61" table:formula="of:=AVERAGE([.L6];[.M6])" office:value-type="float" office:value="0.48999891" calcext:value-type="float">
            <text:p>0.490</text:p>
          </table:table-cell>
          <table:table-cell table:style-name="ce61" table:formula="of:=([.L6]-[.M6])" office:value-type="float" office:value="-0.00100714000000002" calcext:value-type="float">
            <text:p>-0.001</text:p>
          </table:table-cell>
          <table:table-cell table:style-name="ce61" table:formula="of:=AVERAGE([.N6];[.O6])" office:value-type="float" office:value="28.3027335" calcext:value-type="float">
            <text:p>28.303</text:p>
          </table:table-cell>
          <table:table-cell table:style-name="ce61" table:formula="of:=([.N6]-[.O6])" office:value-type="float" office:value="0.0258310000000002" calcext:value-type="float">
            <text:p>0.026</text:p>
          </table:table-cell>
        </table:table-row>
        <table:table-row table:style-name="ro3">
          <table:table-cell table:style-name="ce38" office:value-type="string" calcext:value-type="string">
            <text:p>286633c</text:p>
          </table:table-cell>
          <table:table-cell table:style-name="ce61" office:value-type="float" office:value="68.83725" calcext:value-type="float">
            <text:p>68.837</text:p>
          </table:table-cell>
          <table:table-cell table:style-name="ce61" office:value-type="float" office:value="68.822807" calcext:value-type="float">
            <text:p>68.823</text:p>
          </table:table-cell>
          <table:table-cell table:style-name="ce61" office:value-type="float" office:value="0.67262214" calcext:value-type="float">
            <text:p>0.673</text:p>
          </table:table-cell>
          <table:table-cell table:style-name="ce61" office:value-type="float" office:value="0.67066723" calcext:value-type="float">
            <text:p>0.671</text:p>
          </table:table-cell>
          <table:table-cell table:style-name="ce61" office:value-type="float" office:value="38.868561" calcext:value-type="float">
            <text:p>38.869</text:p>
          </table:table-cell>
          <table:table-cell table:style-name="ce61" office:value-type="float" office:value="39.0909" calcext:value-type="float">
            <text:p>39.091</text:p>
          </table:table-cell>
          <table:table-cell/>
          <table:table-cell table:style-name="ce38" office:value-type="string" calcext:value-type="string">
            <text:p>286633c</text:p>
          </table:table-cell>
          <table:table-cell table:style-name="ce61" office:value-type="float" office:value="82.140724" calcext:value-type="float">
            <text:p>82.141</text:p>
          </table:table-cell>
          <table:table-cell table:style-name="ce61" office:value-type="float" office:value="82.20826" calcext:value-type="float">
            <text:p>82.208</text:p>
          </table:table-cell>
          <table:table-cell table:style-name="ce61" office:value-type="float" office:value="0.47357583" calcext:value-type="float">
            <text:p>0.474</text:p>
          </table:table-cell>
          <table:table-cell table:style-name="ce61" office:value-type="float" office:value="0.47147319" calcext:value-type="float">
            <text:p>0.471</text:p>
          </table:table-cell>
          <table:table-cell table:style-name="ce61" office:value-type="float" office:value="27.202679" calcext:value-type="float">
            <text:p>27.203</text:p>
          </table:table-cell>
          <table:table-cell table:style-name="ce61" office:value-type="float" office:value="27.484716" calcext:value-type="float">
            <text:p>27.485</text:p>
          </table:table-cell>
          <table:table-cell/>
          <table:table-cell table:style-name="ce38" office:value-type="string" calcext:value-type="string">
            <text:p>286633c</text:p>
          </table:table-cell>
          <table:table-cell table:style-name="ce61" table:formula="of:=AVERAGE([.B7];[.C7])" office:value-type="float" office:value="68.8300285" calcext:value-type="float">
            <text:p>68.830</text:p>
          </table:table-cell>
          <table:table-cell table:style-name="ce61" table:formula="of:=([.B7]-[.C7])" office:value-type="float" office:value="0.014443" calcext:value-type="float">
            <text:p>0.014</text:p>
          </table:table-cell>
          <table:table-cell table:style-name="ce61" table:formula="of:=AVERAGE([.D7];[.E7])" office:value-type="float" office:value="0.671644685" calcext:value-type="float">
            <text:p>0.672</text:p>
          </table:table-cell>
          <table:table-cell table:style-name="ce61" table:formula="of:=([.D7]-[.E7])" office:value-type="float" office:value="0.00195490999999992" calcext:value-type="float">
            <text:p>0.002</text:p>
          </table:table-cell>
          <table:table-cell table:style-name="ce61" table:formula="of:=AVERAGE([.F7];[.G7])" office:value-type="float" office:value="38.9797305" calcext:value-type="float">
            <text:p>38.980</text:p>
          </table:table-cell>
          <table:table-cell table:style-name="ce61" table:formula="of:=([.F7]-[.G7])" office:value-type="float" office:value="-0.222338999999998" calcext:value-type="float">
            <text:p>-0.222</text:p>
          </table:table-cell>
          <table:table-cell table:style-name="ce22"/>
          <table:table-cell table:style-name="ce38" office:value-type="string" calcext:value-type="string">
            <text:p>286633c</text:p>
          </table:table-cell>
          <table:table-cell table:style-name="ce61" table:formula="of:=AVERAGE([.J7];[.K7])" office:value-type="float" office:value="82.174492" calcext:value-type="float">
            <text:p>82.174</text:p>
          </table:table-cell>
          <table:table-cell table:style-name="ce61" table:formula="of:=([.J7]-[.K7])" office:value-type="float" office:value="-0.0675359999999898" calcext:value-type="float">
            <text:p>-0.068</text:p>
          </table:table-cell>
          <table:table-cell table:style-name="ce61" table:formula="of:=AVERAGE([.L7];[.M7])" office:value-type="float" office:value="0.47252451" calcext:value-type="float">
            <text:p>0.473</text:p>
          </table:table-cell>
          <table:table-cell table:style-name="ce61" table:formula="of:=([.L7]-[.M7])" office:value-type="float" office:value="0.00210264000000004" calcext:value-type="float">
            <text:p>0.002</text:p>
          </table:table-cell>
          <table:table-cell table:style-name="ce61" table:formula="of:=AVERAGE([.N7];[.O7])" office:value-type="float" office:value="27.3436975" calcext:value-type="float">
            <text:p>27.344</text:p>
          </table:table-cell>
          <table:table-cell table:style-name="ce61" table:formula="of:=([.N7]-[.O7])" office:value-type="float" office:value="-0.282036999999999" calcext:value-type="float">
            <text:p>-0.282</text:p>
          </table:table-cell>
        </table:table-row>
        <table:table-row table:style-name="ro3">
          <table:table-cell table:style-name="ce38" office:value-type="float" office:value="1228809" calcext:value-type="float">
            <text:p>1228809</text:p>
          </table:table-cell>
          <table:table-cell table:style-name="ce61" office:value-type="float" office:value="68.502373" calcext:value-type="float">
            <text:p>68.502</text:p>
          </table:table-cell>
          <table:table-cell table:style-name="ce61" office:value-type="float" office:value="68.541817" calcext:value-type="float">
            <text:p>68.542</text:p>
          </table:table-cell>
          <table:table-cell table:style-name="ce61" office:value-type="float" office:value="0.66936433" calcext:value-type="float">
            <text:p>0.669</text:p>
          </table:table-cell>
          <table:table-cell table:style-name="ce61" office:value-type="float" office:value="0.67251992" calcext:value-type="float">
            <text:p>0.673</text:p>
          </table:table-cell>
          <table:table-cell table:style-name="ce61" office:value-type="float" office:value="37.092186" calcext:value-type="float">
            <text:p>37.092</text:p>
          </table:table-cell>
          <table:table-cell table:style-name="ce61" office:value-type="float" office:value="37.587215" calcext:value-type="float">
            <text:p>37.587</text:p>
          </table:table-cell>
          <table:table-cell/>
          <table:table-cell table:style-name="ce38" office:value-type="float" office:value="1228809" calcext:value-type="float">
            <text:p>1228809</text:p>
          </table:table-cell>
          <table:table-cell table:style-name="ce61" office:value-type="float" office:value="83.717133" calcext:value-type="float">
            <text:p>83.717</text:p>
          </table:table-cell>
          <table:table-cell table:style-name="ce61" office:value-type="float" office:value="83.544006" calcext:value-type="float">
            <text:p>83.544</text:p>
          </table:table-cell>
          <table:table-cell table:style-name="ce61" office:value-type="float" office:value="0.4761208" calcext:value-type="float">
            <text:p>0.476</text:p>
          </table:table-cell>
          <table:table-cell table:style-name="ce61" office:value-type="float" office:value="0.48032531" calcext:value-type="float">
            <text:p>0.480</text:p>
          </table:table-cell>
          <table:table-cell table:style-name="ce61" office:value-type="float" office:value="28.084024" calcext:value-type="float">
            <text:p>28.084</text:p>
          </table:table-cell>
          <table:table-cell table:style-name="ce61" office:value-type="float" office:value="28.266327" calcext:value-type="float">
            <text:p>28.266</text:p>
          </table:table-cell>
          <table:table-cell/>
          <table:table-cell table:style-name="ce38" office:value-type="float" office:value="1228809" calcext:value-type="float">
            <text:p>1228809</text:p>
          </table:table-cell>
          <table:table-cell table:style-name="ce61" table:formula="of:=AVERAGE([.B8];[.C8])" office:value-type="float" office:value="68.522095" calcext:value-type="float">
            <text:p>68.522</text:p>
          </table:table-cell>
          <table:table-cell table:style-name="ce61" table:formula="of:=([.B8]-[.C8])" office:value-type="float" office:value="-0.0394439999999889" calcext:value-type="float">
            <text:p>-0.039</text:p>
          </table:table-cell>
          <table:table-cell table:style-name="ce61" table:formula="of:=AVERAGE([.D8];[.E8])" office:value-type="float" office:value="0.670942125" calcext:value-type="float">
            <text:p>0.671</text:p>
          </table:table-cell>
          <table:table-cell table:style-name="ce61" table:formula="of:=([.D8]-[.E8])" office:value-type="float" office:value="-0.00315558999999999" calcext:value-type="float">
            <text:p>-0.003</text:p>
          </table:table-cell>
          <table:table-cell table:style-name="ce61" table:formula="of:=AVERAGE([.F8];[.G8])" office:value-type="float" office:value="37.3397005" calcext:value-type="float">
            <text:p>37.340</text:p>
          </table:table-cell>
          <table:table-cell table:style-name="ce61" table:formula="of:=([.F8]-[.G8])" office:value-type="float" office:value="-0.495029000000002" calcext:value-type="float">
            <text:p>-0.495</text:p>
          </table:table-cell>
          <table:table-cell table:style-name="ce22"/>
          <table:table-cell table:style-name="ce38" office:value-type="float" office:value="1228809" calcext:value-type="float">
            <text:p>1228809</text:p>
          </table:table-cell>
          <table:table-cell table:style-name="ce61" table:formula="of:=AVERAGE([.J8];[.K8])" office:value-type="float" office:value="83.6305695" calcext:value-type="float">
            <text:p>83.631</text:p>
          </table:table-cell>
          <table:table-cell table:style-name="ce61" table:formula="of:=([.J8]-[.K8])" office:value-type="float" office:value="0.173127000000008" calcext:value-type="float">
            <text:p>0.173</text:p>
          </table:table-cell>
          <table:table-cell table:style-name="ce61" table:formula="of:=AVERAGE([.L8];[.M8])" office:value-type="float" office:value="0.478223055" calcext:value-type="float">
            <text:p>0.478</text:p>
          </table:table-cell>
          <table:table-cell table:style-name="ce61" table:formula="of:=([.L8]-[.M8])" office:value-type="float" office:value="-0.00420451000000005" calcext:value-type="float">
            <text:p>-0.004</text:p>
          </table:table-cell>
          <table:table-cell table:style-name="ce61" table:formula="of:=AVERAGE([.N8];[.O8])" office:value-type="float" office:value="28.1751755" calcext:value-type="float">
            <text:p>28.175</text:p>
          </table:table-cell>
          <table:table-cell table:style-name="ce61" table:formula="of:=([.N8]-[.O8])" office:value-type="float" office:value="-0.182303000000001" calcext:value-type="float">
            <text:p>-0.182</text:p>
          </table:table-cell>
        </table:table-row>
        <table:table-row table:style-name="ro3">
          <table:table-cell table:style-name="ce38" office:value-type="float" office:value="1548408" calcext:value-type="float">
            <text:p>1548408</text:p>
          </table:table-cell>
          <table:table-cell table:style-name="ce61" office:value-type="float" office:value="68.313507" calcext:value-type="float">
            <text:p>68.314</text:p>
          </table:table-cell>
          <table:table-cell table:style-name="ce61" office:value-type="float" office:value="68.360268" calcext:value-type="float">
            <text:p>68.360</text:p>
          </table:table-cell>
          <table:table-cell table:style-name="ce61" office:value-type="float" office:value="0.70290554" calcext:value-type="float">
            <text:p>0.703</text:p>
          </table:table-cell>
          <table:table-cell table:style-name="ce61" office:value-type="float" office:value="0.69898266" calcext:value-type="float">
            <text:p>0.699</text:p>
          </table:table-cell>
          <table:table-cell table:style-name="ce61" office:value-type="float" office:value="38.925987" calcext:value-type="float">
            <text:p>38.926</text:p>
          </table:table-cell>
          <table:table-cell table:style-name="ce61" office:value-type="float" office:value="39.125587" calcext:value-type="float">
            <text:p>39.126</text:p>
          </table:table-cell>
          <table:table-cell/>
          <table:table-cell table:style-name="ce38" office:value-type="float" office:value="1548408" calcext:value-type="float">
            <text:p>1548408</text:p>
          </table:table-cell>
          <table:table-cell table:style-name="ce61" office:value-type="float" office:value="85.217926" calcext:value-type="float">
            <text:p>85.218</text:p>
          </table:table-cell>
          <table:table-cell table:style-name="ce61" office:value-type="float" office:value="85.099564" calcext:value-type="float">
            <text:p>85.100</text:p>
          </table:table-cell>
          <table:table-cell table:style-name="ce61" office:value-type="float" office:value="0.48076829" calcext:value-type="float">
            <text:p>0.481</text:p>
          </table:table-cell>
          <table:table-cell table:style-name="ce61" office:value-type="float" office:value="0.48219624" calcext:value-type="float">
            <text:p>0.482</text:p>
          </table:table-cell>
          <table:table-cell table:style-name="ce61" office:value-type="float" office:value="28.3699" calcext:value-type="float">
            <text:p>28.370</text:p>
          </table:table-cell>
          <table:table-cell table:style-name="ce61" office:value-type="float" office:value="28.370296" calcext:value-type="float">
            <text:p>28.370</text:p>
          </table:table-cell>
          <table:table-cell/>
          <table:table-cell table:style-name="ce38" office:value-type="float" office:value="1548408" calcext:value-type="float">
            <text:p>1548408</text:p>
          </table:table-cell>
          <table:table-cell table:style-name="ce61" table:formula="of:=AVERAGE([.B9];[.C9])" office:value-type="float" office:value="68.3368875" calcext:value-type="float">
            <text:p>68.337</text:p>
          </table:table-cell>
          <table:table-cell table:style-name="ce61" table:formula="of:=([.B9]-[.C9])" office:value-type="float" office:value="-0.0467610000000036" calcext:value-type="float">
            <text:p>-0.047</text:p>
          </table:table-cell>
          <table:table-cell table:style-name="ce61" table:formula="of:=AVERAGE([.D9];[.E9])" office:value-type="float" office:value="0.7009441" calcext:value-type="float">
            <text:p>0.701</text:p>
          </table:table-cell>
          <table:table-cell table:style-name="ce61" table:formula="of:=([.D9]-[.E9])" office:value-type="float" office:value="0.00392288000000007" calcext:value-type="float">
            <text:p>0.004</text:p>
          </table:table-cell>
          <table:table-cell table:style-name="ce61" table:formula="of:=AVERAGE([.F9];[.G9])" office:value-type="float" office:value="39.025787" calcext:value-type="float">
            <text:p>39.026</text:p>
          </table:table-cell>
          <table:table-cell table:style-name="ce61" table:formula="of:=([.F9]-[.G9])" office:value-type="float" office:value="-0.199600000000004" calcext:value-type="float">
            <text:p>-0.200</text:p>
          </table:table-cell>
          <table:table-cell table:style-name="ce22"/>
          <table:table-cell table:style-name="ce38" office:value-type="float" office:value="1548408" calcext:value-type="float">
            <text:p>1548408</text:p>
          </table:table-cell>
          <table:table-cell table:style-name="ce61" table:formula="of:=AVERAGE([.J9];[.K9])" office:value-type="float" office:value="85.158745" calcext:value-type="float">
            <text:p>85.159</text:p>
          </table:table-cell>
          <table:table-cell table:style-name="ce61" table:formula="of:=([.J9]-[.K9])" office:value-type="float" office:value="0.118362000000005" calcext:value-type="float">
            <text:p>0.118</text:p>
          </table:table-cell>
          <table:table-cell table:style-name="ce61" table:formula="of:=AVERAGE([.L9];[.M9])" office:value-type="float" office:value="0.481482265" calcext:value-type="float">
            <text:p>0.481</text:p>
          </table:table-cell>
          <table:table-cell table:style-name="ce61" table:formula="of:=([.L9]-[.M9])" office:value-type="float" office:value="-0.00142795000000001" calcext:value-type="float">
            <text:p>-0.001</text:p>
          </table:table-cell>
          <table:table-cell table:style-name="ce61" table:formula="of:=AVERAGE([.N9];[.O9])" office:value-type="float" office:value="28.370098" calcext:value-type="float">
            <text:p>28.370</text:p>
          </table:table-cell>
          <table:table-cell table:style-name="ce61" table:formula="of:=([.N9]-[.O9])" office:value-type="float" office:value="-0.000395999999998509" calcext:value-type="float">
            <text:p>0.000</text:p>
          </table:table-cell>
        </table:table-row>
        <table:table-row table:style-name="ro3">
          <table:table-cell table:style-name="ce38" office:value-type="string" calcext:value-type="string">
            <text:p>*1941787*</text:p>
          </table:table-cell>
          <table:table-cell table:style-name="ce61" office:value-type="float" office:value="68.520607" calcext:value-type="float">
            <text:p>68.521</text:p>
          </table:table-cell>
          <table:table-cell table:style-name="ce61" office:value-type="float" office:value="68.723434" calcext:value-type="float">
            <text:p>68.723</text:p>
          </table:table-cell>
          <table:table-cell table:style-name="ce61" office:value-type="float" office:value="0.64106208" calcext:value-type="float">
            <text:p>0.641</text:p>
          </table:table-cell>
          <table:table-cell table:style-name="ce61" office:value-type="float" office:value="0.63859469" calcext:value-type="float">
            <text:p>0.639</text:p>
          </table:table-cell>
          <table:table-cell table:style-name="ce61" office:value-type="float" office:value="40.381062" calcext:value-type="float">
            <text:p>40.381</text:p>
          </table:table-cell>
          <table:table-cell table:style-name="ce61" office:value-type="float" office:value="39.933006" calcext:value-type="float">
            <text:p>39.933</text:p>
          </table:table-cell>
          <table:table-cell/>
          <table:table-cell table:style-name="ce38" office:value-type="string" calcext:value-type="string">
            <text:p>*1941787*</text:p>
          </table:table-cell>
          <table:table-cell table:style-name="ce61" office:value-type="float" office:value="82.560806" calcext:value-type="float">
            <text:p>82.561</text:p>
          </table:table-cell>
          <table:table-cell table:style-name="ce61" office:value-type="float" office:value="82.447273" calcext:value-type="float">
            <text:p>82.447</text:p>
          </table:table-cell>
          <table:table-cell table:style-name="ce61" office:value-type="float" office:value="0.4488464" calcext:value-type="float">
            <text:p>0.449</text:p>
          </table:table-cell>
          <table:table-cell table:style-name="ce61" office:value-type="float" office:value="0.45144176" calcext:value-type="float">
            <text:p>0.451</text:p>
          </table:table-cell>
          <table:table-cell table:style-name="ce61" office:value-type="float" office:value="29.381668" calcext:value-type="float">
            <text:p>29.382</text:p>
          </table:table-cell>
          <table:table-cell table:style-name="ce61" office:value-type="float" office:value="29.438772" calcext:value-type="float">
            <text:p>29.439</text:p>
          </table:table-cell>
          <table:table-cell/>
          <table:table-cell table:style-name="ce38" office:value-type="string" calcext:value-type="string">
            <text:p>*1941787*</text:p>
          </table:table-cell>
          <table:table-cell table:style-name="ce61" table:formula="of:=AVERAGE([.B10];[.C10])" office:value-type="float" office:value="68.6220205" calcext:value-type="float">
            <text:p>68.622</text:p>
          </table:table-cell>
          <table:table-cell table:style-name="ce61" table:formula="of:=([.B10]-[.C10])" office:value-type="float" office:value="-0.202826999999999" calcext:value-type="float">
            <text:p>-0.203</text:p>
          </table:table-cell>
          <table:table-cell table:style-name="ce61" table:formula="of:=AVERAGE([.D10];[.E10])" office:value-type="float" office:value="0.639828385" calcext:value-type="float">
            <text:p>0.640</text:p>
          </table:table-cell>
          <table:table-cell table:style-name="ce61" table:formula="of:=([.D10]-[.E10])" office:value-type="float" office:value="0.00246738999999996" calcext:value-type="float">
            <text:p>0.002</text:p>
          </table:table-cell>
          <table:table-cell table:style-name="ce61" table:formula="of:=AVERAGE([.F10];[.G10])" office:value-type="float" office:value="40.157034" calcext:value-type="float">
            <text:p>40.157</text:p>
          </table:table-cell>
          <table:table-cell table:style-name="ce61" table:formula="of:=([.F10]-[.G10])" office:value-type="float" office:value="0.448056000000001" calcext:value-type="float">
            <text:p>0.448</text:p>
          </table:table-cell>
          <table:table-cell table:style-name="ce22"/>
          <table:table-cell table:style-name="ce38" office:value-type="string" calcext:value-type="string">
            <text:p>*1941787*</text:p>
          </table:table-cell>
          <table:table-cell table:style-name="ce61" table:formula="of:=AVERAGE([.J10];[.K10])" office:value-type="float" office:value="82.5040395" calcext:value-type="float">
            <text:p>82.504</text:p>
          </table:table-cell>
          <table:table-cell table:style-name="ce61" table:formula="of:=([.J10]-[.K10])" office:value-type="float" office:value="0.113533000000004" calcext:value-type="float">
            <text:p>0.114</text:p>
          </table:table-cell>
          <table:table-cell table:style-name="ce61" table:formula="of:=AVERAGE([.L10];[.M10])" office:value-type="float" office:value="0.45014408" calcext:value-type="float">
            <text:p>0.450</text:p>
          </table:table-cell>
          <table:table-cell table:style-name="ce61" table:formula="of:=([.L10]-[.M10])" office:value-type="float" office:value="-0.00259536000000005" calcext:value-type="float">
            <text:p>-0.003</text:p>
          </table:table-cell>
          <table:table-cell table:style-name="ce61" table:formula="of:=AVERAGE([.N10];[.O10])" office:value-type="float" office:value="29.41022" calcext:value-type="float">
            <text:p>29.410</text:p>
          </table:table-cell>
          <table:table-cell table:style-name="ce61" table:formula="of:=([.N10]-[.O10])" office:value-type="float" office:value="-0.0571039999999989" calcext:value-type="float">
            <text:p>-0.057</text:p>
          </table:table-cell>
        </table:table-row>
        <table:table-row table:style-name="ro3">
          <table:table-cell table:style-name="ce38" office:value-type="string" calcext:value-type="string">
            <text:p>1941787_2</text:p>
          </table:table-cell>
          <table:table-cell table:style-name="ce61" office:value-type="float" office:value="68.52652" calcext:value-type="float">
            <text:p>68.527</text:p>
          </table:table-cell>
          <table:table-cell table:style-name="ce61" office:value-type="float" office:value="68.801773" calcext:value-type="float">
            <text:p>68.802</text:p>
          </table:table-cell>
          <table:table-cell table:style-name="ce61" office:value-type="float" office:value="0.71721834" calcext:value-type="float">
            <text:p>0.717</text:p>
          </table:table-cell>
          <table:table-cell table:style-name="ce61" office:value-type="float" office:value="0.71350837" calcext:value-type="float">
            <text:p>0.714</text:p>
          </table:table-cell>
          <table:table-cell table:style-name="ce61" office:value-type="float" office:value="40.658207" calcext:value-type="float">
            <text:p>40.658</text:p>
          </table:table-cell>
          <table:table-cell table:style-name="ce61" office:value-type="float" office:value="40.186535" calcext:value-type="float">
            <text:p>40.187</text:p>
          </table:table-cell>
          <table:table-cell/>
          <table:table-cell table:style-name="ce38" office:value-type="string" calcext:value-type="string">
            <text:p>1941787_2</text:p>
          </table:table-cell>
          <table:table-cell table:style-name="ce61" office:value-type="float" office:value="82.819801" calcext:value-type="float">
            <text:p>82.820</text:p>
          </table:table-cell>
          <table:table-cell table:style-name="ce61" office:value-type="float" office:value="82.927109" calcext:value-type="float">
            <text:p>82.927</text:p>
          </table:table-cell>
          <table:table-cell table:style-name="ce61" office:value-type="float" office:value="0.49755603" calcext:value-type="float">
            <text:p>0.498</text:p>
          </table:table-cell>
          <table:table-cell table:style-name="ce61" office:value-type="float" office:value="0.50178802" calcext:value-type="float">
            <text:p>0.502</text:p>
          </table:table-cell>
          <table:table-cell table:style-name="ce61" office:value-type="float" office:value="30.251272" calcext:value-type="float">
            <text:p>30.251</text:p>
          </table:table-cell>
          <table:table-cell table:style-name="ce61" office:value-type="float" office:value="29.870386" calcext:value-type="float">
            <text:p>29.870</text:p>
          </table:table-cell>
          <table:table-cell/>
          <table:table-cell table:style-name="ce38" office:value-type="string" calcext:value-type="string">
            <text:p>1941787_2</text:p>
          </table:table-cell>
          <table:table-cell table:style-name="ce61" table:formula="of:=AVERAGE([.B11];[.C11])" office:value-type="float" office:value="68.6641465" calcext:value-type="float">
            <text:p>68.664</text:p>
          </table:table-cell>
          <table:table-cell table:style-name="ce61" table:formula="of:=([.B11]-[.C11])" office:value-type="float" office:value="-0.275252999999992" calcext:value-type="float">
            <text:p>-0.275</text:p>
          </table:table-cell>
          <table:table-cell table:style-name="ce61" table:formula="of:=AVERAGE([.D11];[.E11])" office:value-type="float" office:value="0.715363355" calcext:value-type="float">
            <text:p>0.715</text:p>
          </table:table-cell>
          <table:table-cell table:style-name="ce61" table:formula="of:=([.D11]-[.E11])" office:value-type="float" office:value="0.00370997000000006" calcext:value-type="float">
            <text:p>0.004</text:p>
          </table:table-cell>
          <table:table-cell table:style-name="ce61" table:formula="of:=AVERAGE([.F11];[.G11])" office:value-type="float" office:value="40.422371" calcext:value-type="float">
            <text:p>40.422</text:p>
          </table:table-cell>
          <table:table-cell table:style-name="ce61" table:formula="of:=([.F11]-[.G11])" office:value-type="float" office:value="0.471671999999998" calcext:value-type="float">
            <text:p>0.472</text:p>
          </table:table-cell>
          <table:table-cell table:style-name="ce22"/>
          <table:table-cell table:style-name="ce38" office:value-type="string" calcext:value-type="string">
            <text:p>1941787_2</text:p>
          </table:table-cell>
          <table:table-cell table:style-name="ce61" table:formula="of:=AVERAGE([.J11];[.K11])" office:value-type="float" office:value="82.873455" calcext:value-type="float">
            <text:p>82.873</text:p>
          </table:table-cell>
          <table:table-cell table:style-name="ce61" table:formula="of:=([.J11]-[.K11])" office:value-type="float" office:value="-0.107308000000003" calcext:value-type="float">
            <text:p>-0.107</text:p>
          </table:table-cell>
          <table:table-cell table:style-name="ce61" table:formula="of:=AVERAGE([.L11];[.M11])" office:value-type="float" office:value="0.499672025" calcext:value-type="float">
            <text:p>0.500</text:p>
          </table:table-cell>
          <table:table-cell table:style-name="ce61" table:formula="of:=([.L11]-[.M11])" office:value-type="float" office:value="-0.00423198999999996" calcext:value-type="float">
            <text:p>-0.004</text:p>
          </table:table-cell>
          <table:table-cell table:style-name="ce61" table:formula="of:=AVERAGE([.N11];[.O11])" office:value-type="float" office:value="30.060829" calcext:value-type="float">
            <text:p>30.061</text:p>
          </table:table-cell>
          <table:table-cell table:style-name="ce61" table:formula="of:=([.N11]-[.O11])" office:value-type="float" office:value="0.380886" calcext:value-type="float">
            <text:p>0.381</text:p>
          </table:table-cell>
        </table:table-row>
        <table:table-row table:style-name="ro3">
          <table:table-cell table:style-name="ce38" office:value-type="float" office:value="1988356" calcext:value-type="float">
            <text:p>1988356</text:p>
          </table:table-cell>
          <table:table-cell table:style-name="ce61" office:value-type="float" office:value="68.346695" calcext:value-type="float">
            <text:p>68.347</text:p>
          </table:table-cell>
          <table:table-cell table:style-name="ce61" office:value-type="float" office:value="68.344467" calcext:value-type="float">
            <text:p>68.344</text:p>
          </table:table-cell>
          <table:table-cell table:style-name="ce61" office:value-type="float" office:value="0.70121163" calcext:value-type="float">
            <text:p>0.701</text:p>
          </table:table-cell>
          <table:table-cell table:style-name="ce61" office:value-type="float" office:value="0.69864935" calcext:value-type="float">
            <text:p>0.699</text:p>
          </table:table-cell>
          <table:table-cell table:style-name="ce61" office:value-type="float" office:value="40.34203" calcext:value-type="float">
            <text:p>40.342</text:p>
          </table:table-cell>
          <table:table-cell table:style-name="ce61" office:value-type="float" office:value="40.406464" calcext:value-type="float">
            <text:p>40.406</text:p>
          </table:table-cell>
          <table:table-cell/>
          <table:table-cell table:style-name="ce38" office:value-type="float" office:value="1988356" calcext:value-type="float">
            <text:p>1988356</text:p>
          </table:table-cell>
          <table:table-cell table:style-name="ce61" office:value-type="float" office:value="85.874008" calcext:value-type="float">
            <text:p>85.874</text:p>
          </table:table-cell>
          <table:table-cell table:style-name="ce61" office:value-type="float" office:value="85.993813" calcext:value-type="float">
            <text:p>85.994</text:p>
          </table:table-cell>
          <table:table-cell table:style-name="ce61" office:value-type="float" office:value="0.47975075" calcext:value-type="float">
            <text:p>0.480</text:p>
          </table:table-cell>
          <table:table-cell table:style-name="ce61" office:value-type="float" office:value="0.48137495" calcext:value-type="float">
            <text:p>0.481</text:p>
          </table:table-cell>
          <table:table-cell table:style-name="ce61" office:value-type="float" office:value="27.70904" calcext:value-type="float">
            <text:p>27.709</text:p>
          </table:table-cell>
          <table:table-cell table:style-name="ce61" office:value-type="float" office:value="27.99366" calcext:value-type="float">
            <text:p>27.994</text:p>
          </table:table-cell>
          <table:table-cell/>
          <table:table-cell table:style-name="ce38" office:value-type="float" office:value="1988356" calcext:value-type="float">
            <text:p>1988356</text:p>
          </table:table-cell>
          <table:table-cell table:style-name="ce61" table:formula="of:=AVERAGE([.B12];[.C12])" office:value-type="float" office:value="68.345581" calcext:value-type="float">
            <text:p>68.346</text:p>
          </table:table-cell>
          <table:table-cell table:style-name="ce61" table:formula="of:=([.B12]-[.C12])" office:value-type="float" office:value="0.00222800000000234" calcext:value-type="float">
            <text:p>0.002</text:p>
          </table:table-cell>
          <table:table-cell table:style-name="ce61" table:formula="of:=AVERAGE([.D12];[.E12])" office:value-type="float" office:value="0.69993049" calcext:value-type="float">
            <text:p>0.700</text:p>
          </table:table-cell>
          <table:table-cell table:style-name="ce61" table:formula="of:=([.D12]-[.E12])" office:value-type="float" office:value="0.00256227999999992" calcext:value-type="float">
            <text:p>0.003</text:p>
          </table:table-cell>
          <table:table-cell table:style-name="ce61" table:formula="of:=AVERAGE([.F12];[.G12])" office:value-type="float" office:value="40.374247" calcext:value-type="float">
            <text:p>40.374</text:p>
          </table:table-cell>
          <table:table-cell table:style-name="ce61" table:formula="of:=([.F12]-[.G12])" office:value-type="float" office:value="-0.0644339999999986" calcext:value-type="float">
            <text:p>-0.064</text:p>
          </table:table-cell>
          <table:table-cell table:style-name="ce22"/>
          <table:table-cell table:style-name="ce38" office:value-type="float" office:value="1988356" calcext:value-type="float">
            <text:p>1988356</text:p>
          </table:table-cell>
          <table:table-cell table:style-name="ce61" table:formula="of:=AVERAGE([.J12];[.K12])" office:value-type="float" office:value="85.9339105" calcext:value-type="float">
            <text:p>85.934</text:p>
          </table:table-cell>
          <table:table-cell table:style-name="ce61" table:formula="of:=([.J12]-[.K12])" office:value-type="float" office:value="-0.119805" calcext:value-type="float">
            <text:p>-0.120</text:p>
          </table:table-cell>
          <table:table-cell table:style-name="ce61" table:formula="of:=AVERAGE([.L12];[.M12])" office:value-type="float" office:value="0.48056285" calcext:value-type="float">
            <text:p>0.481</text:p>
          </table:table-cell>
          <table:table-cell table:style-name="ce61" table:formula="of:=([.L12]-[.M12])" office:value-type="float" office:value="-0.00162420000000002" calcext:value-type="float">
            <text:p>-0.002</text:p>
          </table:table-cell>
          <table:table-cell table:style-name="ce61" table:formula="of:=AVERAGE([.N12];[.O12])" office:value-type="float" office:value="27.85135" calcext:value-type="float">
            <text:p>27.851</text:p>
          </table:table-cell>
          <table:table-cell table:style-name="ce61" table:formula="of:=([.N12]-[.O12])" office:value-type="float" office:value="-0.284619999999997" calcext:value-type="float">
            <text:p>-0.285</text:p>
          </table:table-cell>
        </table:table-row>
        <table:table-row table:style-name="ro3">
          <table:table-cell table:style-name="ce38" office:value-type="float" office:value="2615341" calcext:value-type="float">
            <text:p>2615341</text:p>
          </table:table-cell>
          <table:table-cell table:style-name="ce61" office:value-type="float" office:value="68.721542" calcext:value-type="float">
            <text:p>68.722</text:p>
          </table:table-cell>
          <table:table-cell table:style-name="ce61" office:value-type="float" office:value="68.798012" calcext:value-type="float">
            <text:p>68.798</text:p>
          </table:table-cell>
          <table:table-cell table:style-name="ce61" office:value-type="float" office:value="0.69726115" calcext:value-type="float">
            <text:p>0.697</text:p>
          </table:table-cell>
          <table:table-cell table:style-name="ce61" office:value-type="float" office:value="0.68615985" calcext:value-type="float">
            <text:p>0.686</text:p>
          </table:table-cell>
          <table:table-cell table:style-name="ce61" office:value-type="float" office:value="40.222874" calcext:value-type="float">
            <text:p>40.223</text:p>
          </table:table-cell>
          <table:table-cell table:style-name="ce61" office:value-type="float" office:value="39.808754" calcext:value-type="float">
            <text:p>39.809</text:p>
          </table:table-cell>
          <table:table-cell/>
          <table:table-cell table:style-name="ce38" office:value-type="float" office:value="2615341" calcext:value-type="float">
            <text:p>2615341</text:p>
          </table:table-cell>
          <table:table-cell table:style-name="ce61" office:value-type="float" office:value="82.288849" calcext:value-type="float">
            <text:p>82.289</text:p>
          </table:table-cell>
          <table:table-cell table:style-name="ce61" office:value-type="float" office:value="83.008522" calcext:value-type="float">
            <text:p>83.009</text:p>
          </table:table-cell>
          <table:table-cell table:style-name="ce61" office:value-type="float" office:value="0.48893428" calcext:value-type="float">
            <text:p>0.489</text:p>
          </table:table-cell>
          <table:table-cell table:style-name="ce61" office:value-type="float" office:value="0.48743963" calcext:value-type="float">
            <text:p>0.487</text:p>
          </table:table-cell>
          <table:table-cell table:style-name="ce61" office:value-type="float" office:value="29.741161" calcext:value-type="float">
            <text:p>29.741</text:p>
          </table:table-cell>
          <table:table-cell table:style-name="ce61" office:value-type="float" office:value="29.628698" calcext:value-type="float">
            <text:p>29.629</text:p>
          </table:table-cell>
          <table:table-cell/>
          <table:table-cell table:style-name="ce38" office:value-type="float" office:value="2615341" calcext:value-type="float">
            <text:p>2615341</text:p>
          </table:table-cell>
          <table:table-cell table:style-name="ce61" table:formula="of:=AVERAGE([.B13];[.C13])" office:value-type="float" office:value="68.759777" calcext:value-type="float">
            <text:p>68.760</text:p>
          </table:table-cell>
          <table:table-cell table:style-name="ce61" table:formula="of:=([.B13]-[.C13])" office:value-type="float" office:value="-0.0764700000000005" calcext:value-type="float">
            <text:p>-0.076</text:p>
          </table:table-cell>
          <table:table-cell table:style-name="ce61" table:formula="of:=AVERAGE([.D13];[.E13])" office:value-type="float" office:value="0.6917105" calcext:value-type="float">
            <text:p>0.692</text:p>
          </table:table-cell>
          <table:table-cell table:style-name="ce61" table:formula="of:=([.D13]-[.E13])" office:value-type="float" office:value="0.0111013" calcext:value-type="float">
            <text:p>0.011</text:p>
          </table:table-cell>
          <table:table-cell table:style-name="ce61" table:formula="of:=AVERAGE([.F13];[.G13])" office:value-type="float" office:value="40.015814" calcext:value-type="float">
            <text:p>40.016</text:p>
          </table:table-cell>
          <table:table-cell table:style-name="ce61" table:formula="of:=([.F13]-[.G13])" office:value-type="float" office:value="0.414119999999997" calcext:value-type="float">
            <text:p>0.414</text:p>
          </table:table-cell>
          <table:table-cell table:style-name="ce22"/>
          <table:table-cell table:style-name="ce38" office:value-type="float" office:value="2615341" calcext:value-type="float">
            <text:p>2615341</text:p>
          </table:table-cell>
          <table:table-cell table:style-name="ce61" table:formula="of:=AVERAGE([.J13];[.K13])" office:value-type="float" office:value="82.6486855" calcext:value-type="float">
            <text:p>82.649</text:p>
          </table:table-cell>
          <table:table-cell table:style-name="ce61" table:formula="of:=([.J13]-[.K13])" office:value-type="float" office:value="-0.719673" calcext:value-type="float">
            <text:p>-0.720</text:p>
          </table:table-cell>
          <table:table-cell table:style-name="ce61" table:formula="of:=AVERAGE([.L13];[.M13])" office:value-type="float" office:value="0.488186955" calcext:value-type="float">
            <text:p>0.488</text:p>
          </table:table-cell>
          <table:table-cell table:style-name="ce61" table:formula="of:=([.L13]-[.M13])" office:value-type="float" office:value="0.00149464999999999" calcext:value-type="float">
            <text:p>0.001</text:p>
          </table:table-cell>
          <table:table-cell table:style-name="ce61" table:formula="of:=AVERAGE([.N13];[.O13])" office:value-type="float" office:value="29.6849295" calcext:value-type="float">
            <text:p>29.685</text:p>
          </table:table-cell>
          <table:table-cell table:style-name="ce61" table:formula="of:=([.N13]-[.O13])" office:value-type="float" office:value="0.112462999999998" calcext:value-type="float">
            <text:p>0.112</text:p>
          </table:table-cell>
        </table:table-row>
        <table:table-row table:style-name="ro3">
          <table:table-cell table:style-name="ce38" office:value-type="float" office:value="2691136" calcext:value-type="float">
            <text:p>2691136</text:p>
          </table:table-cell>
          <table:table-cell table:style-name="ce61" office:value-type="float" office:value="68.595222" calcext:value-type="float">
            <text:p>68.595</text:p>
          </table:table-cell>
          <table:table-cell table:style-name="ce61" office:value-type="float" office:value="68.694199" calcext:value-type="float">
            <text:p>68.694</text:p>
          </table:table-cell>
          <table:table-cell table:style-name="ce61" office:value-type="float" office:value="0.70190454" calcext:value-type="float">
            <text:p>0.702</text:p>
          </table:table-cell>
          <table:table-cell table:style-name="ce61" office:value-type="float" office:value="0.70198232" calcext:value-type="float">
            <text:p>0.702</text:p>
          </table:table-cell>
          <table:table-cell table:style-name="ce61" office:value-type="float" office:value="41.058548" calcext:value-type="float">
            <text:p>41.059</text:p>
          </table:table-cell>
          <table:table-cell table:style-name="ce61" office:value-type="float" office:value="41.081161" calcext:value-type="float">
            <text:p>41.081</text:p>
          </table:table-cell>
          <table:table-cell/>
          <table:table-cell table:style-name="ce38" office:value-type="float" office:value="2691136" calcext:value-type="float">
            <text:p>2691136</text:p>
          </table:table-cell>
          <table:table-cell table:style-name="ce61" office:value-type="float" office:value="83.129219" calcext:value-type="float">
            <text:p>83.129</text:p>
          </table:table-cell>
          <table:table-cell table:style-name="ce61" office:value-type="float" office:value="82.829491" calcext:value-type="float">
            <text:p>82.829</text:p>
          </table:table-cell>
          <table:table-cell table:style-name="ce61" office:value-type="float" office:value="0.4803783" calcext:value-type="float">
            <text:p>0.480</text:p>
          </table:table-cell>
          <table:table-cell table:style-name="ce61" office:value-type="float" office:value="0.4838807" calcext:value-type="float">
            <text:p>0.484</text:p>
          </table:table-cell>
          <table:table-cell table:style-name="ce61" office:value-type="float" office:value="29.179998" calcext:value-type="float">
            <text:p>29.180</text:p>
          </table:table-cell>
          <table:table-cell table:style-name="ce61" office:value-type="float" office:value="29.145107" calcext:value-type="float">
            <text:p>29.145</text:p>
          </table:table-cell>
          <table:table-cell/>
          <table:table-cell table:style-name="ce38" office:value-type="float" office:value="2691136" calcext:value-type="float">
            <text:p>2691136</text:p>
          </table:table-cell>
          <table:table-cell table:style-name="ce61" table:formula="of:=AVERAGE([.B14];[.C14])" office:value-type="float" office:value="68.6447105" calcext:value-type="float">
            <text:p>68.645</text:p>
          </table:table-cell>
          <table:table-cell table:style-name="ce61" table:formula="of:=([.B14]-[.C14])" office:value-type="float" office:value="-0.0989769999999908" calcext:value-type="float">
            <text:p>-0.099</text:p>
          </table:table-cell>
          <table:table-cell table:style-name="ce61" table:formula="of:=AVERAGE([.D14];[.E14])" office:value-type="float" office:value="0.70194343" calcext:value-type="float">
            <text:p>0.702</text:p>
          </table:table-cell>
          <table:table-cell table:style-name="ce61" table:formula="of:=([.D14]-[.E14])" office:value-type="float" office:value="-0.0000777800000000273" calcext:value-type="float">
            <text:p>0.000</text:p>
          </table:table-cell>
          <table:table-cell table:style-name="ce61" table:formula="of:=AVERAGE([.F14];[.G14])" office:value-type="float" office:value="41.0698545" calcext:value-type="float">
            <text:p>41.070</text:p>
          </table:table-cell>
          <table:table-cell table:style-name="ce61" table:formula="of:=([.F14]-[.G14])" office:value-type="float" office:value="-0.0226129999999998" calcext:value-type="float">
            <text:p>-0.023</text:p>
          </table:table-cell>
          <table:table-cell table:style-name="ce22"/>
          <table:table-cell table:style-name="ce38" office:value-type="float" office:value="2691136" calcext:value-type="float">
            <text:p>2691136</text:p>
          </table:table-cell>
          <table:table-cell table:style-name="ce61" table:formula="of:=AVERAGE([.J14];[.K14])" office:value-type="float" office:value="82.979355" calcext:value-type="float">
            <text:p>82.979</text:p>
          </table:table-cell>
          <table:table-cell table:style-name="ce61" table:formula="of:=([.J14]-[.K14])" office:value-type="float" office:value="0.299728000000002" calcext:value-type="float">
            <text:p>0.300</text:p>
          </table:table-cell>
          <table:table-cell table:style-name="ce61" table:formula="of:=AVERAGE([.L14];[.M14])" office:value-type="float" office:value="0.4821295" calcext:value-type="float">
            <text:p>0.482</text:p>
          </table:table-cell>
          <table:table-cell table:style-name="ce61" table:formula="of:=([.L14]-[.M14])" office:value-type="float" office:value="-0.00350240000000002" calcext:value-type="float">
            <text:p>-0.004</text:p>
          </table:table-cell>
          <table:table-cell table:style-name="ce61" table:formula="of:=AVERAGE([.N14];[.O14])" office:value-type="float" office:value="29.1625525" calcext:value-type="float">
            <text:p>29.163</text:p>
          </table:table-cell>
          <table:table-cell table:style-name="ce61" table:formula="of:=([.N14]-[.O14])" office:value-type="float" office:value="0.0348910000000018" calcext:value-type="float">
            <text:p>0.035</text:p>
          </table:table-cell>
        </table:table-row>
        <table:table-row table:style-name="ro3">
          <table:table-cell table:style-name="ce38" office:value-type="float" office:value="2803151" calcext:value-type="float">
            <text:p>2803151</text:p>
          </table:table-cell>
          <table:table-cell table:style-name="ce61" office:value-type="float" office:value="68.263374" calcext:value-type="float">
            <text:p>68.263</text:p>
          </table:table-cell>
          <table:table-cell table:style-name="ce61" office:value-type="float" office:value="68.391296" calcext:value-type="float">
            <text:p>68.391</text:p>
          </table:table-cell>
          <table:table-cell table:style-name="ce61" office:value-type="float" office:value="0.68489802" calcext:value-type="float">
            <text:p>0.685</text:p>
          </table:table-cell>
          <table:table-cell table:style-name="ce61" office:value-type="float" office:value="0.69293278" calcext:value-type="float">
            <text:p>0.693</text:p>
          </table:table-cell>
          <table:table-cell table:style-name="ce61" office:value-type="float" office:value="40.793392" calcext:value-type="float">
            <text:p>40.793</text:p>
          </table:table-cell>
          <table:table-cell table:style-name="ce61" office:value-type="float" office:value="41.624989" calcext:value-type="float">
            <text:p>41.625</text:p>
          </table:table-cell>
          <table:table-cell/>
          <table:table-cell table:style-name="ce38" office:value-type="float" office:value="2803151" calcext:value-type="float">
            <text:p>2803151</text:p>
          </table:table-cell>
          <table:table-cell table:style-name="ce61" office:value-type="float" office:value="82.244247" calcext:value-type="float">
            <text:p>82.244</text:p>
          </table:table-cell>
          <table:table-cell table:style-name="ce61" office:value-type="float" office:value="82.400757" calcext:value-type="float">
            <text:p>82.401</text:p>
          </table:table-cell>
          <table:table-cell table:style-name="ce61" office:value-type="float" office:value="0.49510556" calcext:value-type="float">
            <text:p>0.495</text:p>
          </table:table-cell>
          <table:table-cell table:style-name="ce61" office:value-type="float" office:value="0.49893877" calcext:value-type="float">
            <text:p>0.499</text:p>
          </table:table-cell>
          <table:table-cell table:style-name="ce61" office:value-type="float" office:value="28.972967" calcext:value-type="float">
            <text:p>28.973</text:p>
          </table:table-cell>
          <table:table-cell table:style-name="ce61" office:value-type="float" office:value="29.506372" calcext:value-type="float">
            <text:p>29.506</text:p>
          </table:table-cell>
          <table:table-cell/>
          <table:table-cell table:style-name="ce38" office:value-type="float" office:value="2803151" calcext:value-type="float">
            <text:p>2803151</text:p>
          </table:table-cell>
          <table:table-cell table:style-name="ce61" table:formula="of:=AVERAGE([.B15];[.C15])" office:value-type="float" office:value="68.327335" calcext:value-type="float">
            <text:p>68.327</text:p>
          </table:table-cell>
          <table:table-cell table:style-name="ce61" table:formula="of:=([.B15]-[.C15])" office:value-type="float" office:value="-0.127921999999998" calcext:value-type="float">
            <text:p>-0.128</text:p>
          </table:table-cell>
          <table:table-cell table:style-name="ce61" table:formula="of:=AVERAGE([.D15];[.E15])" office:value-type="float" office:value="0.6889154" calcext:value-type="float">
            <text:p>0.689</text:p>
          </table:table-cell>
          <table:table-cell table:style-name="ce61" table:formula="of:=([.D15]-[.E15])" office:value-type="float" office:value="-0.00803476000000003" calcext:value-type="float">
            <text:p>-0.008</text:p>
          </table:table-cell>
          <table:table-cell table:style-name="ce61" table:formula="of:=AVERAGE([.F15];[.G15])" office:value-type="float" office:value="41.2091905" calcext:value-type="float">
            <text:p>41.209</text:p>
          </table:table-cell>
          <table:table-cell table:style-name="ce61" table:formula="of:=([.F15]-[.G15])" office:value-type="float" office:value="-0.831597000000002" calcext:value-type="float">
            <text:p>-0.832</text:p>
          </table:table-cell>
          <table:table-cell table:style-name="ce22"/>
          <table:table-cell table:style-name="ce38" office:value-type="float" office:value="2803151" calcext:value-type="float">
            <text:p>2803151</text:p>
          </table:table-cell>
          <table:table-cell table:style-name="ce61" table:formula="of:=AVERAGE([.J15];[.K15])" office:value-type="float" office:value="82.322502" calcext:value-type="float">
            <text:p>82.323</text:p>
          </table:table-cell>
          <table:table-cell table:style-name="ce61" table:formula="of:=([.J15]-[.K15])" office:value-type="float" office:value="-0.156509999999997" calcext:value-type="float">
            <text:p>-0.157</text:p>
          </table:table-cell>
          <table:table-cell table:style-name="ce61" table:formula="of:=AVERAGE([.L15];[.M15])" office:value-type="float" office:value="0.497022165" calcext:value-type="float">
            <text:p>0.497</text:p>
          </table:table-cell>
          <table:table-cell table:style-name="ce61" table:formula="of:=([.L15]-[.M15])" office:value-type="float" office:value="-0.00383321000000003" calcext:value-type="float">
            <text:p>-0.004</text:p>
          </table:table-cell>
          <table:table-cell table:style-name="ce61" table:formula="of:=AVERAGE([.N15];[.O15])" office:value-type="float" office:value="29.2396695" calcext:value-type="float">
            <text:p>29.240</text:p>
          </table:table-cell>
          <table:table-cell table:style-name="ce61" table:formula="of:=([.N15]-[.O15])" office:value-type="float" office:value="-0.533404999999998" calcext:value-type="float">
            <text:p>-0.533</text:p>
          </table:table-cell>
        </table:table-row>
        <table:table-row table:style-name="ro3">
          <table:table-cell table:style-name="ce39" office:value-type="float" office:value="2912194" calcext:value-type="float">
            <text:p>2912194</text:p>
          </table:table-cell>
          <table:table-cell table:style-name="ce61" office:value-type="float" office:value="68.792892" calcext:value-type="float">
            <text:p>68.793</text:p>
          </table:table-cell>
          <table:table-cell table:style-name="ce61" office:value-type="float" office:value="68.782135" calcext:value-type="float">
            <text:p>68.782</text:p>
          </table:table-cell>
          <table:table-cell table:style-name="ce61" office:value-type="float" office:value="0.71125513" calcext:value-type="float">
            <text:p>0.711</text:p>
          </table:table-cell>
          <table:table-cell table:style-name="ce61" office:value-type="float" office:value="0.70434737" calcext:value-type="float">
            <text:p>0.704</text:p>
          </table:table-cell>
          <table:table-cell table:style-name="ce61" office:value-type="float" office:value="40.199627" calcext:value-type="float">
            <text:p>40.200</text:p>
          </table:table-cell>
          <table:table-cell table:style-name="ce61" office:value-type="float" office:value="40.579559" calcext:value-type="float">
            <text:p>40.580</text:p>
          </table:table-cell>
          <table:table-cell/>
          <table:table-cell table:style-name="ce39" office:value-type="float" office:value="2912194" calcext:value-type="float">
            <text:p>2912194</text:p>
          </table:table-cell>
          <table:table-cell table:style-name="ce61" office:value-type="float" office:value="83.678909" calcext:value-type="float">
            <text:p>83.679</text:p>
          </table:table-cell>
          <table:table-cell table:style-name="ce61" office:value-type="float" office:value="83.717651" calcext:value-type="float">
            <text:p>83.718</text:p>
          </table:table-cell>
          <table:table-cell table:style-name="ce61" office:value-type="float" office:value="0.49295667" calcext:value-type="float">
            <text:p>0.493</text:p>
          </table:table-cell>
          <table:table-cell table:style-name="ce61" office:value-type="float" office:value="0.4940654" calcext:value-type="float">
            <text:p>0.494</text:p>
          </table:table-cell>
          <table:table-cell table:style-name="ce61" office:value-type="float" office:value="28.902006" calcext:value-type="float">
            <text:p>28.902</text:p>
          </table:table-cell>
          <table:table-cell table:style-name="ce61" office:value-type="float" office:value="29.065275" calcext:value-type="float">
            <text:p>29.065</text:p>
          </table:table-cell>
          <table:table-cell/>
          <table:table-cell table:style-name="ce39" office:value-type="float" office:value="2912194" calcext:value-type="float">
            <text:p>2912194</text:p>
          </table:table-cell>
          <table:table-cell table:style-name="ce61" table:formula="of:=AVERAGE([.B16];[.C16])" office:value-type="float" office:value="68.7875135" calcext:value-type="float">
            <text:p>68.788</text:p>
          </table:table-cell>
          <table:table-cell table:style-name="ce61" table:formula="of:=([.B16]-[.C16])" office:value-type="float" office:value="0.0107569999999981" calcext:value-type="float">
            <text:p>0.011</text:p>
          </table:table-cell>
          <table:table-cell table:style-name="ce61" table:formula="of:=AVERAGE([.D16];[.E16])" office:value-type="float" office:value="0.70780125" calcext:value-type="float">
            <text:p>0.708</text:p>
          </table:table-cell>
          <table:table-cell table:style-name="ce61" table:formula="of:=([.D16]-[.E16])" office:value-type="float" office:value="0.00690776000000004" calcext:value-type="float">
            <text:p>0.007</text:p>
          </table:table-cell>
          <table:table-cell table:style-name="ce61" table:formula="of:=AVERAGE([.F16];[.G16])" office:value-type="float" office:value="40.389593" calcext:value-type="float">
            <text:p>40.390</text:p>
          </table:table-cell>
          <table:table-cell table:style-name="ce61" table:formula="of:=([.F16]-[.G16])" office:value-type="float" office:value="-0.379932000000004" calcext:value-type="float">
            <text:p>-0.380</text:p>
          </table:table-cell>
          <table:table-cell table:style-name="ce22"/>
          <table:table-cell table:style-name="ce39" office:value-type="float" office:value="2912194" calcext:value-type="float">
            <text:p>2912194</text:p>
          </table:table-cell>
          <table:table-cell table:style-name="ce61" table:formula="of:=AVERAGE([.J16];[.K16])" office:value-type="float" office:value="83.69828" calcext:value-type="float">
            <text:p>83.698</text:p>
          </table:table-cell>
          <table:table-cell table:style-name="ce61" table:formula="of:=([.J16]-[.K16])" office:value-type="float" office:value="-0.0387419999999992" calcext:value-type="float">
            <text:p>-0.039</text:p>
          </table:table-cell>
          <table:table-cell table:style-name="ce61" table:formula="of:=AVERAGE([.L16];[.M16])" office:value-type="float" office:value="0.493511035" calcext:value-type="float">
            <text:p>0.494</text:p>
          </table:table-cell>
          <table:table-cell table:style-name="ce61" table:formula="of:=([.L16]-[.M16])" office:value-type="float" office:value="-0.00110873" calcext:value-type="float">
            <text:p>-0.001</text:p>
          </table:table-cell>
          <table:table-cell table:style-name="ce61" table:formula="of:=AVERAGE([.N16];[.O16])" office:value-type="float" office:value="28.9836405" calcext:value-type="float">
            <text:p>28.984</text:p>
          </table:table-cell>
          <table:table-cell table:style-name="ce61" table:formula="of:=([.N16]-[.O16])" office:value-type="float" office:value="-0.163269" calcext:value-type="float">
            <text:p>-0.163</text:p>
          </table:table-cell>
        </table:table-row>
        <table:table-row table:style-name="ro1">
          <table:table-cell/>
          <table:table-cell table:style-name="ce64" table:number-columns-repeated="6"/>
          <table:table-cell table:number-columns-repeated="2"/>
          <table:table-cell table:style-name="ce64" table:number-columns-repeated="6"/>
          <table:table-cell/>
          <table:table-cell office:value-type="string" calcext:value-type="string">
            <text:p>SD</text:p>
          </table:table-cell>
          <table:table-cell table:style-name="ce64"/>
          <table:table-cell table:style-name="ce64" table:formula="of:=STDEV([.S6:.S16])" office:value-type="float" office:value="0.0929329080743914" calcext:value-type="float">
            <text:p>0.0929</text:p>
          </table:table-cell>
          <table:table-cell table:style-name="ce64"/>
          <table:table-cell table:style-name="ce64" table:formula="of:=STDEV([.U6:.U16])" office:value-type="float" office:value="0.0049547440584744" calcext:value-type="float">
            <text:p>0.0050</text:p>
          </table:table-cell>
          <table:table-cell table:style-name="ce64"/>
          <table:table-cell table:style-name="ce64" table:formula="of:=STDEV([.W6:.W16])" office:value-type="float" office:value="0.416397134497193" calcext:value-type="float">
            <text:p>0.4164</text:p>
          </table:table-cell>
          <table:table-cell table:style-name="ce22"/>
          <table:table-cell office:value-type="string" calcext:value-type="string">
            <text:p>SD</text:p>
          </table:table-cell>
          <table:table-cell table:style-name="ce64"/>
          <table:table-cell table:style-name="ce64" table:formula="of:=STDEV([.AA6:.AA16])" office:value-type="float" office:value="0.264703979434903" calcext:value-type="float">
            <text:p>0.2647</text:p>
          </table:table-cell>
          <table:table-cell table:style-name="ce64"/>
          <table:table-cell table:style-name="ce64" table:formula="of:=STDEV([.AC6:.AC16])" office:value-type="float" office:value="0.00216148882084676" calcext:value-type="float">
            <text:p>0.0022</text:p>
          </table:table-cell>
          <table:table-cell table:style-name="ce64"/>
          <table:table-cell table:style-name="ce64" table:formula="of:=STDEV([.AE6:.AE16])" office:value-type="float" office:value="0.242063935045418" calcext:value-type="float">
            <text:p>0.2421</text:p>
          </table:table-cell>
        </table:table-row>
        <table:table-row table:style-name="ro1">
          <table:table-cell table:style-name="ce54"/>
          <table:table-cell table:style-name="ce63" table:number-columns-repeated="6"/>
          <table:table-cell/>
          <table:table-cell table:style-name="ce54"/>
          <table:table-cell table:style-name="ce63" table:number-columns-repeated="6"/>
          <table:table-cell/>
          <table:table-cell table:style-name="ce54" office:value-type="string" calcext:value-type="string">
            <text:p>mean</text:p>
          </table:table-cell>
          <table:table-cell table:style-name="ce63"/>
          <table:table-cell table:style-name="ce63" table:formula="of:=AVERAGE([.S6:.S16])" office:value-type="float" office:value="-0.0780071818181796" calcext:value-type="float">
            <text:p>-0.0780</text:p>
          </table:table-cell>
          <table:table-cell table:style-name="ce63"/>
          <table:table-cell table:style-name="ce63" table:formula="of:=AVERAGE([.U6:.U16])" office:value-type="float" office:value="0.00214427545454545" calcext:value-type="float">
            <text:p>0.0021</text:p>
          </table:table-cell>
          <table:table-cell table:style-name="ce63"/>
          <table:table-cell table:style-name="ce63" table:formula="of:=AVERAGE([.W6:.W16])" office:value-type="float" office:value="-0.0686324545454556" calcext:value-type="float">
            <text:p>-0.0686</text:p>
          </table:table-cell>
          <table:table-cell table:style-name="ce22"/>
          <table:table-cell table:style-name="ce54" office:value-type="string" calcext:value-type="string">
            <text:p>mean</text:p>
          </table:table-cell>
          <table:table-cell table:style-name="ce63"/>
          <table:table-cell table:style-name="ce63" table:formula="of:=AVERAGE([.AA6:.AA16])" office:value-type="float" office:value="-0.0436715454545436" calcext:value-type="float">
            <text:p>-0.0437</text:p>
          </table:table-cell>
          <table:table-cell table:style-name="ce63"/>
          <table:table-cell table:style-name="ce63" table:formula="of:=AVERAGE([.AC6:.AC16])" office:value-type="float" office:value="-0.00181256363636365" calcext:value-type="float">
            <text:p>-0.0018</text:p>
          </table:table-cell>
          <table:table-cell table:style-name="ce63"/>
          <table:table-cell table:style-name="ce63" table:formula="of:=AVERAGE([.AE6:.AE16])" office:value-type="float" office:value="-0.0862784545454538" calcext:value-type="float">
            <text:p>-0.0863</text:p>
          </table:table-cell>
        </table:table-row>
        <table:table-row table:style-name="ro1">
          <table:table-cell/>
          <table:table-cell table:style-name="ce64" table:number-columns-repeated="2"/>
          <table:table-cell table:style-name="ce63" table:number-columns-repeated="4"/>
          <table:table-cell table:number-columns-repeated="2"/>
          <table:table-cell table:style-name="ce64" table:number-columns-repeated="2"/>
          <table:table-cell table:style-name="ce63" table:number-columns-repeated="4"/>
          <table:table-cell/>
          <table:table-cell office:value-type="string" calcext:value-type="string">
            <text:p>up_CI</text:p>
          </table:table-cell>
          <table:table-cell table:style-name="ce64"/>
          <table:table-cell table:style-name="ce64" table:formula="of:=[.S18]+1.96*[.S17]" office:value-type="float" office:value="0.104141318007628" calcext:value-type="float">
            <text:p>0.1041</text:p>
          </table:table-cell>
          <table:table-cell table:style-name="ce63"/>
          <table:table-cell table:style-name="ce64" table:formula="of:=[.U18]+1.96*[.U17]" office:value-type="float" office:value="0.0118555738091553" calcext:value-type="float">
            <text:p>0.0119</text:p>
          </table:table-cell>
          <table:table-cell table:style-name="ce63"/>
          <table:table-cell table:style-name="ce64" table:formula="of:=[.W18]+1.96*[.W17]" office:value-type="float" office:value="0.747505929069042" calcext:value-type="float">
            <text:p>0.7475</text:p>
          </table:table-cell>
          <table:table-cell table:style-name="ce22"/>
          <table:table-cell office:value-type="string" calcext:value-type="string">
            <text:p>up_CI</text:p>
          </table:table-cell>
          <table:table-cell table:style-name="ce64"/>
          <table:table-cell table:style-name="ce64" table:formula="of:=[.AA18]+1.96*[.AA17]" office:value-type="float" office:value="0.475148254237865" calcext:value-type="float">
            <text:p>0.4751</text:p>
          </table:table-cell>
          <table:table-cell table:style-name="ce63"/>
          <table:table-cell table:style-name="ce64" table:formula="of:=[.AC18]+1.96*[.AC17]" office:value-type="float" office:value="0.002423954452496" calcext:value-type="float">
            <text:p>0.0024</text:p>
          </table:table-cell>
          <table:table-cell table:style-name="ce63"/>
          <table:table-cell table:style-name="ce64" table:formula="of:=[.AE18]+1.96*[.AE17]" office:value-type="float" office:value="0.388166858143566" calcext:value-type="float">
            <text:p>0.3882</text:p>
          </table:table-cell>
        </table:table-row>
        <table:table-row table:style-name="ro1">
          <table:table-cell table:style-name="ce36" office:value-type="string" calcext:value-type="string">
            <text:p>PMC ON</text:p>
          </table:table-cell>
          <table:table-cell table:number-columns-repeated="7"/>
          <table:table-cell table:style-name="ce36" office:value-type="string" calcext:value-type="string">
            <text:p>PMC ON</text:p>
          </table:table-cell>
          <table:table-cell table:number-columns-repeated="7"/>
          <table:table-cell table:style-name="ce45" office:value-type="string" calcext:value-type="string">
            <text:p>low_CI</text:p>
          </table:table-cell>
          <table:table-cell/>
          <table:table-cell table:formula="of:=[.S18]-1.96*[.S17]" office:value-type="float" office:value="-0.260155681643987" calcext:value-type="float">
            <text:p>-0.260155681643987</text:p>
          </table:table-cell>
          <table:table-cell/>
          <table:table-cell table:formula="of:=[.U18]-1.96*[.U17]" office:value-type="float" office:value="-0.00756702290006438" calcext:value-type="float">
            <text:p>-0.007567022900064</text:p>
          </table:table-cell>
          <table:table-cell/>
          <table:table-cell table:formula="of:=[.W18]-1.96*[.W17]" office:value-type="float" office:value="-0.884770838159953" calcext:value-type="float">
            <text:p>-0.884770838159953</text:p>
          </table:table-cell>
          <table:table-cell table:style-name="ce22"/>
          <table:table-cell table:style-name="ce45" office:value-type="string" calcext:value-type="string">
            <text:p>low_CI</text:p>
          </table:table-cell>
          <table:table-cell/>
          <table:table-cell table:formula="of:=[.AA18]-1.96*[.AA17]" office:value-type="float" office:value="-0.562491345146953" calcext:value-type="float">
            <text:p>-0.562491345146953</text:p>
          </table:table-cell>
          <table:table-cell/>
          <table:table-cell table:formula="of:=[.AC18]-1.96*[.AC17]" office:value-type="float" office:value="-0.00604908172522329" calcext:value-type="float">
            <text:p>-0.006049081725223</text:p>
          </table:table-cell>
          <table:table-cell/>
          <table:table-cell table:formula="of:=[.AE18]-1.96*[.AE17]" office:value-type="float" office:value="-0.560723767234473" calcext:value-type="float">
            <text:p>-0.560723767234473</text:p>
          </table:table-cell>
        </table:table-row>
        <table:table-row table:style-name="ro1">
          <table:table-cell/>
          <table:table-cell table:style-name="ce11" office:value-type="string" calcext:value-type="string">
            <text:p>PD</text:p>
          </table:table-cell>
          <table:table-cell table:style-name="ce11"/>
          <table:table-cell table:style-name="ce11" office:value-type="string" calcext:value-type="string">
            <text:p>R1</text:p>
          </table:table-cell>
          <table:table-cell table:style-name="ce11"/>
          <table:table-cell table:style-name="ce11" office:value-type="string" calcext:value-type="string">
            <text:p>R2s</text:p>
          </table:table-cell>
          <table:table-cell table:style-name="ce11"/>
          <table:table-cell table:number-columns-repeated="2"/>
          <table:table-cell table:style-name="ce11" office:value-type="string" calcext:value-type="string">
            <text:p>PD</text:p>
          </table:table-cell>
          <table:table-cell table:style-name="ce11"/>
          <table:table-cell table:style-name="ce11" office:value-type="string" calcext:value-type="string">
            <text:p>R1</text:p>
          </table:table-cell>
          <table:table-cell table:style-name="ce11"/>
          <table:table-cell table:style-name="ce11" office:value-type="string" calcext:value-type="string">
            <text:p>R2s</text:p>
          </table:table-cell>
          <table:table-cell table:style-name="ce11"/>
          <table:table-cell table:number-columns-repeated="2"/>
          <table:table-cell table:style-name="ce11" office:value-type="string" calcext:value-type="string">
            <text:p>PD</text:p>
          </table:table-cell>
          <table:table-cell table:style-name="ce11"/>
          <table:table-cell table:style-name="ce11" office:value-type="string" calcext:value-type="string">
            <text:p>R1</text:p>
          </table:table-cell>
          <table:table-cell table:style-name="ce11"/>
          <table:table-cell table:style-name="ce11" office:value-type="string" calcext:value-type="string">
            <text:p>R2s</text:p>
          </table:table-cell>
          <table:table-cell table:style-name="ce11"/>
          <table:table-cell table:style-name="ce22"/>
          <table:table-cell/>
          <table:table-cell table:style-name="ce11" office:value-type="string" calcext:value-type="string">
            <text:p>PD</text:p>
          </table:table-cell>
          <table:table-cell table:style-name="ce11"/>
          <table:table-cell table:style-name="ce11" office:value-type="string" calcext:value-type="string">
            <text:p>R1</text:p>
          </table:table-cell>
          <table:table-cell table:style-name="ce11"/>
          <table:table-cell table:style-name="ce11" office:value-type="string" calcext:value-type="string">
            <text:p>R2s</text:p>
          </table:table-cell>
          <table:table-cell table:style-name="ce11"/>
        </table:table-row>
        <table:table-row table:style-name="ro1">
          <table:table-cell table:number-columns-repeated="23"/>
          <table:table-cell table:style-name="ce22"/>
          <table:table-cell table:number-columns-repeated="7"/>
        </table:table-row>
        <table:table-row table:style-name="ro3">
          <table:table-cell/>
          <table:table-cell table:style-name="ce59" office:value-type="string" calcext:value-type="string">
            <text:p>uncorrected</text:p>
          </table:table-cell>
          <table:table-cell table:style-name="ce59" office:value-type="string" calcext:value-type="string">
            <text:p>f0-corrected</text:p>
          </table:table-cell>
          <table:table-cell table:style-name="ce59" office:value-type="string" calcext:value-type="string">
            <text:p>uncorrected</text:p>
          </table:table-cell>
          <table:table-cell table:style-name="ce59" office:value-type="string" calcext:value-type="string">
            <text:p>f0-corrected</text:p>
          </table:table-cell>
          <table:table-cell table:style-name="ce59" office:value-type="string" calcext:value-type="string">
            <text:p>uncorrected</text:p>
          </table:table-cell>
          <table:table-cell table:style-name="ce59" office:value-type="string" calcext:value-type="string">
            <text:p>f0-corrected</text:p>
          </table:table-cell>
          <table:table-cell table:number-columns-repeated="2"/>
          <table:table-cell table:style-name="ce59" office:value-type="string" calcext:value-type="string">
            <text:p>uncorrected</text:p>
          </table:table-cell>
          <table:table-cell table:style-name="ce59" office:value-type="string" calcext:value-type="string">
            <text:p>f0-corrected</text:p>
          </table:table-cell>
          <table:table-cell table:style-name="ce59" office:value-type="string" calcext:value-type="string">
            <text:p>uncorrected</text:p>
          </table:table-cell>
          <table:table-cell table:style-name="ce59" office:value-type="string" calcext:value-type="string">
            <text:p>f0-corrected</text:p>
          </table:table-cell>
          <table:table-cell table:style-name="ce59" office:value-type="string" calcext:value-type="string">
            <text:p>uncorrected</text:p>
          </table:table-cell>
          <table:table-cell table:style-name="ce59" office:value-type="string" calcext:value-type="string">
            <text:p>f0-corrected</text:p>
          </table:table-cell>
          <table:table-cell table:number-columns-repeated="2"/>
          <table:table-cell table:style-name="ce59" table:number-columns-repeated="6"/>
          <table:table-cell table:style-name="ce22"/>
          <table:table-cell/>
          <table:table-cell table:style-name="ce59" table:number-columns-repeated="6"/>
        </table:table-row>
        <table:table-row table:style-name="ro4">
          <table:table-cell table:style-name="ce37" office:value-type="string" calcext:value-type="string">
            <text:p>Participant </text:p>
          </table:table-cell>
          <table:table-cell table:number-columns-repeated="6" table:style-name="ce60" office:value-type="string" calcext:value-type="string">
            <text:p>mean</text:p>
          </table:table-cell>
          <table:table-cell/>
          <table:table-cell table:style-name="ce37" office:value-type="string" calcext:value-type="string">
            <text:p>Participant </text:p>
          </table:table-cell>
          <table:table-cell table:number-columns-repeated="6" table:style-name="ce60" office:value-type="string" calcext:value-type="string">
            <text:p>mean</text:p>
          </table:table-cell>
          <table:table-cell/>
          <table:table-cell table:style-name="ce37" office:value-type="string" calcext:value-type="string">
            <text:p>Participant </text:p>
          </table:table-cell>
          <table:table-cell table:style-name="ce60" office:value-type="string" calcext:value-type="string">
            <text:p>mean</text:p>
          </table:table-cell>
          <table:table-cell table:style-name="ce60" office:value-type="string" calcext:value-type="string">
            <text:p>difference</text:p>
          </table:table-cell>
          <table:table-cell table:style-name="ce60" office:value-type="string" calcext:value-type="string">
            <text:p>mean</text:p>
          </table:table-cell>
          <table:table-cell table:style-name="ce60" office:value-type="string" calcext:value-type="string">
            <text:p>difference</text:p>
          </table:table-cell>
          <table:table-cell table:style-name="ce60" office:value-type="string" calcext:value-type="string">
            <text:p>mean</text:p>
          </table:table-cell>
          <table:table-cell table:style-name="ce60" office:value-type="string" calcext:value-type="string">
            <text:p>difference</text:p>
          </table:table-cell>
          <table:table-cell table:style-name="ce22"/>
          <table:table-cell table:style-name="ce37" office:value-type="string" calcext:value-type="string">
            <text:p>Participant </text:p>
          </table:table-cell>
          <table:table-cell table:style-name="ce60" office:value-type="string" calcext:value-type="string">
            <text:p>mean</text:p>
          </table:table-cell>
          <table:table-cell table:style-name="ce60" office:value-type="string" calcext:value-type="string">
            <text:p>difference</text:p>
          </table:table-cell>
          <table:table-cell table:style-name="ce60" office:value-type="string" calcext:value-type="string">
            <text:p>mean</text:p>
          </table:table-cell>
          <table:table-cell table:style-name="ce60" office:value-type="string" calcext:value-type="string">
            <text:p>difference</text:p>
          </table:table-cell>
          <table:table-cell table:style-name="ce60" office:value-type="string" calcext:value-type="string">
            <text:p>mean</text:p>
          </table:table-cell>
          <table:table-cell table:style-name="ce60" office:value-type="string" calcext:value-type="string">
            <text:p>difference</text:p>
          </table:table-cell>
        </table:table-row>
        <table:table-row table:style-name="ro3">
          <table:table-cell table:style-name="ce38" office:value-type="string" calcext:value-type="string">
            <text:p>08088b3</text:p>
          </table:table-cell>
          <table:table-cell table:style-name="ce61" office:value-type="float" office:value="68.480705" calcext:value-type="float">
            <text:p>68.481</text:p>
          </table:table-cell>
          <table:table-cell table:style-name="ce61" office:value-type="float" office:value="68.524529" calcext:value-type="float">
            <text:p>68.525</text:p>
          </table:table-cell>
          <table:table-cell table:style-name="ce61" office:value-type="float" office:value="0.68672299" calcext:value-type="float">
            <text:p>0.687</text:p>
          </table:table-cell>
          <table:table-cell table:style-name="ce61" office:value-type="float" office:value="0.68369496" calcext:value-type="float">
            <text:p>0.684</text:p>
          </table:table-cell>
          <table:table-cell table:style-name="ce61" office:value-type="float" office:value="40.636147" calcext:value-type="float">
            <text:p>40.636</text:p>
          </table:table-cell>
          <table:table-cell table:style-name="ce61" office:value-type="float" office:value="40.444836" calcext:value-type="float">
            <text:p>40.445</text:p>
          </table:table-cell>
          <table:table-cell/>
          <table:table-cell table:style-name="ce38" office:value-type="string" calcext:value-type="string">
            <text:p>08088b3</text:p>
          </table:table-cell>
          <table:table-cell table:style-name="ce61" office:value-type="float" office:value="84.36158" calcext:value-type="float">
            <text:p>84.362</text:p>
          </table:table-cell>
          <table:table-cell table:style-name="ce61" office:value-type="float" office:value="84.25779" calcext:value-type="float">
            <text:p>84.258</text:p>
          </table:table-cell>
          <table:table-cell table:style-name="ce61" office:value-type="float" office:value="0.47563115" calcext:value-type="float">
            <text:p>0.476</text:p>
          </table:table-cell>
          <table:table-cell table:style-name="ce61" office:value-type="float" office:value="0.47623628" calcext:value-type="float">
            <text:p>0.476</text:p>
          </table:table-cell>
          <table:table-cell table:style-name="ce61" office:value-type="float" office:value="28.307102" calcext:value-type="float">
            <text:p>28.307</text:p>
          </table:table-cell>
          <table:table-cell table:style-name="ce61" office:value-type="float" office:value="28.438244" calcext:value-type="float">
            <text:p>28.438</text:p>
          </table:table-cell>
          <table:table-cell/>
          <table:table-cell table:style-name="ce38" office:value-type="string" calcext:value-type="string">
            <text:p>08088b3</text:p>
          </table:table-cell>
          <table:table-cell table:style-name="ce61" table:formula="of:=AVERAGE([.B25];[.C25])" office:value-type="float" office:value="68.502617" calcext:value-type="float">
            <text:p>68.503</text:p>
          </table:table-cell>
          <table:table-cell table:style-name="ce61" table:formula="of:=([.B25]-[.C25])" office:value-type="float" office:value="-0.0438240000000008" calcext:value-type="float">
            <text:p>-0.044</text:p>
          </table:table-cell>
          <table:table-cell table:style-name="ce61" table:formula="of:=AVERAGE([.D25];[.E25])" office:value-type="float" office:value="0.685208975" calcext:value-type="float">
            <text:p>0.685</text:p>
          </table:table-cell>
          <table:table-cell table:style-name="ce61" table:formula="of:=([.D25]-[.E25])" office:value-type="float" office:value="0.00302803000000007" calcext:value-type="float">
            <text:p>0.003</text:p>
          </table:table-cell>
          <table:table-cell table:style-name="ce61" table:formula="of:=AVERAGE([.F25];[.G25])" office:value-type="float" office:value="40.5404915" calcext:value-type="float">
            <text:p>40.540</text:p>
          </table:table-cell>
          <table:table-cell table:style-name="ce61" table:formula="of:=([.F25]-[.G25])" office:value-type="float" office:value="0.191310999999999" calcext:value-type="float">
            <text:p>0.191</text:p>
          </table:table-cell>
          <table:table-cell table:style-name="ce22"/>
          <table:table-cell table:style-name="ce38" office:value-type="string" calcext:value-type="string">
            <text:p>08088b3</text:p>
          </table:table-cell>
          <table:table-cell table:style-name="ce61" table:formula="of:=AVERAGE([.J25]; [.K25])" office:value-type="float" office:value="84.309685" calcext:value-type="float">
            <text:p>84.310</text:p>
          </table:table-cell>
          <table:table-cell table:style-name="ce61" table:formula="of:=([.J25]-[.K25])" office:value-type="float" office:value="0.103790000000004" calcext:value-type="float">
            <text:p>0.104</text:p>
          </table:table-cell>
          <table:table-cell table:style-name="ce61" table:formula="of:=AVERAGE([.L25]; [.M25])" office:value-type="float" office:value="0.475933715" calcext:value-type="float">
            <text:p>0.476</text:p>
          </table:table-cell>
          <table:table-cell table:style-name="ce61" table:formula="of:=([.L25]-[.M25])" office:value-type="float" office:value="-0.000605130000000009" calcext:value-type="float">
            <text:p>-0.001</text:p>
          </table:table-cell>
          <table:table-cell table:style-name="ce61" table:formula="of:=AVERAGE([.N25]; [.O25])" office:value-type="float" office:value="28.372673" calcext:value-type="float">
            <text:p>28.373</text:p>
          </table:table-cell>
          <table:table-cell table:style-name="ce61" table:formula="of:=([.N25]-[.O25])" office:value-type="float" office:value="-0.131142000000001" calcext:value-type="float">
            <text:p>-0.131</text:p>
          </table:table-cell>
        </table:table-row>
        <table:table-row table:style-name="ro3">
          <table:table-cell table:style-name="ce38" office:value-type="string" calcext:value-type="string">
            <text:p>286633c</text:p>
          </table:table-cell>
          <table:table-cell table:style-name="ce61" office:value-type="float" office:value="68.478394" calcext:value-type="float">
            <text:p>68.478</text:p>
          </table:table-cell>
          <table:table-cell table:style-name="ce61" office:value-type="float" office:value="68.382462" calcext:value-type="float">
            <text:p>68.382</text:p>
          </table:table-cell>
          <table:table-cell table:style-name="ce61" office:value-type="float" office:value="0.68569529" calcext:value-type="float">
            <text:p>0.686</text:p>
          </table:table-cell>
          <table:table-cell table:style-name="ce61" office:value-type="float" office:value="0.68573326" calcext:value-type="float">
            <text:p>0.686</text:p>
          </table:table-cell>
          <table:table-cell table:style-name="ce61" office:value-type="float" office:value="39.064766" calcext:value-type="float">
            <text:p>39.065</text:p>
          </table:table-cell>
          <table:table-cell table:style-name="ce61" office:value-type="float" office:value="41.263618" calcext:value-type="float">
            <text:p>41.264</text:p>
          </table:table-cell>
          <table:table-cell/>
          <table:table-cell table:style-name="ce38" office:value-type="string" calcext:value-type="string">
            <text:p>286633c</text:p>
          </table:table-cell>
          <table:table-cell table:style-name="ce61" office:value-type="float" office:value="81.966156" calcext:value-type="float">
            <text:p>81.966</text:p>
          </table:table-cell>
          <table:table-cell table:style-name="ce61" office:value-type="float" office:value="81.90271" calcext:value-type="float">
            <text:p>81.903</text:p>
          </table:table-cell>
          <table:table-cell table:style-name="ce61" office:value-type="float" office:value="0.48432428" calcext:value-type="float">
            <text:p>0.484</text:p>
          </table:table-cell>
          <table:table-cell table:style-name="ce61" office:value-type="float" office:value="0.48269758" calcext:value-type="float">
            <text:p>0.483</text:p>
          </table:table-cell>
          <table:table-cell table:style-name="ce61" office:value-type="float" office:value="27.347395" calcext:value-type="float">
            <text:p>27.347</text:p>
          </table:table-cell>
          <table:table-cell table:style-name="ce61" office:value-type="float" office:value="28.992456" calcext:value-type="float">
            <text:p>28.992</text:p>
          </table:table-cell>
          <table:table-cell/>
          <table:table-cell table:style-name="ce38" office:value-type="string" calcext:value-type="string">
            <text:p>286633c</text:p>
          </table:table-cell>
          <table:table-cell table:style-name="ce61" table:formula="of:=AVERAGE([.B26];[.C26])" office:value-type="float" office:value="68.430428" calcext:value-type="float">
            <text:p>68.430</text:p>
          </table:table-cell>
          <table:table-cell table:style-name="ce61" table:formula="of:=([.B26]-[.C26])" office:value-type="float" office:value="0.0959319999999906" calcext:value-type="float">
            <text:p>0.096</text:p>
          </table:table-cell>
          <table:table-cell table:style-name="ce61" table:formula="of:=AVERAGE([.D26];[.E26])" office:value-type="float" office:value="0.685714275" calcext:value-type="float">
            <text:p>0.686</text:p>
          </table:table-cell>
          <table:table-cell table:style-name="ce61" table:formula="of:=([.D26]-[.E26])" office:value-type="float" office:value="-0.0000379699999999428" calcext:value-type="float">
            <text:p>0.000</text:p>
          </table:table-cell>
          <table:table-cell table:style-name="ce61" table:formula="of:=AVERAGE([.F26];[.G26])" office:value-type="float" office:value="40.164192" calcext:value-type="float">
            <text:p>40.164</text:p>
          </table:table-cell>
          <table:table-cell table:style-name="ce61" table:formula="of:=([.F26]-[.G26])" office:value-type="float" office:value="-2.198852" calcext:value-type="float">
            <text:p>-2.199</text:p>
          </table:table-cell>
          <table:table-cell table:style-name="ce22"/>
          <table:table-cell table:style-name="ce38" office:value-type="string" calcext:value-type="string">
            <text:p>286633c</text:p>
          </table:table-cell>
          <table:table-cell table:style-name="ce61" table:formula="of:=AVERAGE([.J26]; [.K26])" office:value-type="float" office:value="81.934433" calcext:value-type="float">
            <text:p>81.934</text:p>
          </table:table-cell>
          <table:table-cell table:style-name="ce61" table:formula="of:=([.J26]-[.K26])" office:value-type="float" office:value="0.063445999999999" calcext:value-type="float">
            <text:p>0.063</text:p>
          </table:table-cell>
          <table:table-cell table:style-name="ce61" table:formula="of:=AVERAGE([.L26]; [.M26])" office:value-type="float" office:value="0.48351093" calcext:value-type="float">
            <text:p>0.484</text:p>
          </table:table-cell>
          <table:table-cell table:style-name="ce61" table:formula="of:=([.L26]-[.M26])" office:value-type="float" office:value="0.00162669999999998" calcext:value-type="float">
            <text:p>0.002</text:p>
          </table:table-cell>
          <table:table-cell table:style-name="ce61" table:formula="of:=AVERAGE([.N26]; [.O26])" office:value-type="float" office:value="28.1699255" calcext:value-type="float">
            <text:p>28.170</text:p>
          </table:table-cell>
          <table:table-cell table:style-name="ce61" table:formula="of:=([.N26]-[.O26])" office:value-type="float" office:value="-1.645061" calcext:value-type="float">
            <text:p>-1.645</text:p>
          </table:table-cell>
        </table:table-row>
        <table:table-row table:style-name="ro3">
          <table:table-cell table:style-name="ce38" office:value-type="float" office:value="1228809" calcext:value-type="float">
            <text:p>1228809</text:p>
          </table:table-cell>
          <table:table-cell table:style-name="ce61" office:value-type="float" office:value="68.648842" calcext:value-type="float">
            <text:p>68.649</text:p>
          </table:table-cell>
          <table:table-cell table:style-name="ce61" office:value-type="float" office:value="68.685867" calcext:value-type="float">
            <text:p>68.686</text:p>
          </table:table-cell>
          <table:table-cell table:style-name="ce61" office:value-type="float" office:value="0.7014218" calcext:value-type="float">
            <text:p>0.701</text:p>
          </table:table-cell>
          <table:table-cell table:style-name="ce61" office:value-type="float" office:value="0.69787353" calcext:value-type="float">
            <text:p>0.698</text:p>
          </table:table-cell>
          <table:table-cell table:style-name="ce61" office:value-type="float" office:value="37.574467" calcext:value-type="float">
            <text:p>37.574</text:p>
          </table:table-cell>
          <table:table-cell table:style-name="ce61" office:value-type="float" office:value="37.419296" calcext:value-type="float">
            <text:p>37.419</text:p>
          </table:table-cell>
          <table:table-cell/>
          <table:table-cell table:style-name="ce38" office:value-type="float" office:value="1228809" calcext:value-type="float">
            <text:p>1228809</text:p>
          </table:table-cell>
          <table:table-cell table:style-name="ce61" office:value-type="float" office:value="82.780769" calcext:value-type="float">
            <text:p>82.781</text:p>
          </table:table-cell>
          <table:table-cell table:style-name="ce61" office:value-type="float" office:value="82.860977" calcext:value-type="float">
            <text:p>82.861</text:p>
          </table:table-cell>
          <table:table-cell table:style-name="ce61" office:value-type="float" office:value="0.49802673" calcext:value-type="float">
            <text:p>0.498</text:p>
          </table:table-cell>
          <table:table-cell table:style-name="ce61" office:value-type="float" office:value="0.5014571" calcext:value-type="float">
            <text:p>0.501</text:p>
          </table:table-cell>
          <table:table-cell table:style-name="ce61" office:value-type="float" office:value="27.76071" calcext:value-type="float">
            <text:p>27.761</text:p>
          </table:table-cell>
          <table:table-cell table:style-name="ce61" office:value-type="float" office:value="27.944319" calcext:value-type="float">
            <text:p>27.944</text:p>
          </table:table-cell>
          <table:table-cell/>
          <table:table-cell table:style-name="ce38" office:value-type="float" office:value="1228809" calcext:value-type="float">
            <text:p>1228809</text:p>
          </table:table-cell>
          <table:table-cell table:style-name="ce61" table:formula="of:=AVERAGE([.B27];[.C27])" office:value-type="float" office:value="68.6673545" calcext:value-type="float">
            <text:p>68.667</text:p>
          </table:table-cell>
          <table:table-cell table:style-name="ce61" table:formula="of:=([.B27]-[.C27])" office:value-type="float" office:value="-0.0370249999999999" calcext:value-type="float">
            <text:p>-0.037</text:p>
          </table:table-cell>
          <table:table-cell table:style-name="ce61" table:formula="of:=AVERAGE([.D27];[.E27])" office:value-type="float" office:value="0.699647665" calcext:value-type="float">
            <text:p>0.700</text:p>
          </table:table-cell>
          <table:table-cell table:style-name="ce61" table:formula="of:=([.D27]-[.E27])" office:value-type="float" office:value="0.00354827000000002" calcext:value-type="float">
            <text:p>0.004</text:p>
          </table:table-cell>
          <table:table-cell table:style-name="ce61" table:formula="of:=AVERAGE([.F27];[.G27])" office:value-type="float" office:value="37.4968815" calcext:value-type="float">
            <text:p>37.497</text:p>
          </table:table-cell>
          <table:table-cell table:style-name="ce61" table:formula="of:=([.F27]-[.G27])" office:value-type="float" office:value="0.155170999999996" calcext:value-type="float">
            <text:p>0.155</text:p>
          </table:table-cell>
          <table:table-cell table:style-name="ce22"/>
          <table:table-cell table:style-name="ce38" office:value-type="float" office:value="1228809" calcext:value-type="float">
            <text:p>1228809</text:p>
          </table:table-cell>
          <table:table-cell table:style-name="ce61" table:formula="of:=AVERAGE([.J27]; [.K27])" office:value-type="float" office:value="82.820873" calcext:value-type="float">
            <text:p>82.821</text:p>
          </table:table-cell>
          <table:table-cell table:style-name="ce61" table:formula="of:=([.J27]-[.K27])" office:value-type="float" office:value="-0.080207999999999" calcext:value-type="float">
            <text:p>-0.080</text:p>
          </table:table-cell>
          <table:table-cell table:style-name="ce61" table:formula="of:=AVERAGE([.L27]; [.M27])" office:value-type="float" office:value="0.499741915" calcext:value-type="float">
            <text:p>0.500</text:p>
          </table:table-cell>
          <table:table-cell table:style-name="ce61" table:formula="of:=([.L27]-[.M27])" office:value-type="float" office:value="-0.00343036999999996" calcext:value-type="float">
            <text:p>-0.003</text:p>
          </table:table-cell>
          <table:table-cell table:style-name="ce61" table:formula="of:=AVERAGE([.N27]; [.O27])" office:value-type="float" office:value="27.8525145" calcext:value-type="float">
            <text:p>27.853</text:p>
          </table:table-cell>
          <table:table-cell table:style-name="ce61" table:formula="of:=([.N27]-[.O27])" office:value-type="float" office:value="-0.183609000000001" calcext:value-type="float">
            <text:p>-0.184</text:p>
          </table:table-cell>
        </table:table-row>
        <table:table-row table:style-name="ro3">
          <table:table-cell table:style-name="ce38" office:value-type="float" office:value="1548408" calcext:value-type="float">
            <text:p>1548408</text:p>
          </table:table-cell>
          <table:table-cell table:style-name="ce61" office:value-type="float" office:value="68.174652" calcext:value-type="float">
            <text:p>68.175</text:p>
          </table:table-cell>
          <table:table-cell table:style-name="ce61" office:value-type="float" office:value="68.472321" calcext:value-type="float">
            <text:p>68.472</text:p>
          </table:table-cell>
          <table:table-cell table:style-name="ce61" office:value-type="float" office:value="0.70240593" calcext:value-type="float">
            <text:p>0.702</text:p>
          </table:table-cell>
          <table:table-cell table:style-name="ce61" office:value-type="float" office:value="0.70014238" calcext:value-type="float">
            <text:p>0.700</text:p>
          </table:table-cell>
          <table:table-cell table:style-name="ce61" office:value-type="float" office:value="39.040794" calcext:value-type="float">
            <text:p>39.041</text:p>
          </table:table-cell>
          <table:table-cell table:style-name="ce61" office:value-type="float" office:value="38.930511" calcext:value-type="float">
            <text:p>38.931</text:p>
          </table:table-cell>
          <table:table-cell/>
          <table:table-cell table:style-name="ce38" office:value-type="float" office:value="1548408" calcext:value-type="float">
            <text:p>1548408</text:p>
          </table:table-cell>
          <table:table-cell table:style-name="ce61" office:value-type="float" office:value="84.473488" calcext:value-type="float">
            <text:p>84.473</text:p>
          </table:table-cell>
          <table:table-cell table:style-name="ce61" office:value-type="float" office:value="84.040588" calcext:value-type="float">
            <text:p>84.041</text:p>
          </table:table-cell>
          <table:table-cell table:style-name="ce61" office:value-type="float" office:value="0.48499987" calcext:value-type="float">
            <text:p>0.485</text:p>
          </table:table-cell>
          <table:table-cell table:style-name="ce61" office:value-type="float" office:value="0.4855997" calcext:value-type="float">
            <text:p>0.486</text:p>
          </table:table-cell>
          <table:table-cell table:style-name="ce61" office:value-type="float" office:value="28.334558" calcext:value-type="float">
            <text:p>28.335</text:p>
          </table:table-cell>
          <table:table-cell table:style-name="ce61" office:value-type="float" office:value="28.302441" calcext:value-type="float">
            <text:p>28.302</text:p>
          </table:table-cell>
          <table:table-cell/>
          <table:table-cell table:style-name="ce38" office:value-type="float" office:value="1548408" calcext:value-type="float">
            <text:p>1548408</text:p>
          </table:table-cell>
          <table:table-cell table:style-name="ce61" table:formula="of:=AVERAGE([.B28];[.C28])" office:value-type="float" office:value="68.3234865" calcext:value-type="float">
            <text:p>68.323</text:p>
          </table:table-cell>
          <table:table-cell table:style-name="ce61" table:formula="of:=([.B28]-[.C28])" office:value-type="float" office:value="-0.297668999999999" calcext:value-type="float">
            <text:p>-0.298</text:p>
          </table:table-cell>
          <table:table-cell table:style-name="ce61" table:formula="of:=AVERAGE([.D28];[.E28])" office:value-type="float" office:value="0.701274155" calcext:value-type="float">
            <text:p>0.701</text:p>
          </table:table-cell>
          <table:table-cell table:style-name="ce61" table:formula="of:=([.D28]-[.E28])" office:value-type="float" office:value="0.00226355" calcext:value-type="float">
            <text:p>0.002</text:p>
          </table:table-cell>
          <table:table-cell table:style-name="ce61" table:formula="of:=AVERAGE([.F28];[.G28])" office:value-type="float" office:value="38.9856525" calcext:value-type="float">
            <text:p>38.986</text:p>
          </table:table-cell>
          <table:table-cell table:style-name="ce61" table:formula="of:=([.F28]-[.G28])" office:value-type="float" office:value="0.110282999999995" calcext:value-type="float">
            <text:p>0.110</text:p>
          </table:table-cell>
          <table:table-cell table:style-name="ce22"/>
          <table:table-cell table:style-name="ce38" office:value-type="float" office:value="1548408" calcext:value-type="float">
            <text:p>1548408</text:p>
          </table:table-cell>
          <table:table-cell table:style-name="ce61" table:formula="of:=AVERAGE([.J28]; [.K28])" office:value-type="float" office:value="84.257038" calcext:value-type="float">
            <text:p>84.257</text:p>
          </table:table-cell>
          <table:table-cell table:style-name="ce61" table:formula="of:=([.J28]-[.K28])" office:value-type="float" office:value="0.432900000000004" calcext:value-type="float">
            <text:p>0.433</text:p>
          </table:table-cell>
          <table:table-cell table:style-name="ce61" table:formula="of:=AVERAGE([.L28]; [.M28])" office:value-type="float" office:value="0.485299785" calcext:value-type="float">
            <text:p>0.485</text:p>
          </table:table-cell>
          <table:table-cell table:style-name="ce61" table:formula="of:=([.L28]-[.M28])" office:value-type="float" office:value="-0.000599829999999968" calcext:value-type="float">
            <text:p>-0.001</text:p>
          </table:table-cell>
          <table:table-cell table:style-name="ce61" table:formula="of:=AVERAGE([.N28]; [.O28])" office:value-type="float" office:value="28.3184995" calcext:value-type="float">
            <text:p>28.318</text:p>
          </table:table-cell>
          <table:table-cell table:style-name="ce61" table:formula="of:=([.N28]-[.O28])" office:value-type="float" office:value="0.0321169999999995" calcext:value-type="float">
            <text:p>0.032</text:p>
          </table:table-cell>
        </table:table-row>
        <table:table-row table:style-name="ro3">
          <table:table-cell table:style-name="ce38" office:value-type="string" calcext:value-type="string">
            <text:p>*1941787*</text:p>
          </table:table-cell>
          <table:table-cell table:style-name="ce61" office:value-type="float" office:value="68.596542" calcext:value-type="float">
            <text:p>68.597</text:p>
          </table:table-cell>
          <table:table-cell table:style-name="ce61" office:value-type="float" office:value="68.656677" calcext:value-type="float">
            <text:p>68.657</text:p>
          </table:table-cell>
          <table:table-cell table:style-name="ce61" office:value-type="float" office:value="0.63827944" calcext:value-type="float">
            <text:p>0.638</text:p>
          </table:table-cell>
          <table:table-cell table:style-name="ce61" office:value-type="float" office:value="0.62691373" calcext:value-type="float">
            <text:p>0.627</text:p>
          </table:table-cell>
          <table:table-cell table:style-name="ce61" office:value-type="float" office:value="40.110535" calcext:value-type="float">
            <text:p>40.111</text:p>
          </table:table-cell>
          <table:table-cell table:style-name="ce61" office:value-type="float" office:value="39.895638" calcext:value-type="float">
            <text:p>39.896</text:p>
          </table:table-cell>
          <table:table-cell/>
          <table:table-cell table:style-name="ce38" office:value-type="string" calcext:value-type="string">
            <text:p>*1941787*</text:p>
          </table:table-cell>
          <table:table-cell table:style-name="ce61" office:value-type="float" office:value="82.30027" calcext:value-type="float">
            <text:p>82.300</text:p>
          </table:table-cell>
          <table:table-cell table:style-name="ce61" office:value-type="float" office:value="82.80603" calcext:value-type="float">
            <text:p>82.806</text:p>
          </table:table-cell>
          <table:table-cell table:style-name="ce61" office:value-type="float" office:value="0.44567227" calcext:value-type="float">
            <text:p>0.446</text:p>
          </table:table-cell>
          <table:table-cell table:style-name="ce61" office:value-type="float" office:value="0.44431511" calcext:value-type="float">
            <text:p>0.444</text:p>
          </table:table-cell>
          <table:table-cell table:style-name="ce61" office:value-type="float" office:value="29.383425" calcext:value-type="float">
            <text:p>29.383</text:p>
          </table:table-cell>
          <table:table-cell table:style-name="ce61" office:value-type="float" office:value="29.283518" calcext:value-type="float">
            <text:p>29.284</text:p>
          </table:table-cell>
          <table:table-cell/>
          <table:table-cell table:style-name="ce38" office:value-type="string" calcext:value-type="string">
            <text:p>*1941787*</text:p>
          </table:table-cell>
          <table:table-cell table:style-name="ce61" table:formula="of:=AVERAGE([.B29];[.C29])" office:value-type="float" office:value="68.6266095" calcext:value-type="float">
            <text:p>68.627</text:p>
          </table:table-cell>
          <table:table-cell table:style-name="ce61" table:formula="of:=([.B29]-[.C29])" office:value-type="float" office:value="-0.0601350000000025" calcext:value-type="float">
            <text:p>-0.060</text:p>
          </table:table-cell>
          <table:table-cell table:style-name="ce61" table:formula="of:=AVERAGE([.D29];[.E29])" office:value-type="float" office:value="0.632596585" calcext:value-type="float">
            <text:p>0.633</text:p>
          </table:table-cell>
          <table:table-cell table:style-name="ce61" table:formula="of:=([.D29]-[.E29])" office:value-type="float" office:value="0.01136571" calcext:value-type="float">
            <text:p>0.011</text:p>
          </table:table-cell>
          <table:table-cell table:style-name="ce61" table:formula="of:=AVERAGE([.F29];[.G29])" office:value-type="float" office:value="40.0030865" calcext:value-type="float">
            <text:p>40.003</text:p>
          </table:table-cell>
          <table:table-cell table:style-name="ce61" table:formula="of:=([.F29]-[.G29])" office:value-type="float" office:value="0.214897000000001" calcext:value-type="float">
            <text:p>0.215</text:p>
          </table:table-cell>
          <table:table-cell table:style-name="ce22"/>
          <table:table-cell table:style-name="ce38" office:value-type="string" calcext:value-type="string">
            <text:p>*1941787*</text:p>
          </table:table-cell>
          <table:table-cell table:style-name="ce61" table:formula="of:=AVERAGE([.J29]; [.K29])" office:value-type="float" office:value="82.55315" calcext:value-type="float">
            <text:p>82.553</text:p>
          </table:table-cell>
          <table:table-cell table:style-name="ce61" table:formula="of:=([.J29]-[.K29])" office:value-type="float" office:value="-0.505760000000009" calcext:value-type="float">
            <text:p>-0.506</text:p>
          </table:table-cell>
          <table:table-cell table:style-name="ce61" table:formula="of:=AVERAGE([.L29]; [.M29])" office:value-type="float" office:value="0.44499369" calcext:value-type="float">
            <text:p>0.445</text:p>
          </table:table-cell>
          <table:table-cell table:style-name="ce61" table:formula="of:=([.L29]-[.M29])" office:value-type="float" office:value="0.00135716000000002" calcext:value-type="float">
            <text:p>0.001</text:p>
          </table:table-cell>
          <table:table-cell table:style-name="ce61" table:formula="of:=AVERAGE([.N29]; [.O29])" office:value-type="float" office:value="29.3334715" calcext:value-type="float">
            <text:p>29.333</text:p>
          </table:table-cell>
          <table:table-cell table:style-name="ce61" table:formula="of:=([.N29]-[.O29])" office:value-type="float" office:value="0.0999069999999982" calcext:value-type="float">
            <text:p>0.100</text:p>
          </table:table-cell>
        </table:table-row>
        <table:table-row table:style-name="ro3">
          <table:table-cell table:style-name="ce38" office:value-type="string" calcext:value-type="string">
            <text:p>1941787_2</text:p>
          </table:table-cell>
          <table:table-cell table:style-name="ce61" office:value-type="float" office:value="68.457443" calcext:value-type="float">
            <text:p>68.457</text:p>
          </table:table-cell>
          <table:table-cell table:style-name="ce61" office:value-type="float" office:value="68.457382" calcext:value-type="float">
            <text:p>68.457</text:p>
          </table:table-cell>
          <table:table-cell table:style-name="ce61" office:value-type="float" office:value="0.7176528" calcext:value-type="float">
            <text:p>0.718</text:p>
          </table:table-cell>
          <table:table-cell table:style-name="ce61" office:value-type="float" office:value="0.7157504" calcext:value-type="float">
            <text:p>0.716</text:p>
          </table:table-cell>
          <table:table-cell table:style-name="ce61" office:value-type="float" office:value="40.934792" calcext:value-type="float">
            <text:p>40.935</text:p>
          </table:table-cell>
          <table:table-cell table:style-name="ce61" office:value-type="float" office:value="40.410725" calcext:value-type="float">
            <text:p>40.411</text:p>
          </table:table-cell>
          <table:table-cell/>
          <table:table-cell table:style-name="ce38" office:value-type="string" calcext:value-type="string">
            <text:p>1941787_2</text:p>
          </table:table-cell>
          <table:table-cell table:style-name="ce61" office:value-type="float" office:value="82.744675" calcext:value-type="float">
            <text:p>82.745</text:p>
          </table:table-cell>
          <table:table-cell table:style-name="ce61" office:value-type="float" office:value="82.613068" calcext:value-type="float">
            <text:p>82.613</text:p>
          </table:table-cell>
          <table:table-cell table:style-name="ce61" office:value-type="float" office:value="0.5093438" calcext:value-type="float">
            <text:p>0.509</text:p>
          </table:table-cell>
          <table:table-cell table:style-name="ce61" office:value-type="float" office:value="0.50780284" calcext:value-type="float">
            <text:p>0.508</text:p>
          </table:table-cell>
          <table:table-cell table:style-name="ce61" office:value-type="float" office:value="30.595964" calcext:value-type="float">
            <text:p>30.596</text:p>
          </table:table-cell>
          <table:table-cell table:style-name="ce61" office:value-type="float" office:value="29.92239" calcext:value-type="float">
            <text:p>29.922</text:p>
          </table:table-cell>
          <table:table-cell/>
          <table:table-cell table:style-name="ce38" office:value-type="string" calcext:value-type="string">
            <text:p>1941787_2</text:p>
          </table:table-cell>
          <table:table-cell table:style-name="ce61" table:formula="of:=AVERAGE([.B30];[.C30])" office:value-type="float" office:value="68.4574125" calcext:value-type="float">
            <text:p>68.457</text:p>
          </table:table-cell>
          <table:table-cell table:style-name="ce61" table:formula="of:=([.B30]-[.C30])" office:value-type="float" office:value="0.0000610000000023092" calcext:value-type="float">
            <text:p>0.000</text:p>
          </table:table-cell>
          <table:table-cell table:style-name="ce61" table:formula="of:=AVERAGE([.D30];[.E30])" office:value-type="float" office:value="0.7167016" calcext:value-type="float">
            <text:p>0.717</text:p>
          </table:table-cell>
          <table:table-cell table:style-name="ce61" table:formula="of:=([.D30]-[.E30])" office:value-type="float" office:value="0.00190239999999997" calcext:value-type="float">
            <text:p>0.002</text:p>
          </table:table-cell>
          <table:table-cell table:style-name="ce61" table:formula="of:=AVERAGE([.F30];[.G30])" office:value-type="float" office:value="40.6727585" calcext:value-type="float">
            <text:p>40.673</text:p>
          </table:table-cell>
          <table:table-cell table:style-name="ce61" table:formula="of:=([.F30]-[.G30])" office:value-type="float" office:value="0.524067000000002" calcext:value-type="float">
            <text:p>0.524</text:p>
          </table:table-cell>
          <table:table-cell table:style-name="ce22"/>
          <table:table-cell table:style-name="ce38" office:value-type="string" calcext:value-type="string">
            <text:p>1941787_2</text:p>
          </table:table-cell>
          <table:table-cell table:style-name="ce61" table:formula="of:=AVERAGE([.J30]; [.K30])" office:value-type="float" office:value="82.6788715" calcext:value-type="float">
            <text:p>82.679</text:p>
          </table:table-cell>
          <table:table-cell table:style-name="ce61" table:formula="of:=([.J30]-[.K30])" office:value-type="float" office:value="0.131607000000002" calcext:value-type="float">
            <text:p>0.132</text:p>
          </table:table-cell>
          <table:table-cell table:style-name="ce61" table:formula="of:=AVERAGE([.L30]; [.M30])" office:value-type="float" office:value="0.50857332" calcext:value-type="float">
            <text:p>0.509</text:p>
          </table:table-cell>
          <table:table-cell table:style-name="ce61" table:formula="of:=([.L30]-[.M30])" office:value-type="float" office:value="0.00154096000000004" calcext:value-type="float">
            <text:p>0.002</text:p>
          </table:table-cell>
          <table:table-cell table:style-name="ce61" table:formula="of:=AVERAGE([.N30]; [.O30])" office:value-type="float" office:value="30.259177" calcext:value-type="float">
            <text:p>30.259</text:p>
          </table:table-cell>
          <table:table-cell table:style-name="ce61" table:formula="of:=([.N30]-[.O30])" office:value-type="float" office:value="0.673573999999999" calcext:value-type="float">
            <text:p>0.674</text:p>
          </table:table-cell>
        </table:table-row>
        <table:table-row table:style-name="ro3">
          <table:table-cell table:style-name="ce38" office:value-type="float" office:value="1988356" calcext:value-type="float">
            <text:p>1988356</text:p>
          </table:table-cell>
          <table:table-cell table:style-name="ce61" office:value-type="float" office:value="68.241989" calcext:value-type="float">
            <text:p>68.242</text:p>
          </table:table-cell>
          <table:table-cell table:style-name="ce61" office:value-type="float" office:value="68.287865" calcext:value-type="float">
            <text:p>68.288</text:p>
          </table:table-cell>
          <table:table-cell table:style-name="ce61" office:value-type="float" office:value="0.68080717" calcext:value-type="float">
            <text:p>0.681</text:p>
          </table:table-cell>
          <table:table-cell table:style-name="ce61" office:value-type="float" office:value="0.67665333" calcext:value-type="float">
            <text:p>0.677</text:p>
          </table:table-cell>
          <table:table-cell table:style-name="ce61" office:value-type="float" office:value="39.986885" calcext:value-type="float">
            <text:p>39.987</text:p>
          </table:table-cell>
          <table:table-cell table:style-name="ce61" office:value-type="float" office:value="40.103394" calcext:value-type="float">
            <text:p>40.103</text:p>
          </table:table-cell>
          <table:table-cell/>
          <table:table-cell table:style-name="ce38" office:value-type="float" office:value="1988356" calcext:value-type="float">
            <text:p>1988356</text:p>
          </table:table-cell>
          <table:table-cell table:style-name="ce61" office:value-type="float" office:value="86.164848" calcext:value-type="float">
            <text:p>86.165</text:p>
          </table:table-cell>
          <table:table-cell table:style-name="ce61" office:value-type="float" office:value="86.18251" calcext:value-type="float">
            <text:p>86.183</text:p>
          </table:table-cell>
          <table:table-cell table:style-name="ce61" office:value-type="float" office:value="0.46630087" calcext:value-type="float">
            <text:p>0.466</text:p>
          </table:table-cell>
          <table:table-cell table:style-name="ce61" office:value-type="float" office:value="0.46578744" calcext:value-type="float">
            <text:p>0.466</text:p>
          </table:table-cell>
          <table:table-cell table:style-name="ce61" office:value-type="float" office:value="27.093218" calcext:value-type="float">
            <text:p>27.093</text:p>
          </table:table-cell>
          <table:table-cell table:style-name="ce61" office:value-type="float" office:value="27.327635" calcext:value-type="float">
            <text:p>27.328</text:p>
          </table:table-cell>
          <table:table-cell/>
          <table:table-cell table:style-name="ce38" office:value-type="float" office:value="1988356" calcext:value-type="float">
            <text:p>1988356</text:p>
          </table:table-cell>
          <table:table-cell table:style-name="ce61" table:formula="of:=AVERAGE([.B31];[.C31])" office:value-type="float" office:value="68.264927" calcext:value-type="float">
            <text:p>68.265</text:p>
          </table:table-cell>
          <table:table-cell table:style-name="ce61" table:formula="of:=([.B31]-[.C31])" office:value-type="float" office:value="-0.0458759999999927" calcext:value-type="float">
            <text:p>-0.046</text:p>
          </table:table-cell>
          <table:table-cell table:style-name="ce61" table:formula="of:=AVERAGE([.D31];[.E31])" office:value-type="float" office:value="0.67873025" calcext:value-type="float">
            <text:p>0.679</text:p>
          </table:table-cell>
          <table:table-cell table:style-name="ce61" table:formula="of:=([.D31]-[.E31])" office:value-type="float" office:value="0.00415383999999996" calcext:value-type="float">
            <text:p>0.004</text:p>
          </table:table-cell>
          <table:table-cell table:style-name="ce61" table:formula="of:=AVERAGE([.F31];[.G31])" office:value-type="float" office:value="40.0451395" calcext:value-type="float">
            <text:p>40.045</text:p>
          </table:table-cell>
          <table:table-cell table:style-name="ce61" table:formula="of:=([.F31]-[.G31])" office:value-type="float" office:value="-0.116509000000001" calcext:value-type="float">
            <text:p>-0.117</text:p>
          </table:table-cell>
          <table:table-cell table:style-name="ce22"/>
          <table:table-cell table:style-name="ce38" office:value-type="float" office:value="1988356" calcext:value-type="float">
            <text:p>1988356</text:p>
          </table:table-cell>
          <table:table-cell table:style-name="ce61" table:formula="of:=AVERAGE([.J31]; [.K31])" office:value-type="float" office:value="86.173679" calcext:value-type="float">
            <text:p>86.174</text:p>
          </table:table-cell>
          <table:table-cell table:style-name="ce61" table:formula="of:=([.J31]-[.K31])" office:value-type="float" office:value="-0.0176619999999872" calcext:value-type="float">
            <text:p>-0.018</text:p>
          </table:table-cell>
          <table:table-cell table:style-name="ce61" table:formula="of:=AVERAGE([.L31]; [.M31])" office:value-type="float" office:value="0.466044155" calcext:value-type="float">
            <text:p>0.466</text:p>
          </table:table-cell>
          <table:table-cell table:style-name="ce61" table:formula="of:=([.L31]-[.M31])" office:value-type="float" office:value="0.000513430000000037" calcext:value-type="float">
            <text:p>0.001</text:p>
          </table:table-cell>
          <table:table-cell table:style-name="ce61" table:formula="of:=AVERAGE([.N31]; [.O31])" office:value-type="float" office:value="27.2104265" calcext:value-type="float">
            <text:p>27.210</text:p>
          </table:table-cell>
          <table:table-cell table:style-name="ce61" table:formula="of:=([.N31]-[.O31])" office:value-type="float" office:value="-0.234417000000001" calcext:value-type="float">
            <text:p>-0.234</text:p>
          </table:table-cell>
        </table:table-row>
        <table:table-row table:style-name="ro3">
          <table:table-cell table:style-name="ce38" office:value-type="float" office:value="2615341" calcext:value-type="float">
            <text:p>2615341</text:p>
          </table:table-cell>
          <table:table-cell table:style-name="ce61" office:value-type="float" office:value="68.46582" calcext:value-type="float">
            <text:p>68.466</text:p>
          </table:table-cell>
          <table:table-cell table:style-name="ce61" office:value-type="float" office:value="68.571274" calcext:value-type="float">
            <text:p>68.571</text:p>
          </table:table-cell>
          <table:table-cell table:style-name="ce61" office:value-type="float" office:value="0.69696736" calcext:value-type="float">
            <text:p>0.697</text:p>
          </table:table-cell>
          <table:table-cell table:style-name="ce61" office:value-type="float" office:value="0.69523436" calcext:value-type="float">
            <text:p>0.695</text:p>
          </table:table-cell>
          <table:table-cell table:style-name="ce61" office:value-type="float" office:value="39.795475" calcext:value-type="float">
            <text:p>39.795</text:p>
          </table:table-cell>
          <table:table-cell table:style-name="ce61" office:value-type="float" office:value="39.715015" calcext:value-type="float">
            <text:p>39.715</text:p>
          </table:table-cell>
          <table:table-cell/>
          <table:table-cell table:style-name="ce38" office:value-type="float" office:value="2615341" calcext:value-type="float">
            <text:p>2615341</text:p>
          </table:table-cell>
          <table:table-cell table:style-name="ce61" office:value-type="float" office:value="81.420799" calcext:value-type="float">
            <text:p>81.421</text:p>
          </table:table-cell>
          <table:table-cell table:style-name="ce61" office:value-type="float" office:value="82.390076" calcext:value-type="float">
            <text:p>82.390</text:p>
          </table:table-cell>
          <table:table-cell table:style-name="ce61" office:value-type="float" office:value="0.49625126" calcext:value-type="float">
            <text:p>0.496</text:p>
          </table:table-cell>
          <table:table-cell table:style-name="ce61" office:value-type="float" office:value="0.4953315" calcext:value-type="float">
            <text:p>0.495</text:p>
          </table:table-cell>
          <table:table-cell table:style-name="ce61" office:value-type="float" office:value="29.593702" calcext:value-type="float">
            <text:p>29.594</text:p>
          </table:table-cell>
          <table:table-cell table:style-name="ce61" office:value-type="float" office:value="29.426199" calcext:value-type="float">
            <text:p>29.426</text:p>
          </table:table-cell>
          <table:table-cell/>
          <table:table-cell table:style-name="ce38" office:value-type="float" office:value="2615341" calcext:value-type="float">
            <text:p>2615341</text:p>
          </table:table-cell>
          <table:table-cell table:style-name="ce61" table:formula="of:=AVERAGE([.B32];[.C32])" office:value-type="float" office:value="68.518547" calcext:value-type="float">
            <text:p>68.519</text:p>
          </table:table-cell>
          <table:table-cell table:style-name="ce61" table:formula="of:=([.B32]-[.C32])" office:value-type="float" office:value="-0.105454000000009" calcext:value-type="float">
            <text:p>-0.105</text:p>
          </table:table-cell>
          <table:table-cell table:style-name="ce61" table:formula="of:=AVERAGE([.D32];[.E32])" office:value-type="float" office:value="0.69610086" calcext:value-type="float">
            <text:p>0.696</text:p>
          </table:table-cell>
          <table:table-cell table:style-name="ce61" table:formula="of:=([.D32]-[.E32])" office:value-type="float" office:value="0.00173299999999998" calcext:value-type="float">
            <text:p>0.002</text:p>
          </table:table-cell>
          <table:table-cell table:style-name="ce61" table:formula="of:=AVERAGE([.F32];[.G32])" office:value-type="float" office:value="39.755245" calcext:value-type="float">
            <text:p>39.755</text:p>
          </table:table-cell>
          <table:table-cell table:style-name="ce61" table:formula="of:=([.F32]-[.G32])" office:value-type="float" office:value="0.0804600000000022" calcext:value-type="float">
            <text:p>0.080</text:p>
          </table:table-cell>
          <table:table-cell table:style-name="ce22"/>
          <table:table-cell table:style-name="ce38" office:value-type="float" office:value="2615341" calcext:value-type="float">
            <text:p>2615341</text:p>
          </table:table-cell>
          <table:table-cell table:style-name="ce61" table:formula="of:=AVERAGE([.J32]; [.K32])" office:value-type="float" office:value="81.9054375" calcext:value-type="float">
            <text:p>81.905</text:p>
          </table:table-cell>
          <table:table-cell table:style-name="ce61" table:formula="of:=([.J32]-[.K32])" office:value-type="float" office:value="-0.969276999999991" calcext:value-type="float">
            <text:p>-0.969</text:p>
          </table:table-cell>
          <table:table-cell table:style-name="ce61" table:formula="of:=AVERAGE([.L32]; [.M32])" office:value-type="float" office:value="0.49579138" calcext:value-type="float">
            <text:p>0.496</text:p>
          </table:table-cell>
          <table:table-cell table:style-name="ce61" table:formula="of:=([.L32]-[.M32])" office:value-type="float" office:value="0.000919760000000047" calcext:value-type="float">
            <text:p>0.001</text:p>
          </table:table-cell>
          <table:table-cell table:style-name="ce61" table:formula="of:=AVERAGE([.N32]; [.O32])" office:value-type="float" office:value="29.5099505" calcext:value-type="float">
            <text:p>29.510</text:p>
          </table:table-cell>
          <table:table-cell table:style-name="ce61" table:formula="of:=([.N32]-[.O32])" office:value-type="float" office:value="0.167503" calcext:value-type="float">
            <text:p>0.168</text:p>
          </table:table-cell>
        </table:table-row>
        <table:table-row table:style-name="ro3">
          <table:table-cell table:style-name="ce38" office:value-type="float" office:value="2691136" calcext:value-type="float">
            <text:p>2691136</text:p>
          </table:table-cell>
          <table:table-cell table:style-name="ce61" office:value-type="float" office:value="68.620087" calcext:value-type="float">
            <text:p>68.620</text:p>
          </table:table-cell>
          <table:table-cell table:style-name="ce61" office:value-type="float" office:value="68.620697" calcext:value-type="float">
            <text:p>68.621</text:p>
          </table:table-cell>
          <table:table-cell table:style-name="ce61" office:value-type="float" office:value="0.72077227" calcext:value-type="float">
            <text:p>0.721</text:p>
          </table:table-cell>
          <table:table-cell table:style-name="ce61" office:value-type="float" office:value="0.71425658" calcext:value-type="float">
            <text:p>0.714</text:p>
          </table:table-cell>
          <table:table-cell table:style-name="ce61" office:value-type="float" office:value="41.383278" calcext:value-type="float">
            <text:p>41.383</text:p>
          </table:table-cell>
          <table:table-cell table:style-name="ce61" office:value-type="float" office:value="41.064869" calcext:value-type="float">
            <text:p>41.065</text:p>
          </table:table-cell>
          <table:table-cell/>
          <table:table-cell table:style-name="ce38" office:value-type="float" office:value="2691136" calcext:value-type="float">
            <text:p>2691136</text:p>
          </table:table-cell>
          <table:table-cell table:style-name="ce61" office:value-type="float" office:value="82.312141" calcext:value-type="float">
            <text:p>82.312</text:p>
          </table:table-cell>
          <table:table-cell table:style-name="ce61" office:value-type="float" office:value="82.449226" calcext:value-type="float">
            <text:p>82.449</text:p>
          </table:table-cell>
          <table:table-cell table:style-name="ce61" office:value-type="float" office:value="0.4997775" calcext:value-type="float">
            <text:p>0.500</text:p>
          </table:table-cell>
          <table:table-cell table:style-name="ce61" office:value-type="float" office:value="0.49660248" calcext:value-type="float">
            <text:p>0.497</text:p>
          </table:table-cell>
          <table:table-cell table:style-name="ce61" office:value-type="float" office:value="29.255344" calcext:value-type="float">
            <text:p>29.255</text:p>
          </table:table-cell>
          <table:table-cell table:style-name="ce61" office:value-type="float" office:value="29.000853" calcext:value-type="float">
            <text:p>29.001</text:p>
          </table:table-cell>
          <table:table-cell/>
          <table:table-cell table:style-name="ce38" office:value-type="float" office:value="2691136" calcext:value-type="float">
            <text:p>2691136</text:p>
          </table:table-cell>
          <table:table-cell table:style-name="ce61" table:formula="of:=AVERAGE([.B33];[.C33])" office:value-type="float" office:value="68.620392" calcext:value-type="float">
            <text:p>68.620</text:p>
          </table:table-cell>
          <table:table-cell table:style-name="ce61" table:formula="of:=([.B33]-[.C33])" office:value-type="float" office:value="-0.000610000000008881" calcext:value-type="float">
            <text:p>-0.001</text:p>
          </table:table-cell>
          <table:table-cell table:style-name="ce61" table:formula="of:=AVERAGE([.D33];[.E33])" office:value-type="float" office:value="0.717514425" calcext:value-type="float">
            <text:p>0.718</text:p>
          </table:table-cell>
          <table:table-cell table:style-name="ce61" table:formula="of:=([.D33]-[.E33])" office:value-type="float" office:value="0.00651568999999996" calcext:value-type="float">
            <text:p>0.007</text:p>
          </table:table-cell>
          <table:table-cell table:style-name="ce61" table:formula="of:=AVERAGE([.F33];[.G33])" office:value-type="float" office:value="41.2240735" calcext:value-type="float">
            <text:p>41.224</text:p>
          </table:table-cell>
          <table:table-cell table:style-name="ce61" table:formula="of:=([.F33]-[.G33])" office:value-type="float" office:value="0.318408999999995" calcext:value-type="float">
            <text:p>0.318</text:p>
          </table:table-cell>
          <table:table-cell table:style-name="ce22"/>
          <table:table-cell table:style-name="ce38" office:value-type="float" office:value="2691136" calcext:value-type="float">
            <text:p>2691136</text:p>
          </table:table-cell>
          <table:table-cell table:style-name="ce61" table:formula="of:=AVERAGE([.J33]; [.K33])" office:value-type="float" office:value="82.3806835" calcext:value-type="float">
            <text:p>82.381</text:p>
          </table:table-cell>
          <table:table-cell table:style-name="ce61" table:formula="of:=([.J33]-[.K33])" office:value-type="float" office:value="-0.137084999999999" calcext:value-type="float">
            <text:p>-0.137</text:p>
          </table:table-cell>
          <table:table-cell table:style-name="ce61" table:formula="of:=AVERAGE([.L33]; [.M33])" office:value-type="float" office:value="0.49818999" calcext:value-type="float">
            <text:p>0.498</text:p>
          </table:table-cell>
          <table:table-cell table:style-name="ce61" table:formula="of:=([.L33]-[.M33])" office:value-type="float" office:value="0.00317501999999997" calcext:value-type="float">
            <text:p>0.003</text:p>
          </table:table-cell>
          <table:table-cell table:style-name="ce61" table:formula="of:=AVERAGE([.N33]; [.O33])" office:value-type="float" office:value="29.1280985" calcext:value-type="float">
            <text:p>29.128</text:p>
          </table:table-cell>
          <table:table-cell table:style-name="ce61" table:formula="of:=([.N33]-[.O33])" office:value-type="float" office:value="0.254491000000002" calcext:value-type="float">
            <text:p>0.254</text:p>
          </table:table-cell>
        </table:table-row>
        <table:table-row table:style-name="ro3">
          <table:table-cell table:style-name="ce38" office:value-type="float" office:value="2803151" calcext:value-type="float">
            <text:p>2803151</text:p>
          </table:table-cell>
          <table:table-cell table:style-name="ce61" office:value-type="float" office:value="68.280968" calcext:value-type="float">
            <text:p>68.281</text:p>
          </table:table-cell>
          <table:table-cell table:style-name="ce61" office:value-type="float" office:value="68.325462" calcext:value-type="float">
            <text:p>68.325</text:p>
          </table:table-cell>
          <table:table-cell table:style-name="ce61" office:value-type="float" office:value="0.67905235" calcext:value-type="float">
            <text:p>0.679</text:p>
          </table:table-cell>
          <table:table-cell table:style-name="ce61" office:value-type="float" office:value="0.6783219" calcext:value-type="float">
            <text:p>0.678</text:p>
          </table:table-cell>
          <table:table-cell table:style-name="ce61" office:value-type="float" office:value="40.809292" calcext:value-type="float">
            <text:p>40.809</text:p>
          </table:table-cell>
          <table:table-cell table:style-name="ce61" office:value-type="float" office:value="41.54744" calcext:value-type="float">
            <text:p>41.547</text:p>
          </table:table-cell>
          <table:table-cell/>
          <table:table-cell table:style-name="ce38" office:value-type="float" office:value="2803151" calcext:value-type="float">
            <text:p>2803151</text:p>
          </table:table-cell>
          <table:table-cell table:style-name="ce61" office:value-type="float" office:value="82.621361" calcext:value-type="float">
            <text:p>82.621</text:p>
          </table:table-cell>
          <table:table-cell table:style-name="ce61" office:value-type="float" office:value="82.720619" calcext:value-type="float">
            <text:p>82.721</text:p>
          </table:table-cell>
          <table:table-cell table:style-name="ce61" office:value-type="float" office:value="0.49287793" calcext:value-type="float">
            <text:p>0.493</text:p>
          </table:table-cell>
          <table:table-cell table:style-name="ce61" office:value-type="float" office:value="0.49188367" calcext:value-type="float">
            <text:p>0.492</text:p>
          </table:table-cell>
          <table:table-cell table:style-name="ce61" office:value-type="float" office:value="29.485916" calcext:value-type="float">
            <text:p>29.486</text:p>
          </table:table-cell>
          <table:table-cell table:style-name="ce61" office:value-type="float" office:value="29.949911" calcext:value-type="float">
            <text:p>29.950</text:p>
          </table:table-cell>
          <table:table-cell/>
          <table:table-cell table:style-name="ce38" office:value-type="float" office:value="2803151" calcext:value-type="float">
            <text:p>2803151</text:p>
          </table:table-cell>
          <table:table-cell table:style-name="ce61" table:formula="of:=AVERAGE([.B34];[.C34])" office:value-type="float" office:value="68.303215" calcext:value-type="float">
            <text:p>68.303</text:p>
          </table:table-cell>
          <table:table-cell table:style-name="ce61" table:formula="of:=([.B34]-[.C34])" office:value-type="float" office:value="-0.0444940000000003" calcext:value-type="float">
            <text:p>-0.044</text:p>
          </table:table-cell>
          <table:table-cell table:style-name="ce61" table:formula="of:=AVERAGE([.D34];[.E34])" office:value-type="float" office:value="0.678687125" calcext:value-type="float">
            <text:p>0.679</text:p>
          </table:table-cell>
          <table:table-cell table:style-name="ce61" table:formula="of:=([.D34]-[.E34])" office:value-type="float" office:value="0.000730450000000049" calcext:value-type="float">
            <text:p>0.001</text:p>
          </table:table-cell>
          <table:table-cell table:style-name="ce61" table:formula="of:=AVERAGE([.F34];[.G34])" office:value-type="float" office:value="41.178366" calcext:value-type="float">
            <text:p>41.178</text:p>
          </table:table-cell>
          <table:table-cell table:style-name="ce61" table:formula="of:=([.F34]-[.G34])" office:value-type="float" office:value="-0.738148000000003" calcext:value-type="float">
            <text:p>-0.738</text:p>
          </table:table-cell>
          <table:table-cell table:style-name="ce22"/>
          <table:table-cell table:style-name="ce38" office:value-type="float" office:value="2803151" calcext:value-type="float">
            <text:p>2803151</text:p>
          </table:table-cell>
          <table:table-cell table:style-name="ce61" table:formula="of:=AVERAGE([.J34]; [.K34])" office:value-type="float" office:value="82.67099" calcext:value-type="float">
            <text:p>82.671</text:p>
          </table:table-cell>
          <table:table-cell table:style-name="ce61" table:formula="of:=([.J34]-[.K34])" office:value-type="float" office:value="-0.0992580000000061" calcext:value-type="float">
            <text:p>-0.099</text:p>
          </table:table-cell>
          <table:table-cell table:style-name="ce61" table:formula="of:=AVERAGE([.L34]; [.M34])" office:value-type="float" office:value="0.4923808" calcext:value-type="float">
            <text:p>0.492</text:p>
          </table:table-cell>
          <table:table-cell table:style-name="ce61" table:formula="of:=([.L34]-[.M34])" office:value-type="float" office:value="0.000994260000000025" calcext:value-type="float">
            <text:p>0.001</text:p>
          </table:table-cell>
          <table:table-cell table:style-name="ce61" table:formula="of:=AVERAGE([.N34]; [.O34])" office:value-type="float" office:value="29.7179135" calcext:value-type="float">
            <text:p>29.718</text:p>
          </table:table-cell>
          <table:table-cell table:style-name="ce61" table:formula="of:=([.N34]-[.O34])" office:value-type="float" office:value="-0.463995000000001" calcext:value-type="float">
            <text:p>-0.464</text:p>
          </table:table-cell>
        </table:table-row>
        <table:table-row table:style-name="ro3">
          <table:table-cell table:style-name="ce39" office:value-type="float" office:value="2912194" calcext:value-type="float">
            <text:p>2912194</text:p>
          </table:table-cell>
          <table:table-cell table:style-name="ce61" office:value-type="float" office:value="68.542717" calcext:value-type="float">
            <text:p>68.543</text:p>
          </table:table-cell>
          <table:table-cell table:style-name="ce61" office:value-type="float" office:value="68.547615" calcext:value-type="float">
            <text:p>68.548</text:p>
          </table:table-cell>
          <table:table-cell table:style-name="ce61" office:value-type="float" office:value="0.71775126" calcext:value-type="float">
            <text:p>0.718</text:p>
          </table:table-cell>
          <table:table-cell table:style-name="ce61" office:value-type="float" office:value="0.71193397" calcext:value-type="float">
            <text:p>0.712</text:p>
          </table:table-cell>
          <table:table-cell table:style-name="ce61" office:value-type="float" office:value="40.111328" calcext:value-type="float">
            <text:p>40.111</text:p>
          </table:table-cell>
          <table:table-cell table:style-name="ce61" office:value-type="float" office:value="40.699211" calcext:value-type="float">
            <text:p>40.699</text:p>
          </table:table-cell>
          <table:table-cell/>
          <table:table-cell table:style-name="ce39" office:value-type="float" office:value="2912194" calcext:value-type="float">
            <text:p>2912194</text:p>
          </table:table-cell>
          <table:table-cell table:style-name="ce61" office:value-type="float" office:value="83.03933" calcext:value-type="float">
            <text:p>83.039</text:p>
          </table:table-cell>
          <table:table-cell table:style-name="ce61" office:value-type="float" office:value="83.034805" calcext:value-type="float">
            <text:p>83.035</text:p>
          </table:table-cell>
          <table:table-cell table:style-name="ce61" office:value-type="float" office:value="0.49575934" calcext:value-type="float">
            <text:p>0.496</text:p>
          </table:table-cell>
          <table:table-cell table:style-name="ce61" office:value-type="float" office:value="0.49387485" calcext:value-type="float">
            <text:p>0.494</text:p>
          </table:table-cell>
          <table:table-cell table:style-name="ce61" office:value-type="float" office:value="28.498821" calcext:value-type="float">
            <text:p>28.499</text:p>
          </table:table-cell>
          <table:table-cell table:style-name="ce61" office:value-type="float" office:value="28.953531" calcext:value-type="float">
            <text:p>28.954</text:p>
          </table:table-cell>
          <table:table-cell/>
          <table:table-cell table:style-name="ce39" office:value-type="float" office:value="2912194" calcext:value-type="float">
            <text:p>2912194</text:p>
          </table:table-cell>
          <table:table-cell table:style-name="ce61" table:formula="of:=AVERAGE([.B35];[.C35])" office:value-type="float" office:value="68.545166" calcext:value-type="float">
            <text:p>68.545</text:p>
          </table:table-cell>
          <table:table-cell table:style-name="ce61" table:formula="of:=([.B35]-[.C35])" office:value-type="float" office:value="-0.00489799999999718" calcext:value-type="float">
            <text:p>-0.005</text:p>
          </table:table-cell>
          <table:table-cell table:style-name="ce61" table:formula="of:=AVERAGE([.D35];[.E35])" office:value-type="float" office:value="0.714842615" calcext:value-type="float">
            <text:p>0.715</text:p>
          </table:table-cell>
          <table:table-cell table:style-name="ce61" table:formula="of:=([.D35]-[.E35])" office:value-type="float" office:value="0.00581728999999998" calcext:value-type="float">
            <text:p>0.006</text:p>
          </table:table-cell>
          <table:table-cell table:style-name="ce61" table:formula="of:=AVERAGE([.F35];[.G35])" office:value-type="float" office:value="40.4052695" calcext:value-type="float">
            <text:p>40.405</text:p>
          </table:table-cell>
          <table:table-cell table:style-name="ce61" table:formula="of:=([.F35]-[.G35])" office:value-type="float" office:value="-0.587882999999998" calcext:value-type="float">
            <text:p>-0.588</text:p>
          </table:table-cell>
          <table:table-cell table:style-name="ce22"/>
          <table:table-cell table:style-name="ce39" office:value-type="float" office:value="2912194" calcext:value-type="float">
            <text:p>2912194</text:p>
          </table:table-cell>
          <table:table-cell table:style-name="ce61" table:formula="of:=AVERAGE([.J35]; [.K35])" office:value-type="float" office:value="83.0370675" calcext:value-type="float">
            <text:p>83.037</text:p>
          </table:table-cell>
          <table:table-cell table:style-name="ce61" table:formula="of:=([.J35]-[.K35])" office:value-type="float" office:value="0.004525000000001" calcext:value-type="float">
            <text:p>0.005</text:p>
          </table:table-cell>
          <table:table-cell table:style-name="ce61" table:formula="of:=AVERAGE([.L35]; [.M35])" office:value-type="float" office:value="0.494817095" calcext:value-type="float">
            <text:p>0.495</text:p>
          </table:table-cell>
          <table:table-cell table:style-name="ce61" table:formula="of:=([.L35]-[.M35])" office:value-type="float" office:value="0.00188448999999996" calcext:value-type="float">
            <text:p>0.002</text:p>
          </table:table-cell>
          <table:table-cell table:style-name="ce61" table:formula="of:=AVERAGE([.N35]; [.O35])" office:value-type="float" office:value="28.726176" calcext:value-type="float">
            <text:p>28.726</text:p>
          </table:table-cell>
          <table:table-cell table:style-name="ce61" table:formula="of:=([.N35]-[.O35])" office:value-type="float" office:value="-0.454709999999999" calcext:value-type="float">
            <text:p>-0.455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SD</text:p>
          </table:table-cell>
          <table:table-cell/>
          <table:table-cell table:style-name="ce64" table:formula="of:=STDEV([.S25:.S35])" office:value-type="float" office:value="0.0964593947231859" calcext:value-type="float">
            <text:p>0.0965</text:p>
          </table:table-cell>
          <table:table-cell/>
          <table:table-cell table:style-name="ce64" table:formula="of:=STDEV([.U25:.U35])" office:value-type="float" office:value="0.00322179824640326" calcext:value-type="float">
            <text:p>0.0032</text:p>
          </table:table-cell>
          <table:table-cell/>
          <table:table-cell table:style-name="ce64" table:formula="of:=STDEV([.W25:.W35])" office:value-type="float" office:value="0.76548463428704" calcext:value-type="float">
            <text:p>0.7655</text:p>
          </table:table-cell>
          <table:table-cell/>
          <table:table-cell office:value-type="string" calcext:value-type="string">
            <text:p>SD</text:p>
          </table:table-cell>
          <table:table-cell table:style-name="ce64"/>
          <table:table-cell table:style-name="ce64" table:formula="of:=STDEV([.AA25:.AA35])" office:value-type="float" office:value="0.36681863142371" calcext:value-type="float">
            <text:p>0.3668</text:p>
          </table:table-cell>
          <table:table-cell/>
          <table:table-cell table:style-name="ce64" table:formula="of:=STDEV([.AC25:.AC35])" office:value-type="float" office:value="0.00173607719034765" calcext:value-type="float">
            <text:p>0.0017</text:p>
          </table:table-cell>
          <table:table-cell/>
          <table:table-cell table:style-name="ce64" table:formula="of:=STDEV([.AE25:.AE35])" office:value-type="float" office:value="0.588943133653682" calcext:value-type="float">
            <text:p>0.5889</text:p>
          </table:table-cell>
        </table:table-row>
        <table:table-row table:style-name="ro1">
          <table:table-cell table:number-columns-repeated="16"/>
          <table:table-cell table:style-name="ce54" office:value-type="string" calcext:value-type="string">
            <text:p>mean</text:p>
          </table:table-cell>
          <table:table-cell/>
          <table:table-cell table:style-name="ce63" table:formula="of:=AVERAGE([.S25:.S35])" office:value-type="float" office:value="-0.0494538181818197" calcext:value-type="float">
            <text:p>-0.0495</text:p>
          </table:table-cell>
          <table:table-cell/>
          <table:table-cell table:style-name="ce63" table:formula="of:=AVERAGE([.U25:.U35])" office:value-type="float" office:value="0.00372911454545455" calcext:value-type="float">
            <text:p>0.0037</text:p>
          </table:table-cell>
          <table:table-cell/>
          <table:table-cell table:style-name="ce63" table:formula="of:=AVERAGE([.W25:.W35])" office:value-type="float" office:value="-0.186072181818183" calcext:value-type="float">
            <text:p>-0.1861</text:p>
          </table:table-cell>
          <table:table-cell/>
          <table:table-cell table:style-name="ce54" office:value-type="string" calcext:value-type="string">
            <text:p>mean</text:p>
          </table:table-cell>
          <table:table-cell table:style-name="ce63"/>
          <table:table-cell table:style-name="ce63" table:formula="of:=AVERAGE([.AA25:.AA35])" office:value-type="float" office:value="-0.0975438181818165" calcext:value-type="float">
            <text:p>-0.0975</text:p>
          </table:table-cell>
          <table:table-cell/>
          <table:table-cell table:style-name="ce63" table:formula="of:=AVERAGE([.AC25:.AC35])" office:value-type="float" office:value="0.000670586363636377" calcext:value-type="float">
            <text:p>0.0007</text:p>
          </table:table-cell>
          <table:table-cell/>
          <table:table-cell table:style-name="ce63" table:formula="of:=AVERAGE([.AE25:.AE35])" office:value-type="float" office:value="-0.171394727272728" calcext:value-type="float">
            <text:p>-0.1714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up_CI</text:p>
          </table:table-cell>
          <table:table-cell/>
          <table:table-cell table:style-name="ce64" table:formula="of:=[.S37]+1.96*[.S36]" office:value-type="float" office:value="0.139606595475625" calcext:value-type="float">
            <text:p>0.1396</text:p>
          </table:table-cell>
          <table:table-cell/>
          <table:table-cell table:style-name="ce64" table:formula="of:=[.U37]+1.96*[.U36]" office:value-type="float" office:value="0.0100438391084049" calcext:value-type="float">
            <text:p>0.0100</text:p>
          </table:table-cell>
          <table:table-cell/>
          <table:table-cell table:style-name="ce64" table:formula="of:=[.W37]+1.96*[.W36]" office:value-type="float" office:value="1.31427770138442" calcext:value-type="float">
            <text:p>1.3143</text:p>
          </table:table-cell>
          <table:table-cell/>
          <table:table-cell office:value-type="string" calcext:value-type="string">
            <text:p>up_CI</text:p>
          </table:table-cell>
          <table:table-cell table:style-name="ce64"/>
          <table:table-cell table:style-name="ce64" table:formula="of:=[.AA37]+1.96*[.AA36]" office:value-type="float" office:value="0.621420699408655" calcext:value-type="float">
            <text:p>0.6214</text:p>
          </table:table-cell>
          <table:table-cell/>
          <table:table-cell table:style-name="ce64" table:formula="of:=[.AC37]+1.96*[.AC36]" office:value-type="float" office:value="0.00407329765671778" calcext:value-type="float">
            <text:p>0.0041</text:p>
          </table:table-cell>
          <table:table-cell/>
          <table:table-cell table:style-name="ce64" table:formula="of:=[.AE37]+1.96*[.AE36]" office:value-type="float" office:value="0.982933814688488" calcext:value-type="float">
            <text:p>0.9829</text:p>
          </table:table-cell>
        </table:table-row>
        <table:table-row table:style-name="ro5">
          <table:table-cell table:style-name="ce7" office:value-type="string" calcext:value-type="string" table:number-columns-spanned="4" table:number-rows-spanned="1">
            <text:p>Mean tissue measurements</text:p>
          </table:table-cell>
          <table:covered-table-cell table:number-columns-repeated="3" table:style-name="ce7" office:value-type="string" calcext:value-type="string">
            <text:p>Mean tissue measurements</text:p>
          </table:covered-table-cell>
          <table:table-cell table:style-name="ce11" table:number-columns-repeated="3"/>
          <table:table-cell table:number-columns-repeated="9"/>
          <table:table-cell table:style-name="ce45" office:value-type="string" calcext:value-type="string">
            <text:p>low_CI</text:p>
          </table:table-cell>
          <table:table-cell/>
          <table:table-cell table:formula="of:=[.S37]-1.96*[.S36]" office:value-type="float" office:value="-0.238514231839264" calcext:value-type="float">
            <text:p>-0.238514231839264</text:p>
          </table:table-cell>
          <table:table-cell/>
          <table:table-cell table:formula="of:=[.U37]-1.96*[.U36]" office:value-type="float" office:value="-0.00258561001749584" calcext:value-type="float">
            <text:p>-0.002585610017496</text:p>
          </table:table-cell>
          <table:table-cell/>
          <table:table-cell table:formula="of:=[.W37]-1.96*[.W36]" office:value-type="float" office:value="-1.68642206502078" calcext:value-type="float">
            <text:p>-1.68642206502078</text:p>
          </table:table-cell>
          <table:table-cell/>
          <table:table-cell table:style-name="ce45" office:value-type="string" calcext:value-type="string">
            <text:p>low_CI</text:p>
          </table:table-cell>
          <table:table-cell/>
          <table:table-cell table:formula="of:=[.AA37]-1.96*[.AA36]" office:value-type="float" office:value="-0.816508335772288" calcext:value-type="float">
            <text:p>-0.816508335772288</text:p>
          </table:table-cell>
          <table:table-cell/>
          <table:table-cell table:formula="of:=[.AC37]-1.96*[.AC36]" office:value-type="float" office:value="-0.00273212492944502" calcext:value-type="float">
            <text:p>-0.002732124929445</text:p>
          </table:table-cell>
          <table:table-cell/>
          <table:table-cell table:formula="of:=[.AE37]-1.96*[.AE36]" office:value-type="float" office:value="-1.32572326923394" calcext:value-type="float">
            <text:p>-1.32572326923394</text:p>
          </table:table-cell>
        </table:table-row>
        <table:table-row table:style-name="ro5">
          <table:table-cell table:style-name="ce43" office:value-type="string" calcext:value-type="string">
            <text:p>WM</text:p>
          </table:table-cell>
          <table:table-cell table:style-name="ce46" office:value-type="string" calcext:value-type="string">
            <text:p>PD</text:p>
          </table:table-cell>
          <table:table-cell table:style-name="ce46" office:value-type="string" calcext:value-type="string">
            <text:p>R1</text:p>
          </table:table-cell>
          <table:table-cell table:style-name="ce46" office:value-type="string" calcext:value-type="string">
            <text:p>R2*</text:p>
          </table:table-cell>
          <table:table-cell table:number-columns-repeated="3"/>
          <table:table-cell table:style-name="Default"/>
          <table:table-cell table:number-columns-repeated="23"/>
        </table:table-row>
        <table:table-row table:style-name="ro6">
          <table:table-cell table:style-name="ce44" office:value-type="string" calcext:value-type="string">
            <text:p>NAVcor off PMC off</text:p>
          </table:table-cell>
          <table:table-cell table:style-name="ce47" table:formula="of:= AVERAGE([.B6:.B16])" office:value-type="float" office:value="68.5391269090909" calcext:value-type="float">
            <text:p>68.54</text:p>
          </table:table-cell>
          <table:table-cell table:style-name="ce48" table:formula="of:=AVERAGE([.D6:.D16])" office:value-type="float" office:value="0.691964603636364" calcext:value-type="float">
            <text:p>0.692</text:p>
          </table:table-cell>
          <table:table-cell table:style-name="ce47" table:formula="of:=AVERAGE([.F6:.F16])" office:value-type="float" office:value="39.8909746363636" calcext:value-type="float">
            <text:p>39.89</text:p>
          </table:table-cell>
          <table:table-cell table:number-columns-repeated="27"/>
        </table:table-row>
        <table:table-row table:style-name="ro6">
          <table:table-cell table:style-name="ce44" office:value-type="string" calcext:value-type="string">
            <text:p>NAVcor off PMC on</text:p>
          </table:table-cell>
          <table:table-cell table:style-name="ce47" table:formula="of:=AVERAGE([.B25:.B35])" office:value-type="float" office:value="68.453469" calcext:value-type="float">
            <text:p>68.45</text:p>
          </table:table-cell>
          <table:table-cell table:style-name="ce48" table:formula="of:=AVERAGE([.D25:.D35])" office:value-type="float" office:value="0.693411696363636" calcext:value-type="float">
            <text:p>0.693</text:p>
          </table:table-cell>
          <table:table-cell table:style-name="ce47" table:formula="of:=AVERAGE([.F25:.F35])" office:value-type="float" office:value="39.9497962727273" calcext:value-type="float">
            <text:p>39.95</text:p>
          </table:table-cell>
          <table:table-cell table:number-columns-repeated="27"/>
        </table:table-row>
        <table:table-row table:style-name="ro6">
          <table:table-cell table:style-name="ce44" office:value-type="string" calcext:value-type="string">
            <text:p>NAVcor on PMC off</text:p>
          </table:table-cell>
          <table:table-cell table:style-name="ce47" table:formula="of:=AVERAGE([.C6:.C16])" office:value-type="float" office:value="68.6171340909091" calcext:value-type="float">
            <text:p>68.62</text:p>
          </table:table-cell>
          <table:table-cell table:style-name="ce48" table:formula="of:=AVERAGE([.E6:.E16])" office:value-type="float" office:value="0.689820328181818" calcext:value-type="float">
            <text:p>0.690</text:p>
          </table:table-cell>
          <table:table-cell table:style-name="ce47" table:formula="of:=AVERAGE([.G6:.G16])" office:value-type="float" office:value="39.9596070909091" calcext:value-type="float">
            <text:p>39.96</text:p>
          </table:table-cell>
          <table:table-cell table:number-columns-repeated="27"/>
        </table:table-row>
        <table:table-row table:style-name="ro6">
          <table:table-cell table:style-name="ce44" office:value-type="string" calcext:value-type="string">
            <text:p>NAVcor on PMC on</text:p>
          </table:table-cell>
          <table:table-cell table:style-name="ce47" table:formula="of:=AVERAGE([.C25:.C35])" office:value-type="float" office:value="68.5029228181818" calcext:value-type="float">
            <text:p>68.50</text:p>
          </table:table-cell>
          <table:table-cell table:style-name="ce48" table:formula="of:=AVERAGE([.E25:.E35])" office:value-type="float" office:value="0.689682581818182" calcext:value-type="float">
            <text:p>0.690</text:p>
          </table:table-cell>
          <table:table-cell table:style-name="ce47" table:formula="of:=AVERAGE([.G25:.G35])" office:value-type="float" office:value="40.1358684545455" calcext:value-type="float">
            <text:p>40.14</text:p>
          </table:table-cell>
          <table:table-cell table:number-columns-repeated="27"/>
        </table:table-row>
        <table:table-row table:style-name="ro6">
          <table:table-cell table:style-name="ce43" office:value-type="string" calcext:value-type="string">
            <text:p>GM</text:p>
          </table:table-cell>
          <table:table-cell table:style-name="ce47"/>
          <table:table-cell table:style-name="ce48"/>
          <table:table-cell table:style-name="ce47"/>
          <table:table-cell table:number-columns-repeated="27"/>
        </table:table-row>
        <table:table-row table:style-name="ro6">
          <table:table-cell table:style-name="ce44" office:value-type="string" calcext:value-type="string">
            <text:p>NAVcor off PMC off</text:p>
          </table:table-cell>
          <table:table-cell table:style-name="ce47" table:formula="of:=AVERAGE([.J6:.J16])" office:value-type="float" office:value="83.4545675454545" calcext:value-type="float">
            <text:p>83.45</text:p>
          </table:table-cell>
          <table:table-cell table:style-name="ce48" table:formula="of:=AVERAGE([.L6:.L16])" office:value-type="float" office:value="0.482135295454545" calcext:value-type="float">
            <text:p>0.482</text:p>
          </table:table-cell>
          <table:table-cell table:style-name="ce47" table:formula="of:=AVERAGE([.N6:.N16])" office:value-type="float" office:value="28.7373058181818" calcext:value-type="float">
            <text:p>28.74</text:p>
          </table:table-cell>
          <table:table-cell table:number-columns-repeated="27"/>
        </table:table-row>
        <table:table-row table:style-name="ro6">
          <table:table-cell table:style-name="ce44" office:value-type="string" calcext:value-type="string">
            <text:p>NAVcor off PMC on</text:p>
          </table:table-cell>
          <table:table-cell table:style-name="ce47" table:formula="of:=AVERAGE([.J25:.J35])" office:value-type="float" office:value="83.1077651818182" calcext:value-type="float">
            <text:p>83.11</text:p>
          </table:table-cell>
          <table:table-cell table:style-name="ce48" table:formula="of:=AVERAGE([.L25:.L35])" office:value-type="float" office:value="0.486269545454546" calcext:value-type="float">
            <text:p>0.486</text:p>
          </table:table-cell>
          <table:table-cell table:style-name="ce47" table:formula="of:=AVERAGE([.N25:.N35])" office:value-type="float" office:value="28.6960140909091" calcext:value-type="float">
            <text:p>28.70</text:p>
          </table:table-cell>
          <table:table-cell table:number-columns-repeated="27"/>
        </table:table-row>
        <table:table-row table:style-name="ro6">
          <table:table-cell table:style-name="ce44" office:value-type="string" calcext:value-type="string">
            <text:p>NAVcor on PMC off</text:p>
          </table:table-cell>
          <table:table-cell table:style-name="ce47" table:formula="of:=AVERAGE([.K6:.K16])" office:value-type="float" office:value="83.4982390909091" calcext:value-type="float">
            <text:p>83.50</text:p>
          </table:table-cell>
          <table:table-cell table:style-name="ce48" table:formula="of:=AVERAGE([.M6:.M16])" office:value-type="float" office:value="0.483947859090909" calcext:value-type="float">
            <text:p>0.484</text:p>
          </table:table-cell>
          <table:table-cell table:style-name="ce47" table:formula="of:=AVERAGE([.O6:.O16])" office:value-type="float" office:value="28.8235842727273" calcext:value-type="float">
            <text:p>28.82</text:p>
          </table:table-cell>
          <table:table-cell table:number-columns-repeated="27"/>
        </table:table-row>
        <table:table-row table:style-name="ro6">
          <table:table-cell table:style-name="ce44" office:value-type="string" calcext:value-type="string">
            <text:p>NAVcor on PMC on</text:p>
          </table:table-cell>
          <table:table-cell table:style-name="ce47" table:formula="of:=AVERAGE([.K25:.K35])" office:value-type="float" office:value="83.205309" calcext:value-type="float">
            <text:p>83.21</text:p>
          </table:table-cell>
          <table:table-cell table:style-name="ce48" table:formula="of:=AVERAGE([.M25:.M35])" office:value-type="float" office:value="0.485598959090909" calcext:value-type="float">
            <text:p>0.486</text:p>
          </table:table-cell>
          <table:table-cell table:style-name="ce47" table:formula="of:=AVERAGE([.O25:.O35])" office:value-type="float" office:value="28.8674088181818" calcext:value-type="float">
            <text:p>28.87</text:p>
          </table:table-cell>
          <table:table-cell table:number-columns-repeated="27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4"/>
          <table:table-cell table:style-name="ce11" office:value-type="string" calcext:value-type="string" table:number-columns-spanned="5" table:number-rows-spanned="1">
            <text:p>NOW PMC</text:p>
          </table:table-cell>
          <table:covered-table-cell table:number-columns-repeated="4"/>
          <table:table-cell table:number-columns-repeated="22"/>
        </table:table-row>
        <table:table-row table:style-name="ro1" table:number-rows-repeated="2">
          <table:table-cell table:number-columns-repeated="31"/>
        </table:table-row>
        <table:table-row table:style-name="ro1">
          <table:table-cell table:style-name="ce36" office:value-type="string" calcext:value-type="string">
            <text:p>NAV OFF</text:p>
          </table:table-cell>
          <table:table-cell table:number-columns-repeated="2"/>
          <table:table-cell table:style-name="ce69"/>
          <table:table-cell table:number-columns-repeated="3"/>
          <table:table-cell table:style-name="ce49"/>
          <table:table-cell table:style-name="ce36" office:value-type="string" calcext:value-type="string">
            <text:p>NAV OFF</text:p>
          </table:table-cell>
          <table:table-cell table:number-columns-repeated="2"/>
          <table:table-cell table:style-name="ce69"/>
          <table:table-cell table:number-columns-repeated="19"/>
        </table:table-row>
        <table:table-row table:style-name="ro2">
          <table:table-cell table:style-name="ce41" office:value-type="string" calcext:value-type="string">
            <text:p>WM</text:p>
          </table:table-cell>
          <table:table-cell table:style-name="ce11" office:value-type="string" calcext:value-type="string">
            <text:p>PD</text:p>
          </table:table-cell>
          <table:table-cell table:style-name="ce11"/>
          <table:table-cell table:style-name="ce11" office:value-type="string" calcext:value-type="string">
            <text:p>R1</text:p>
          </table:table-cell>
          <table:table-cell table:style-name="ce11"/>
          <table:table-cell table:style-name="ce11" office:value-type="string" calcext:value-type="string">
            <text:p>R2s</text:p>
          </table:table-cell>
          <table:table-cell table:style-name="ce11"/>
          <table:table-cell/>
          <table:table-cell table:style-name="ce52" office:value-type="string" calcext:value-type="string">
            <text:p>GM</text:p>
          </table:table-cell>
          <table:table-cell table:style-name="ce11" office:value-type="string" calcext:value-type="string">
            <text:p>PD</text:p>
          </table:table-cell>
          <table:table-cell table:style-name="ce11"/>
          <table:table-cell table:style-name="ce11" office:value-type="string" calcext:value-type="string">
            <text:p>R1</text:p>
          </table:table-cell>
          <table:table-cell table:style-name="ce11"/>
          <table:table-cell table:style-name="ce11" office:value-type="string" calcext:value-type="string">
            <text:p>R2s</text:p>
          </table:table-cell>
          <table:table-cell table:style-name="ce11"/>
          <table:table-cell table:number-columns-repeated="16"/>
        </table:table-row>
        <table:table-row table:style-name="ro1">
          <table:table-cell table:number-columns-repeated="31"/>
        </table:table-row>
        <table:table-row table:style-name="ro3">
          <table:table-cell/>
          <table:table-cell table:style-name="ce59" table:number-columns-repeated="6"/>
          <table:table-cell table:number-columns-repeated="2"/>
          <table:table-cell table:style-name="ce59" table:number-columns-repeated="6"/>
          <table:table-cell table:number-columns-repeated="16"/>
        </table:table-row>
        <table:table-row table:style-name="ro7">
          <table:table-cell table:style-name="ce37" office:value-type="string" calcext:value-type="string">
            <text:p>Participant </text:p>
          </table:table-cell>
          <table:table-cell table:style-name="ce60" office:value-type="string" calcext:value-type="string">
            <text:p>mean</text:p>
          </table:table-cell>
          <table:table-cell table:style-name="ce60" office:value-type="string" calcext:value-type="string">
            <text:p>difference</text:p>
          </table:table-cell>
          <table:table-cell table:style-name="ce60" office:value-type="string" calcext:value-type="string">
            <text:p>mean</text:p>
          </table:table-cell>
          <table:table-cell table:style-name="ce60" office:value-type="string" calcext:value-type="string">
            <text:p>difference</text:p>
          </table:table-cell>
          <table:table-cell table:style-name="ce60" office:value-type="string" calcext:value-type="string">
            <text:p>mean</text:p>
          </table:table-cell>
          <table:table-cell table:style-name="ce60" office:value-type="string" calcext:value-type="string">
            <text:p>difference</text:p>
          </table:table-cell>
          <table:table-cell/>
          <table:table-cell table:style-name="ce37" office:value-type="string" calcext:value-type="string">
            <text:p>Participant </text:p>
          </table:table-cell>
          <table:table-cell table:style-name="ce60" office:value-type="string" calcext:value-type="string">
            <text:p>mean</text:p>
          </table:table-cell>
          <table:table-cell table:style-name="ce60" office:value-type="string" calcext:value-type="string">
            <text:p>difference</text:p>
          </table:table-cell>
          <table:table-cell table:style-name="ce60" office:value-type="string" calcext:value-type="string">
            <text:p>mean</text:p>
          </table:table-cell>
          <table:table-cell table:style-name="ce60" office:value-type="string" calcext:value-type="string">
            <text:p>difference</text:p>
          </table:table-cell>
          <table:table-cell table:style-name="ce60" office:value-type="string" calcext:value-type="string">
            <text:p>mean</text:p>
          </table:table-cell>
          <table:table-cell table:style-name="ce60" office:value-type="string" calcext:value-type="string">
            <text:p>difference</text:p>
          </table:table-cell>
          <table:table-cell table:number-columns-repeated="16"/>
        </table:table-row>
        <table:table-row table:style-name="ro3">
          <table:table-cell table:style-name="ce38" office:value-type="string" calcext:value-type="string">
            <text:p>08088b3</text:p>
          </table:table-cell>
          <table:table-cell table:style-name="ce61" table:formula="of:=AVERAGE([.B6];[.B25])" office:value-type="float" office:value="68.4955595" calcext:value-type="float">
            <text:p>68.496</text:p>
          </table:table-cell>
          <table:table-cell table:style-name="ce61" table:formula="of:=[.B6]-[.B25]" office:value-type="float" office:value="0.0297089999999969" calcext:value-type="float">
            <text:p>0.030</text:p>
          </table:table-cell>
          <table:table-cell table:style-name="ce61" table:formula="of:=AVERAGE([.D6];[.D25])" office:value-type="float" office:value="0.699315365" calcext:value-type="float">
            <text:p>0.699</text:p>
          </table:table-cell>
          <table:table-cell table:style-name="ce61" table:formula="of:=[.D6]-[.D25]" office:value-type="float" office:value="0.02518475" calcext:value-type="float">
            <text:p>0.025</text:p>
          </table:table-cell>
          <table:table-cell table:style-name="ce61" table:formula="of:=AVERAGE([.F6];[.F25])" office:value-type="float" office:value="40.447197" calcext:value-type="float">
            <text:p>40.447</text:p>
          </table:table-cell>
          <table:table-cell table:style-name="ce61" table:formula="of:=[.F6]-[.F25]" office:value-type="float" office:value="-0.377900000000004" calcext:value-type="float">
            <text:p>-0.378</text:p>
          </table:table-cell>
          <table:table-cell/>
          <table:table-cell table:style-name="ce38" office:value-type="string" calcext:value-type="string">
            <text:p>08088b3</text:p>
          </table:table-cell>
          <table:table-cell table:style-name="ce61" table:formula="of:=AVERAGE([.J6];[.J25])" office:value-type="float" office:value="84.3451005" calcext:value-type="float">
            <text:p>84.345</text:p>
          </table:table-cell>
          <table:table-cell table:style-name="ce61" table:formula="of:=[.J6]-[.J25]" office:value-type="float" office:value="-0.0329590000000053" calcext:value-type="float">
            <text:p>-0.033</text:p>
          </table:table-cell>
          <table:table-cell table:style-name="ce61" table:formula="of:=AVERAGE([.L6];[.L25])" office:value-type="float" office:value="0.482563245" calcext:value-type="float">
            <text:p>0.483</text:p>
          </table:table-cell>
          <table:table-cell table:style-name="ce61" table:formula="of:=[.L6]-[.L25]" office:value-type="float" office:value="0.01386419" calcext:value-type="float">
            <text:p>0.014</text:p>
          </table:table-cell>
          <table:table-cell table:style-name="ce61" table:formula="of:=AVERAGE([.N6];[.N25])" office:value-type="float" office:value="28.3113755" calcext:value-type="float">
            <text:p>28.311</text:p>
          </table:table-cell>
          <table:table-cell table:style-name="ce61" table:formula="of:=[.N6]-[.N25]" office:value-type="float" office:value="0.00854700000000008" calcext:value-type="float">
            <text:p>0.009</text:p>
          </table:table-cell>
          <table:table-cell table:number-columns-repeated="16"/>
        </table:table-row>
        <table:table-row table:style-name="ro3">
          <table:table-cell table:style-name="ce38" office:value-type="string" calcext:value-type="string">
            <text:p>286633c</text:p>
          </table:table-cell>
          <table:table-cell table:style-name="ce61" table:formula="of:=AVERAGE([.B7];[.B26])" office:value-type="float" office:value="68.657822" calcext:value-type="float">
            <text:p>68.658</text:p>
          </table:table-cell>
          <table:table-cell table:style-name="ce61" table:formula="of:=[.B7]-[.B26]" office:value-type="float" office:value="0.358856000000003" calcext:value-type="float">
            <text:p>0.359</text:p>
          </table:table-cell>
          <table:table-cell table:style-name="ce61" table:formula="of:=AVERAGE([.D7];[.D26])" office:value-type="float" office:value="0.679158715" calcext:value-type="float">
            <text:p>0.679</text:p>
          </table:table-cell>
          <table:table-cell table:style-name="ce61" table:formula="of:=[.D7]-[.D26]" office:value-type="float" office:value="-0.0130731500000001" calcext:value-type="float">
            <text:p>-0.013</text:p>
          </table:table-cell>
          <table:table-cell table:style-name="ce61" table:formula="of:=AVERAGE([.F7];[.F26])" office:value-type="float" office:value="38.9666635" calcext:value-type="float">
            <text:p>38.967</text:p>
          </table:table-cell>
          <table:table-cell table:style-name="ce61" table:formula="of:=[.F7]-[.F26]" office:value-type="float" office:value="-0.196204999999999" calcext:value-type="float">
            <text:p>-0.196</text:p>
          </table:table-cell>
          <table:table-cell/>
          <table:table-cell table:style-name="ce38" office:value-type="string" calcext:value-type="string">
            <text:p>286633c</text:p>
          </table:table-cell>
          <table:table-cell table:style-name="ce61" table:formula="of:=AVERAGE([.J7];[.J26])" office:value-type="float" office:value="82.05344" calcext:value-type="float">
            <text:p>82.053</text:p>
          </table:table-cell>
          <table:table-cell table:style-name="ce61" table:formula="of:=[.J7]-[.J26]" office:value-type="float" office:value="0.174568000000008" calcext:value-type="float">
            <text:p>0.175</text:p>
          </table:table-cell>
          <table:table-cell table:style-name="ce61" table:formula="of:=AVERAGE([.L7];[.L26])" office:value-type="float" office:value="0.478950055" calcext:value-type="float">
            <text:p>0.479</text:p>
          </table:table-cell>
          <table:table-cell table:style-name="ce61" table:formula="of:=[.L7]-[.L26]" office:value-type="float" office:value="-0.01074845" calcext:value-type="float">
            <text:p>-0.011</text:p>
          </table:table-cell>
          <table:table-cell table:style-name="ce61" table:formula="of:=AVERAGE([.N7];[.N26])" office:value-type="float" office:value="27.275037" calcext:value-type="float">
            <text:p>27.275</text:p>
          </table:table-cell>
          <table:table-cell table:style-name="ce61" table:formula="of:=[.N7]-[.N26]" office:value-type="float" office:value="-0.144715999999999" calcext:value-type="float">
            <text:p>-0.145</text:p>
          </table:table-cell>
          <table:table-cell table:number-columns-repeated="16"/>
        </table:table-row>
        <table:table-row table:style-name="ro3">
          <table:table-cell table:style-name="ce38" office:value-type="float" office:value="1228809" calcext:value-type="float">
            <text:p>1228809</text:p>
          </table:table-cell>
          <table:table-cell table:style-name="ce61" table:formula="of:=AVERAGE([.B8];[.B27])" office:value-type="float" office:value="68.5756075" calcext:value-type="float">
            <text:p>68.576</text:p>
          </table:table-cell>
          <table:table-cell table:style-name="ce61" table:formula="of:=[.B8]-[.B27]" office:value-type="float" office:value="-0.146468999999996" calcext:value-type="float">
            <text:p>-0.146</text:p>
          </table:table-cell>
          <table:table-cell table:style-name="ce61" table:formula="of:=AVERAGE([.D8];[.D27])" office:value-type="float" office:value="0.685393065" calcext:value-type="float">
            <text:p>0.685</text:p>
          </table:table-cell>
          <table:table-cell table:style-name="ce61" table:formula="of:=[.D8]-[.D27]" office:value-type="float" office:value="-0.0320574699999999" calcext:value-type="float">
            <text:p>-0.032</text:p>
          </table:table-cell>
          <table:table-cell table:style-name="ce61" table:formula="of:=AVERAGE([.F8];[.F27])" office:value-type="float" office:value="37.3333265" calcext:value-type="float">
            <text:p>37.333</text:p>
          </table:table-cell>
          <table:table-cell table:style-name="ce61" table:formula="of:=[.F8]-[.F27]" office:value-type="float" office:value="-0.482281" calcext:value-type="float">
            <text:p>-0.482</text:p>
          </table:table-cell>
          <table:table-cell/>
          <table:table-cell table:style-name="ce38" office:value-type="float" office:value="1228809" calcext:value-type="float">
            <text:p>1228809</text:p>
          </table:table-cell>
          <table:table-cell table:style-name="ce61" table:formula="of:=AVERAGE([.J8];[.J27])" office:value-type="float" office:value="83.248951" calcext:value-type="float">
            <text:p>83.249</text:p>
          </table:table-cell>
          <table:table-cell table:style-name="ce61" table:formula="of:=[.J8]-[.J27]" office:value-type="float" office:value="0.936363999999998" calcext:value-type="float">
            <text:p>0.936</text:p>
          </table:table-cell>
          <table:table-cell table:style-name="ce61" table:formula="of:=AVERAGE([.L8];[.L27])" office:value-type="float" office:value="0.487073765" calcext:value-type="float">
            <text:p>0.487</text:p>
          </table:table-cell>
          <table:table-cell table:style-name="ce61" table:formula="of:=[.L8]-[.L27]" office:value-type="float" office:value="-0.0219059300000001" calcext:value-type="float">
            <text:p>-0.022</text:p>
          </table:table-cell>
          <table:table-cell table:style-name="ce61" table:formula="of:=AVERAGE([.N8];[.N27])" office:value-type="float" office:value="27.922367" calcext:value-type="float">
            <text:p>27.922</text:p>
          </table:table-cell>
          <table:table-cell table:style-name="ce61" table:formula="of:=[.N8]-[.N27]" office:value-type="float" office:value="0.323314" calcext:value-type="float">
            <text:p>0.323</text:p>
          </table:table-cell>
          <table:table-cell table:number-columns-repeated="16"/>
        </table:table-row>
        <table:table-row table:style-name="ro3">
          <table:table-cell table:style-name="ce38" office:value-type="float" office:value="1548408" calcext:value-type="float">
            <text:p>1548408</text:p>
          </table:table-cell>
          <table:table-cell table:style-name="ce61" table:formula="of:=AVERAGE([.B9];[.B28])" office:value-type="float" office:value="68.2440795" calcext:value-type="float">
            <text:p>68.244</text:p>
          </table:table-cell>
          <table:table-cell table:style-name="ce61" table:formula="of:=[.B9]-[.B28]" office:value-type="float" office:value="0.138855000000007" calcext:value-type="float">
            <text:p>0.139</text:p>
          </table:table-cell>
          <table:table-cell table:style-name="ce61" table:formula="of:=AVERAGE([.D9];[.D28])" office:value-type="float" office:value="0.702655735" calcext:value-type="float">
            <text:p>0.703</text:p>
          </table:table-cell>
          <table:table-cell table:style-name="ce61" table:formula="of:=[.D9]-[.D28]" office:value-type="float" office:value="0.000499609999999984" calcext:value-type="float">
            <text:p>0.000</text:p>
          </table:table-cell>
          <table:table-cell table:style-name="ce61" table:formula="of:=AVERAGE([.F9];[.F28])" office:value-type="float" office:value="38.9833905" calcext:value-type="float">
            <text:p>38.983</text:p>
          </table:table-cell>
          <table:table-cell table:style-name="ce61" table:formula="of:=[.F9]-[.F28]" office:value-type="float" office:value="-0.114806999999999" calcext:value-type="float">
            <text:p>-0.115</text:p>
          </table:table-cell>
          <table:table-cell/>
          <table:table-cell table:style-name="ce38" office:value-type="float" office:value="1548408" calcext:value-type="float">
            <text:p>1548408</text:p>
          </table:table-cell>
          <table:table-cell table:style-name="ce61" table:formula="of:=AVERAGE([.J9];[.J28])" office:value-type="float" office:value="84.845707" calcext:value-type="float">
            <text:p>84.846</text:p>
          </table:table-cell>
          <table:table-cell table:style-name="ce61" table:formula="of:=[.J9]-[.J28]" office:value-type="float" office:value="0.744438000000002" calcext:value-type="float">
            <text:p>0.744</text:p>
          </table:table-cell>
          <table:table-cell table:style-name="ce61" table:formula="of:=AVERAGE([.L9];[.L28])" office:value-type="float" office:value="0.48288408" calcext:value-type="float">
            <text:p>0.483</text:p>
          </table:table-cell>
          <table:table-cell table:style-name="ce61" table:formula="of:=[.L9]-[.L28]" office:value-type="float" office:value="-0.00423158000000001" calcext:value-type="float">
            <text:p>-0.004</text:p>
          </table:table-cell>
          <table:table-cell table:style-name="ce61" table:formula="of:=AVERAGE([.N9];[.N28])" office:value-type="float" office:value="28.352229" calcext:value-type="float">
            <text:p>28.352</text:p>
          </table:table-cell>
          <table:table-cell table:style-name="ce61" table:formula="of:=[.N9]-[.N28]" office:value-type="float" office:value="0.035342" calcext:value-type="float">
            <text:p>0.035</text:p>
          </table:table-cell>
          <table:table-cell table:number-columns-repeated="16"/>
        </table:table-row>
        <table:table-row table:style-name="ro3">
          <table:table-cell table:style-name="ce38" office:value-type="string" calcext:value-type="string">
            <text:p>*1941787*</text:p>
          </table:table-cell>
          <table:table-cell table:style-name="ce61" table:formula="of:=AVERAGE([.B10];[.B29])" office:value-type="float" office:value="68.5585745" calcext:value-type="float">
            <text:p>68.559</text:p>
          </table:table-cell>
          <table:table-cell table:style-name="ce61" table:formula="of:=[.B10]-[.B29]" office:value-type="float" office:value="-0.0759350000000012" calcext:value-type="float">
            <text:p>-0.076</text:p>
          </table:table-cell>
          <table:table-cell table:style-name="ce61" table:formula="of:=AVERAGE([.D10];[.D29])" office:value-type="float" office:value="0.63967076" calcext:value-type="float">
            <text:p>0.640</text:p>
          </table:table-cell>
          <table:table-cell table:style-name="ce61" table:formula="of:=[.D10]-[.D29]" office:value-type="float" office:value="0.00278263999999995" calcext:value-type="float">
            <text:p>0.003</text:p>
          </table:table-cell>
          <table:table-cell table:style-name="ce61" table:formula="of:=AVERAGE([.F10];[.F29])" office:value-type="float" office:value="40.2457985" calcext:value-type="float">
            <text:p>40.246</text:p>
          </table:table-cell>
          <table:table-cell table:style-name="ce61" table:formula="of:=[.F10]-[.F29]" office:value-type="float" office:value="0.270527000000001" calcext:value-type="float">
            <text:p>0.271</text:p>
          </table:table-cell>
          <table:table-cell/>
          <table:table-cell table:style-name="ce38" office:value-type="string" calcext:value-type="string">
            <text:p>*1941787*</text:p>
          </table:table-cell>
          <table:table-cell table:style-name="ce61" table:formula="of:=AVERAGE([.J10];[.J29])" office:value-type="float" office:value="82.430538" calcext:value-type="float">
            <text:p>82.431</text:p>
          </table:table-cell>
          <table:table-cell table:style-name="ce61" table:formula="of:=[.J10]-[.J29]" office:value-type="float" office:value="0.260536000000002" calcext:value-type="float">
            <text:p>0.261</text:p>
          </table:table-cell>
          <table:table-cell table:style-name="ce61" table:formula="of:=AVERAGE([.L10];[.L29])" office:value-type="float" office:value="0.447259335" calcext:value-type="float">
            <text:p>0.447</text:p>
          </table:table-cell>
          <table:table-cell table:style-name="ce61" table:formula="of:=[.L10]-[.L29]" office:value-type="float" office:value="0.00317412999999994" calcext:value-type="float">
            <text:p>0.003</text:p>
          </table:table-cell>
          <table:table-cell table:style-name="ce61" table:formula="of:=AVERAGE([.N10];[.N29])" office:value-type="float" office:value="29.3825465" calcext:value-type="float">
            <text:p>29.383</text:p>
          </table:table-cell>
          <table:table-cell table:style-name="ce61" table:formula="of:=[.N10]-[.N29]" office:value-type="float" office:value="-0.00175699999999779" calcext:value-type="float">
            <text:p>-0.002</text:p>
          </table:table-cell>
          <table:table-cell table:number-columns-repeated="16"/>
        </table:table-row>
        <table:table-row table:style-name="ro3">
          <table:table-cell table:style-name="ce38" office:value-type="string" calcext:value-type="string">
            <text:p>1941787_2</text:p>
          </table:table-cell>
          <table:table-cell table:style-name="ce61" table:formula="of:=AVERAGE([.B11];[.B30])" office:value-type="float" office:value="68.4919815" calcext:value-type="float">
            <text:p>68.492</text:p>
          </table:table-cell>
          <table:table-cell table:style-name="ce61" table:formula="of:=[.B11]-[.B30]" office:value-type="float" office:value="0.0690770000000072" calcext:value-type="float">
            <text:p>0.069</text:p>
          </table:table-cell>
          <table:table-cell table:style-name="ce61" table:formula="of:=AVERAGE([.D11];[.D30])" office:value-type="float" office:value="0.71743557" calcext:value-type="float">
            <text:p>0.717</text:p>
          </table:table-cell>
          <table:table-cell table:style-name="ce61" table:formula="of:=[.D11]-[.D30]" office:value-type="float" office:value="-0.000434459999999914" calcext:value-type="float">
            <text:p>0.000</text:p>
          </table:table-cell>
          <table:table-cell table:style-name="ce61" table:formula="of:=AVERAGE([.F11];[.F30])" office:value-type="float" office:value="40.7964995" calcext:value-type="float">
            <text:p>40.796</text:p>
          </table:table-cell>
          <table:table-cell table:style-name="ce61" table:formula="of:=[.F11]-[.F30]" office:value-type="float" office:value="-0.276585000000004" calcext:value-type="float">
            <text:p>-0.277</text:p>
          </table:table-cell>
          <table:table-cell/>
          <table:table-cell table:style-name="ce38" office:value-type="string" calcext:value-type="string">
            <text:p>1941787_2</text:p>
          </table:table-cell>
          <table:table-cell table:style-name="ce61" table:formula="of:=AVERAGE([.J11];[.J30])" office:value-type="float" office:value="82.782238" calcext:value-type="float">
            <text:p>82.782</text:p>
          </table:table-cell>
          <table:table-cell table:style-name="ce61" table:formula="of:=[.J11]-[.J30]" office:value-type="float" office:value="0.0751259999999974" calcext:value-type="float">
            <text:p>0.075</text:p>
          </table:table-cell>
          <table:table-cell table:style-name="ce61" table:formula="of:=AVERAGE([.L11];[.L30])" office:value-type="float" office:value="0.503449915" calcext:value-type="float">
            <text:p>0.503</text:p>
          </table:table-cell>
          <table:table-cell table:style-name="ce61" table:formula="of:=[.L11]-[.L30]" office:value-type="float" office:value="-0.01178777" calcext:value-type="float">
            <text:p>-0.012</text:p>
          </table:table-cell>
          <table:table-cell table:style-name="ce61" table:formula="of:=AVERAGE([.N11];[.N30])" office:value-type="float" office:value="30.423618" calcext:value-type="float">
            <text:p>30.424</text:p>
          </table:table-cell>
          <table:table-cell table:style-name="ce61" table:formula="of:=[.N11]-[.N30]" office:value-type="float" office:value="-0.344691999999998" calcext:value-type="float">
            <text:p>-0.345</text:p>
          </table:table-cell>
          <table:table-cell table:number-columns-repeated="16"/>
        </table:table-row>
        <table:table-row table:style-name="ro3">
          <table:table-cell table:style-name="ce38" office:value-type="float" office:value="1988356" calcext:value-type="float">
            <text:p>1988356</text:p>
          </table:table-cell>
          <table:table-cell table:style-name="ce61" table:formula="of:=AVERAGE([.B12];[.B31])" office:value-type="float" office:value="68.294342" calcext:value-type="float">
            <text:p>68.294</text:p>
          </table:table-cell>
          <table:table-cell table:style-name="ce61" table:formula="of:=[.B12]-[.B31]" office:value-type="float" office:value="0.104705999999993" calcext:value-type="float">
            <text:p>0.105</text:p>
          </table:table-cell>
          <table:table-cell table:style-name="ce61" table:formula="of:=AVERAGE([.D12];[.D31])" office:value-type="float" office:value="0.6910094" calcext:value-type="float">
            <text:p>0.691</text:p>
          </table:table-cell>
          <table:table-cell table:style-name="ce61" table:formula="of:=[.D12]-[.D31]" office:value-type="float" office:value="0.02040446" calcext:value-type="float">
            <text:p>0.020</text:p>
          </table:table-cell>
          <table:table-cell table:style-name="ce61" table:formula="of:=AVERAGE([.F12];[.F31])" office:value-type="float" office:value="40.1644575" calcext:value-type="float">
            <text:p>40.164</text:p>
          </table:table-cell>
          <table:table-cell table:style-name="ce61" table:formula="of:=[.F12]-[.F31]" office:value-type="float" office:value="0.355145" calcext:value-type="float">
            <text:p>0.355</text:p>
          </table:table-cell>
          <table:table-cell/>
          <table:table-cell table:style-name="ce38" office:value-type="float" office:value="1988356" calcext:value-type="float">
            <text:p>1988356</text:p>
          </table:table-cell>
          <table:table-cell table:style-name="ce61" table:formula="of:=AVERAGE([.J12];[.J31])" office:value-type="float" office:value="86.019428" calcext:value-type="float">
            <text:p>86.019</text:p>
          </table:table-cell>
          <table:table-cell table:style-name="ce61" table:formula="of:=[.J12]-[.J31]" office:value-type="float" office:value="-0.290840000000003" calcext:value-type="float">
            <text:p>-0.291</text:p>
          </table:table-cell>
          <table:table-cell table:style-name="ce61" table:formula="of:=AVERAGE([.L12];[.L31])" office:value-type="float" office:value="0.47302581" calcext:value-type="float">
            <text:p>0.473</text:p>
          </table:table-cell>
          <table:table-cell table:style-name="ce61" table:formula="of:=[.L12]-[.L31]" office:value-type="float" office:value="0.01344988" calcext:value-type="float">
            <text:p>0.013</text:p>
          </table:table-cell>
          <table:table-cell table:style-name="ce61" table:formula="of:=AVERAGE([.N12];[.N31])" office:value-type="float" office:value="27.401129" calcext:value-type="float">
            <text:p>27.401</text:p>
          </table:table-cell>
          <table:table-cell table:style-name="ce61" table:formula="of:=[.N12]-[.N31]" office:value-type="float" office:value="0.615822000000001" calcext:value-type="float">
            <text:p>0.616</text:p>
          </table:table-cell>
          <table:table-cell table:number-columns-repeated="16"/>
        </table:table-row>
        <table:table-row table:style-name="ro3">
          <table:table-cell table:style-name="ce38" office:value-type="float" office:value="2615341" calcext:value-type="float">
            <text:p>2615341</text:p>
          </table:table-cell>
          <table:table-cell table:style-name="ce61" table:formula="of:=AVERAGE([.B13];[.B32])" office:value-type="float" office:value="68.593681" calcext:value-type="float">
            <text:p>68.594</text:p>
          </table:table-cell>
          <table:table-cell table:style-name="ce61" table:formula="of:=[.B13]-[.B32]" office:value-type="float" office:value="0.255722000000006" calcext:value-type="float">
            <text:p>0.256</text:p>
          </table:table-cell>
          <table:table-cell table:style-name="ce61" table:formula="of:=AVERAGE([.D13];[.D32])" office:value-type="float" office:value="0.697114255" calcext:value-type="float">
            <text:p>0.697</text:p>
          </table:table-cell>
          <table:table-cell table:style-name="ce61" table:formula="of:=[.D13]-[.D32]" office:value-type="float" office:value="0.00029378999999996" calcext:value-type="float">
            <text:p>0.000</text:p>
          </table:table-cell>
          <table:table-cell table:style-name="ce61" table:formula="of:=AVERAGE([.F13];[.F32])" office:value-type="float" office:value="40.0091745" calcext:value-type="float">
            <text:p>40.009</text:p>
          </table:table-cell>
          <table:table-cell table:style-name="ce61" table:formula="of:=[.F13]-[.F32]" office:value-type="float" office:value="0.427398999999994" calcext:value-type="float">
            <text:p>0.427</text:p>
          </table:table-cell>
          <table:table-cell/>
          <table:table-cell table:style-name="ce38" office:value-type="float" office:value="2615341" calcext:value-type="float">
            <text:p>2615341</text:p>
          </table:table-cell>
          <table:table-cell table:style-name="ce61" table:formula="of:=AVERAGE([.J13];[.J32])" office:value-type="float" office:value="81.854824" calcext:value-type="float">
            <text:p>81.855</text:p>
          </table:table-cell>
          <table:table-cell table:style-name="ce61" table:formula="of:=[.J13]-[.J32]" office:value-type="float" office:value="0.868049999999997" calcext:value-type="float">
            <text:p>0.868</text:p>
          </table:table-cell>
          <table:table-cell table:style-name="ce61" table:formula="of:=AVERAGE([.L13];[.L32])" office:value-type="float" office:value="0.49259277" calcext:value-type="float">
            <text:p>0.493</text:p>
          </table:table-cell>
          <table:table-cell table:style-name="ce61" table:formula="of:=[.L13]-[.L32]" office:value-type="float" office:value="-0.00731698000000003" calcext:value-type="float">
            <text:p>-0.007</text:p>
          </table:table-cell>
          <table:table-cell table:style-name="ce61" table:formula="of:=AVERAGE([.N13];[.N32])" office:value-type="float" office:value="29.6674315" calcext:value-type="float">
            <text:p>29.667</text:p>
          </table:table-cell>
          <table:table-cell table:style-name="ce61" table:formula="of:=[.N13]-[.N32]" office:value-type="float" office:value="0.147458999999998" calcext:value-type="float">
            <text:p>0.147</text:p>
          </table:table-cell>
          <table:table-cell table:number-columns-repeated="16"/>
        </table:table-row>
        <table:table-row table:style-name="ro3">
          <table:table-cell table:style-name="ce38" office:value-type="float" office:value="2691136" calcext:value-type="float">
            <text:p>2691136</text:p>
          </table:table-cell>
          <table:table-cell table:style-name="ce61" table:formula="of:=AVERAGE([.B14];[.B33])" office:value-type="float" office:value="68.6076545" calcext:value-type="float">
            <text:p>68.608</text:p>
          </table:table-cell>
          <table:table-cell table:style-name="ce61" table:formula="of:=[.B14]-[.B33]" office:value-type="float" office:value="-0.0248649999999913" calcext:value-type="float">
            <text:p>-0.025</text:p>
          </table:table-cell>
          <table:table-cell table:style-name="ce61" table:formula="of:=AVERAGE([.D14];[.D33])" office:value-type="float" office:value="0.711338405" calcext:value-type="float">
            <text:p>0.711</text:p>
          </table:table-cell>
          <table:table-cell table:style-name="ce61" table:formula="of:=[.D14]-[.D33]" office:value-type="float" office:value="-0.01886773" calcext:value-type="float">
            <text:p>-0.019</text:p>
          </table:table-cell>
          <table:table-cell table:style-name="ce61" table:formula="of:=AVERAGE([.F14];[.F33])" office:value-type="float" office:value="41.220913" calcext:value-type="float">
            <text:p>41.221</text:p>
          </table:table-cell>
          <table:table-cell table:style-name="ce61" table:formula="of:=[.F14]-[.F33]" office:value-type="float" office:value="-0.324729999999995" calcext:value-type="float">
            <text:p>-0.325</text:p>
          </table:table-cell>
          <table:table-cell/>
          <table:table-cell table:style-name="ce38" office:value-type="float" office:value="2691136" calcext:value-type="float">
            <text:p>2691136</text:p>
          </table:table-cell>
          <table:table-cell table:style-name="ce61" table:formula="of:=AVERAGE([.J14];[.J33])" office:value-type="float" office:value="82.72068" calcext:value-type="float">
            <text:p>82.721</text:p>
          </table:table-cell>
          <table:table-cell table:style-name="ce61" table:formula="of:=[.J14]-[.J33]" office:value-type="float" office:value="0.817078000000009" calcext:value-type="float">
            <text:p>0.817</text:p>
          </table:table-cell>
          <table:table-cell table:style-name="ce61" table:formula="of:=AVERAGE([.L14];[.L33])" office:value-type="float" office:value="0.4900779" calcext:value-type="float">
            <text:p>0.490</text:p>
          </table:table-cell>
          <table:table-cell table:style-name="ce61" table:formula="of:=[.L14]-[.L33]" office:value-type="float" office:value="-0.0193992" calcext:value-type="float">
            <text:p>-0.019</text:p>
          </table:table-cell>
          <table:table-cell table:style-name="ce61" table:formula="of:=AVERAGE([.N14];[.N33])" office:value-type="float" office:value="29.217671" calcext:value-type="float">
            <text:p>29.218</text:p>
          </table:table-cell>
          <table:table-cell table:style-name="ce61" table:formula="of:=[.N14]-[.N33]" office:value-type="float" office:value="-0.0753459999999997" calcext:value-type="float">
            <text:p>-0.075</text:p>
          </table:table-cell>
          <table:table-cell table:number-columns-repeated="16"/>
        </table:table-row>
        <table:table-row table:style-name="ro3">
          <table:table-cell table:style-name="ce38" office:value-type="float" office:value="2803151" calcext:value-type="float">
            <text:p>2803151</text:p>
          </table:table-cell>
          <table:table-cell table:style-name="ce61" table:formula="of:=AVERAGE([.B15];[.B34])" office:value-type="float" office:value="68.272171" calcext:value-type="float">
            <text:p>68.272</text:p>
          </table:table-cell>
          <table:table-cell table:style-name="ce61" table:formula="of:=[.B15]-[.B34]" office:value-type="float" office:value="-0.0175940000000026" calcext:value-type="float">
            <text:p>-0.018</text:p>
          </table:table-cell>
          <table:table-cell table:style-name="ce61" table:formula="of:=AVERAGE([.D15];[.D34])" office:value-type="float" office:value="0.681975185" calcext:value-type="float">
            <text:p>0.682</text:p>
          </table:table-cell>
          <table:table-cell table:style-name="ce61" table:formula="of:=[.D15]-[.D34]" office:value-type="float" office:value="0.00584567000000003" calcext:value-type="float">
            <text:p>0.006</text:p>
          </table:table-cell>
          <table:table-cell table:style-name="ce61" table:formula="of:=AVERAGE([.F15];[.F34])" office:value-type="float" office:value="40.801342" calcext:value-type="float">
            <text:p>40.801</text:p>
          </table:table-cell>
          <table:table-cell table:style-name="ce61" table:formula="of:=[.F15]-[.F34]" office:value-type="float" office:value="-0.015900000000002" calcext:value-type="float">
            <text:p>-0.016</text:p>
          </table:table-cell>
          <table:table-cell/>
          <table:table-cell table:style-name="ce38" office:value-type="float" office:value="2803151" calcext:value-type="float">
            <text:p>2803151</text:p>
          </table:table-cell>
          <table:table-cell table:style-name="ce61" table:formula="of:=AVERAGE([.J15];[.J34])" office:value-type="float" office:value="82.432804" calcext:value-type="float">
            <text:p>82.433</text:p>
          </table:table-cell>
          <table:table-cell table:style-name="ce61" table:formula="of:=[.J15]-[.J34]" office:value-type="float" office:value="-0.377113999999992" calcext:value-type="float">
            <text:p>-0.377</text:p>
          </table:table-cell>
          <table:table-cell table:style-name="ce61" table:formula="of:=AVERAGE([.L15];[.L34])" office:value-type="float" office:value="0.493991745" calcext:value-type="float">
            <text:p>0.494</text:p>
          </table:table-cell>
          <table:table-cell table:style-name="ce61" table:formula="of:=[.L15]-[.L34]" office:value-type="float" office:value="0.00222762999999998" calcext:value-type="float">
            <text:p>0.002</text:p>
          </table:table-cell>
          <table:table-cell table:style-name="ce61" table:formula="of:=AVERAGE([.N15];[.N34])" office:value-type="float" office:value="29.2294415" calcext:value-type="float">
            <text:p>29.229</text:p>
          </table:table-cell>
          <table:table-cell table:style-name="ce61" table:formula="of:=[.N15]-[.N34]" office:value-type="float" office:value="-0.512948999999999" calcext:value-type="float">
            <text:p>-0.513</text:p>
          </table:table-cell>
          <table:table-cell table:number-columns-repeated="16"/>
        </table:table-row>
        <table:table-row table:style-name="ro3">
          <table:table-cell table:style-name="ce39" office:value-type="float" office:value="2912194" calcext:value-type="float">
            <text:p>2912194</text:p>
          </table:table-cell>
          <table:table-cell table:style-name="ce61" table:formula="of:=AVERAGE([.B16];[.B35])" office:value-type="float" office:value="68.6678045" calcext:value-type="float">
            <text:p>68.668</text:p>
          </table:table-cell>
          <table:table-cell table:style-name="ce61" table:formula="of:=[.B16]-[.B35]" office:value-type="float" office:value="0.250174999999999" calcext:value-type="float">
            <text:p>0.250</text:p>
          </table:table-cell>
          <table:table-cell table:style-name="ce61" table:formula="of:=AVERAGE([.D16];[.D35])" office:value-type="float" office:value="0.714503195" calcext:value-type="float">
            <text:p>0.715</text:p>
          </table:table-cell>
          <table:table-cell table:style-name="ce61" table:formula="of:=[.D16]-[.D35]" office:value-type="float" office:value="-0.00649612999999993" calcext:value-type="float">
            <text:p>-0.006</text:p>
          </table:table-cell>
          <table:table-cell table:style-name="ce61" table:formula="of:=AVERAGE([.F16];[.F35])" office:value-type="float" office:value="40.1554775" calcext:value-type="float">
            <text:p>40.155</text:p>
          </table:table-cell>
          <table:table-cell table:style-name="ce61" table:formula="of:=[.F16]-[.F35]" office:value-type="float" office:value="0.0882989999999992" calcext:value-type="float">
            <text:p>0.088</text:p>
          </table:table-cell>
          <table:table-cell/>
          <table:table-cell table:style-name="ce39" office:value-type="float" office:value="2912194" calcext:value-type="float">
            <text:p>2912194</text:p>
          </table:table-cell>
          <table:table-cell table:style-name="ce61" table:formula="of:=AVERAGE([.J16];[.J35])" office:value-type="float" office:value="83.3591195" calcext:value-type="float">
            <text:p>83.359</text:p>
          </table:table-cell>
          <table:table-cell table:style-name="ce61" table:formula="of:=[.J16]-[.J35]" office:value-type="float" office:value="0.639578999999998" calcext:value-type="float">
            <text:p>0.640</text:p>
          </table:table-cell>
          <table:table-cell table:style-name="ce61" table:formula="of:=AVERAGE([.L16];[.L35])" office:value-type="float" office:value="0.494358005" calcext:value-type="float">
            <text:p>0.494</text:p>
          </table:table-cell>
          <table:table-cell table:style-name="ce61" table:formula="of:=[.L16]-[.L35]" office:value-type="float" office:value="-0.00280267000000001" calcext:value-type="float">
            <text:p>-0.003</text:p>
          </table:table-cell>
          <table:table-cell table:style-name="ce61" table:formula="of:=AVERAGE([.N16];[.N35])" office:value-type="float" office:value="28.7004135" calcext:value-type="float">
            <text:p>28.700</text:p>
          </table:table-cell>
          <table:table-cell table:style-name="ce61" table:formula="of:=[.N16]-[.N35]" office:value-type="float" office:value="0.403185000000001" calcext:value-type="float">
            <text:p>0.40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D</text:p>
          </table:table-cell>
          <table:table-cell table:style-name="ce64"/>
          <table:table-cell table:style-name="ce64" table:formula="of:=STDEV([.C59:.C69])" office:value-type="float" office:value="0.154949757235986" calcext:value-type="float">
            <text:p>0.1549</text:p>
          </table:table-cell>
          <table:table-cell table:style-name="ce64"/>
          <table:table-cell table:style-name="ce64" table:formula="of:=STDEV([.E59:.E69])" office:value-type="float" office:value="0.0163303336305754" calcext:value-type="float">
            <text:p>0.0163</text:p>
          </table:table-cell>
          <table:table-cell table:style-name="ce64"/>
          <table:table-cell table:style-name="ce64" table:formula="of:=STDEV([.G59:.G69])" office:value-type="float" office:value="0.310000271091259" calcext:value-type="float">
            <text:p>0.3100</text:p>
          </table:table-cell>
          <table:table-cell/>
          <table:table-cell office:value-type="string" calcext:value-type="string">
            <text:p>SD</text:p>
          </table:table-cell>
          <table:table-cell table:style-name="ce64"/>
          <table:table-cell table:style-name="ce64" table:formula="of:=STDEV([.K59:.K69])" office:value-type="float" office:value="0.476450358440052" calcext:value-type="float">
            <text:p>0.4765</text:p>
          </table:table-cell>
          <table:table-cell table:style-name="ce64"/>
          <table:table-cell table:style-name="ce64" table:formula="of:=STDEV([.M59:.M69])" office:value-type="float" office:value="0.0117903310932425" calcext:value-type="float">
            <text:p>0.0118</text:p>
          </table:table-cell>
          <table:table-cell table:style-name="ce64"/>
          <table:table-cell table:style-name="ce64" table:formula="of:=STDEV([.O59:.O69])" office:value-type="float" office:value="0.325452007536008" calcext:value-type="float">
            <text:p>0.3255</text:p>
          </table:table-cell>
          <table:table-cell table:number-columns-repeated="16"/>
        </table:table-row>
        <table:table-row table:style-name="ro1">
          <table:table-cell table:style-name="ce54" office:value-type="string" calcext:value-type="string">
            <text:p>mean</text:p>
          </table:table-cell>
          <table:table-cell table:style-name="ce63"/>
          <table:table-cell table:style-name="ce63" table:formula="of:=AVERAGE([.C59:.C69])" office:value-type="float" office:value="0.0856579090909109" calcext:value-type="float">
            <text:p>0.0857</text:p>
          </table:table-cell>
          <table:table-cell table:style-name="ce63"/>
          <table:table-cell table:style-name="ce63" table:formula="of:=AVERAGE([.E59:.E69])" office:value-type="float" office:value="-0.00144709272727273" calcext:value-type="float">
            <text:p>-0.0014</text:p>
          </table:table-cell>
          <table:table-cell table:style-name="ce63"/>
          <table:table-cell table:style-name="ce63" table:formula="of:=AVERAGE([.G59:.G69])" office:value-type="float" office:value="-0.0588216363636372" calcext:value-type="float">
            <text:p>-0.0588</text:p>
          </table:table-cell>
          <table:table-cell/>
          <table:table-cell table:style-name="ce54" office:value-type="string" calcext:value-type="string">
            <text:p>mean</text:p>
          </table:table-cell>
          <table:table-cell table:style-name="ce63"/>
          <table:table-cell table:style-name="ce63" table:formula="of:=AVERAGE([.K59:.K69])" office:value-type="float" office:value="0.346802363636365" calcext:value-type="float">
            <text:p>0.3468</text:p>
          </table:table-cell>
          <table:table-cell table:style-name="ce63"/>
          <table:table-cell table:style-name="ce63" table:formula="of:=AVERAGE([.M59:.M69])" office:value-type="float" office:value="-0.00413425000000002" calcext:value-type="float">
            <text:p>-0.0041</text:p>
          </table:table-cell>
          <table:table-cell table:style-name="ce63"/>
          <table:table-cell table:style-name="ce63" table:formula="of:=AVERAGE([.O59:.O69])" office:value-type="float" office:value="0.0412917272727278" calcext:value-type="float">
            <text:p>0.041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up_CI</text:p>
          </table:table-cell>
          <table:table-cell table:style-name="ce64"/>
          <table:table-cell table:style-name="ce64" table:formula="of:=[.C71]+1.96*[.C70]" office:value-type="float" office:value="0.389359433273443" calcext:value-type="float">
            <text:p>0.3894</text:p>
          </table:table-cell>
          <table:table-cell table:style-name="ce63"/>
          <table:table-cell table:style-name="ce64" table:formula="of:=[.E71]+1.96*[.E70]" office:value-type="float" office:value="0.030560361188655" calcext:value-type="float">
            <text:p>0.0306</text:p>
          </table:table-cell>
          <table:table-cell table:style-name="ce63"/>
          <table:table-cell table:style-name="ce64" table:formula="of:=[.G71]+1.96*[.G70]" office:value-type="float" office:value="0.548778894975231" calcext:value-type="float">
            <text:p>0.5488</text:p>
          </table:table-cell>
          <table:table-cell/>
          <table:table-cell office:value-type="string" calcext:value-type="string">
            <text:p>up_CI</text:p>
          </table:table-cell>
          <table:table-cell table:style-name="ce64"/>
          <table:table-cell table:style-name="ce64" table:formula="of:=[.K71]+1.96*[.K70]" office:value-type="float" office:value="1.28064506617887" calcext:value-type="float">
            <text:p>1.2806</text:p>
          </table:table-cell>
          <table:table-cell table:style-name="ce63"/>
          <table:table-cell table:style-name="ce64" table:formula="of:=[.M71]+1.96*[.M70]" office:value-type="float" office:value="0.0189747989427552" calcext:value-type="float">
            <text:p>0.0190</text:p>
          </table:table-cell>
          <table:table-cell table:style-name="ce63"/>
          <table:table-cell table:style-name="ce64" table:formula="of:=[.O71]+1.96*[.O70]" office:value-type="float" office:value="0.679177662043304" calcext:value-type="float">
            <text:p>0.6792</text:p>
          </table:table-cell>
          <table:table-cell table:number-columns-repeated="16"/>
        </table:table-row>
        <table:table-row table:style-name="ro1">
          <table:table-cell table:style-name="ce45" office:value-type="string" calcext:value-type="string">
            <text:p>low_CI</text:p>
          </table:table-cell>
          <table:table-cell/>
          <table:table-cell table:formula="of:=[.C71]-1.96*[.C70]" office:value-type="float" office:value="-0.218043615091622" calcext:value-type="float">
            <text:p>-0.218043615091622</text:p>
          </table:table-cell>
          <table:table-cell/>
          <table:table-cell table:formula="of:=[.E71]-1.96*[.E70]" office:value-type="float" office:value="-0.0334545466432005" calcext:value-type="float">
            <text:p>-0.033454546643201</text:p>
          </table:table-cell>
          <table:table-cell/>
          <table:table-cell table:formula="of:=[.G71]-1.96*[.G70]" office:value-type="float" office:value="-0.666422167702505" calcext:value-type="float">
            <text:p>-0.666422167702505</text:p>
          </table:table-cell>
          <table:table-cell/>
          <table:table-cell table:style-name="ce45" office:value-type="string" calcext:value-type="string">
            <text:p>low_CI</text:p>
          </table:table-cell>
          <table:table-cell/>
          <table:table-cell table:formula="of:=[.K71]-1.96*[.K70]" office:value-type="float" office:value="-0.587040338906138" calcext:value-type="float">
            <text:p>-0.587040338906138</text:p>
          </table:table-cell>
          <table:table-cell/>
          <table:table-cell table:formula="of:=[.M71]-1.96*[.M70]" office:value-type="float" office:value="-0.0272432989427552" calcext:value-type="float">
            <text:p>-0.027243298942755</text:p>
          </table:table-cell>
          <table:table-cell/>
          <table:table-cell table:formula="of:=[.O71]-1.96*[.O70]" office:value-type="float" office:value="-0.596594207497849" calcext:value-type="float">
            <text:p>-0.596594207497849</text:p>
          </table:table-cell>
          <table:table-cell table:number-columns-repeated="16"/>
        </table:table-row>
        <table:table-row table:style-name="ro1">
          <table:table-cell/>
          <table:table-cell table:style-name="ce11" office:value-type="string" calcext:value-type="string">
            <text:p>PD</text:p>
          </table:table-cell>
          <table:table-cell table:style-name="ce11"/>
          <table:table-cell table:style-name="ce11" office:value-type="string" calcext:value-type="string">
            <text:p>R1</text:p>
          </table:table-cell>
          <table:table-cell table:style-name="ce11"/>
          <table:table-cell table:style-name="ce11" office:value-type="string" calcext:value-type="string">
            <text:p>R2s</text:p>
          </table:table-cell>
          <table:table-cell table:style-name="ce11"/>
          <table:table-cell table:number-columns-repeated="2"/>
          <table:table-cell table:style-name="ce11" office:value-type="string" calcext:value-type="string">
            <text:p>PD</text:p>
          </table:table-cell>
          <table:table-cell table:style-name="ce11"/>
          <table:table-cell table:style-name="ce11" office:value-type="string" calcext:value-type="string">
            <text:p>R1</text:p>
          </table:table-cell>
          <table:table-cell table:style-name="ce11"/>
          <table:table-cell table:style-name="ce11" office:value-type="string" calcext:value-type="string">
            <text:p>R2s</text:p>
          </table:table-cell>
          <table:table-cell table:style-name="ce11"/>
          <table:table-cell table:number-columns-repeated="16"/>
        </table:table-row>
        <table:table-row table:style-name="ro1">
          <table:table-cell table:number-columns-repeated="31"/>
        </table:table-row>
        <table:table-row table:style-name="ro3">
          <table:table-cell/>
          <table:table-cell table:style-name="ce59" table:number-columns-repeated="6"/>
          <table:table-cell table:number-columns-repeated="2"/>
          <table:table-cell table:style-name="ce59" table:number-columns-repeated="6"/>
          <table:table-cell table:number-columns-repeated="16"/>
        </table:table-row>
        <table:table-row table:style-name="ro7">
          <table:table-cell table:style-name="ce37" office:value-type="string" calcext:value-type="string">
            <text:p>Participant </text:p>
          </table:table-cell>
          <table:table-cell table:style-name="ce60" office:value-type="string" calcext:value-type="string">
            <text:p>mean</text:p>
          </table:table-cell>
          <table:table-cell table:style-name="ce60" office:value-type="string" calcext:value-type="string">
            <text:p>difference</text:p>
          </table:table-cell>
          <table:table-cell table:style-name="ce60" office:value-type="string" calcext:value-type="string">
            <text:p>mean</text:p>
          </table:table-cell>
          <table:table-cell table:style-name="ce60" office:value-type="string" calcext:value-type="string">
            <text:p>difference</text:p>
          </table:table-cell>
          <table:table-cell table:style-name="ce60" office:value-type="string" calcext:value-type="string">
            <text:p>mean</text:p>
          </table:table-cell>
          <table:table-cell table:style-name="ce60" office:value-type="string" calcext:value-type="string">
            <text:p>difference</text:p>
          </table:table-cell>
          <table:table-cell/>
          <table:table-cell table:style-name="ce37" office:value-type="string" calcext:value-type="string">
            <text:p>Participant </text:p>
          </table:table-cell>
          <table:table-cell table:style-name="ce60" office:value-type="string" calcext:value-type="string">
            <text:p>mean</text:p>
          </table:table-cell>
          <table:table-cell table:style-name="ce60" office:value-type="string" calcext:value-type="string">
            <text:p>difference</text:p>
          </table:table-cell>
          <table:table-cell table:style-name="ce60" office:value-type="string" calcext:value-type="string">
            <text:p>mean</text:p>
          </table:table-cell>
          <table:table-cell table:style-name="ce60" office:value-type="string" calcext:value-type="string">
            <text:p>difference</text:p>
          </table:table-cell>
          <table:table-cell table:style-name="ce60" office:value-type="string" calcext:value-type="string">
            <text:p>mean</text:p>
          </table:table-cell>
          <table:table-cell table:style-name="ce60" office:value-type="string" calcext:value-type="string">
            <text:p>difference</text:p>
          </table:table-cell>
          <table:table-cell table:number-columns-repeated="16"/>
        </table:table-row>
        <table:table-row table:style-name="ro3">
          <table:table-cell table:style-name="ce38" office:value-type="string" calcext:value-type="string">
            <text:p>08088b3</text:p>
          </table:table-cell>
          <table:table-cell table:style-name="ce61" table:formula="of:=AVERAGE([.C6];[.C25])" office:value-type="float" office:value="68.526398" calcext:value-type="float">
            <text:p>68.526</text:p>
          </table:table-cell>
          <table:table-cell table:style-name="ce61" table:formula="of:=[.C6]-[.C25]" office:value-type="float" office:value="0.00373799999999846" calcext:value-type="float">
            <text:p>0.004</text:p>
          </table:table-cell>
          <table:table-cell table:style-name="ce61" table:formula="of:=AVERAGE([.E6];[.E25])" office:value-type="float" office:value="0.696687015" calcext:value-type="float">
            <text:p>0.697</text:p>
          </table:table-cell>
          <table:table-cell table:style-name="ce61" table:formula="of:=[.E6]-[.E25]" office:value-type="float" office:value="0.02598411" calcext:value-type="float">
            <text:p>0.026</text:p>
          </table:table-cell>
          <table:table-cell table:style-name="ce61" table:formula="of:=AVERAGE([.G6];[.G25])" office:value-type="float" office:value="40.288172" calcext:value-type="float">
            <text:p>40.288</text:p>
          </table:table-cell>
          <table:table-cell table:style-name="ce61" table:formula="of:=[.G6]-[.G25]" office:value-type="float" office:value="-0.313328000000006" calcext:value-type="float">
            <text:p>-0.313</text:p>
          </table:table-cell>
          <table:table-cell/>
          <table:table-cell table:style-name="ce38" office:value-type="string" calcext:value-type="string">
            <text:p>08088b3</text:p>
          </table:table-cell>
          <table:table-cell table:style-name="ce61" table:formula="of:=AVERAGE([.K6];[.K25])" office:value-type="float" office:value="84.280987" calcext:value-type="float">
            <text:p>84.281</text:p>
          </table:table-cell>
          <table:table-cell table:style-name="ce61" table:formula="of:=[.K6]-[.K25]" office:value-type="float" office:value="0.0463940000000065" calcext:value-type="float">
            <text:p>0.046</text:p>
          </table:table-cell>
          <table:table-cell table:style-name="ce61" table:formula="of:=AVERAGE([.M6];[.M25])" office:value-type="float" office:value="0.48336938" calcext:value-type="float">
            <text:p>0.483</text:p>
          </table:table-cell>
          <table:table-cell table:style-name="ce61" table:formula="of:=[.M6]-[.M25]" office:value-type="float" office:value="0.0142662" calcext:value-type="float">
            <text:p>0.014</text:p>
          </table:table-cell>
          <table:table-cell table:style-name="ce61" table:formula="of:=AVERAGE([.O6];[.O25])" office:value-type="float" office:value="28.364031" calcext:value-type="float">
            <text:p>28.364</text:p>
          </table:table-cell>
          <table:table-cell table:style-name="ce61" table:formula="of:=[.O6]-[.O25]" office:value-type="float" office:value="-0.148426000000001" calcext:value-type="float">
            <text:p>-0.148</text:p>
          </table:table-cell>
          <table:table-cell table:number-columns-repeated="16"/>
        </table:table-row>
        <table:table-row table:style-name="ro3">
          <table:table-cell table:style-name="ce38" office:value-type="string" calcext:value-type="string">
            <text:p>286633c</text:p>
          </table:table-cell>
          <table:table-cell table:style-name="ce61" table:formula="of:=AVERAGE([.C7];[.C26])" office:value-type="float" office:value="68.6026345" calcext:value-type="float">
            <text:p>68.603</text:p>
          </table:table-cell>
          <table:table-cell table:style-name="ce61" table:formula="of:=[.C7]-[.C26]" office:value-type="float" office:value="0.440344999999994" calcext:value-type="float">
            <text:p>0.440</text:p>
          </table:table-cell>
          <table:table-cell table:style-name="ce61" table:formula="of:=AVERAGE([.E7];[.E26])" office:value-type="float" office:value="0.678200245" calcext:value-type="float">
            <text:p>0.678</text:p>
          </table:table-cell>
          <table:table-cell table:style-name="ce61" table:formula="of:=[.E7]-[.E26]" office:value-type="float" office:value="-0.01506603" calcext:value-type="float">
            <text:p>-0.015</text:p>
          </table:table-cell>
          <table:table-cell table:style-name="ce61" table:formula="of:=AVERAGE([.G7];[.G26])" office:value-type="float" office:value="40.177259" calcext:value-type="float">
            <text:p>40.177</text:p>
          </table:table-cell>
          <table:table-cell table:style-name="ce61" table:formula="of:=[.G7]-[.G26]" office:value-type="float" office:value="-2.172718" calcext:value-type="float">
            <text:p>-2.173</text:p>
          </table:table-cell>
          <table:table-cell/>
          <table:table-cell table:style-name="ce38" office:value-type="string" calcext:value-type="string">
            <text:p>286633c</text:p>
          </table:table-cell>
          <table:table-cell table:style-name="ce61" table:formula="of:=AVERAGE([.K7];[.K26])" office:value-type="float" office:value="82.055485" calcext:value-type="float">
            <text:p>82.055</text:p>
          </table:table-cell>
          <table:table-cell table:style-name="ce61" table:formula="of:=[.K7]-[.K26]" office:value-type="float" office:value="0.305549999999997" calcext:value-type="float">
            <text:p>0.306</text:p>
          </table:table-cell>
          <table:table-cell table:style-name="ce61" table:formula="of:=AVERAGE([.M7];[.M26])" office:value-type="float" office:value="0.477085385" calcext:value-type="float">
            <text:p>0.477</text:p>
          </table:table-cell>
          <table:table-cell table:style-name="ce61" table:formula="of:=[.M7]-[.M26]" office:value-type="float" office:value="-0.01122439" calcext:value-type="float">
            <text:p>-0.011</text:p>
          </table:table-cell>
          <table:table-cell table:style-name="ce61" table:formula="of:=AVERAGE([.O7];[.O26])" office:value-type="float" office:value="28.238586" calcext:value-type="float">
            <text:p>28.239</text:p>
          </table:table-cell>
          <table:table-cell table:style-name="ce61" table:formula="of:=[.O7]-[.O26]" office:value-type="float" office:value="-1.50774" calcext:value-type="float">
            <text:p>-1.508</text:p>
          </table:table-cell>
          <table:table-cell table:number-columns-repeated="16"/>
        </table:table-row>
        <table:table-row table:style-name="ro3">
          <table:table-cell table:style-name="ce38" office:value-type="float" office:value="1228809" calcext:value-type="float">
            <text:p>1228809</text:p>
          </table:table-cell>
          <table:table-cell table:style-name="ce61" table:formula="of:=AVERAGE([.C8];[.C27])" office:value-type="float" office:value="68.613842" calcext:value-type="float">
            <text:p>68.614</text:p>
          </table:table-cell>
          <table:table-cell table:style-name="ce61" table:formula="of:=[.C8]-[.C27]" office:value-type="float" office:value="-0.144050000000007" calcext:value-type="float">
            <text:p>-0.144</text:p>
          </table:table-cell>
          <table:table-cell table:style-name="ce61" table:formula="of:=AVERAGE([.E8];[.E27])" office:value-type="float" office:value="0.685196725" calcext:value-type="float">
            <text:p>0.685</text:p>
          </table:table-cell>
          <table:table-cell table:style-name="ce61" table:formula="of:=[.E8]-[.E27]" office:value-type="float" office:value="-0.0253536099999999" calcext:value-type="float">
            <text:p>-0.025</text:p>
          </table:table-cell>
          <table:table-cell table:style-name="ce61" table:formula="of:=AVERAGE([.G8];[.G27])" office:value-type="float" office:value="37.5032555" calcext:value-type="float">
            <text:p>37.503</text:p>
          </table:table-cell>
          <table:table-cell table:style-name="ce61" table:formula="of:=[.G8]-[.G27]" office:value-type="float" office:value="0.167918999999998" calcext:value-type="float">
            <text:p>0.168</text:p>
          </table:table-cell>
          <table:table-cell/>
          <table:table-cell table:style-name="ce38" office:value-type="float" office:value="1228809" calcext:value-type="float">
            <text:p>1228809</text:p>
          </table:table-cell>
          <table:table-cell table:style-name="ce61" table:formula="of:=AVERAGE([.K8];[.K27])" office:value-type="float" office:value="83.2024915" calcext:value-type="float">
            <text:p>83.202</text:p>
          </table:table-cell>
          <table:table-cell table:style-name="ce61" table:formula="of:=[.K8]-[.K27]" office:value-type="float" office:value="0.683028999999991" calcext:value-type="float">
            <text:p>0.683</text:p>
          </table:table-cell>
          <table:table-cell table:style-name="ce61" table:formula="of:=AVERAGE([.M8];[.M27])" office:value-type="float" office:value="0.490891205" calcext:value-type="float">
            <text:p>0.491</text:p>
          </table:table-cell>
          <table:table-cell table:style-name="ce61" table:formula="of:=[.M8]-[.M27]" office:value-type="float" office:value="-0.02113179" calcext:value-type="float">
            <text:p>-0.021</text:p>
          </table:table-cell>
          <table:table-cell table:style-name="ce61" table:formula="of:=AVERAGE([.O8];[.O27])" office:value-type="float" office:value="28.105323" calcext:value-type="float">
            <text:p>28.105</text:p>
          </table:table-cell>
          <table:table-cell table:style-name="ce61" table:formula="of:=[.O8]-[.O27]" office:value-type="float" office:value="0.322008" calcext:value-type="float">
            <text:p>0.322</text:p>
          </table:table-cell>
          <table:table-cell table:number-columns-repeated="16"/>
        </table:table-row>
        <table:table-row table:style-name="ro3">
          <table:table-cell table:style-name="ce38" office:value-type="float" office:value="1548408" calcext:value-type="float">
            <text:p>1548408</text:p>
          </table:table-cell>
          <table:table-cell table:style-name="ce61" table:formula="of:=AVERAGE([.C9];[.C28])" office:value-type="float" office:value="68.4162945" calcext:value-type="float">
            <text:p>68.416</text:p>
          </table:table-cell>
          <table:table-cell table:style-name="ce61" table:formula="of:=[.C9]-[.C28]" office:value-type="float" office:value="-0.112052999999989" calcext:value-type="float">
            <text:p>-0.112</text:p>
          </table:table-cell>
          <table:table-cell table:style-name="ce61" table:formula="of:=AVERAGE([.E9];[.E28])" office:value-type="float" office:value="0.69956252" calcext:value-type="float">
            <text:p>0.700</text:p>
          </table:table-cell>
          <table:table-cell table:style-name="ce61" table:formula="of:=[.E9]-[.E28]" office:value-type="float" office:value="-0.00115972000000009" calcext:value-type="float">
            <text:p>-0.001</text:p>
          </table:table-cell>
          <table:table-cell table:style-name="ce61" table:formula="of:=AVERAGE([.G9];[.G28])" office:value-type="float" office:value="39.028049" calcext:value-type="float">
            <text:p>39.028</text:p>
          </table:table-cell>
          <table:table-cell table:style-name="ce61" table:formula="of:=[.G9]-[.G28]" office:value-type="float" office:value="0.195076" calcext:value-type="float">
            <text:p>0.195</text:p>
          </table:table-cell>
          <table:table-cell/>
          <table:table-cell table:style-name="ce38" office:value-type="float" office:value="1548408" calcext:value-type="float">
            <text:p>1548408</text:p>
          </table:table-cell>
          <table:table-cell table:style-name="ce61" table:formula="of:=AVERAGE([.K9];[.K28])" office:value-type="float" office:value="84.570076" calcext:value-type="float">
            <text:p>84.570</text:p>
          </table:table-cell>
          <table:table-cell table:style-name="ce61" table:formula="of:=[.K9]-[.K28]" office:value-type="float" office:value="1.058976" calcext:value-type="float">
            <text:p>1.059</text:p>
          </table:table-cell>
          <table:table-cell table:style-name="ce61" table:formula="of:=AVERAGE([.M9];[.M28])" office:value-type="float" office:value="0.48389797" calcext:value-type="float">
            <text:p>0.484</text:p>
          </table:table-cell>
          <table:table-cell table:style-name="ce61" table:formula="of:=[.M9]-[.M28]" office:value-type="float" office:value="-0.00340345999999997" calcext:value-type="float">
            <text:p>-0.003</text:p>
          </table:table-cell>
          <table:table-cell table:style-name="ce61" table:formula="of:=AVERAGE([.O9];[.O28])" office:value-type="float" office:value="28.3363685" calcext:value-type="float">
            <text:p>28.336</text:p>
          </table:table-cell>
          <table:table-cell table:style-name="ce61" table:formula="of:=[.O9]-[.O28]" office:value-type="float" office:value="0.067854999999998" calcext:value-type="float">
            <text:p>0.068</text:p>
          </table:table-cell>
          <table:table-cell table:number-columns-repeated="16"/>
        </table:table-row>
        <table:table-row table:style-name="ro3">
          <table:table-cell table:style-name="ce38" office:value-type="string" calcext:value-type="string">
            <text:p>*1941787*</text:p>
          </table:table-cell>
          <table:table-cell table:style-name="ce61" table:formula="of:=AVERAGE([.C10];[.C29])" office:value-type="float" office:value="68.6900555" calcext:value-type="float">
            <text:p>68.690</text:p>
          </table:table-cell>
          <table:table-cell table:style-name="ce61" table:formula="of:=[.C10]-[.C29]" office:value-type="float" office:value="0.0667569999999955" calcext:value-type="float">
            <text:p>0.067</text:p>
          </table:table-cell>
          <table:table-cell table:style-name="ce61" table:formula="of:=AVERAGE([.E10];[.E29])" office:value-type="float" office:value="0.63275421" calcext:value-type="float">
            <text:p>0.633</text:p>
          </table:table-cell>
          <table:table-cell table:style-name="ce61" table:formula="of:=[.E10]-[.E29]" office:value-type="float" office:value="0.01168096" calcext:value-type="float">
            <text:p>0.012</text:p>
          </table:table-cell>
          <table:table-cell table:style-name="ce61" table:formula="of:=AVERAGE([.G10];[.G29])" office:value-type="float" office:value="39.914322" calcext:value-type="float">
            <text:p>39.914</text:p>
          </table:table-cell>
          <table:table-cell table:style-name="ce61" table:formula="of:=[.G10]-[.G29]" office:value-type="float" office:value="0.0373680000000007" calcext:value-type="float">
            <text:p>0.037</text:p>
          </table:table-cell>
          <table:table-cell/>
          <table:table-cell table:style-name="ce38" office:value-type="string" calcext:value-type="string">
            <text:p>*1941787*</text:p>
          </table:table-cell>
          <table:table-cell table:style-name="ce61" table:formula="of:=AVERAGE([.K10];[.K29])" office:value-type="float" office:value="82.6266515" calcext:value-type="float">
            <text:p>82.627</text:p>
          </table:table-cell>
          <table:table-cell table:style-name="ce61" table:formula="of:=[.K10]-[.K29]" office:value-type="float" office:value="-0.358757000000011" calcext:value-type="float">
            <text:p>-0.359</text:p>
          </table:table-cell>
          <table:table-cell table:style-name="ce61" table:formula="of:=AVERAGE([.M10];[.M29])" office:value-type="float" office:value="0.447878435" calcext:value-type="float">
            <text:p>0.448</text:p>
          </table:table-cell>
          <table:table-cell table:style-name="ce61" table:formula="of:=[.M10]-[.M29]" office:value-type="float" office:value="0.00712665000000001" calcext:value-type="float">
            <text:p>0.007</text:p>
          </table:table-cell>
          <table:table-cell table:style-name="ce61" table:formula="of:=AVERAGE([.O10];[.O29])" office:value-type="float" office:value="29.361145" calcext:value-type="float">
            <text:p>29.361</text:p>
          </table:table-cell>
          <table:table-cell table:style-name="ce61" table:formula="of:=[.O10]-[.O29]" office:value-type="float" office:value="0.155253999999999" calcext:value-type="float">
            <text:p>0.155</text:p>
          </table:table-cell>
          <table:table-cell table:number-columns-repeated="16"/>
        </table:table-row>
        <table:table-row table:style-name="ro3">
          <table:table-cell table:style-name="ce38" office:value-type="string" calcext:value-type="string">
            <text:p>1941787_2</text:p>
          </table:table-cell>
          <table:table-cell table:style-name="ce61" table:formula="of:=AVERAGE([.C11];[.C30])" office:value-type="float" office:value="68.6295775" calcext:value-type="float">
            <text:p>68.630</text:p>
          </table:table-cell>
          <table:table-cell table:style-name="ce61" table:formula="of:=[.C11]-[.C30]" office:value-type="float" office:value="0.344391000000002" calcext:value-type="float">
            <text:p>0.344</text:p>
          </table:table-cell>
          <table:table-cell table:style-name="ce61" table:formula="of:=AVERAGE([.E11];[.E30])" office:value-type="float" office:value="0.714629385" calcext:value-type="float">
            <text:p>0.715</text:p>
          </table:table-cell>
          <table:table-cell table:style-name="ce61" table:formula="of:=[.E11]-[.E30]" office:value-type="float" office:value="-0.00224203000000001" calcext:value-type="float">
            <text:p>-0.002</text:p>
          </table:table-cell>
          <table:table-cell table:style-name="ce61" table:formula="of:=AVERAGE([.G11];[.G30])" office:value-type="float" office:value="40.29863" calcext:value-type="float">
            <text:p>40.299</text:p>
          </table:table-cell>
          <table:table-cell table:style-name="ce61" table:formula="of:=[.G11]-[.G30]" office:value-type="float" office:value="-0.22419" calcext:value-type="float">
            <text:p>-0.224</text:p>
          </table:table-cell>
          <table:table-cell/>
          <table:table-cell table:style-name="ce38" office:value-type="string" calcext:value-type="string">
            <text:p>1941787_2</text:p>
          </table:table-cell>
          <table:table-cell table:style-name="ce61" table:formula="of:=AVERAGE([.K11];[.K30])" office:value-type="float" office:value="82.7700885" calcext:value-type="float">
            <text:p>82.770</text:p>
          </table:table-cell>
          <table:table-cell table:style-name="ce61" table:formula="of:=[.K11]-[.K30]" office:value-type="float" office:value="0.314041000000003" calcext:value-type="float">
            <text:p>0.314</text:p>
          </table:table-cell>
          <table:table-cell table:style-name="ce61" table:formula="of:=AVERAGE([.M11];[.M30])" office:value-type="float" office:value="0.50479543" calcext:value-type="float">
            <text:p>0.505</text:p>
          </table:table-cell>
          <table:table-cell table:style-name="ce61" table:formula="of:=[.M11]-[.M30]" office:value-type="float" office:value="-0.00601481999999998" calcext:value-type="float">
            <text:p>-0.006</text:p>
          </table:table-cell>
          <table:table-cell table:style-name="ce61" table:formula="of:=AVERAGE([.O11];[.O30])" office:value-type="float" office:value="29.896388" calcext:value-type="float">
            <text:p>29.896</text:p>
          </table:table-cell>
          <table:table-cell table:style-name="ce61" table:formula="of:=[.O11]-[.O30]" office:value-type="float" office:value="-0.0520040000000002" calcext:value-type="float">
            <text:p>-0.052</text:p>
          </table:table-cell>
          <table:table-cell table:number-columns-repeated="16"/>
        </table:table-row>
        <table:table-row table:style-name="ro3">
          <table:table-cell table:style-name="ce38" office:value-type="float" office:value="1988356" calcext:value-type="float">
            <text:p>1988356</text:p>
          </table:table-cell>
          <table:table-cell table:style-name="ce61" table:formula="of:=AVERAGE([.C12];[.C31])" office:value-type="float" office:value="68.316166" calcext:value-type="float">
            <text:p>68.316</text:p>
          </table:table-cell>
          <table:table-cell table:style-name="ce61" table:formula="of:=[.C12]-[.C31]" office:value-type="float" office:value="0.056601999999998" calcext:value-type="float">
            <text:p>0.057</text:p>
          </table:table-cell>
          <table:table-cell table:style-name="ce61" table:formula="of:=AVERAGE([.E12];[.E31])" office:value-type="float" office:value="0.68765134" calcext:value-type="float">
            <text:p>0.688</text:p>
          </table:table-cell>
          <table:table-cell table:style-name="ce61" table:formula="of:=[.E12]-[.E31]" office:value-type="float" office:value="0.02199602" calcext:value-type="float">
            <text:p>0.022</text:p>
          </table:table-cell>
          <table:table-cell table:style-name="ce61" table:formula="of:=AVERAGE([.G12];[.G31])" office:value-type="float" office:value="40.254929" calcext:value-type="float">
            <text:p>40.255</text:p>
          </table:table-cell>
          <table:table-cell table:style-name="ce61" table:formula="of:=[.G12]-[.G31]" office:value-type="float" office:value="0.303069999999998" calcext:value-type="float">
            <text:p>0.303</text:p>
          </table:table-cell>
          <table:table-cell/>
          <table:table-cell table:style-name="ce38" office:value-type="float" office:value="1988356" calcext:value-type="float">
            <text:p>1988356</text:p>
          </table:table-cell>
          <table:table-cell table:style-name="ce61" table:formula="of:=AVERAGE([.K12];[.K31])" office:value-type="float" office:value="86.0881615" calcext:value-type="float">
            <text:p>86.088</text:p>
          </table:table-cell>
          <table:table-cell table:style-name="ce61" table:formula="of:=[.K12]-[.K31]" office:value-type="float" office:value="-0.188696999999991" calcext:value-type="float">
            <text:p>-0.189</text:p>
          </table:table-cell>
          <table:table-cell table:style-name="ce61" table:formula="of:=AVERAGE([.M12];[.M31])" office:value-type="float" office:value="0.473581195" calcext:value-type="float">
            <text:p>0.474</text:p>
          </table:table-cell>
          <table:table-cell table:style-name="ce61" table:formula="of:=[.M12]-[.M31]" office:value-type="float" office:value="0.01558751" calcext:value-type="float">
            <text:p>0.016</text:p>
          </table:table-cell>
          <table:table-cell table:style-name="ce61" table:formula="of:=AVERAGE([.O12];[.O31])" office:value-type="float" office:value="27.6606475" calcext:value-type="float">
            <text:p>27.661</text:p>
          </table:table-cell>
          <table:table-cell table:style-name="ce61" table:formula="of:=[.O12]-[.O31]" office:value-type="float" office:value="0.666024999999998" calcext:value-type="float">
            <text:p>0.666</text:p>
          </table:table-cell>
          <table:table-cell table:number-columns-repeated="16"/>
        </table:table-row>
        <table:table-row table:style-name="ro3">
          <table:table-cell table:style-name="ce38" office:value-type="float" office:value="2615341" calcext:value-type="float">
            <text:p>2615341</text:p>
          </table:table-cell>
          <table:table-cell table:style-name="ce61" table:formula="of:=AVERAGE([.C13];[.C32])" office:value-type="float" office:value="68.684643" calcext:value-type="float">
            <text:p>68.685</text:p>
          </table:table-cell>
          <table:table-cell table:style-name="ce61" table:formula="of:=[.C13]-[.C32]" office:value-type="float" office:value="0.226737999999997" calcext:value-type="float">
            <text:p>0.227</text:p>
          </table:table-cell>
          <table:table-cell table:style-name="ce61" table:formula="of:=AVERAGE([.E13];[.E32])" office:value-type="float" office:value="0.690697105" calcext:value-type="float">
            <text:p>0.691</text:p>
          </table:table-cell>
          <table:table-cell table:style-name="ce61" table:formula="of:=[.E13]-[.E32]" office:value-type="float" office:value="-0.00907451000000004" calcext:value-type="float">
            <text:p>-0.009</text:p>
          </table:table-cell>
          <table:table-cell table:style-name="ce61" table:formula="of:=AVERAGE([.G13];[.G32])" office:value-type="float" office:value="39.7618845" calcext:value-type="float">
            <text:p>39.762</text:p>
          </table:table-cell>
          <table:table-cell table:style-name="ce61" table:formula="of:=[.G13]-[.G32]" office:value-type="float" office:value="0.0937389999999994" calcext:value-type="float">
            <text:p>0.094</text:p>
          </table:table-cell>
          <table:table-cell/>
          <table:table-cell table:style-name="ce38" office:value-type="float" office:value="2615341" calcext:value-type="float">
            <text:p>2615341</text:p>
          </table:table-cell>
          <table:table-cell table:style-name="ce61" table:formula="of:=AVERAGE([.K13];[.K32])" office:value-type="float" office:value="82.699299" calcext:value-type="float">
            <text:p>82.699</text:p>
          </table:table-cell>
          <table:table-cell table:style-name="ce61" table:formula="of:=[.K13]-[.K32]" office:value-type="float" office:value="0.618446000000006" calcext:value-type="float">
            <text:p>0.618</text:p>
          </table:table-cell>
          <table:table-cell table:style-name="ce61" table:formula="of:=AVERAGE([.M13];[.M32])" office:value-type="float" office:value="0.491385565" calcext:value-type="float">
            <text:p>0.491</text:p>
          </table:table-cell>
          <table:table-cell table:style-name="ce61" table:formula="of:=[.M13]-[.M32]" office:value-type="float" office:value="-0.00789186999999997" calcext:value-type="float">
            <text:p>-0.008</text:p>
          </table:table-cell>
          <table:table-cell table:style-name="ce61" table:formula="of:=AVERAGE([.O13];[.O32])" office:value-type="float" office:value="29.5274485" calcext:value-type="float">
            <text:p>29.527</text:p>
          </table:table-cell>
          <table:table-cell table:style-name="ce61" table:formula="of:=[.O13]-[.O32]" office:value-type="float" office:value="0.202499" calcext:value-type="float">
            <text:p>0.202</text:p>
          </table:table-cell>
          <table:table-cell table:number-columns-repeated="16"/>
        </table:table-row>
        <table:table-row table:style-name="ro3">
          <table:table-cell table:style-name="ce38" office:value-type="float" office:value="2691136" calcext:value-type="float">
            <text:p>2691136</text:p>
          </table:table-cell>
          <table:table-cell table:style-name="ce61" table:formula="of:=AVERAGE([.C14];[.C33])" office:value-type="float" office:value="68.657448" calcext:value-type="float">
            <text:p>68.657</text:p>
          </table:table-cell>
          <table:table-cell table:style-name="ce61" table:formula="of:=[.C14]-[.C33]" office:value-type="float" office:value="0.0735019999999906" calcext:value-type="float">
            <text:p>0.074</text:p>
          </table:table-cell>
          <table:table-cell table:style-name="ce61" table:formula="of:=AVERAGE([.E14];[.E33])" office:value-type="float" office:value="0.70811945" calcext:value-type="float">
            <text:p>0.708</text:p>
          </table:table-cell>
          <table:table-cell table:style-name="ce61" table:formula="of:=[.E14]-[.E33]" office:value-type="float" office:value="-0.01227426" calcext:value-type="float">
            <text:p>-0.012</text:p>
          </table:table-cell>
          <table:table-cell table:style-name="ce61" table:formula="of:=AVERAGE([.G14];[.G33])" office:value-type="float" office:value="41.073015" calcext:value-type="float">
            <text:p>41.073</text:p>
          </table:table-cell>
          <table:table-cell table:style-name="ce61" table:formula="of:=[.G14]-[.G33]" office:value-type="float" office:value="0.016292" calcext:value-type="float">
            <text:p>0.016</text:p>
          </table:table-cell>
          <table:table-cell/>
          <table:table-cell table:style-name="ce38" office:value-type="float" office:value="2691136" calcext:value-type="float">
            <text:p>2691136</text:p>
          </table:table-cell>
          <table:table-cell table:style-name="ce61" table:formula="of:=AVERAGE([.K14];[.K33])" office:value-type="float" office:value="82.6393585" calcext:value-type="float">
            <text:p>82.639</text:p>
          </table:table-cell>
          <table:table-cell table:style-name="ce61" table:formula="of:=[.K14]-[.K33]" office:value-type="float" office:value="0.380265000000009" calcext:value-type="float">
            <text:p>0.380</text:p>
          </table:table-cell>
          <table:table-cell table:style-name="ce61" table:formula="of:=AVERAGE([.M14];[.M33])" office:value-type="float" office:value="0.49024159" calcext:value-type="float">
            <text:p>0.490</text:p>
          </table:table-cell>
          <table:table-cell table:style-name="ce61" table:formula="of:=[.M14]-[.M33]" office:value-type="float" office:value="-0.01272178" calcext:value-type="float">
            <text:p>-0.013</text:p>
          </table:table-cell>
          <table:table-cell table:style-name="ce61" table:formula="of:=AVERAGE([.O14];[.O33])" office:value-type="float" office:value="29.07298" calcext:value-type="float">
            <text:p>29.073</text:p>
          </table:table-cell>
          <table:table-cell table:style-name="ce61" table:formula="of:=[.O14]-[.O33]" office:value-type="float" office:value="0.144254" calcext:value-type="float">
            <text:p>0.144</text:p>
          </table:table-cell>
          <table:table-cell table:number-columns-repeated="16"/>
        </table:table-row>
        <table:table-row table:style-name="ro3">
          <table:table-cell table:style-name="ce38" office:value-type="float" office:value="2803151" calcext:value-type="float">
            <text:p>2803151</text:p>
          </table:table-cell>
          <table:table-cell table:style-name="ce61" table:formula="of:=AVERAGE([.C15];[.C34])" office:value-type="float" office:value="68.358379" calcext:value-type="float">
            <text:p>68.358</text:p>
          </table:table-cell>
          <table:table-cell table:style-name="ce61" table:formula="of:=[.C15]-[.C34]" office:value-type="float" office:value="0.0658339999999953" calcext:value-type="float">
            <text:p>0.066</text:p>
          </table:table-cell>
          <table:table-cell table:style-name="ce61" table:formula="of:=AVERAGE([.E15];[.E34])" office:value-type="float" office:value="0.68562734" calcext:value-type="float">
            <text:p>0.686</text:p>
          </table:table-cell>
          <table:table-cell table:style-name="ce61" table:formula="of:=[.E15]-[.E34]" office:value-type="float" office:value="0.0146108800000001" calcext:value-type="float">
            <text:p>0.015</text:p>
          </table:table-cell>
          <table:table-cell table:style-name="ce61" table:formula="of:=AVERAGE([.G15];[.G34])" office:value-type="float" office:value="41.5862145" calcext:value-type="float">
            <text:p>41.586</text:p>
          </table:table-cell>
          <table:table-cell table:style-name="ce61" table:formula="of:=[.G15]-[.G34]" office:value-type="float" office:value="0.0775489999999977" calcext:value-type="float">
            <text:p>0.078</text:p>
          </table:table-cell>
          <table:table-cell/>
          <table:table-cell table:style-name="ce38" office:value-type="float" office:value="2803151" calcext:value-type="float">
            <text:p>2803151</text:p>
          </table:table-cell>
          <table:table-cell table:style-name="ce61" table:formula="of:=AVERAGE([.K15];[.K34])" office:value-type="float" office:value="82.560688" calcext:value-type="float">
            <text:p>82.561</text:p>
          </table:table-cell>
          <table:table-cell table:style-name="ce61" table:formula="of:=[.K15]-[.K34]" office:value-type="float" office:value="-0.319862000000001" calcext:value-type="float">
            <text:p>-0.320</text:p>
          </table:table-cell>
          <table:table-cell table:style-name="ce61" table:formula="of:=AVERAGE([.M15];[.M34])" office:value-type="float" office:value="0.49541122" calcext:value-type="float">
            <text:p>0.495</text:p>
          </table:table-cell>
          <table:table-cell table:style-name="ce61" table:formula="of:=[.M15]-[.M34]" office:value-type="float" office:value="0.00705510000000004" calcext:value-type="float">
            <text:p>0.007</text:p>
          </table:table-cell>
          <table:table-cell table:style-name="ce61" table:formula="of:=AVERAGE([.O15];[.O34])" office:value-type="float" office:value="29.7281415" calcext:value-type="float">
            <text:p>29.728</text:p>
          </table:table-cell>
          <table:table-cell table:style-name="ce61" table:formula="of:=[.O15]-[.O34]" office:value-type="float" office:value="-0.443539000000001" calcext:value-type="float">
            <text:p>-0.444</text:p>
          </table:table-cell>
          <table:table-cell table:number-columns-repeated="16"/>
        </table:table-row>
        <table:table-row table:style-name="ro3">
          <table:table-cell table:style-name="ce39" office:value-type="float" office:value="2912194" calcext:value-type="float">
            <text:p>2912194</text:p>
          </table:table-cell>
          <table:table-cell table:style-name="ce61" table:formula="of:=AVERAGE([.C16];[.C35])" office:value-type="float" office:value="68.664875" calcext:value-type="float">
            <text:p>68.665</text:p>
          </table:table-cell>
          <table:table-cell table:style-name="ce61" table:formula="of:=[.C16]-[.C35]" office:value-type="float" office:value="0.234520000000003" calcext:value-type="float">
            <text:p>0.235</text:p>
          </table:table-cell>
          <table:table-cell table:style-name="ce61" table:formula="of:=AVERAGE([.E16];[.E35])" office:value-type="float" office:value="0.70814067" calcext:value-type="float">
            <text:p>0.708</text:p>
          </table:table-cell>
          <table:table-cell table:style-name="ce61" table:formula="of:=[.E16]-[.E35]" office:value-type="float" office:value="-0.0075866" calcext:value-type="float">
            <text:p>-0.008</text:p>
          </table:table-cell>
          <table:table-cell table:style-name="ce61" table:formula="of:=AVERAGE([.G16];[.G35])" office:value-type="float" office:value="40.639385" calcext:value-type="float">
            <text:p>40.639</text:p>
          </table:table-cell>
          <table:table-cell table:style-name="ce61" table:formula="of:=[.G16]-[.G35]" office:value-type="float" office:value="-0.119651999999995" calcext:value-type="float">
            <text:p>-0.120</text:p>
          </table:table-cell>
          <table:table-cell/>
          <table:table-cell table:style-name="ce39" office:value-type="float" office:value="2912194" calcext:value-type="float">
            <text:p>2912194</text:p>
          </table:table-cell>
          <table:table-cell table:style-name="ce61" table:formula="of:=AVERAGE([.K16];[.K35])" office:value-type="float" office:value="83.376228" calcext:value-type="float">
            <text:p>83.376</text:p>
          </table:table-cell>
          <table:table-cell table:style-name="ce61" table:formula="of:=[.K16]-[.K35]" office:value-type="float" office:value="0.682845999999998" calcext:value-type="float">
            <text:p>0.683</text:p>
          </table:table-cell>
          <table:table-cell table:style-name="ce61" table:formula="of:=AVERAGE([.M16];[.M35])" office:value-type="float" office:value="0.493970125" calcext:value-type="float">
            <text:p>0.494</text:p>
          </table:table-cell>
          <table:table-cell table:style-name="ce61" table:formula="of:=[.M16]-[.M35]" office:value-type="float" office:value="0.000190549999999956" calcext:value-type="float">
            <text:p>0.000</text:p>
          </table:table-cell>
          <table:table-cell table:style-name="ce61" table:formula="of:=AVERAGE([.O16];[.O35])" office:value-type="float" office:value="29.009403" calcext:value-type="float">
            <text:p>29.009</text:p>
          </table:table-cell>
          <table:table-cell table:style-name="ce61" table:formula="of:=[.O16]-[.O35]" office:value-type="float" office:value="0.111744000000002" calcext:value-type="float">
            <text:p>0.11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D</text:p>
          </table:table-cell>
          <table:table-cell/>
          <table:table-cell table:style-name="ce64" table:formula="of:=STDEV([.C78:.C88])" office:value-type="float" office:value="0.180596085483097" calcext:value-type="float">
            <text:p>0.1806</text:p>
          </table:table-cell>
          <table:table-cell/>
          <table:table-cell table:style-name="ce64" table:formula="of:=STDEV([.E78:.E88])" office:value-type="float" office:value="0.0163567598667977" calcext:value-type="float">
            <text:p>0.0164</text:p>
          </table:table-cell>
          <table:table-cell/>
          <table:table-cell table:style-name="ce64" table:formula="of:=STDEV([.G78:.G88])" office:value-type="float" office:value="0.68675122528748" calcext:value-type="float">
            <text:p>0.6868</text:p>
          </table:table-cell>
          <table:table-cell table:style-name="Default"/>
          <table:table-cell office:value-type="string" calcext:value-type="string">
            <text:p>SD</text:p>
          </table:table-cell>
          <table:table-cell table:style-name="ce64"/>
          <table:table-cell table:style-name="ce64" table:formula="of:=STDEV([.K78:.K88])" office:value-type="float" office:value="0.458059575364702" calcext:value-type="float">
            <text:p>0.4581</text:p>
          </table:table-cell>
          <table:table-cell/>
          <table:table-cell table:style-name="ce64" table:formula="of:=STDEV([.M78:.M88])" office:value-type="float" office:value="0.0116684778365072" calcext:value-type="float">
            <text:p>0.0117</text:p>
          </table:table-cell>
          <table:table-cell/>
          <table:table-cell table:style-name="ce64" table:formula="of:=STDEV([.O78:.O88])" office:value-type="float" office:value="0.558918892887754" calcext:value-type="float">
            <text:p>0.5589</text:p>
          </table:table-cell>
          <table:table-cell table:number-columns-repeated="16"/>
        </table:table-row>
        <table:table-row table:style-name="ro1">
          <table:table-cell table:style-name="ce54" office:value-type="string" calcext:value-type="string">
            <text:p>mean</text:p>
          </table:table-cell>
          <table:table-cell/>
          <table:table-cell table:style-name="ce63" table:formula="of:=AVERAGE([.C78:.C88])" office:value-type="float" office:value="0.114211272727271" calcext:value-type="float">
            <text:p>0.1142</text:p>
          </table:table-cell>
          <table:table-cell/>
          <table:table-cell table:style-name="ce63" table:formula="of:=AVERAGE([.E78:.E88])" office:value-type="float" office:value="0.000137746363636373" calcext:value-type="float">
            <text:p>0.0001</text:p>
          </table:table-cell>
          <table:table-cell/>
          <table:table-cell table:style-name="ce63" table:formula="of:=AVERAGE([.G78:.G88])" office:value-type="float" office:value="-0.176261363636365" calcext:value-type="float">
            <text:p>-0.1763</text:p>
          </table:table-cell>
          <table:table-cell table:style-name="Default"/>
          <table:table-cell table:style-name="ce54" office:value-type="string" calcext:value-type="string">
            <text:p>mean</text:p>
          </table:table-cell>
          <table:table-cell table:style-name="ce63"/>
          <table:table-cell table:style-name="ce63" table:formula="of:=AVERAGE([.K78:.K88])" office:value-type="float" office:value="0.292930090909092" calcext:value-type="float">
            <text:p>0.2929</text:p>
          </table:table-cell>
          <table:table-cell/>
          <table:table-cell table:style-name="ce63" table:formula="of:=AVERAGE([.M78:.M88])" office:value-type="float" office:value="-0.00165109999999999" calcext:value-type="float">
            <text:p>-0.0017</text:p>
          </table:table-cell>
          <table:table-cell/>
          <table:table-cell table:style-name="ce63" table:formula="of:=AVERAGE([.O78:.O88])" office:value-type="float" office:value="-0.0438245454545461" calcext:value-type="float">
            <text:p>-0.043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up_CI</text:p>
          </table:table-cell>
          <table:table-cell/>
          <table:table-cell table:style-name="ce64" table:formula="of:=[.C90]+1.96*[.C89]" office:value-type="float" office:value="0.46817960027414" calcext:value-type="float">
            <text:p>0.4682</text:p>
          </table:table-cell>
          <table:table-cell/>
          <table:table-cell table:style-name="ce64" table:formula="of:=[.E90]+1.96*[.E89]" office:value-type="float" office:value="0.0321969957025599" calcext:value-type="float">
            <text:p>0.0322</text:p>
          </table:table-cell>
          <table:table-cell/>
          <table:table-cell table:style-name="ce64" table:formula="of:=[.G90]+1.96*[.G89]" office:value-type="float" office:value="1.1697710379271" calcext:value-type="float">
            <text:p>1.1698</text:p>
          </table:table-cell>
          <table:table-cell table:style-name="Default"/>
          <table:table-cell office:value-type="string" calcext:value-type="string">
            <text:p>up_CI</text:p>
          </table:table-cell>
          <table:table-cell table:style-name="ce64"/>
          <table:table-cell table:style-name="ce64" table:formula="of:=[.K90]+1.96*[.K89]" office:value-type="float" office:value="1.19072685862391" calcext:value-type="float">
            <text:p>1.1907</text:p>
          </table:table-cell>
          <table:table-cell/>
          <table:table-cell table:style-name="ce64" table:formula="of:=[.M90]+1.96*[.M89]" office:value-type="float" office:value="0.0212191165595541" calcext:value-type="float">
            <text:p>0.0212</text:p>
          </table:table-cell>
          <table:table-cell/>
          <table:table-cell table:style-name="ce64" table:formula="of:=[.O90]+1.96*[.O89]" office:value-type="float" office:value="1.05165648460545" calcext:value-type="float">
            <text:p>1.0517</text:p>
          </table:table-cell>
          <table:table-cell table:number-columns-repeated="16"/>
        </table:table-row>
        <table:table-row table:style-name="ro1">
          <table:table-cell table:style-name="ce45" office:value-type="string" calcext:value-type="string">
            <text:p>low_CI</text:p>
          </table:table-cell>
          <table:table-cell/>
          <table:table-cell table:formula="of:=[.C90]-1.96*[.C89]" office:value-type="float" office:value="-0.239757054819599" calcext:value-type="float">
            <text:p>-0.239757054819599</text:p>
          </table:table-cell>
          <table:table-cell/>
          <table:table-cell table:formula="of:=[.E90]-1.96*[.E89]" office:value-type="float" office:value="-0.0319215029752872" calcext:value-type="float">
            <text:p>-0.031921502975287</text:p>
          </table:table-cell>
          <table:table-cell/>
          <table:table-cell table:formula="of:=[.G90]-1.96*[.G89]" office:value-type="float" office:value="-1.52229376519983" calcext:value-type="float">
            <text:p>-1.52229376519983</text:p>
          </table:table-cell>
          <table:table-cell table:style-name="Default"/>
          <table:table-cell table:style-name="ce45" office:value-type="string" calcext:value-type="string">
            <text:p>low_CI</text:p>
          </table:table-cell>
          <table:table-cell/>
          <table:table-cell table:formula="of:=[.K90]-1.96*[.K89]" office:value-type="float" office:value="-0.604866676805724" calcext:value-type="float">
            <text:p>-0.604866676805724</text:p>
          </table:table-cell>
          <table:table-cell/>
          <table:table-cell table:formula="of:=[.M90]-1.96*[.M89]" office:value-type="float" office:value="-0.0245213165595541" calcext:value-type="float">
            <text:p>-0.024521316559554</text:p>
          </table:table-cell>
          <table:table-cell/>
          <table:table-cell table:formula="of:=[.O90]-1.96*[.O89]" office:value-type="float" office:value="-1.13930557551454" calcext:value-type="float">
            <text:p>-1.13930557551454</text:p>
          </table:table-cell>
          <table:table-cell table:number-columns-repeated="16"/>
        </table:table-row>
        <table:table-row table:style-name="ro1" table:number-rows-repeated="1048483">
          <table:table-cell table:number-columns-repeated="31"/>
        </table:table-row>
        <table:table-row table:style-name="ro1">
          <table:table-cell table:number-columns-repeated="7"/>
          <table:table-cell table:style-name="ce51"/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5" loext:min-decimal-places="5" number:min-integer-digits="1"/>
    </number:number-style>
    <number:number-style style:name="N124">
      <number:number number:decimal-places="1" loext:min-decimal-places="1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4">00/00/0000</text:date>, <text:time style:data-style-name="N2" text:time-value="16:13:54.1512453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30T17:51:51.049636501</meta:creation-date>
    <meta:generator>LibreOffice/6.0.7.3$Linux_X86_64 LibreOffice_project/00m0$Build-3</meta:generator>
    <meta:editing-duration>P2DT1H13M18S</meta:editing-duration>
    <meta:editing-cycles>31</meta:editing-cycles>
    <dc:date>2022-03-24T16:14:22.107957147</dc:date>
    <meta:document-statistic meta:table-count="1" meta:cell-count="1252" meta:object-count="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treat-empty-cells="ignore" chart:right-angled-axes="true"/>
    </style:style>
    <style:style style:name="ch4" style:family="chart" style:data-style-name="N1">
      <style:chart-properties chart:display-label="true" chart:logarithmic="false" chart:minimum="81" chart:maximum="87" chart:origin="0" chart:reverse-direction="false" text:line-break="false" loext:try-staggering-first="false" chart:link-data-style-to-source="false" chart:axis-position="-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124">
      <style:chart-properties chart:display-label="true" chart:logarithmic="false" chart:minimum="-0.8" chart:maximum="0.6" chart:origin="-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1">
      <style:chart-properties chart:symbol-type="named-symbol" chart:symbol-name="circle" chart:symbol-width="0.3cm" chart:symbol-height="0.3cm" chart:link-data-style-to-source="true"/>
      <style:graphic-properties draw:stroke="none" svg:stroke-width="0.08cm" svg:stroke-color="#00888a" draw:fill-color="#00888a"/>
      <style:text-properties fo:font-size="10pt" style:font-size-asian="10pt" style:font-size-complex="10pt"/>
    </style:style>
    <style:style style:name="ch10" style:family="chart" style:data-style-name="N121">
      <style:chart-properties chart:symbol-type="named-symbol" chart:symbol-name="diamond" chart:symbol-width="0cm" chart:symbol-height="0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6" loext:regression-extrapolate-backward="7" loext:regression-force-intercept="false" loext:regression-intercept-value="0" chart:regression-type="linear"/>
      <style:graphic-properties svg:stroke-color="#ff420e"/>
    </style:style>
    <style:style style:name="ch12" style:family="chart">
      <style:chart-properties chart:solid-type="cuboid" chart:symbol-type="named-symbol" chart:symbol-name="diamond" chart:symbol-width="0cm" chart:symbol-height="0cm"/>
    </style:style>
    <style:style style:name="ch13" style:family="chart" style:data-style-name="N122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chart-properties chart:solid-type="cuboid" chart:symbol-type="named-symbol" chart:symbol-name="arrow-down" chart:symbol-width="0cm" chart:symbol-height="0cm"/>
    </style:style>
    <style:style style:name="ch15" style:family="chart" style:data-style-name="N122">
      <style:chart-properties chart:symbol-type="none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6" style:family="chart">
      <style:chart-properties loext:regression-name="" loext:regression-max-degree="2" loext:regression-period="2" loext:regression-extrapolate-forward="5" loext:regression-extrapolate-backward="5" loext:regression-force-intercept="false" loext:regression-intercept-value="0" chart:regression-type="linear"/>
      <style:graphic-properties draw:stroke="dash" draw:stroke-dash="Fine_20_Dashed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4.433cm" svg:height="8.994cm" xlink:href=".." xlink:type="simple" chart:class="chart:scatter" chart:style-name="ch1">
        <chart:title svg:x="5.836cm" svg:y="0.315cm" chart:style-name="ch2">
          <text:p>GM, PMC off</text:p>
        </chart:title>
        <chart:plot-area chart:style-name="ch3" table:cell-range-address="'Bland-Altman plots'.Z6:'Bland-Altman plots'.AA16 'Bland-Altman plots'.A1:'Bland-Altman plots'.A1 'Bland-Altman plots'.AA18:'Bland-Altman plots'.AA20" chart:data-source-has-labels="both" svg:x="1.988cm" svg:y="1.272cm" svg:width="11.428cm" svg:height="6.413cm">
          <chartooo:coordinate-region svg:x="2.821cm" svg:y="1.471cm" svg:width="10.408cm" svg:height="5.567cm"/>
          <chart:axis chart:dimension="x" chart:name="primary-x" chart:style-name="ch4" chartooo:axis-type="auto">
            <chart:title svg:x="6.739cm" svg:y="7.864cm" chart:style-name="ch5">
              <text:p>mean PD</text:p>
            </chart:title>
            <chart:categories table:cell-range-address="'Bland-Altman plots'.Z7:'Bland-Altman plots'.Z16"/>
          </chart:axis>
          <chart:axis chart:dimension="y" chart:name="primary-y" chart:style-name="ch6">
            <chart:title svg:x="0.546cm" svg:y="6.433cm" chart:style-name="ch7">
              <text:p>Difference between 
NAVcor off and on</text:p>
            </chart:title>
            <chart:grid chart:style-name="ch8" chart:class="major"/>
          </chart:axis>
          <chart:series chart:style-name="ch9" chart:values-cell-range-address="'Bland-Altman plots'.AA6:'Bland-Altman plots'.AA16" chart:label-cell-address="'Bland-Altman plots'.A1:'Bland-Altman plots'.A1" chart:class="chart:scatter">
            <chart:domain table:cell-range-address="'Bland-Altman plots'.Z6:'Bland-Altman plots'.Z16"/>
            <chart:data-point chart:repeated="11"/>
          </chart:series>
          <chart:series chart:style-name="ch10" chart:values-cell-range-address="'Bland-Altman plots'.AA19:'Bland-Altman plots'.AA19" chart:label-cell-address="'Bland-Altman plots'.A1:'Bland-Altman plots'.A1" chart:class="chart:scatter">
            <chart:regression-curve chart:style-name="ch11"/>
            <chart:data-point chart:style-name="ch12"/>
            <chart:data-point chart:repeated="10"/>
          </chart:series>
          <chart:series chart:style-name="ch13" chart:values-cell-range-address="'Bland-Altman plots'.AA20:'Bland-Altman plots'.AA20" chart:label-cell-address="'Bland-Altman plots'.A1:'Bland-Altman plots'.A1" chart:class="chart:scatter">
            <chart:regression-curve chart:style-name="ch11"/>
            <chart:data-point chart:style-name="ch14"/>
            <chart:data-point chart:repeated="10"/>
          </chart:series>
          <chart:series chart:style-name="ch15" chart:values-cell-range-address="'Bland-Altman plots'.AA18:'Bland-Altman plots'.AA18" chart:label-cell-address="'Bland-Altman plots'.A1:'Bland-Altman plots'.A1" chart:class="chart:scatter">
            <chart:regression-curve chart:style-name="ch16"/>
            <chart:data-point chart:repeated="1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  <table:table-cell office:value-type="string">
                <text:p>PMC OFF</text:p>
                <draw:g>
                  <svg:desc>'Bland-Altman plots'.A1:'Bland-Altman plots'.A1</svg:desc>
                </draw:g>
              </table:table-cell>
              <table:table-cell office:value-type="string">
                <text:p>PMC OFF</text:p>
                <draw:g>
                  <svg:desc>'Bland-Altman plots'.A1:'Bland-Altman plots'.A1</svg:desc>
                </draw:g>
              </table:table-cell>
              <table:table-cell office:value-type="string">
                <text:p>PMC OFF</text:p>
                <draw:g>
                  <svg:desc>'Bland-Altman plots'.A1:'Bland-Altman plots'.A1</svg:desc>
                </draw:g>
              </table:table-cell>
              <table:table-cell office:value-type="string">
                <text:p>PMC OFF</text:p>
                <draw:g>
                  <svg:desc>'Bland-Altman plots'.A1:'Bland-Altman plots'.A1</svg:desc>
                </draw:g>
              </table:table-cell>
            </table:table-row>
          </table:table-header-rows>
          <table:table-rows>
            <table:table-row>
              <table:table-cell office:value-type="float" office:value="82.174492">
                <text:p>82.174492</text:p>
                <draw:g>
                  <svg:desc>'Bland-Altman plots'.Z7:'Bland-Altman plots'.Z16</svg:desc>
                </draw:g>
              </table:table-cell>
              <table:table-cell office:value-type="float" office:value="84.3164025">
                <text:p>84.3164025</text:p>
                <draw:g>
                  <svg:desc>'Bland-Altman plots'.Z6:'Bland-Altman plots'.Z16</svg:desc>
                </draw:g>
              </table:table-cell>
              <table:table-cell office:value-type="float" office:value="0.0244369999999918">
                <text:p>0.0244369999999918</text:p>
                <draw:g>
                  <svg:desc>'Bland-Altman plots'.AA6:'Bland-Altman plots'.AA16</svg:desc>
                </draw:g>
              </table:table-cell>
              <table:table-cell office:value-type="float" office:value="0.475148254237865">
                <text:p>0.475148254237865</text:p>
                <draw:g>
                  <svg:desc>'Bland-Altman plots'.AA19:'Bland-Altman plots'.AA19</svg:desc>
                </draw:g>
              </table:table-cell>
              <table:table-cell office:value-type="float" office:value="-0.562491345146953">
                <text:p>-0.562491345146953</text:p>
                <draw:g>
                  <svg:desc>'Bland-Altman plots'.AA20:'Bland-Altman plots'.AA20</svg:desc>
                </draw:g>
              </table:table-cell>
              <table:table-cell office:value-type="float" office:value="-0.0436715454545436">
                <text:p>-0.0436715454545436</text:p>
                <draw:g>
                  <svg:desc>'Bland-Altman plots'.AA18:'Bland-Altman plots'.AA18</svg:desc>
                </draw:g>
              </table:table-cell>
            </table:table-row>
            <table:table-row>
              <table:table-cell office:value-type="float" office:value="83.6305695">
                <text:p>83.6305695</text:p>
              </table:table-cell>
              <table:table-cell office:value-type="float" office:value="82.174492">
                <text:p>82.174492</text:p>
              </table:table-cell>
              <table:table-cell office:value-type="float" office:value="-0.0675359999999898">
                <text:p>-0.0675359999999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.158745">
                <text:p>85.158745</text:p>
              </table:table-cell>
              <table:table-cell office:value-type="float" office:value="83.6305695">
                <text:p>83.6305695</text:p>
              </table:table-cell>
              <table:table-cell office:value-type="float" office:value="0.173127000000008">
                <text:p>0.173127000000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5040395">
                <text:p>82.5040395</text:p>
              </table:table-cell>
              <table:table-cell office:value-type="float" office:value="85.158745">
                <text:p>85.158745</text:p>
              </table:table-cell>
              <table:table-cell office:value-type="float" office:value="0.118362000000005">
                <text:p>0.118362000000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873455">
                <text:p>82.873455</text:p>
              </table:table-cell>
              <table:table-cell office:value-type="float" office:value="82.5040395">
                <text:p>82.5040395</text:p>
              </table:table-cell>
              <table:table-cell office:value-type="float" office:value="0.113533000000004">
                <text:p>0.113533000000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.9339105">
                <text:p>85.9339105</text:p>
              </table:table-cell>
              <table:table-cell office:value-type="float" office:value="82.873455">
                <text:p>82.873455</text:p>
              </table:table-cell>
              <table:table-cell office:value-type="float" office:value="-0.107308000000003">
                <text:p>-0.107308000000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6486855">
                <text:p>82.6486855</text:p>
              </table:table-cell>
              <table:table-cell office:value-type="float" office:value="85.9339105">
                <text:p>85.9339105</text:p>
              </table:table-cell>
              <table:table-cell office:value-type="float" office:value="-0.119805">
                <text:p>-0.119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979355">
                <text:p>82.979355</text:p>
              </table:table-cell>
              <table:table-cell office:value-type="float" office:value="82.6486855">
                <text:p>82.6486855</text:p>
              </table:table-cell>
              <table:table-cell office:value-type="float" office:value="-0.719673">
                <text:p>-0.719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322502">
                <text:p>82.322502</text:p>
              </table:table-cell>
              <table:table-cell office:value-type="float" office:value="82.979355">
                <text:p>82.979355</text:p>
              </table:table-cell>
              <table:table-cell office:value-type="float" office:value="0.299728000000002">
                <text:p>0.299728000000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3.69828">
                <text:p>83.69828</text:p>
              </table:table-cell>
              <table:table-cell office:value-type="float" office:value="82.322502">
                <text:p>82.322502</text:p>
              </table:table-cell>
              <table:table-cell office:value-type="float" office:value="-0.156509999999997">
                <text:p>-0.156509999999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3.69828">
                <text:p>83.69828</text:p>
              </table:table-cell>
              <table:table-cell office:value-type="float" office:value="-0.0387419999999992">
                <text:p>-0.0387419999999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treat-empty-cells="ignore" chart:right-angled-axes="true"/>
    </style:style>
    <style:style style:name="ch4" style:family="chart" style:data-style-name="N124">
      <style:chart-properties chart:display-label="true" chart:logarithmic="false" chart:origin="0" chart:reverse-direction="false" text:line-break="false" loext:try-staggering-first="false" chart:link-data-style-to-source="false" chart:axis-position="-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minimum="-0.4" chart:maximum="0.2" chart:origin="-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circle" chart:symbol-width="0.3cm" chart:symbol-height="0.3cm" chart:link-data-style-to-source="true" chart:mean-value="true"/>
      <style:graphic-properties draw:stroke="none" svg:stroke-width="0.08cm" svg:stroke-color="#00888a" draw:fill-color="#00888a"/>
      <style:text-properties fo:font-size="10pt" style:font-size-asian="10pt" style:font-size-complex="10pt"/>
    </style:style>
    <style:style style:name="ch10" style:family="chart">
      <style:graphic-properties draw:stroke="dash" draw:stroke-dash="Fine_20_Dashed"/>
    </style:style>
    <style:style style:name="ch11" style:family="chart">
      <style:graphic-properties draw:stroke="dash" draw:stroke-dash="Fine_20_Dashed"/>
    </style:style>
    <style:style style:name="ch12" style:family="chart">
      <style:chart-properties chart:solid-type="cuboid" chart:symbol-type="named-symbol" chart:symbol-name="circle" chart:symbol-width="0.3cm" chart:symbol-height="0.3cm"/>
    </style:style>
    <style:style style:name="ch13" style:family="chart" style:data-style-name="N121">
      <style:chart-properties chart:symbol-type="named-symbol" chart:symbol-name="diamond" chart:symbol-width="0cm" chart:symbol-height="0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6" loext:regression-extrapolate-backward="7" loext:regression-force-intercept="false" loext:regression-intercept-value="0" chart:regression-type="linear"/>
      <style:graphic-properties svg:stroke-color="#ff420e"/>
    </style:style>
    <style:style style:name="ch15" style:family="chart">
      <style:chart-properties chart:solid-type="cuboid" chart:symbol-type="named-symbol" chart:symbol-name="diamond" chart:symbol-width="0cm" chart:symbol-height="0cm"/>
    </style:style>
    <style:style style:name="ch16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7" style:family="chart">
      <style:chart-properties chart:solid-type="cuboid" chart:symbol-type="named-symbol" chart:symbol-name="arrow-down" chart:symbol-width="0cm" chart:symbol-height="0cm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4.433cm" svg:height="8.994cm" xlink:href=".." xlink:type="simple" chart:class="chart:scatter" chart:style-name="ch1">
        <chart:title svg:x="5.81cm" svg:y="0.315cm" chart:style-name="ch2">
          <text:p>WM, PMC on</text:p>
        </chart:title>
        <chart:plot-area chart:style-name="ch3" table:cell-range-address="'Bland-Altman plots'.Z7:'Bland-Altman plots'.Z16 'Bland-Altman plots'.R25:'Bland-Altman plots'.S35 'Bland-Altman plots'.A1:'Bland-Altman plots'.A1 'Bland-Altman plots'.S38:'Bland-Altman plots'.S39" chart:data-source-has-labels="both" svg:x="1.988cm" svg:y="1.272cm" svg:width="11.573cm" svg:height="6.413cm">
          <chartooo:coordinate-region svg:x="2.821cm" svg:y="1.471cm" svg:width="10.408cm" svg:height="5.567cm"/>
          <chart:axis chart:dimension="x" chart:name="primary-x" chart:style-name="ch4" chartooo:axis-type="auto">
            <chart:title svg:x="6.811cm" svg:y="7.864cm" chart:style-name="ch5">
              <text:p>mean PD</text:p>
            </chart:title>
            <chart:categories table:cell-range-address="'Bland-Altman plots'.Z7:'Bland-Altman plots'.Z16"/>
          </chart:axis>
          <chart:axis chart:dimension="y" chart:name="primary-y" chart:style-name="ch6">
            <chart:title svg:x="0.546cm" svg:y="6.433cm" chart:style-name="ch7">
              <text:p>Difference between 
NAVcor off and on</text:p>
            </chart:title>
            <chart:grid chart:style-name="ch8" chart:class="major"/>
          </chart:axis>
          <chart:series chart:style-name="ch9" chart:values-cell-range-address="'Bland-Altman plots'.S25:'Bland-Altman plots'.S35" chart:label-cell-address="'Bland-Altman plots'.A1:'Bland-Altman plots'.A1" chart:class="chart:scatter">
            <chart:domain table:cell-range-address="'Bland-Altman plots'.R25:'Bland-Altman plots'.R35"/>
            <chart:mean-value chart:style-name="ch10"/>
            <chart:regression-curve chart:style-name="ch11"/>
            <chart:data-point chart:repeated="5"/>
            <chart:data-point chart:style-name="ch12"/>
            <chart:data-point chart:repeated="5"/>
          </chart:series>
          <chart:series chart:style-name="ch13" chart:values-cell-range-address="'Bland-Altman plots'.S38:'Bland-Altman plots'.S38" chart:label-cell-address="'Bland-Altman plots'.A1:'Bland-Altman plots'.A1" chart:class="chart:scatter">
            <chart:regression-curve chart:style-name="ch14"/>
            <chart:data-point chart:style-name="ch15"/>
            <chart:data-point chart:repeated="10"/>
          </chart:series>
          <chart:series chart:style-name="ch16" chart:values-cell-range-address="'Bland-Altman plots'.S39:'Bland-Altman plots'.S39" chart:label-cell-address="'Bland-Altman plots'.A1:'Bland-Altman plots'.A1" chart:class="chart:scatter">
            <chart:regression-curve chart:style-name="ch14"/>
            <chart:data-point chart:style-name="ch17"/>
            <chart:data-point chart:repeated="1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PMC OFF</text:p>
                <draw:g>
                  <svg:desc>'Bland-Altman plots'.A1:'Bland-Altman plots'.A1</svg:desc>
                </draw:g>
              </table:table-cell>
              <table:table-cell office:value-type="string">
                <text:p>PMC OFF</text:p>
                <draw:g>
                  <svg:desc>'Bland-Altman plots'.A1:'Bland-Altman plots'.A1</svg:desc>
                </draw:g>
              </table:table-cell>
              <table:table-cell office:value-type="string">
                <text:p>PMC OFF</text:p>
                <draw:g>
                  <svg:desc>'Bland-Altman plots'.A1:'Bland-Altman plots'.A1</svg:desc>
                </draw:g>
              </table:table-cell>
            </table:table-row>
          </table:table-header-rows>
          <table:table-rows>
            <table:table-row>
              <table:table-cell office:value-type="float" office:value="82.174492">
                <text:p>82.174492</text:p>
                <draw:g>
                  <svg:desc>'Bland-Altman plots'.Z7:'Bland-Altman plots'.Z16</svg:desc>
                </draw:g>
              </table:table-cell>
              <table:table-cell office:value-type="float" office:value="68.502617">
                <text:p>68.502617</text:p>
                <draw:g>
                  <svg:desc>'Bland-Altman plots'.R25:'Bland-Altman plots'.R35</svg:desc>
                </draw:g>
              </table:table-cell>
              <table:table-cell office:value-type="float" office:value="-0.0438240000000008">
                <text:p>-0.0438240000000008</text:p>
                <draw:g>
                  <svg:desc>'Bland-Altman plots'.S25:'Bland-Altman plots'.S35</svg:desc>
                </draw:g>
              </table:table-cell>
              <table:table-cell office:value-type="float" office:value="0.139606595475625">
                <text:p>0.139606595475625</text:p>
                <draw:g>
                  <svg:desc>'Bland-Altman plots'.S38:'Bland-Altman plots'.S38</svg:desc>
                </draw:g>
              </table:table-cell>
              <table:table-cell office:value-type="float" office:value="-0.238514231839264">
                <text:p>-0.238514231839264</text:p>
                <draw:g>
                  <svg:desc>'Bland-Altman plots'.S39:'Bland-Altman plots'.S39</svg:desc>
                </draw:g>
              </table:table-cell>
            </table:table-row>
            <table:table-row>
              <table:table-cell office:value-type="float" office:value="83.6305695">
                <text:p>83.6305695</text:p>
              </table:table-cell>
              <table:table-cell office:value-type="float" office:value="68.430428">
                <text:p>68.430428</text:p>
              </table:table-cell>
              <table:table-cell office:value-type="float" office:value="0.0959319999999906">
                <text:p>0.0959319999999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.158745">
                <text:p>85.158745</text:p>
              </table:table-cell>
              <table:table-cell office:value-type="float" office:value="68.6673545">
                <text:p>68.6673545</text:p>
              </table:table-cell>
              <table:table-cell office:value-type="float" office:value="-0.0370249999999999">
                <text:p>-0.037024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5040395">
                <text:p>82.5040395</text:p>
              </table:table-cell>
              <table:table-cell office:value-type="float" office:value="68.3234865">
                <text:p>68.3234865</text:p>
              </table:table-cell>
              <table:table-cell office:value-type="float" office:value="-0.297668999999999">
                <text:p>-0.297668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873455">
                <text:p>82.873455</text:p>
              </table:table-cell>
              <table:table-cell office:value-type="float" office:value="68.6266095">
                <text:p>68.6266095</text:p>
              </table:table-cell>
              <table:table-cell office:value-type="float" office:value="-0.0601350000000025">
                <text:p>-0.0601350000000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.9339105">
                <text:p>85.9339105</text:p>
              </table:table-cell>
              <table:table-cell office:value-type="float" office:value="68.4574125">
                <text:p>68.4574125</text:p>
              </table:table-cell>
              <table:table-cell office:value-type="float" office:value="0.0000610000000023092">
                <text:p>0.0000610000000023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6486855">
                <text:p>82.6486855</text:p>
              </table:table-cell>
              <table:table-cell office:value-type="float" office:value="68.264927">
                <text:p>68.264927</text:p>
              </table:table-cell>
              <table:table-cell office:value-type="float" office:value="-0.0458759999999927">
                <text:p>-0.0458759999999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979355">
                <text:p>82.979355</text:p>
              </table:table-cell>
              <table:table-cell office:value-type="float" office:value="68.518547">
                <text:p>68.518547</text:p>
              </table:table-cell>
              <table:table-cell office:value-type="float" office:value="-0.105454000000009">
                <text:p>-0.105454000000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322502">
                <text:p>82.322502</text:p>
              </table:table-cell>
              <table:table-cell office:value-type="float" office:value="68.620392">
                <text:p>68.620392</text:p>
              </table:table-cell>
              <table:table-cell office:value-type="float" office:value="-0.000610000000008881">
                <text:p>-0.000610000000008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3.69828">
                <text:p>83.69828</text:p>
              </table:table-cell>
              <table:table-cell office:value-type="float" office:value="68.303215">
                <text:p>68.303215</text:p>
              </table:table-cell>
              <table:table-cell office:value-type="float" office:value="-0.0444940000000003">
                <text:p>-0.0444940000000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8.545166">
                <text:p>68.545166</text:p>
              </table:table-cell>
              <table:table-cell office:value-type="float" office:value="-0.00489799999999718">
                <text:p>-0.00489799999999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treat-empty-cells="ignore" chart:right-angled-axes="true"/>
    </style:style>
    <style:style style:name="ch4" style:family="chart" style:data-style-name="N4">
      <style:chart-properties chart:display-label="true" chart:logarithmic="false" chart:origin="0" chart:reverse-direction="false" text:line-break="false" loext:try-staggering-first="false" chart:link-data-style-to-source="false" chart:axis-position="-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minimum="-0.005" chart:maximum="0.013" chart:origin="-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circle" chart:symbol-width="0.3cm" chart:symbol-height="0.3cm" chart:link-data-style-to-source="true" chart:mean-value="true"/>
      <style:graphic-properties draw:stroke="none" svg:stroke-width="0.08cm" svg:stroke-color="#00888a" draw:fill-color="#00888a"/>
      <style:text-properties fo:font-size="10pt" style:font-size-asian="10pt" style:font-size-complex="10pt"/>
    </style:style>
    <style:style style:name="ch10" style:family="chart">
      <style:graphic-properties draw:stroke="dash" draw:stroke-dash="Fine_20_Dashed"/>
    </style:style>
    <style:style style:name="ch11" style:family="chart">
      <style:graphic-properties draw:stroke="dash" draw:stroke-dash="Fine_20_Dashed"/>
    </style:style>
    <style:style style:name="ch12" style:family="chart">
      <style:chart-properties chart:solid-type="cuboid" chart:symbol-type="named-symbol" chart:symbol-name="circle" chart:symbol-width="0.3cm" chart:symbol-height="0.3cm"/>
    </style:style>
    <style:style style:name="ch13" style:family="chart" style:data-style-name="N121">
      <style:chart-properties chart:symbol-type="named-symbol" chart:symbol-name="diamond" chart:symbol-width="0cm" chart:symbol-height="0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6" loext:regression-extrapolate-backward="7" loext:regression-force-intercept="false" loext:regression-intercept-value="0" chart:regression-type="linear"/>
      <style:graphic-properties svg:stroke-color="#ff420e"/>
    </style:style>
    <style:style style:name="ch15" style:family="chart">
      <style:chart-properties chart:solid-type="cuboid" chart:symbol-type="named-symbol" chart:symbol-name="diamond" chart:symbol-width="0cm" chart:symbol-height="0cm"/>
    </style:style>
    <style:style style:name="ch16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7" style:family="chart">
      <style:chart-properties chart:solid-type="cuboid" chart:symbol-type="named-symbol" chart:symbol-name="arrow-down" chart:symbol-width="0cm" chart:symbol-height="0cm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4.433cm" svg:height="8.994cm" xlink:href=".." xlink:type="simple" chart:class="chart:scatter" chart:style-name="ch1">
        <chart:title svg:x="5.81cm" svg:y="0.315cm" chart:style-name="ch2">
          <text:p>WM, PMC on</text:p>
        </chart:title>
        <chart:plot-area chart:style-name="ch3" table:cell-range-address="'Bland-Altman plots'.Z7:'Bland-Altman plots'.Z16 'Bland-Altman plots'.T25:'Bland-Altman plots'.U35 'Bland-Altman plots'.A1:'Bland-Altman plots'.A1 'Bland-Altman plots'.U38:'Bland-Altman plots'.U39" chart:data-source-has-labels="both" svg:x="1.616cm" svg:y="1.272cm" svg:width="11.944cm" svg:height="6.413cm">
          <chartooo:coordinate-region svg:x="2.821cm" svg:y="1.471cm" svg:width="10.408cm" svg:height="5.567cm"/>
          <chart:axis chart:dimension="x" chart:name="primary-x" chart:style-name="ch4" chartooo:axis-type="auto">
            <chart:title svg:x="6.652cm" svg:y="7.864cm" chart:style-name="ch5">
              <text:p>mean R1</text:p>
            </chart:title>
            <chart:categories table:cell-range-address="'Bland-Altman plots'.Z7:'Bland-Altman plots'.Z16"/>
          </chart:axis>
          <chart:axis chart:dimension="y" chart:name="primary-y" chart:style-name="ch6">
            <chart:title svg:x="0.174cm" svg:y="6.433cm" chart:style-name="ch7">
              <text:p>Difference between 
NAVcor off and on</text:p>
            </chart:title>
            <chart:grid chart:style-name="ch8" chart:class="major"/>
          </chart:axis>
          <chart:series chart:style-name="ch9" chart:values-cell-range-address="'Bland-Altman plots'.U25:'Bland-Altman plots'.U35" chart:label-cell-address="'Bland-Altman plots'.A1:'Bland-Altman plots'.A1" chart:class="chart:scatter">
            <chart:domain table:cell-range-address="'Bland-Altman plots'.T25:'Bland-Altman plots'.T35"/>
            <chart:mean-value chart:style-name="ch10"/>
            <chart:regression-curve chart:style-name="ch11"/>
            <chart:data-point chart:repeated="8"/>
            <chart:data-point chart:style-name="ch12"/>
            <chart:data-point chart:repeated="2"/>
          </chart:series>
          <chart:series chart:style-name="ch13" chart:values-cell-range-address="'Bland-Altman plots'.U38:'Bland-Altman plots'.U38" chart:label-cell-address="'Bland-Altman plots'.A1:'Bland-Altman plots'.A1" chart:class="chart:scatter">
            <chart:regression-curve chart:style-name="ch14"/>
            <chart:data-point chart:style-name="ch15"/>
            <chart:data-point chart:repeated="10"/>
          </chart:series>
          <chart:series chart:style-name="ch16" chart:values-cell-range-address="'Bland-Altman plots'.U39:'Bland-Altman plots'.U39" chart:label-cell-address="'Bland-Altman plots'.A1:'Bland-Altman plots'.A1" chart:class="chart:scatter">
            <chart:regression-curve chart:style-name="ch14"/>
            <chart:data-point chart:style-name="ch17"/>
            <chart:data-point chart:repeated="1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</text:p>
              </table:table-cell>
              <table:table-cell office:value-type="string">
                <text:p>PMC OFF</text:p>
                <draw:g>
                  <svg:desc>'Bland-Altman plots'.A1:'Bland-Altman plots'.A1</svg:desc>
                </draw:g>
              </table:table-cell>
              <table:table-cell office:value-type="string">
                <text:p>PMC OFF</text:p>
                <draw:g>
                  <svg:desc>'Bland-Altman plots'.A1:'Bland-Altman plots'.A1</svg:desc>
                </draw:g>
              </table:table-cell>
              <table:table-cell office:value-type="string">
                <text:p>PMC OFF</text:p>
                <draw:g>
                  <svg:desc>'Bland-Altman plots'.A1:'Bland-Altman plots'.A1</svg:desc>
                </draw:g>
              </table:table-cell>
            </table:table-row>
          </table:table-header-rows>
          <table:table-rows>
            <table:table-row>
              <table:table-cell office:value-type="float" office:value="82.174492">
                <text:p>82.174492</text:p>
                <draw:g>
                  <svg:desc>'Bland-Altman plots'.Z7:'Bland-Altman plots'.Z16</svg:desc>
                </draw:g>
              </table:table-cell>
              <table:table-cell office:value-type="float" office:value="0.685208975">
                <text:p>0.685208975</text:p>
                <draw:g>
                  <svg:desc>'Bland-Altman plots'.T25:'Bland-Altman plots'.T35</svg:desc>
                </draw:g>
              </table:table-cell>
              <table:table-cell office:value-type="float" office:value="0.00302803000000007">
                <text:p>0.00302803000000007</text:p>
                <draw:g>
                  <svg:desc>'Bland-Altman plots'.U25:'Bland-Altman plots'.U35</svg:desc>
                </draw:g>
              </table:table-cell>
              <table:table-cell office:value-type="float" office:value="0.0100438391084049">
                <text:p>0.0100438391084049</text:p>
                <draw:g>
                  <svg:desc>'Bland-Altman plots'.U38:'Bland-Altman plots'.U38</svg:desc>
                </draw:g>
              </table:table-cell>
              <table:table-cell office:value-type="float" office:value="-0.00258561001749584">
                <text:p>-0.00258561001749584</text:p>
                <draw:g>
                  <svg:desc>'Bland-Altman plots'.U39:'Bland-Altman plots'.U39</svg:desc>
                </draw:g>
              </table:table-cell>
            </table:table-row>
            <table:table-row>
              <table:table-cell office:value-type="float" office:value="83.6305695">
                <text:p>83.6305695</text:p>
              </table:table-cell>
              <table:table-cell office:value-type="float" office:value="0.685714275">
                <text:p>0.685714275</text:p>
              </table:table-cell>
              <table:table-cell office:value-type="float" office:value="-0.0000379699999999428">
                <text:p>-0.0000379699999999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.158745">
                <text:p>85.158745</text:p>
              </table:table-cell>
              <table:table-cell office:value-type="float" office:value="0.699647665">
                <text:p>0.699647665</text:p>
              </table:table-cell>
              <table:table-cell office:value-type="float" office:value="0.00354827000000002">
                <text:p>0.00354827000000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5040395">
                <text:p>82.5040395</text:p>
              </table:table-cell>
              <table:table-cell office:value-type="float" office:value="0.701274155">
                <text:p>0.701274155</text:p>
              </table:table-cell>
              <table:table-cell office:value-type="float" office:value="0.00226355">
                <text:p>0.00226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873455">
                <text:p>82.873455</text:p>
              </table:table-cell>
              <table:table-cell office:value-type="float" office:value="0.632596585">
                <text:p>0.632596585</text:p>
              </table:table-cell>
              <table:table-cell office:value-type="float" office:value="0.01136571">
                <text:p>0.01136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.9339105">
                <text:p>85.9339105</text:p>
              </table:table-cell>
              <table:table-cell office:value-type="float" office:value="0.7167016">
                <text:p>0.7167016</text:p>
              </table:table-cell>
              <table:table-cell office:value-type="float" office:value="0.00190239999999997">
                <text:p>0.00190239999999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6486855">
                <text:p>82.6486855</text:p>
              </table:table-cell>
              <table:table-cell office:value-type="float" office:value="0.67873025">
                <text:p>0.67873025</text:p>
              </table:table-cell>
              <table:table-cell office:value-type="float" office:value="0.00415383999999996">
                <text:p>0.00415383999999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979355">
                <text:p>82.979355</text:p>
              </table:table-cell>
              <table:table-cell office:value-type="float" office:value="0.69610086">
                <text:p>0.69610086</text:p>
              </table:table-cell>
              <table:table-cell office:value-type="float" office:value="0.00173299999999998">
                <text:p>0.00173299999999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322502">
                <text:p>82.322502</text:p>
              </table:table-cell>
              <table:table-cell office:value-type="float" office:value="0.717514425">
                <text:p>0.717514425</text:p>
              </table:table-cell>
              <table:table-cell office:value-type="float" office:value="0.00651568999999996">
                <text:p>0.00651568999999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3.69828">
                <text:p>83.69828</text:p>
              </table:table-cell>
              <table:table-cell office:value-type="float" office:value="0.678687125">
                <text:p>0.678687125</text:p>
              </table:table-cell>
              <table:table-cell office:value-type="float" office:value="0.000730450000000049">
                <text:p>0.000730450000000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14842615">
                <text:p>0.714842615</text:p>
              </table:table-cell>
              <table:table-cell office:value-type="float" office:value="0.00581728999999998">
                <text:p>0.00581728999999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treat-empty-cells="ignore" chart:right-angled-axes="true"/>
    </style:style>
    <style:style style:name="ch4" style:family="chart" style:data-style-name="N124">
      <style:chart-properties chart:display-label="true" chart:logarithmic="false" chart:origin="0" chart:reverse-direction="false" text:line-break="false" loext:try-staggering-first="false" chart:link-data-style-to-source="false" chart:axis-position="-1.8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minimum="-1.8" chart:maximum="1.5" chart:origin="-1.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circle" chart:symbol-width="0.3cm" chart:symbol-height="0.3cm" chart:link-data-style-to-source="true" chart:mean-value="true"/>
      <style:graphic-properties draw:stroke="none" svg:stroke-width="0.08cm" svg:stroke-color="#00888a" draw:fill-color="#00888a"/>
      <style:text-properties fo:font-size="10pt" style:font-size-asian="10pt" style:font-size-complex="10pt"/>
    </style:style>
    <style:style style:name="ch10" style:family="chart">
      <style:graphic-properties draw:stroke="dash" draw:stroke-dash="Fine_20_Dashed"/>
    </style:style>
    <style:style style:name="ch11" style:family="chart">
      <style:graphic-properties draw:stroke="dash" draw:stroke-dash="Fine_20_Dashed"/>
    </style:style>
    <style:style style:name="ch12" style:family="chart" style:data-style-name="N121">
      <style:chart-properties chart:symbol-type="named-symbol" chart:symbol-name="diamond" chart:symbol-width="0cm" chart:symbol-height="0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6" loext:regression-extrapolate-backward="7" loext:regression-force-intercept="false" loext:regression-intercept-value="0" chart:regression-type="linear"/>
      <style:graphic-properties svg:stroke-color="#ff420e"/>
    </style:style>
    <style:style style:name="ch14" style:family="chart">
      <style:chart-properties chart:solid-type="cuboid" chart:symbol-type="named-symbol" chart:symbol-name="diamond" chart:symbol-width="0cm" chart:symbol-height="0cm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6" style:family="chart">
      <style:chart-properties chart:solid-type="cuboid" chart:symbol-type="named-symbol" chart:symbol-name="arrow-down" chart:symbol-width="0cm" chart:symbol-height="0cm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4.373cm" svg:height="8.661cm" xlink:href=".." xlink:type="simple" chart:class="chart:scatter" chart:style-name="ch1">
        <chart:title svg:x="5.78cm" svg:y="0.309cm" chart:style-name="ch2">
          <text:p>WM, PMC on</text:p>
        </chart:title>
        <chart:plot-area chart:style-name="ch3" table:cell-range-address="'Bland-Altman plots'.Z7:'Bland-Altman plots'.Z16 'Bland-Altman plots'.V25:'Bland-Altman plots'.W35 'Bland-Altman plots'.A1:'Bland-Altman plots'.A1 'Bland-Altman plots'.W38:'Bland-Altman plots'.W39" chart:data-source-has-labels="both" svg:x="1.256cm" svg:y="1.103cm" svg:width="12.215cm" svg:height="6.035cm">
          <chartooo:coordinate-region svg:x="2.089cm" svg:y="1.103cm" svg:width="11.05cm" svg:height="5.388cm"/>
          <chart:axis chart:dimension="x" chart:name="primary-x" chart:style-name="ch4" chartooo:axis-type="auto">
            <chart:title svg:x="6.347cm" svg:y="7.311cm" chart:style-name="ch5">
              <text:p>mean R2*</text:p>
            </chart:title>
            <chart:categories table:cell-range-address="'Bland-Altman plots'.Z7:'Bland-Altman plots'.Z16"/>
          </chart:axis>
          <chart:axis chart:dimension="y" chart:name="primary-y" chart:style-name="ch6">
            <chart:title svg:x="0cm" svg:y="6.075cm" chart:style-name="ch7">
              <text:p>Difference between 
NAVcor off and on</text:p>
            </chart:title>
            <chart:grid chart:style-name="ch8" chart:class="major"/>
          </chart:axis>
          <chart:series chart:style-name="ch9" chart:values-cell-range-address="'Bland-Altman plots'.W25:'Bland-Altman plots'.W35" chart:label-cell-address="'Bland-Altman plots'.A1:'Bland-Altman plots'.A1" chart:class="chart:scatter">
            <chart:domain table:cell-range-address="'Bland-Altman plots'.V25:'Bland-Altman plots'.V35"/>
            <chart:mean-value chart:style-name="ch10"/>
            <chart:regression-curve chart:style-name="ch11"/>
            <chart:data-point chart:repeated="11"/>
          </chart:series>
          <chart:series chart:style-name="ch12" chart:values-cell-range-address="'Bland-Altman plots'.W38:'Bland-Altman plots'.W38" chart:label-cell-address="'Bland-Altman plots'.A1:'Bland-Altman plots'.A1" chart:class="chart:scatter">
            <chart:regression-curve chart:style-name="ch13"/>
            <chart:data-point chart:style-name="ch14"/>
            <chart:data-point chart:repeated="10"/>
          </chart:series>
          <chart:series chart:style-name="ch15" chart:values-cell-range-address="'Bland-Altman plots'.W39:'Bland-Altman plots'.W39" chart:label-cell-address="'Bland-Altman plots'.A1:'Bland-Altman plots'.A1" chart:class="chart:scatter">
            <chart:regression-curve chart:style-name="ch13"/>
            <chart:data-point chart:style-name="ch16"/>
            <chart:data-point chart:repeated="1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V</text:p>
              </table:table-cell>
              <table:table-cell office:value-type="string">
                <text:p>PMC OFF</text:p>
                <draw:g>
                  <svg:desc>'Bland-Altman plots'.A1:'Bland-Altman plots'.A1</svg:desc>
                </draw:g>
              </table:table-cell>
              <table:table-cell office:value-type="string">
                <text:p>PMC OFF</text:p>
                <draw:g>
                  <svg:desc>'Bland-Altman plots'.A1:'Bland-Altman plots'.A1</svg:desc>
                </draw:g>
              </table:table-cell>
              <table:table-cell office:value-type="string">
                <text:p>PMC OFF</text:p>
                <draw:g>
                  <svg:desc>'Bland-Altman plots'.A1:'Bland-Altman plots'.A1</svg:desc>
                </draw:g>
              </table:table-cell>
            </table:table-row>
          </table:table-header-rows>
          <table:table-rows>
            <table:table-row>
              <table:table-cell office:value-type="float" office:value="82.174492">
                <text:p>82.174492</text:p>
                <draw:g>
                  <svg:desc>'Bland-Altman plots'.Z7:'Bland-Altman plots'.Z16</svg:desc>
                </draw:g>
              </table:table-cell>
              <table:table-cell office:value-type="float" office:value="40.5404915">
                <text:p>40.5404915</text:p>
                <draw:g>
                  <svg:desc>'Bland-Altman plots'.V25:'Bland-Altman plots'.V35</svg:desc>
                </draw:g>
              </table:table-cell>
              <table:table-cell office:value-type="float" office:value="0.191310999999999">
                <text:p>0.191310999999999</text:p>
                <draw:g>
                  <svg:desc>'Bland-Altman plots'.W25:'Bland-Altman plots'.W35</svg:desc>
                </draw:g>
              </table:table-cell>
              <table:table-cell office:value-type="float" office:value="1.31427770138442">
                <text:p>1.31427770138442</text:p>
                <draw:g>
                  <svg:desc>'Bland-Altman plots'.W38:'Bland-Altman plots'.W38</svg:desc>
                </draw:g>
              </table:table-cell>
              <table:table-cell office:value-type="float" office:value="-1.68642206502078">
                <text:p>-1.68642206502078</text:p>
                <draw:g>
                  <svg:desc>'Bland-Altman plots'.W39:'Bland-Altman plots'.W39</svg:desc>
                </draw:g>
              </table:table-cell>
            </table:table-row>
            <table:table-row>
              <table:table-cell office:value-type="float" office:value="83.6305695">
                <text:p>83.6305695</text:p>
              </table:table-cell>
              <table:table-cell office:value-type="float" office:value="40.164192">
                <text:p>40.164192</text:p>
              </table:table-cell>
              <table:table-cell office:value-type="float" office:value="-2.198852">
                <text:p>-2.198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.158745">
                <text:p>85.158745</text:p>
              </table:table-cell>
              <table:table-cell office:value-type="float" office:value="37.4968815">
                <text:p>37.4968815</text:p>
              </table:table-cell>
              <table:table-cell office:value-type="float" office:value="0.155170999999996">
                <text:p>0.155170999999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5040395">
                <text:p>82.5040395</text:p>
              </table:table-cell>
              <table:table-cell office:value-type="float" office:value="38.9856525">
                <text:p>38.9856525</text:p>
              </table:table-cell>
              <table:table-cell office:value-type="float" office:value="0.110282999999995">
                <text:p>0.110282999999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873455">
                <text:p>82.873455</text:p>
              </table:table-cell>
              <table:table-cell office:value-type="float" office:value="40.0030865">
                <text:p>40.0030865</text:p>
              </table:table-cell>
              <table:table-cell office:value-type="float" office:value="0.214897000000001">
                <text:p>0.214897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.9339105">
                <text:p>85.9339105</text:p>
              </table:table-cell>
              <table:table-cell office:value-type="float" office:value="40.6727585">
                <text:p>40.6727585</text:p>
              </table:table-cell>
              <table:table-cell office:value-type="float" office:value="0.524067000000002">
                <text:p>0.524067000000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6486855">
                <text:p>82.6486855</text:p>
              </table:table-cell>
              <table:table-cell office:value-type="float" office:value="40.0451395">
                <text:p>40.0451395</text:p>
              </table:table-cell>
              <table:table-cell office:value-type="float" office:value="-0.116509000000001">
                <text:p>-0.116509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979355">
                <text:p>82.979355</text:p>
              </table:table-cell>
              <table:table-cell office:value-type="float" office:value="39.755245">
                <text:p>39.755245</text:p>
              </table:table-cell>
              <table:table-cell office:value-type="float" office:value="0.0804600000000022">
                <text:p>0.0804600000000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322502">
                <text:p>82.322502</text:p>
              </table:table-cell>
              <table:table-cell office:value-type="float" office:value="41.2240735">
                <text:p>41.2240735</text:p>
              </table:table-cell>
              <table:table-cell office:value-type="float" office:value="0.318408999999995">
                <text:p>0.318408999999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3.69828">
                <text:p>83.69828</text:p>
              </table:table-cell>
              <table:table-cell office:value-type="float" office:value="41.178366">
                <text:p>41.178366</text:p>
              </table:table-cell>
              <table:table-cell office:value-type="float" office:value="-0.738148000000003">
                <text:p>-0.738148000000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0.4052695">
                <text:p>40.4052695</text:p>
              </table:table-cell>
              <table:table-cell office:value-type="float" office:value="-0.587882999999998">
                <text:p>-0.587882999999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treat-empty-cells="ignore" chart:right-angled-axes="true"/>
    </style:style>
    <style:style style:name="ch4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-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minimum="-0.3" chart:maximum="0.5" chart:origin="-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circle" chart:symbol-width="0.3cm" chart:symbol-height="0.3cm" chart:link-data-style-to-source="true" chart:mean-value="true"/>
      <style:graphic-properties draw:stroke="none" svg:stroke-width="0.08cm" svg:stroke-color="#00888a" draw:fill-color="#00888a"/>
      <style:text-properties fo:font-size="10pt" style:font-size-asian="10pt" style:font-size-complex="10pt"/>
    </style:style>
    <style:style style:name="ch10" style:family="chart">
      <style:graphic-properties draw:stroke="dash" draw:stroke-dash="Fine_20_Dashed"/>
    </style:style>
    <style:style style:name="ch11" style:family="chart">
      <style:graphic-properties draw:stroke="dash" draw:stroke-dash="Fine_20_Dashed"/>
    </style:style>
    <style:style style:name="ch12" style:family="chart">
      <style:chart-properties chart:solid-type="cuboid" chart:symbol-type="named-symbol" chart:symbol-name="circle" chart:symbol-width="0.3cm" chart:symbol-height="0.3cm"/>
    </style:style>
    <style:style style:name="ch13" style:family="chart" style:data-style-name="N121">
      <style:chart-properties chart:symbol-type="named-symbol" chart:symbol-name="diamond" chart:symbol-width="0cm" chart:symbol-height="0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6" loext:regression-extrapolate-backward="7" loext:regression-force-intercept="false" loext:regression-intercept-value="0" chart:regression-type="linear"/>
      <style:graphic-properties svg:stroke-color="#ff420e"/>
    </style:style>
    <style:style style:name="ch15" style:family="chart">
      <style:chart-properties chart:solid-type="cuboid" chart:symbol-type="named-symbol" chart:symbol-name="diamond" chart:symbol-width="0cm" chart:symbol-height="0cm"/>
    </style:style>
    <style:style style:name="ch16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7" style:family="chart">
      <style:chart-properties chart:solid-type="cuboid" chart:symbol-type="named-symbol" chart:symbol-name="arrow-down" chart:symbol-width="0cm" chart:symbol-height="0cm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4.433cm" svg:height="8.994cm" xlink:href=".." xlink:type="simple" chart:class="chart:scatter" chart:style-name="ch1">
        <chart:title svg:x="5.836cm" svg:y="0.315cm" chart:style-name="ch2">
          <text:p>WM, NAV off</text:p>
        </chart:title>
        <chart:plot-area chart:style-name="ch3" table:cell-range-address="'Bland-Altman plots'.Z7:'Bland-Altman plots'.Z16 'Bland-Altman plots'.B59:'Bland-Altman plots'.C69 'Bland-Altman plots'.A1:'Bland-Altman plots'.A1 'Bland-Altman plots'.C72:'Bland-Altman plots'.C73" chart:data-source-has-labels="both" svg:x="1.988cm" svg:y="1.272cm" svg:width="11.666cm" svg:height="6.413cm">
          <chartooo:coordinate-region svg:x="2.821cm" svg:y="1.471cm" svg:width="10.408cm" svg:height="5.567cm"/>
          <chart:axis chart:dimension="x" chart:name="primary-x" chart:style-name="ch4" chartooo:axis-type="auto">
            <chart:title svg:x="6.858cm" svg:y="7.864cm" chart:style-name="ch5">
              <text:p>mean PD</text:p>
            </chart:title>
            <chart:categories table:cell-range-address="'Bland-Altman plots'.Z7:'Bland-Altman plots'.Z16"/>
          </chart:axis>
          <chart:axis chart:dimension="y" chart:name="primary-y" chart:style-name="ch6">
            <chart:title svg:x="0.546cm" svg:y="6.433cm" chart:style-name="ch7">
              <text:p>Difference between 
PMC off and on</text:p>
            </chart:title>
            <chart:grid chart:style-name="ch8" chart:class="major"/>
          </chart:axis>
          <chart:series chart:style-name="ch9" chart:values-cell-range-address="'Bland-Altman plots'.C59:'Bland-Altman plots'.C69" chart:label-cell-address="'Bland-Altman plots'.A1:'Bland-Altman plots'.A1" chart:class="chart:scatter">
            <chart:domain table:cell-range-address="'Bland-Altman plots'.B59:'Bland-Altman plots'.B69"/>
            <chart:mean-value chart:style-name="ch10"/>
            <chart:regression-curve chart:style-name="ch11"/>
            <chart:data-point chart:repeated="9"/>
            <chart:data-point chart:style-name="ch12"/>
            <chart:data-point/>
          </chart:series>
          <chart:series chart:style-name="ch13" chart:values-cell-range-address="'Bland-Altman plots'.C72:'Bland-Altman plots'.C72" chart:label-cell-address="'Bland-Altman plots'.A1:'Bland-Altman plots'.A1" chart:class="chart:scatter">
            <chart:regression-curve chart:style-name="ch14"/>
            <chart:data-point chart:style-name="ch15"/>
            <chart:data-point chart:repeated="10"/>
          </chart:series>
          <chart:series chart:style-name="ch16" chart:values-cell-range-address="'Bland-Altman plots'.C73:'Bland-Altman plots'.C73" chart:label-cell-address="'Bland-Altman plots'.A1:'Bland-Altman plots'.A1" chart:class="chart:scatter">
            <chart:regression-curve chart:style-name="ch14"/>
            <chart:data-point chart:style-name="ch17"/>
            <chart:data-point chart:repeated="1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MC OFF</text:p>
                <draw:g>
                  <svg:desc>'Bland-Altman plots'.A1:'Bland-Altman plots'.A1</svg:desc>
                </draw:g>
              </table:table-cell>
              <table:table-cell office:value-type="string">
                <text:p>PMC OFF</text:p>
                <draw:g>
                  <svg:desc>'Bland-Altman plots'.A1:'Bland-Altman plots'.A1</svg:desc>
                </draw:g>
              </table:table-cell>
              <table:table-cell office:value-type="string">
                <text:p>PMC OFF</text:p>
                <draw:g>
                  <svg:desc>'Bland-Altman plots'.A1:'Bland-Altman plots'.A1</svg:desc>
                </draw:g>
              </table:table-cell>
            </table:table-row>
          </table:table-header-rows>
          <table:table-rows>
            <table:table-row>
              <table:table-cell office:value-type="float" office:value="82.174492">
                <text:p>82.174492</text:p>
                <draw:g>
                  <svg:desc>'Bland-Altman plots'.Z7:'Bland-Altman plots'.Z16</svg:desc>
                </draw:g>
              </table:table-cell>
              <table:table-cell office:value-type="float" office:value="68.4955595">
                <text:p>68.4955595</text:p>
                <draw:g>
                  <svg:desc>'Bland-Altman plots'.B59:'Bland-Altman plots'.B69</svg:desc>
                </draw:g>
              </table:table-cell>
              <table:table-cell office:value-type="float" office:value="0.0297089999999969">
                <text:p>0.0297089999999969</text:p>
                <draw:g>
                  <svg:desc>'Bland-Altman plots'.C59:'Bland-Altman plots'.C69</svg:desc>
                </draw:g>
              </table:table-cell>
              <table:table-cell office:value-type="float" office:value="0.389359433273443">
                <text:p>0.389359433273443</text:p>
                <draw:g>
                  <svg:desc>'Bland-Altman plots'.C72:'Bland-Altman plots'.C72</svg:desc>
                </draw:g>
              </table:table-cell>
              <table:table-cell office:value-type="float" office:value="-0.218043615091622">
                <text:p>-0.218043615091622</text:p>
                <draw:g>
                  <svg:desc>'Bland-Altman plots'.C73:'Bland-Altman plots'.C73</svg:desc>
                </draw:g>
              </table:table-cell>
            </table:table-row>
            <table:table-row>
              <table:table-cell office:value-type="float" office:value="83.6305695">
                <text:p>83.6305695</text:p>
              </table:table-cell>
              <table:table-cell office:value-type="float" office:value="68.657822">
                <text:p>68.657822</text:p>
              </table:table-cell>
              <table:table-cell office:value-type="float" office:value="0.358856000000003">
                <text:p>0.358856000000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.158745">
                <text:p>85.158745</text:p>
              </table:table-cell>
              <table:table-cell office:value-type="float" office:value="68.5756075">
                <text:p>68.5756075</text:p>
              </table:table-cell>
              <table:table-cell office:value-type="float" office:value="-0.146468999999996">
                <text:p>-0.146468999999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5040395">
                <text:p>82.5040395</text:p>
              </table:table-cell>
              <table:table-cell office:value-type="float" office:value="68.2440795">
                <text:p>68.2440795</text:p>
              </table:table-cell>
              <table:table-cell office:value-type="float" office:value="0.138855000000007">
                <text:p>0.138855000000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873455">
                <text:p>82.873455</text:p>
              </table:table-cell>
              <table:table-cell office:value-type="float" office:value="68.5585745">
                <text:p>68.5585745</text:p>
              </table:table-cell>
              <table:table-cell office:value-type="float" office:value="-0.0759350000000012">
                <text:p>-0.0759350000000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.9339105">
                <text:p>85.9339105</text:p>
              </table:table-cell>
              <table:table-cell office:value-type="float" office:value="68.4919815">
                <text:p>68.4919815</text:p>
              </table:table-cell>
              <table:table-cell office:value-type="float" office:value="0.0690770000000072">
                <text:p>0.0690770000000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6486855">
                <text:p>82.6486855</text:p>
              </table:table-cell>
              <table:table-cell office:value-type="float" office:value="68.294342">
                <text:p>68.294342</text:p>
              </table:table-cell>
              <table:table-cell office:value-type="float" office:value="0.104705999999993">
                <text:p>0.104705999999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979355">
                <text:p>82.979355</text:p>
              </table:table-cell>
              <table:table-cell office:value-type="float" office:value="68.593681">
                <text:p>68.593681</text:p>
              </table:table-cell>
              <table:table-cell office:value-type="float" office:value="0.255722000000006">
                <text:p>0.255722000000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322502">
                <text:p>82.322502</text:p>
              </table:table-cell>
              <table:table-cell office:value-type="float" office:value="68.6076545">
                <text:p>68.6076545</text:p>
              </table:table-cell>
              <table:table-cell office:value-type="float" office:value="-0.0248649999999913">
                <text:p>-0.0248649999999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3.69828">
                <text:p>83.69828</text:p>
              </table:table-cell>
              <table:table-cell office:value-type="float" office:value="68.272171">
                <text:p>68.272171</text:p>
              </table:table-cell>
              <table:table-cell office:value-type="float" office:value="-0.0175940000000026">
                <text:p>-0.0175940000000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8.6678045">
                <text:p>68.6678045</text:p>
              </table:table-cell>
              <table:table-cell office:value-type="float" office:value="0.250174999999999">
                <text:p>0.250174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treat-empty-cells="ignore" chart:right-angled-axes="true"/>
    </style:style>
    <style:style style:name="ch4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-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minimum="-0.3" chart:maximum="0.5" chart:origin="-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circle" chart:symbol-width="0.3cm" chart:symbol-height="0.3cm" chart:link-data-style-to-source="true" chart:mean-value="true"/>
      <style:graphic-properties draw:stroke="none" svg:stroke-width="0.08cm" svg:stroke-color="#00888a" draw:fill-color="#00888a"/>
      <style:text-properties fo:font-size="10pt" style:font-size-asian="10pt" style:font-size-complex="10pt"/>
    </style:style>
    <style:style style:name="ch10" style:family="chart">
      <style:graphic-properties draw:stroke="dash" draw:stroke-dash="Fine_20_Dashed"/>
    </style:style>
    <style:style style:name="ch11" style:family="chart">
      <style:graphic-properties draw:stroke="dash" draw:stroke-dash="Fine_20_Dashed"/>
    </style:style>
    <style:style style:name="ch12" style:family="chart">
      <style:chart-properties chart:solid-type="cuboid" chart:symbol-type="named-symbol" chart:symbol-name="circle" chart:symbol-width="0.3cm" chart:symbol-height="0.3cm"/>
    </style:style>
    <style:style style:name="ch13" style:family="chart" style:data-style-name="N121">
      <style:chart-properties chart:symbol-type="named-symbol" chart:symbol-name="diamond" chart:symbol-width="0cm" chart:symbol-height="0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6" loext:regression-extrapolate-backward="7" loext:regression-force-intercept="false" loext:regression-intercept-value="0" chart:regression-type="linear"/>
      <style:graphic-properties svg:stroke-color="#ff420e"/>
    </style:style>
    <style:style style:name="ch15" style:family="chart">
      <style:chart-properties chart:solid-type="cuboid" chart:symbol-type="named-symbol" chart:symbol-name="diamond" chart:symbol-width="0cm" chart:symbol-height="0cm"/>
    </style:style>
    <style:style style:name="ch16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7" style:family="chart">
      <style:chart-properties chart:solid-type="cuboid" chart:symbol-type="named-symbol" chart:symbol-name="arrow-down" chart:symbol-width="0cm" chart:symbol-height="0cm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4.433cm" svg:height="8.994cm" xlink:href=".." xlink:type="simple" chart:class="chart:scatter" chart:style-name="ch1">
        <chart:title svg:x="5.85cm" svg:y="0.315cm" chart:style-name="ch2">
          <text:p>WM, NAV on</text:p>
        </chart:title>
        <chart:plot-area chart:style-name="ch3" table:cell-range-address="'Bland-Altman plots'.Z7:'Bland-Altman plots'.Z16 'Bland-Altman plots'.B78:'Bland-Altman plots'.C88 'Bland-Altman plots'.A1:'Bland-Altman plots'.A1 'Bland-Altman plots'.C91:'Bland-Altman plots'.C92" chart:data-source-has-labels="both" svg:x="1.988cm" svg:y="1.272cm" svg:width="11.666cm" svg:height="6.413cm">
          <chartooo:coordinate-region svg:x="2.821cm" svg:y="1.471cm" svg:width="10.408cm" svg:height="5.567cm"/>
          <chart:axis chart:dimension="x" chart:name="primary-x" chart:style-name="ch4" chartooo:axis-type="auto">
            <chart:title svg:x="6.858cm" svg:y="7.864cm" chart:style-name="ch5">
              <text:p>mean PD</text:p>
            </chart:title>
            <chart:categories table:cell-range-address="'Bland-Altman plots'.Z7:'Bland-Altman plots'.Z16"/>
          </chart:axis>
          <chart:axis chart:dimension="y" chart:name="primary-y" chart:style-name="ch6">
            <chart:title svg:x="0.546cm" svg:y="6.433cm" chart:style-name="ch7">
              <text:p>Difference between 
PMC off and on</text:p>
            </chart:title>
            <chart:grid chart:style-name="ch8" chart:class="major"/>
          </chart:axis>
          <chart:series chart:style-name="ch9" chart:values-cell-range-address="'Bland-Altman plots'.C78:'Bland-Altman plots'.C88" chart:label-cell-address="'Bland-Altman plots'.A1:'Bland-Altman plots'.A1" chart:class="chart:scatter">
            <chart:domain table:cell-range-address="'Bland-Altman plots'.B78:'Bland-Altman plots'.B88"/>
            <chart:mean-value chart:style-name="ch10"/>
            <chart:regression-curve chart:style-name="ch11"/>
            <chart:data-point chart:repeated="9"/>
            <chart:data-point chart:style-name="ch12"/>
            <chart:data-point/>
          </chart:series>
          <chart:series chart:style-name="ch13" chart:values-cell-range-address="'Bland-Altman plots'.C91:'Bland-Altman plots'.C91" chart:label-cell-address="'Bland-Altman plots'.A1:'Bland-Altman plots'.A1" chart:class="chart:scatter">
            <chart:regression-curve chart:style-name="ch14"/>
            <chart:data-point chart:style-name="ch15"/>
            <chart:data-point chart:repeated="10"/>
          </chart:series>
          <chart:series chart:style-name="ch16" chart:values-cell-range-address="'Bland-Altman plots'.C92:'Bland-Altman plots'.C92" chart:label-cell-address="'Bland-Altman plots'.A1:'Bland-Altman plots'.A1" chart:class="chart:scatter">
            <chart:regression-curve chart:style-name="ch14"/>
            <chart:data-point chart:style-name="ch17"/>
            <chart:data-point chart:repeated="1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MC OFF</text:p>
                <draw:g>
                  <svg:desc>'Bland-Altman plots'.A1:'Bland-Altman plots'.A1</svg:desc>
                </draw:g>
              </table:table-cell>
              <table:table-cell office:value-type="string">
                <text:p>PMC OFF</text:p>
                <draw:g>
                  <svg:desc>'Bland-Altman plots'.A1:'Bland-Altman plots'.A1</svg:desc>
                </draw:g>
              </table:table-cell>
              <table:table-cell office:value-type="string">
                <text:p>PMC OFF</text:p>
                <draw:g>
                  <svg:desc>'Bland-Altman plots'.A1:'Bland-Altman plots'.A1</svg:desc>
                </draw:g>
              </table:table-cell>
            </table:table-row>
          </table:table-header-rows>
          <table:table-rows>
            <table:table-row>
              <table:table-cell office:value-type="float" office:value="82.174492">
                <text:p>82.174492</text:p>
                <draw:g>
                  <svg:desc>'Bland-Altman plots'.Z7:'Bland-Altman plots'.Z16</svg:desc>
                </draw:g>
              </table:table-cell>
              <table:table-cell office:value-type="float" office:value="68.526398">
                <text:p>68.526398</text:p>
                <draw:g>
                  <svg:desc>'Bland-Altman plots'.B78:'Bland-Altman plots'.B88</svg:desc>
                </draw:g>
              </table:table-cell>
              <table:table-cell office:value-type="float" office:value="0.00373799999999846">
                <text:p>0.00373799999999846</text:p>
                <draw:g>
                  <svg:desc>'Bland-Altman plots'.C78:'Bland-Altman plots'.C88</svg:desc>
                </draw:g>
              </table:table-cell>
              <table:table-cell office:value-type="float" office:value="0.46817960027414">
                <text:p>0.46817960027414</text:p>
                <draw:g>
                  <svg:desc>'Bland-Altman plots'.C91:'Bland-Altman plots'.C91</svg:desc>
                </draw:g>
              </table:table-cell>
              <table:table-cell office:value-type="float" office:value="-0.239757054819599">
                <text:p>-0.239757054819599</text:p>
                <draw:g>
                  <svg:desc>'Bland-Altman plots'.C92:'Bland-Altman plots'.C92</svg:desc>
                </draw:g>
              </table:table-cell>
            </table:table-row>
            <table:table-row>
              <table:table-cell office:value-type="float" office:value="83.6305695">
                <text:p>83.6305695</text:p>
              </table:table-cell>
              <table:table-cell office:value-type="float" office:value="68.6026345">
                <text:p>68.6026345</text:p>
              </table:table-cell>
              <table:table-cell office:value-type="float" office:value="0.440344999999994">
                <text:p>0.440344999999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.158745">
                <text:p>85.158745</text:p>
              </table:table-cell>
              <table:table-cell office:value-type="float" office:value="68.613842">
                <text:p>68.613842</text:p>
              </table:table-cell>
              <table:table-cell office:value-type="float" office:value="-0.144050000000007">
                <text:p>-0.144050000000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5040395">
                <text:p>82.5040395</text:p>
              </table:table-cell>
              <table:table-cell office:value-type="float" office:value="68.4162945">
                <text:p>68.4162945</text:p>
              </table:table-cell>
              <table:table-cell office:value-type="float" office:value="-0.112052999999989">
                <text:p>-0.112052999999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873455">
                <text:p>82.873455</text:p>
              </table:table-cell>
              <table:table-cell office:value-type="float" office:value="68.6900555">
                <text:p>68.6900555</text:p>
              </table:table-cell>
              <table:table-cell office:value-type="float" office:value="0.0667569999999955">
                <text:p>0.0667569999999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.9339105">
                <text:p>85.9339105</text:p>
              </table:table-cell>
              <table:table-cell office:value-type="float" office:value="68.6295775">
                <text:p>68.6295775</text:p>
              </table:table-cell>
              <table:table-cell office:value-type="float" office:value="0.344391000000002">
                <text:p>0.344391000000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6486855">
                <text:p>82.6486855</text:p>
              </table:table-cell>
              <table:table-cell office:value-type="float" office:value="68.316166">
                <text:p>68.316166</text:p>
              </table:table-cell>
              <table:table-cell office:value-type="float" office:value="0.056601999999998">
                <text:p>0.056601999999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979355">
                <text:p>82.979355</text:p>
              </table:table-cell>
              <table:table-cell office:value-type="float" office:value="68.684643">
                <text:p>68.684643</text:p>
              </table:table-cell>
              <table:table-cell office:value-type="float" office:value="0.226737999999997">
                <text:p>0.226737999999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322502">
                <text:p>82.322502</text:p>
              </table:table-cell>
              <table:table-cell office:value-type="float" office:value="68.657448">
                <text:p>68.657448</text:p>
              </table:table-cell>
              <table:table-cell office:value-type="float" office:value="0.0735019999999906">
                <text:p>0.0735019999999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3.69828">
                <text:p>83.69828</text:p>
              </table:table-cell>
              <table:table-cell office:value-type="float" office:value="68.358379">
                <text:p>68.358379</text:p>
              </table:table-cell>
              <table:table-cell office:value-type="float" office:value="0.0658339999999953">
                <text:p>0.0658339999999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8.664875">
                <text:p>68.664875</text:p>
              </table:table-cell>
              <table:table-cell office:value-type="float" office:value="0.234520000000003">
                <text:p>0.234520000000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treat-empty-cells="ignore" chart:right-angled-axes="true"/>
    </style:style>
    <style:style style:name="ch4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-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minimum="-0.04" chart:maximum="0.04" chart:origin="-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circle" chart:symbol-width="0.3cm" chart:symbol-height="0.3cm" chart:link-data-style-to-source="true" chart:mean-value="true"/>
      <style:graphic-properties draw:stroke="none" svg:stroke-width="0.08cm" svg:stroke-color="#00888a" draw:fill-color="#00888a"/>
      <style:text-properties fo:font-size="10pt" style:font-size-asian="10pt" style:font-size-complex="10pt"/>
    </style:style>
    <style:style style:name="ch10" style:family="chart">
      <style:graphic-properties draw:stroke="dash" draw:stroke-dash="Fine_20_Dashed"/>
    </style:style>
    <style:style style:name="ch11" style:family="chart">
      <style:graphic-properties draw:stroke="dash" draw:stroke-dash="Fine_20_Dashed"/>
    </style:style>
    <style:style style:name="ch12" style:family="chart">
      <style:chart-properties chart:solid-type="cuboid" chart:symbol-type="named-symbol" chart:symbol-name="circle" chart:symbol-width="0.3cm" chart:symbol-height="0.3cm"/>
    </style:style>
    <style:style style:name="ch13" style:family="chart" style:data-style-name="N121">
      <style:chart-properties chart:symbol-type="named-symbol" chart:symbol-name="diamond" chart:symbol-width="0cm" chart:symbol-height="0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6" loext:regression-extrapolate-backward="7" loext:regression-force-intercept="false" loext:regression-intercept-value="0" chart:regression-type="linear"/>
      <style:graphic-properties svg:stroke-color="#ff420e"/>
    </style:style>
    <style:style style:name="ch15" style:family="chart">
      <style:chart-properties chart:solid-type="cuboid" chart:symbol-type="named-symbol" chart:symbol-name="diamond" chart:symbol-width="0cm" chart:symbol-height="0cm"/>
    </style:style>
    <style:style style:name="ch16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7" style:family="chart">
      <style:chart-properties chart:solid-type="cuboid" chart:symbol-type="named-symbol" chart:symbol-name="arrow-down" chart:symbol-width="0cm" chart:symbol-height="0cm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4.433cm" svg:height="8.994cm" xlink:href=".." xlink:type="simple" chart:class="chart:scatter" chart:style-name="ch1">
        <chart:title svg:x="5.836cm" svg:y="0.315cm" chart:style-name="ch2">
          <text:p>WM, NAV off</text:p>
        </chart:title>
        <chart:plot-area chart:style-name="ch3" table:cell-range-address="'Bland-Altman plots'.Z7:'Bland-Altman plots'.Z16 'Bland-Altman plots'.D59:'Bland-Altman plots'.E69 'Bland-Altman plots'.A1:'Bland-Altman plots'.A1 'Bland-Altman plots'.E72:'Bland-Altman plots'.E73" chart:data-source-has-labels="both" svg:x="1.803cm" svg:y="1.272cm" svg:width="11.758cm" svg:height="6.413cm">
          <chartooo:coordinate-region svg:x="2.821cm" svg:y="1.471cm" svg:width="10.408cm" svg:height="5.567cm"/>
          <chart:axis chart:dimension="x" chart:name="primary-x" chart:style-name="ch4" chartooo:axis-type="auto">
            <chart:title svg:x="6.746cm" svg:y="7.864cm" chart:style-name="ch5">
              <text:p>mean R1</text:p>
            </chart:title>
            <chart:categories table:cell-range-address="'Bland-Altman plots'.Z7:'Bland-Altman plots'.Z16"/>
          </chart:axis>
          <chart:axis chart:dimension="y" chart:name="primary-y" chart:style-name="ch6">
            <chart:title svg:x="0.361cm" svg:y="6.433cm" chart:style-name="ch7">
              <text:p>Difference between 
PMC off and on</text:p>
            </chart:title>
            <chart:grid chart:style-name="ch8" chart:class="major"/>
          </chart:axis>
          <chart:series chart:style-name="ch9" chart:values-cell-range-address="'Bland-Altman plots'.E59:'Bland-Altman plots'.E69" chart:label-cell-address="'Bland-Altman plots'.A1:'Bland-Altman plots'.A1" chart:class="chart:scatter">
            <chart:domain table:cell-range-address="'Bland-Altman plots'.D59:'Bland-Altman plots'.D69"/>
            <chart:mean-value chart:style-name="ch10"/>
            <chart:regression-curve chart:style-name="ch11"/>
            <chart:data-point chart:repeated="9"/>
            <chart:data-point chart:style-name="ch12"/>
            <chart:data-point/>
          </chart:series>
          <chart:series chart:style-name="ch13" chart:values-cell-range-address="'Bland-Altman plots'.E72:'Bland-Altman plots'.E72" chart:label-cell-address="'Bland-Altman plots'.A1:'Bland-Altman plots'.A1" chart:class="chart:scatter">
            <chart:regression-curve chart:style-name="ch14"/>
            <chart:data-point chart:style-name="ch15"/>
            <chart:data-point chart:repeated="10"/>
          </chart:series>
          <chart:series chart:style-name="ch16" chart:values-cell-range-address="'Bland-Altman plots'.E73:'Bland-Altman plots'.E73" chart:label-cell-address="'Bland-Altman plots'.A1:'Bland-Altman plots'.A1" chart:class="chart:scatter">
            <chart:regression-curve chart:style-name="ch14"/>
            <chart:data-point chart:style-name="ch17"/>
            <chart:data-point chart:repeated="1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PMC OFF</text:p>
                <draw:g>
                  <svg:desc>'Bland-Altman plots'.A1:'Bland-Altman plots'.A1</svg:desc>
                </draw:g>
              </table:table-cell>
              <table:table-cell office:value-type="string">
                <text:p>PMC OFF</text:p>
                <draw:g>
                  <svg:desc>'Bland-Altman plots'.A1:'Bland-Altman plots'.A1</svg:desc>
                </draw:g>
              </table:table-cell>
              <table:table-cell office:value-type="string">
                <text:p>PMC OFF</text:p>
                <draw:g>
                  <svg:desc>'Bland-Altman plots'.A1:'Bland-Altman plots'.A1</svg:desc>
                </draw:g>
              </table:table-cell>
            </table:table-row>
          </table:table-header-rows>
          <table:table-rows>
            <table:table-row>
              <table:table-cell office:value-type="float" office:value="82.174492">
                <text:p>82.174492</text:p>
                <draw:g>
                  <svg:desc>'Bland-Altman plots'.Z7:'Bland-Altman plots'.Z16</svg:desc>
                </draw:g>
              </table:table-cell>
              <table:table-cell office:value-type="float" office:value="0.699315365">
                <text:p>0.699315365</text:p>
                <draw:g>
                  <svg:desc>'Bland-Altman plots'.D59:'Bland-Altman plots'.D69</svg:desc>
                </draw:g>
              </table:table-cell>
              <table:table-cell office:value-type="float" office:value="0.02518475">
                <text:p>0.02518475</text:p>
                <draw:g>
                  <svg:desc>'Bland-Altman plots'.E59:'Bland-Altman plots'.E69</svg:desc>
                </draw:g>
              </table:table-cell>
              <table:table-cell office:value-type="float" office:value="0.030560361188655">
                <text:p>0.030560361188655</text:p>
                <draw:g>
                  <svg:desc>'Bland-Altman plots'.E72:'Bland-Altman plots'.E72</svg:desc>
                </draw:g>
              </table:table-cell>
              <table:table-cell office:value-type="float" office:value="-0.0334545466432005">
                <text:p>-0.0334545466432005</text:p>
                <draw:g>
                  <svg:desc>'Bland-Altman plots'.E73:'Bland-Altman plots'.E73</svg:desc>
                </draw:g>
              </table:table-cell>
            </table:table-row>
            <table:table-row>
              <table:table-cell office:value-type="float" office:value="83.6305695">
                <text:p>83.6305695</text:p>
              </table:table-cell>
              <table:table-cell office:value-type="float" office:value="0.679158715">
                <text:p>0.679158715</text:p>
              </table:table-cell>
              <table:table-cell office:value-type="float" office:value="-0.0130731500000001">
                <text:p>-0.01307315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.158745">
                <text:p>85.158745</text:p>
              </table:table-cell>
              <table:table-cell office:value-type="float" office:value="0.685393065">
                <text:p>0.685393065</text:p>
              </table:table-cell>
              <table:table-cell office:value-type="float" office:value="-0.0320574699999999">
                <text:p>-0.03205746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5040395">
                <text:p>82.5040395</text:p>
              </table:table-cell>
              <table:table-cell office:value-type="float" office:value="0.702655735">
                <text:p>0.702655735</text:p>
              </table:table-cell>
              <table:table-cell office:value-type="float" office:value="0.000499609999999984">
                <text:p>0.000499609999999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873455">
                <text:p>82.873455</text:p>
              </table:table-cell>
              <table:table-cell office:value-type="float" office:value="0.63967076">
                <text:p>0.63967076</text:p>
              </table:table-cell>
              <table:table-cell office:value-type="float" office:value="0.00278263999999995">
                <text:p>0.00278263999999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.9339105">
                <text:p>85.9339105</text:p>
              </table:table-cell>
              <table:table-cell office:value-type="float" office:value="0.71743557">
                <text:p>0.71743557</text:p>
              </table:table-cell>
              <table:table-cell office:value-type="float" office:value="-0.000434459999999914">
                <text:p>-0.000434459999999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6486855">
                <text:p>82.6486855</text:p>
              </table:table-cell>
              <table:table-cell office:value-type="float" office:value="0.6910094">
                <text:p>0.6910094</text:p>
              </table:table-cell>
              <table:table-cell office:value-type="float" office:value="0.02040446">
                <text:p>0.02040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979355">
                <text:p>82.979355</text:p>
              </table:table-cell>
              <table:table-cell office:value-type="float" office:value="0.697114255">
                <text:p>0.697114255</text:p>
              </table:table-cell>
              <table:table-cell office:value-type="float" office:value="0.00029378999999996">
                <text:p>0.00029378999999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322502">
                <text:p>82.322502</text:p>
              </table:table-cell>
              <table:table-cell office:value-type="float" office:value="0.711338405">
                <text:p>0.711338405</text:p>
              </table:table-cell>
              <table:table-cell office:value-type="float" office:value="-0.01886773">
                <text:p>-0.01886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3.69828">
                <text:p>83.69828</text:p>
              </table:table-cell>
              <table:table-cell office:value-type="float" office:value="0.681975185">
                <text:p>0.681975185</text:p>
              </table:table-cell>
              <table:table-cell office:value-type="float" office:value="0.00584567000000003">
                <text:p>0.00584567000000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14503195">
                <text:p>0.714503195</text:p>
              </table:table-cell>
              <table:table-cell office:value-type="float" office:value="-0.00649612999999993">
                <text:p>-0.00649612999999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treat-empty-cells="ignore" chart:right-angled-axes="true"/>
    </style:style>
    <style:style style:name="ch4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-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minimum="-0.04" chart:maximum="0.04" chart:origin="-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circle" chart:symbol-width="0.3cm" chart:symbol-height="0.3cm" chart:link-data-style-to-source="true" chart:mean-value="true"/>
      <style:graphic-properties draw:stroke="none" svg:stroke-width="0.08cm" svg:stroke-color="#00888a" draw:fill-color="#00888a"/>
      <style:text-properties fo:font-size="10pt" style:font-size-asian="10pt" style:font-size-complex="10pt"/>
    </style:style>
    <style:style style:name="ch10" style:family="chart">
      <style:graphic-properties draw:stroke="dash" draw:stroke-dash="Fine_20_Dashed"/>
    </style:style>
    <style:style style:name="ch11" style:family="chart">
      <style:graphic-properties draw:stroke="dash" draw:stroke-dash="Fine_20_Dashed"/>
    </style:style>
    <style:style style:name="ch12" style:family="chart">
      <style:chart-properties chart:solid-type="cuboid" chart:symbol-type="named-symbol" chart:symbol-name="circle" chart:symbol-width="0.3cm" chart:symbol-height="0.3cm"/>
    </style:style>
    <style:style style:name="ch13" style:family="chart" style:data-style-name="N121">
      <style:chart-properties chart:symbol-type="named-symbol" chart:symbol-name="diamond" chart:symbol-width="0cm" chart:symbol-height="0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6" loext:regression-extrapolate-backward="7" loext:regression-force-intercept="false" loext:regression-intercept-value="0" chart:regression-type="linear"/>
      <style:graphic-properties svg:stroke-color="#ff420e"/>
    </style:style>
    <style:style style:name="ch15" style:family="chart">
      <style:chart-properties chart:solid-type="cuboid" chart:symbol-type="named-symbol" chart:symbol-name="diamond" chart:symbol-width="0cm" chart:symbol-height="0cm"/>
    </style:style>
    <style:style style:name="ch16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7" style:family="chart">
      <style:chart-properties chart:solid-type="cuboid" chart:symbol-type="named-symbol" chart:symbol-name="arrow-down" chart:symbol-width="0cm" chart:symbol-height="0cm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4.433cm" svg:height="8.994cm" xlink:href=".." xlink:type="simple" chart:class="chart:scatter" chart:style-name="ch1">
        <chart:title svg:x="5.85cm" svg:y="0.315cm" chart:style-name="ch2">
          <text:p>WM, NAV on</text:p>
        </chart:title>
        <chart:plot-area chart:style-name="ch3" table:cell-range-address="'Bland-Altman plots'.Z7:'Bland-Altman plots'.Z16 'Bland-Altman plots'.D78:'Bland-Altman plots'.E88 'Bland-Altman plots'.A1:'Bland-Altman plots'.A1 'Bland-Altman plots'.E91:'Bland-Altman plots'.E92" chart:data-source-has-labels="both" svg:x="1.803cm" svg:y="1.272cm" svg:width="11.758cm" svg:height="6.413cm">
          <chartooo:coordinate-region svg:x="2.821cm" svg:y="1.471cm" svg:width="10.408cm" svg:height="5.567cm"/>
          <chart:axis chart:dimension="x" chart:name="primary-x" chart:style-name="ch4" chartooo:axis-type="auto">
            <chart:title svg:x="6.746cm" svg:y="7.864cm" chart:style-name="ch5">
              <text:p>mean R1</text:p>
            </chart:title>
            <chart:categories table:cell-range-address="'Bland-Altman plots'.Z7:'Bland-Altman plots'.Z16"/>
          </chart:axis>
          <chart:axis chart:dimension="y" chart:name="primary-y" chart:style-name="ch6">
            <chart:title svg:x="0.361cm" svg:y="6.433cm" chart:style-name="ch7">
              <text:p>Difference between 
PMC off and on</text:p>
            </chart:title>
            <chart:grid chart:style-name="ch8" chart:class="major"/>
          </chart:axis>
          <chart:series chart:style-name="ch9" chart:values-cell-range-address="'Bland-Altman plots'.E78:'Bland-Altman plots'.E88" chart:label-cell-address="'Bland-Altman plots'.A1:'Bland-Altman plots'.A1" chart:class="chart:scatter">
            <chart:domain table:cell-range-address="'Bland-Altman plots'.D78:'Bland-Altman plots'.D88"/>
            <chart:mean-value chart:style-name="ch10"/>
            <chart:regression-curve chart:style-name="ch11"/>
            <chart:data-point chart:repeated="9"/>
            <chart:data-point chart:style-name="ch12"/>
            <chart:data-point/>
          </chart:series>
          <chart:series chart:style-name="ch13" chart:values-cell-range-address="'Bland-Altman plots'.E91:'Bland-Altman plots'.E91" chart:label-cell-address="'Bland-Altman plots'.A1:'Bland-Altman plots'.A1" chart:class="chart:scatter">
            <chart:regression-curve chart:style-name="ch14"/>
            <chart:data-point chart:style-name="ch15"/>
            <chart:data-point chart:repeated="10"/>
          </chart:series>
          <chart:series chart:style-name="ch16" chart:values-cell-range-address="'Bland-Altman plots'.E92:'Bland-Altman plots'.E92" chart:label-cell-address="'Bland-Altman plots'.A1:'Bland-Altman plots'.A1" chart:class="chart:scatter">
            <chart:regression-curve chart:style-name="ch14"/>
            <chart:data-point chart:style-name="ch17"/>
            <chart:data-point chart:repeated="1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PMC OFF</text:p>
                <draw:g>
                  <svg:desc>'Bland-Altman plots'.A1:'Bland-Altman plots'.A1</svg:desc>
                </draw:g>
              </table:table-cell>
              <table:table-cell office:value-type="string">
                <text:p>PMC OFF</text:p>
                <draw:g>
                  <svg:desc>'Bland-Altman plots'.A1:'Bland-Altman plots'.A1</svg:desc>
                </draw:g>
              </table:table-cell>
              <table:table-cell office:value-type="string">
                <text:p>PMC OFF</text:p>
                <draw:g>
                  <svg:desc>'Bland-Altman plots'.A1:'Bland-Altman plots'.A1</svg:desc>
                </draw:g>
              </table:table-cell>
            </table:table-row>
          </table:table-header-rows>
          <table:table-rows>
            <table:table-row>
              <table:table-cell office:value-type="float" office:value="82.174492">
                <text:p>82.174492</text:p>
                <draw:g>
                  <svg:desc>'Bland-Altman plots'.Z7:'Bland-Altman plots'.Z16</svg:desc>
                </draw:g>
              </table:table-cell>
              <table:table-cell office:value-type="float" office:value="0.696687015">
                <text:p>0.696687015</text:p>
                <draw:g>
                  <svg:desc>'Bland-Altman plots'.D78:'Bland-Altman plots'.D88</svg:desc>
                </draw:g>
              </table:table-cell>
              <table:table-cell office:value-type="float" office:value="0.02598411">
                <text:p>0.02598411</text:p>
                <draw:g>
                  <svg:desc>'Bland-Altman plots'.E78:'Bland-Altman plots'.E88</svg:desc>
                </draw:g>
              </table:table-cell>
              <table:table-cell office:value-type="float" office:value="0.0321969957025599">
                <text:p>0.0321969957025599</text:p>
                <draw:g>
                  <svg:desc>'Bland-Altman plots'.E91:'Bland-Altman plots'.E91</svg:desc>
                </draw:g>
              </table:table-cell>
              <table:table-cell office:value-type="float" office:value="-0.0319215029752872">
                <text:p>-0.0319215029752872</text:p>
                <draw:g>
                  <svg:desc>'Bland-Altman plots'.E92:'Bland-Altman plots'.E92</svg:desc>
                </draw:g>
              </table:table-cell>
            </table:table-row>
            <table:table-row>
              <table:table-cell office:value-type="float" office:value="83.6305695">
                <text:p>83.6305695</text:p>
              </table:table-cell>
              <table:table-cell office:value-type="float" office:value="0.678200245">
                <text:p>0.678200245</text:p>
              </table:table-cell>
              <table:table-cell office:value-type="float" office:value="-0.01506603">
                <text:p>-0.01506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.158745">
                <text:p>85.158745</text:p>
              </table:table-cell>
              <table:table-cell office:value-type="float" office:value="0.685196725">
                <text:p>0.685196725</text:p>
              </table:table-cell>
              <table:table-cell office:value-type="float" office:value="-0.0253536099999999">
                <text:p>-0.02535360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5040395">
                <text:p>82.5040395</text:p>
              </table:table-cell>
              <table:table-cell office:value-type="float" office:value="0.69956252">
                <text:p>0.69956252</text:p>
              </table:table-cell>
              <table:table-cell office:value-type="float" office:value="-0.00115972000000009">
                <text:p>-0.00115972000000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873455">
                <text:p>82.873455</text:p>
              </table:table-cell>
              <table:table-cell office:value-type="float" office:value="0.63275421">
                <text:p>0.63275421</text:p>
              </table:table-cell>
              <table:table-cell office:value-type="float" office:value="0.01168096">
                <text:p>0.01168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.9339105">
                <text:p>85.9339105</text:p>
              </table:table-cell>
              <table:table-cell office:value-type="float" office:value="0.714629385">
                <text:p>0.714629385</text:p>
              </table:table-cell>
              <table:table-cell office:value-type="float" office:value="-0.00224203000000001">
                <text:p>-0.00224203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6486855">
                <text:p>82.6486855</text:p>
              </table:table-cell>
              <table:table-cell office:value-type="float" office:value="0.68765134">
                <text:p>0.68765134</text:p>
              </table:table-cell>
              <table:table-cell office:value-type="float" office:value="0.02199602">
                <text:p>0.02199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979355">
                <text:p>82.979355</text:p>
              </table:table-cell>
              <table:table-cell office:value-type="float" office:value="0.690697105">
                <text:p>0.690697105</text:p>
              </table:table-cell>
              <table:table-cell office:value-type="float" office:value="-0.00907451000000004">
                <text:p>-0.00907451000000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322502">
                <text:p>82.322502</text:p>
              </table:table-cell>
              <table:table-cell office:value-type="float" office:value="0.70811945">
                <text:p>0.70811945</text:p>
              </table:table-cell>
              <table:table-cell office:value-type="float" office:value="-0.01227426">
                <text:p>-0.01227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3.69828">
                <text:p>83.69828</text:p>
              </table:table-cell>
              <table:table-cell office:value-type="float" office:value="0.68562734">
                <text:p>0.68562734</text:p>
              </table:table-cell>
              <table:table-cell office:value-type="float" office:value="0.0146108800000001">
                <text:p>0.01461088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0814067">
                <text:p>0.70814067</text:p>
              </table:table-cell>
              <table:table-cell office:value-type="float" office:value="-0.0075866">
                <text:p>-0.0075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treat-empty-cells="ignore" chart:right-angled-axes="true"/>
    </style:style>
    <style:style style:name="ch4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-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minimum="-0.8" chart:maximum="0.6" chart:origin="-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circle" chart:symbol-width="0.3cm" chart:symbol-height="0.3cm" chart:link-data-style-to-source="true" chart:mean-value="true"/>
      <style:graphic-properties draw:stroke="none" svg:stroke-width="0.08cm" svg:stroke-color="#00888a" draw:fill-color="#00888a"/>
      <style:text-properties fo:font-size="10pt" style:font-size-asian="10pt" style:font-size-complex="10pt"/>
    </style:style>
    <style:style style:name="ch10" style:family="chart">
      <style:graphic-properties draw:stroke="dash" draw:stroke-dash="Fine_20_Dashed"/>
    </style:style>
    <style:style style:name="ch11" style:family="chart">
      <style:graphic-properties draw:stroke="dash" draw:stroke-dash="Fine_20_Dashed"/>
    </style:style>
    <style:style style:name="ch12" style:family="chart">
      <style:chart-properties chart:solid-type="cuboid" chart:symbol-type="named-symbol" chart:symbol-name="circle" chart:symbol-width="0.3cm" chart:symbol-height="0.3cm"/>
    </style:style>
    <style:style style:name="ch13" style:family="chart" style:data-style-name="N121">
      <style:chart-properties chart:symbol-type="named-symbol" chart:symbol-name="diamond" chart:symbol-width="0cm" chart:symbol-height="0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6" loext:regression-extrapolate-backward="7" loext:regression-force-intercept="false" loext:regression-intercept-value="0" chart:regression-type="linear"/>
      <style:graphic-properties svg:stroke-color="#ff420e"/>
    </style:style>
    <style:style style:name="ch15" style:family="chart">
      <style:chart-properties chart:solid-type="cuboid" chart:symbol-type="named-symbol" chart:symbol-name="diamond" chart:symbol-width="0cm" chart:symbol-height="0cm"/>
    </style:style>
    <style:style style:name="ch16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7" style:family="chart">
      <style:chart-properties chart:solid-type="cuboid" chart:symbol-type="named-symbol" chart:symbol-name="arrow-down" chart:symbol-width="0cm" chart:symbol-height="0cm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4.433cm" svg:height="8.994cm" xlink:href=".." xlink:type="simple" chart:class="chart:scatter" chart:style-name="ch1">
        <chart:title svg:x="5.836cm" svg:y="0.315cm" chart:style-name="ch2">
          <text:p>WM, NAV off</text:p>
        </chart:title>
        <chart:plot-area chart:style-name="ch3" table:cell-range-address="'Bland-Altman plots'.Z7:'Bland-Altman plots'.Z16 'Bland-Altman plots'.F59:'Bland-Altman plots'.G69 'Bland-Altman plots'.A1:'Bland-Altman plots'.A1 'Bland-Altman plots'.G72:'Bland-Altman plots'.G73" chart:data-source-has-labels="both" svg:x="1.988cm" svg:y="1.272cm" svg:width="11.666cm" svg:height="6.413cm">
          <chartooo:coordinate-region svg:x="2.821cm" svg:y="1.471cm" svg:width="10.408cm" svg:height="5.567cm"/>
          <chart:axis chart:dimension="x" chart:name="primary-x" chart:style-name="ch4" chartooo:axis-type="auto">
            <chart:title svg:x="6.805cm" svg:y="7.864cm" chart:style-name="ch5">
              <text:p>mean R2*</text:p>
            </chart:title>
            <chart:categories table:cell-range-address="'Bland-Altman plots'.Z7:'Bland-Altman plots'.Z16"/>
          </chart:axis>
          <chart:axis chart:dimension="y" chart:name="primary-y" chart:style-name="ch6">
            <chart:title svg:x="0.546cm" svg:y="6.433cm" chart:style-name="ch7">
              <text:p>Difference between 
PMC off and on</text:p>
            </chart:title>
            <chart:grid chart:style-name="ch8" chart:class="major"/>
          </chart:axis>
          <chart:series chart:style-name="ch9" chart:values-cell-range-address="'Bland-Altman plots'.G59:'Bland-Altman plots'.G69" chart:label-cell-address="'Bland-Altman plots'.A1:'Bland-Altman plots'.A1" chart:class="chart:scatter">
            <chart:domain table:cell-range-address="'Bland-Altman plots'.F59:'Bland-Altman plots'.F69"/>
            <chart:mean-value chart:style-name="ch10"/>
            <chart:regression-curve chart:style-name="ch11"/>
            <chart:data-point chart:repeated="9"/>
            <chart:data-point chart:style-name="ch12"/>
            <chart:data-point/>
          </chart:series>
          <chart:series chart:style-name="ch13" chart:values-cell-range-address="'Bland-Altman plots'.G72:'Bland-Altman plots'.G72" chart:label-cell-address="'Bland-Altman plots'.A1:'Bland-Altman plots'.A1" chart:class="chart:scatter">
            <chart:regression-curve chart:style-name="ch14"/>
            <chart:data-point chart:style-name="ch15"/>
            <chart:data-point chart:repeated="10"/>
          </chart:series>
          <chart:series chart:style-name="ch16" chart:values-cell-range-address="'Bland-Altman plots'.G73:'Bland-Altman plots'.G73" chart:label-cell-address="'Bland-Altman plots'.A1:'Bland-Altman plots'.A1" chart:class="chart:scatter">
            <chart:regression-curve chart:style-name="ch14"/>
            <chart:data-point chart:style-name="ch17"/>
            <chart:data-point chart:repeated="1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PMC OFF</text:p>
                <draw:g>
                  <svg:desc>'Bland-Altman plots'.A1:'Bland-Altman plots'.A1</svg:desc>
                </draw:g>
              </table:table-cell>
              <table:table-cell office:value-type="string">
                <text:p>PMC OFF</text:p>
                <draw:g>
                  <svg:desc>'Bland-Altman plots'.A1:'Bland-Altman plots'.A1</svg:desc>
                </draw:g>
              </table:table-cell>
              <table:table-cell office:value-type="string">
                <text:p>PMC OFF</text:p>
                <draw:g>
                  <svg:desc>'Bland-Altman plots'.A1:'Bland-Altman plots'.A1</svg:desc>
                </draw:g>
              </table:table-cell>
            </table:table-row>
          </table:table-header-rows>
          <table:table-rows>
            <table:table-row>
              <table:table-cell office:value-type="float" office:value="82.174492">
                <text:p>82.174492</text:p>
                <draw:g>
                  <svg:desc>'Bland-Altman plots'.Z7:'Bland-Altman plots'.Z16</svg:desc>
                </draw:g>
              </table:table-cell>
              <table:table-cell office:value-type="float" office:value="40.447197">
                <text:p>40.447197</text:p>
                <draw:g>
                  <svg:desc>'Bland-Altman plots'.F59:'Bland-Altman plots'.F69</svg:desc>
                </draw:g>
              </table:table-cell>
              <table:table-cell office:value-type="float" office:value="-0.377900000000004">
                <text:p>-0.377900000000004</text:p>
                <draw:g>
                  <svg:desc>'Bland-Altman plots'.G59:'Bland-Altman plots'.G69</svg:desc>
                </draw:g>
              </table:table-cell>
              <table:table-cell office:value-type="float" office:value="0.548778894975231">
                <text:p>0.548778894975231</text:p>
                <draw:g>
                  <svg:desc>'Bland-Altman plots'.G72:'Bland-Altman plots'.G72</svg:desc>
                </draw:g>
              </table:table-cell>
              <table:table-cell office:value-type="float" office:value="-0.666422167702505">
                <text:p>-0.666422167702505</text:p>
                <draw:g>
                  <svg:desc>'Bland-Altman plots'.G73:'Bland-Altman plots'.G73</svg:desc>
                </draw:g>
              </table:table-cell>
            </table:table-row>
            <table:table-row>
              <table:table-cell office:value-type="float" office:value="83.6305695">
                <text:p>83.6305695</text:p>
              </table:table-cell>
              <table:table-cell office:value-type="float" office:value="38.9666635">
                <text:p>38.9666635</text:p>
              </table:table-cell>
              <table:table-cell office:value-type="float" office:value="-0.196204999999999">
                <text:p>-0.196204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.158745">
                <text:p>85.158745</text:p>
              </table:table-cell>
              <table:table-cell office:value-type="float" office:value="37.3333265">
                <text:p>37.3333265</text:p>
              </table:table-cell>
              <table:table-cell office:value-type="float" office:value="-0.482281">
                <text:p>-0.482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5040395">
                <text:p>82.5040395</text:p>
              </table:table-cell>
              <table:table-cell office:value-type="float" office:value="38.9833905">
                <text:p>38.9833905</text:p>
              </table:table-cell>
              <table:table-cell office:value-type="float" office:value="-0.114806999999999">
                <text:p>-0.114806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873455">
                <text:p>82.873455</text:p>
              </table:table-cell>
              <table:table-cell office:value-type="float" office:value="40.2457985">
                <text:p>40.2457985</text:p>
              </table:table-cell>
              <table:table-cell office:value-type="float" office:value="0.270527000000001">
                <text:p>0.270527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.9339105">
                <text:p>85.9339105</text:p>
              </table:table-cell>
              <table:table-cell office:value-type="float" office:value="40.7964995">
                <text:p>40.7964995</text:p>
              </table:table-cell>
              <table:table-cell office:value-type="float" office:value="-0.276585000000004">
                <text:p>-0.276585000000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6486855">
                <text:p>82.6486855</text:p>
              </table:table-cell>
              <table:table-cell office:value-type="float" office:value="40.1644575">
                <text:p>40.1644575</text:p>
              </table:table-cell>
              <table:table-cell office:value-type="float" office:value="0.355145">
                <text:p>0.355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979355">
                <text:p>82.979355</text:p>
              </table:table-cell>
              <table:table-cell office:value-type="float" office:value="40.0091745">
                <text:p>40.0091745</text:p>
              </table:table-cell>
              <table:table-cell office:value-type="float" office:value="0.427398999999994">
                <text:p>0.427398999999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322502">
                <text:p>82.322502</text:p>
              </table:table-cell>
              <table:table-cell office:value-type="float" office:value="41.220913">
                <text:p>41.220913</text:p>
              </table:table-cell>
              <table:table-cell office:value-type="float" office:value="-0.324729999999995">
                <text:p>-0.324729999999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3.69828">
                <text:p>83.69828</text:p>
              </table:table-cell>
              <table:table-cell office:value-type="float" office:value="40.801342">
                <text:p>40.801342</text:p>
              </table:table-cell>
              <table:table-cell office:value-type="float" office:value="-0.015900000000002">
                <text:p>-0.015900000000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0.1554775">
                <text:p>40.1554775</text:p>
              </table:table-cell>
              <table:table-cell office:value-type="float" office:value="0.0882989999999992">
                <text:p>0.0882989999999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treat-empty-cells="ignore" chart:right-angled-axes="true"/>
    </style:style>
    <style:style style:name="ch4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-2.2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minimum="-2.2" chart:maximum="1.3" chart:origin="-2.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circle" chart:symbol-width="0.3cm" chart:symbol-height="0.3cm" chart:link-data-style-to-source="true" chart:mean-value="true"/>
      <style:graphic-properties draw:stroke="none" svg:stroke-width="0.08cm" svg:stroke-color="#00888a" draw:fill-color="#00888a"/>
      <style:text-properties fo:font-size="10pt" style:font-size-asian="10pt" style:font-size-complex="10pt"/>
    </style:style>
    <style:style style:name="ch10" style:family="chart">
      <style:graphic-properties draw:stroke="dash" draw:stroke-dash="Fine_20_Dashed"/>
    </style:style>
    <style:style style:name="ch11" style:family="chart">
      <style:graphic-properties draw:stroke="dash" draw:stroke-dash="Fine_20_Dashed"/>
    </style:style>
    <style:style style:name="ch12" style:family="chart">
      <style:chart-properties chart:solid-type="cuboid" chart:symbol-type="named-symbol" chart:symbol-name="circle" chart:symbol-width="0.3cm" chart:symbol-height="0.3cm"/>
    </style:style>
    <style:style style:name="ch13" style:family="chart" style:data-style-name="N121">
      <style:chart-properties chart:symbol-type="named-symbol" chart:symbol-name="diamond" chart:symbol-width="0cm" chart:symbol-height="0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6" loext:regression-extrapolate-backward="7" loext:regression-force-intercept="false" loext:regression-intercept-value="0" chart:regression-type="linear"/>
      <style:graphic-properties svg:stroke-color="#ff420e"/>
    </style:style>
    <style:style style:name="ch15" style:family="chart">
      <style:chart-properties chart:solid-type="cuboid" chart:symbol-type="named-symbol" chart:symbol-name="diamond" chart:symbol-width="0cm" chart:symbol-height="0cm"/>
    </style:style>
    <style:style style:name="ch16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7" style:family="chart">
      <style:chart-properties chart:solid-type="cuboid" chart:symbol-type="named-symbol" chart:symbol-name="arrow-down" chart:symbol-width="0cm" chart:symbol-height="0cm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4.433cm" svg:height="8.994cm" xlink:href=".." xlink:type="simple" chart:class="chart:scatter" chart:style-name="ch1">
        <chart:title svg:x="5.85cm" svg:y="0.315cm" chart:style-name="ch2">
          <text:p>WM, NAV on</text:p>
        </chart:title>
        <chart:plot-area chart:style-name="ch3" table:cell-range-address="'Bland-Altman plots'.Z7:'Bland-Altman plots'.Z16 'Bland-Altman plots'.F78:'Bland-Altman plots'.G88 'Bland-Altman plots'.A1:'Bland-Altman plots'.A1 'Bland-Altman plots'.G91:'Bland-Altman plots'.G92" chart:data-source-has-labels="both" svg:x="1.988cm" svg:y="1.272cm" svg:width="11.666cm" svg:height="6.413cm">
          <chartooo:coordinate-region svg:x="2.821cm" svg:y="1.471cm" svg:width="10.408cm" svg:height="5.567cm"/>
          <chart:axis chart:dimension="x" chart:name="primary-x" chart:style-name="ch4" chartooo:axis-type="auto">
            <chart:title svg:x="6.805cm" svg:y="7.864cm" chart:style-name="ch5">
              <text:p>mean R2*</text:p>
            </chart:title>
            <chart:categories table:cell-range-address="'Bland-Altman plots'.Z7:'Bland-Altman plots'.Z16"/>
          </chart:axis>
          <chart:axis chart:dimension="y" chart:name="primary-y" chart:style-name="ch6">
            <chart:title svg:x="0.546cm" svg:y="6.433cm" chart:style-name="ch7">
              <text:p>Difference between 
PMC off and on</text:p>
            </chart:title>
            <chart:grid chart:style-name="ch8" chart:class="major"/>
          </chart:axis>
          <chart:series chart:style-name="ch9" chart:values-cell-range-address="'Bland-Altman plots'.G78:'Bland-Altman plots'.G88" chart:label-cell-address="'Bland-Altman plots'.A1:'Bland-Altman plots'.A1" chart:class="chart:scatter">
            <chart:domain table:cell-range-address="'Bland-Altman plots'.F78:'Bland-Altman plots'.F88"/>
            <chart:mean-value chart:style-name="ch10"/>
            <chart:regression-curve chart:style-name="ch11"/>
            <chart:data-point chart:repeated="9"/>
            <chart:data-point chart:style-name="ch12"/>
            <chart:data-point/>
          </chart:series>
          <chart:series chart:style-name="ch13" chart:values-cell-range-address="'Bland-Altman plots'.G91:'Bland-Altman plots'.G91" chart:label-cell-address="'Bland-Altman plots'.A1:'Bland-Altman plots'.A1" chart:class="chart:scatter">
            <chart:regression-curve chart:style-name="ch14"/>
            <chart:data-point chart:style-name="ch15"/>
            <chart:data-point chart:repeated="10"/>
          </chart:series>
          <chart:series chart:style-name="ch16" chart:values-cell-range-address="'Bland-Altman plots'.G92:'Bland-Altman plots'.G92" chart:label-cell-address="'Bland-Altman plots'.A1:'Bland-Altman plots'.A1" chart:class="chart:scatter">
            <chart:regression-curve chart:style-name="ch14"/>
            <chart:data-point chart:style-name="ch17"/>
            <chart:data-point chart:repeated="1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PMC OFF</text:p>
                <draw:g>
                  <svg:desc>'Bland-Altman plots'.A1:'Bland-Altman plots'.A1</svg:desc>
                </draw:g>
              </table:table-cell>
              <table:table-cell office:value-type="string">
                <text:p>PMC OFF</text:p>
                <draw:g>
                  <svg:desc>'Bland-Altman plots'.A1:'Bland-Altman plots'.A1</svg:desc>
                </draw:g>
              </table:table-cell>
              <table:table-cell office:value-type="string">
                <text:p>PMC OFF</text:p>
                <draw:g>
                  <svg:desc>'Bland-Altman plots'.A1:'Bland-Altman plots'.A1</svg:desc>
                </draw:g>
              </table:table-cell>
            </table:table-row>
          </table:table-header-rows>
          <table:table-rows>
            <table:table-row>
              <table:table-cell office:value-type="float" office:value="82.174492">
                <text:p>82.174492</text:p>
                <draw:g>
                  <svg:desc>'Bland-Altman plots'.Z7:'Bland-Altman plots'.Z16</svg:desc>
                </draw:g>
              </table:table-cell>
              <table:table-cell office:value-type="float" office:value="40.288172">
                <text:p>40.288172</text:p>
                <draw:g>
                  <svg:desc>'Bland-Altman plots'.F78:'Bland-Altman plots'.F88</svg:desc>
                </draw:g>
              </table:table-cell>
              <table:table-cell office:value-type="float" office:value="-0.313328000000006">
                <text:p>-0.313328000000006</text:p>
                <draw:g>
                  <svg:desc>'Bland-Altman plots'.G78:'Bland-Altman plots'.G88</svg:desc>
                </draw:g>
              </table:table-cell>
              <table:table-cell office:value-type="float" office:value="1.1697710379271">
                <text:p>1.1697710379271</text:p>
                <draw:g>
                  <svg:desc>'Bland-Altman plots'.G91:'Bland-Altman plots'.G91</svg:desc>
                </draw:g>
              </table:table-cell>
              <table:table-cell office:value-type="float" office:value="-1.52229376519983">
                <text:p>-1.52229376519983</text:p>
                <draw:g>
                  <svg:desc>'Bland-Altman plots'.G92:'Bland-Altman plots'.G92</svg:desc>
                </draw:g>
              </table:table-cell>
            </table:table-row>
            <table:table-row>
              <table:table-cell office:value-type="float" office:value="83.6305695">
                <text:p>83.6305695</text:p>
              </table:table-cell>
              <table:table-cell office:value-type="float" office:value="40.177259">
                <text:p>40.177259</text:p>
              </table:table-cell>
              <table:table-cell office:value-type="float" office:value="-2.172718">
                <text:p>-2.172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.158745">
                <text:p>85.158745</text:p>
              </table:table-cell>
              <table:table-cell office:value-type="float" office:value="37.5032555">
                <text:p>37.5032555</text:p>
              </table:table-cell>
              <table:table-cell office:value-type="float" office:value="0.167918999999998">
                <text:p>0.167918999999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5040395">
                <text:p>82.5040395</text:p>
              </table:table-cell>
              <table:table-cell office:value-type="float" office:value="39.028049">
                <text:p>39.028049</text:p>
              </table:table-cell>
              <table:table-cell office:value-type="float" office:value="0.195076">
                <text:p>0.195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873455">
                <text:p>82.873455</text:p>
              </table:table-cell>
              <table:table-cell office:value-type="float" office:value="39.914322">
                <text:p>39.914322</text:p>
              </table:table-cell>
              <table:table-cell office:value-type="float" office:value="0.0373680000000007">
                <text:p>0.0373680000000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.9339105">
                <text:p>85.9339105</text:p>
              </table:table-cell>
              <table:table-cell office:value-type="float" office:value="40.29863">
                <text:p>40.29863</text:p>
              </table:table-cell>
              <table:table-cell office:value-type="float" office:value="-0.22419">
                <text:p>-0.22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6486855">
                <text:p>82.6486855</text:p>
              </table:table-cell>
              <table:table-cell office:value-type="float" office:value="40.254929">
                <text:p>40.254929</text:p>
              </table:table-cell>
              <table:table-cell office:value-type="float" office:value="0.303069999999998">
                <text:p>0.303069999999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979355">
                <text:p>82.979355</text:p>
              </table:table-cell>
              <table:table-cell office:value-type="float" office:value="39.7618845">
                <text:p>39.7618845</text:p>
              </table:table-cell>
              <table:table-cell office:value-type="float" office:value="0.0937389999999994">
                <text:p>0.0937389999999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322502">
                <text:p>82.322502</text:p>
              </table:table-cell>
              <table:table-cell office:value-type="float" office:value="41.073015">
                <text:p>41.073015</text:p>
              </table:table-cell>
              <table:table-cell office:value-type="float" office:value="0.016292">
                <text:p>0.016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3.69828">
                <text:p>83.69828</text:p>
              </table:table-cell>
              <table:table-cell office:value-type="float" office:value="41.5862145">
                <text:p>41.5862145</text:p>
              </table:table-cell>
              <table:table-cell office:value-type="float" office:value="0.0775489999999977">
                <text:p>0.0775489999999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0.639385">
                <text:p>40.639385</text:p>
              </table:table-cell>
              <table:table-cell office:value-type="float" office:value="-0.119651999999995">
                <text:p>-0.119651999999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treat-empty-cells="ignore" chart:right-angled-axes="true"/>
    </style:style>
    <style:style style:name="ch4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-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minimum="-0.8" chart:maximum="1.4" chart:origin="-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circle" chart:symbol-width="0.3cm" chart:symbol-height="0.3cm" chart:link-data-style-to-source="true" chart:mean-value="true"/>
      <style:graphic-properties draw:stroke="none" svg:stroke-width="0.08cm" svg:stroke-color="#00888a" draw:fill-color="#00888a"/>
      <style:text-properties fo:font-size="10pt" style:font-size-asian="10pt" style:font-size-complex="10pt"/>
    </style:style>
    <style:style style:name="ch10" style:family="chart">
      <style:graphic-properties draw:stroke="dash" draw:stroke-dash="Fine_20_Dashed"/>
    </style:style>
    <style:style style:name="ch11" style:family="chart">
      <style:graphic-properties draw:stroke="dash" draw:stroke-dash="Fine_20_Dashed"/>
    </style:style>
    <style:style style:name="ch12" style:family="chart">
      <style:chart-properties chart:solid-type="cuboid" chart:symbol-type="named-symbol" chart:symbol-name="circle" chart:symbol-width="0.3cm" chart:symbol-height="0.3cm"/>
    </style:style>
    <style:style style:name="ch13" style:family="chart" style:data-style-name="N121">
      <style:chart-properties chart:symbol-type="named-symbol" chart:symbol-name="diamond" chart:symbol-width="0cm" chart:symbol-height="0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6" loext:regression-extrapolate-backward="7" loext:regression-force-intercept="false" loext:regression-intercept-value="0" chart:regression-type="linear"/>
      <style:graphic-properties svg:stroke-color="#ff420e"/>
    </style:style>
    <style:style style:name="ch15" style:family="chart">
      <style:chart-properties chart:solid-type="cuboid" chart:symbol-type="named-symbol" chart:symbol-name="diamond" chart:symbol-width="0cm" chart:symbol-height="0cm"/>
    </style:style>
    <style:style style:name="ch16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7" style:family="chart">
      <style:chart-properties chart:solid-type="cuboid" chart:symbol-type="named-symbol" chart:symbol-name="arrow-down" chart:symbol-width="0cm" chart:symbol-height="0cm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4.433cm" svg:height="8.994cm" xlink:href=".." xlink:type="simple" chart:class="chart:scatter" chart:style-name="ch1">
        <chart:title svg:x="5.876cm" svg:y="0.315cm" chart:style-name="ch2">
          <text:p>GM, NAV off</text:p>
        </chart:title>
        <chart:plot-area chart:style-name="ch3" table:cell-range-address="'Bland-Altman plots'.Z7:'Bland-Altman plots'.Z16 'Bland-Altman plots'.J59:'Bland-Altman plots'.K69 'Bland-Altman plots'.A1:'Bland-Altman plots'.A1 'Bland-Altman plots'.K72:'Bland-Altman plots'.K73" chart:data-source-has-labels="both" svg:x="1.988cm" svg:y="1.471cm" svg:width="11.666cm" svg:height="6.214cm">
          <chartooo:coordinate-region svg:x="2.821cm" svg:y="1.471cm" svg:width="10.408cm" svg:height="5.567cm"/>
          <chart:axis chart:dimension="x" chart:name="primary-x" chart:style-name="ch4" chartooo:axis-type="auto">
            <chart:title svg:x="6.858cm" svg:y="7.864cm" chart:style-name="ch5">
              <text:p>mean PD</text:p>
            </chart:title>
            <chart:categories table:cell-range-address="'Bland-Altman plots'.Z7:'Bland-Altman plots'.Z16"/>
          </chart:axis>
          <chart:axis chart:dimension="y" chart:name="primary-y" chart:style-name="ch6">
            <chart:title svg:x="0.546cm" svg:y="6.533cm" chart:style-name="ch7">
              <text:p>Difference between 
PMC off and on</text:p>
            </chart:title>
            <chart:grid chart:style-name="ch8" chart:class="major"/>
          </chart:axis>
          <chart:series chart:style-name="ch9" chart:values-cell-range-address="'Bland-Altman plots'.K59:'Bland-Altman plots'.K69" chart:label-cell-address="'Bland-Altman plots'.A1:'Bland-Altman plots'.A1" chart:class="chart:scatter">
            <chart:domain table:cell-range-address="'Bland-Altman plots'.J59:'Bland-Altman plots'.J69"/>
            <chart:mean-value chart:style-name="ch10"/>
            <chart:regression-curve chart:style-name="ch11"/>
            <chart:data-point chart:repeated="7"/>
            <chart:data-point chart:style-name="ch12"/>
            <chart:data-point/>
            <chart:data-point chart:style-name="ch12"/>
            <chart:data-point/>
          </chart:series>
          <chart:series chart:style-name="ch13" chart:values-cell-range-address="'Bland-Altman plots'.K72:'Bland-Altman plots'.K72" chart:label-cell-address="'Bland-Altman plots'.A1:'Bland-Altman plots'.A1" chart:class="chart:scatter">
            <chart:regression-curve chart:style-name="ch14"/>
            <chart:data-point chart:style-name="ch15"/>
            <chart:data-point chart:repeated="10"/>
          </chart:series>
          <chart:series chart:style-name="ch16" chart:values-cell-range-address="'Bland-Altman plots'.K73:'Bland-Altman plots'.K73" chart:label-cell-address="'Bland-Altman plots'.A1:'Bland-Altman plots'.A1" chart:class="chart:scatter">
            <chart:regression-curve chart:style-name="ch14"/>
            <chart:data-point chart:style-name="ch17"/>
            <chart:data-point chart:repeated="1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PMC OFF</text:p>
                <draw:g>
                  <svg:desc>'Bland-Altman plots'.A1:'Bland-Altman plots'.A1</svg:desc>
                </draw:g>
              </table:table-cell>
              <table:table-cell office:value-type="string">
                <text:p>PMC OFF</text:p>
                <draw:g>
                  <svg:desc>'Bland-Altman plots'.A1:'Bland-Altman plots'.A1</svg:desc>
                </draw:g>
              </table:table-cell>
              <table:table-cell office:value-type="string">
                <text:p>PMC OFF</text:p>
                <draw:g>
                  <svg:desc>'Bland-Altman plots'.A1:'Bland-Altman plots'.A1</svg:desc>
                </draw:g>
              </table:table-cell>
            </table:table-row>
          </table:table-header-rows>
          <table:table-rows>
            <table:table-row>
              <table:table-cell office:value-type="float" office:value="82.174492">
                <text:p>82.174492</text:p>
                <draw:g>
                  <svg:desc>'Bland-Altman plots'.Z7:'Bland-Altman plots'.Z16</svg:desc>
                </draw:g>
              </table:table-cell>
              <table:table-cell office:value-type="float" office:value="84.3451005">
                <text:p>84.3451005</text:p>
                <draw:g>
                  <svg:desc>'Bland-Altman plots'.J59:'Bland-Altman plots'.J69</svg:desc>
                </draw:g>
              </table:table-cell>
              <table:table-cell office:value-type="float" office:value="-0.0329590000000053">
                <text:p>-0.0329590000000053</text:p>
                <draw:g>
                  <svg:desc>'Bland-Altman plots'.K59:'Bland-Altman plots'.K69</svg:desc>
                </draw:g>
              </table:table-cell>
              <table:table-cell office:value-type="float" office:value="1.28064506617887">
                <text:p>1.28064506617887</text:p>
                <draw:g>
                  <svg:desc>'Bland-Altman plots'.K72:'Bland-Altman plots'.K72</svg:desc>
                </draw:g>
              </table:table-cell>
              <table:table-cell office:value-type="float" office:value="-0.587040338906138">
                <text:p>-0.587040338906138</text:p>
                <draw:g>
                  <svg:desc>'Bland-Altman plots'.K73:'Bland-Altman plots'.K73</svg:desc>
                </draw:g>
              </table:table-cell>
            </table:table-row>
            <table:table-row>
              <table:table-cell office:value-type="float" office:value="83.6305695">
                <text:p>83.6305695</text:p>
              </table:table-cell>
              <table:table-cell office:value-type="float" office:value="82.05344">
                <text:p>82.05344</text:p>
              </table:table-cell>
              <table:table-cell office:value-type="float" office:value="0.174568000000008">
                <text:p>0.174568000000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.158745">
                <text:p>85.158745</text:p>
              </table:table-cell>
              <table:table-cell office:value-type="float" office:value="83.248951">
                <text:p>83.248951</text:p>
              </table:table-cell>
              <table:table-cell office:value-type="float" office:value="0.936363999999998">
                <text:p>0.936363999999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5040395">
                <text:p>82.5040395</text:p>
              </table:table-cell>
              <table:table-cell office:value-type="float" office:value="84.845707">
                <text:p>84.845707</text:p>
              </table:table-cell>
              <table:table-cell office:value-type="float" office:value="0.744438000000002">
                <text:p>0.744438000000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873455">
                <text:p>82.873455</text:p>
              </table:table-cell>
              <table:table-cell office:value-type="float" office:value="82.430538">
                <text:p>82.430538</text:p>
              </table:table-cell>
              <table:table-cell office:value-type="float" office:value="0.260536000000002">
                <text:p>0.260536000000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.9339105">
                <text:p>85.9339105</text:p>
              </table:table-cell>
              <table:table-cell office:value-type="float" office:value="82.782238">
                <text:p>82.782238</text:p>
              </table:table-cell>
              <table:table-cell office:value-type="float" office:value="0.0751259999999974">
                <text:p>0.0751259999999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6486855">
                <text:p>82.6486855</text:p>
              </table:table-cell>
              <table:table-cell office:value-type="float" office:value="86.019428">
                <text:p>86.019428</text:p>
              </table:table-cell>
              <table:table-cell office:value-type="float" office:value="-0.290840000000003">
                <text:p>-0.290840000000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979355">
                <text:p>82.979355</text:p>
              </table:table-cell>
              <table:table-cell office:value-type="float" office:value="81.854824">
                <text:p>81.854824</text:p>
              </table:table-cell>
              <table:table-cell office:value-type="float" office:value="0.868049999999997">
                <text:p>0.868049999999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322502">
                <text:p>82.322502</text:p>
              </table:table-cell>
              <table:table-cell office:value-type="float" office:value="82.72068">
                <text:p>82.72068</text:p>
              </table:table-cell>
              <table:table-cell office:value-type="float" office:value="0.817078000000009">
                <text:p>0.817078000000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3.69828">
                <text:p>83.69828</text:p>
              </table:table-cell>
              <table:table-cell office:value-type="float" office:value="82.432804">
                <text:p>82.432804</text:p>
              </table:table-cell>
              <table:table-cell office:value-type="float" office:value="-0.377113999999992">
                <text:p>-0.377113999999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3.3591195">
                <text:p>83.3591195</text:p>
              </table:table-cell>
              <table:table-cell office:value-type="float" office:value="0.639578999999998">
                <text:p>0.639578999999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treat-empty-cells="ignore" chart:right-angled-axes="true"/>
    </style:style>
    <style:style style:name="ch4" style:family="chart" style:data-style-name="N1">
      <style:chart-properties chart:display-label="true" chart:logarithmic="false" chart:minimum="81" chart:maximum="87" chart:origin="0" chart:reverse-direction="false" text:line-break="false" loext:try-staggering-first="false" chart:link-data-style-to-source="false" chart:axis-position="-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124">
      <style:chart-properties chart:display-label="true" chart:logarithmic="false" chart:minimum="-1" chart:maximum="0.8" chart:origin="-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circle" chart:symbol-width="0.3cm" chart:symbol-height="0.3cm" chart:link-data-style-to-source="true"/>
      <style:graphic-properties draw:stroke="none" svg:stroke-width="0.08cm" svg:stroke-color="#00888a" draw:fill-color="#00888a"/>
      <style:text-properties fo:font-size="10pt" style:font-size-asian="10pt" style:font-size-complex="10pt"/>
    </style:style>
    <style:style style:name="ch10" style:family="chart" style:data-style-name="N121">
      <style:chart-properties chart:symbol-type="named-symbol" chart:symbol-name="diamond" chart:symbol-width="0cm" chart:symbol-height="0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6" loext:regression-extrapolate-backward="7" loext:regression-force-intercept="false" loext:regression-intercept-value="0" chart:regression-type="linear"/>
      <style:graphic-properties svg:stroke-color="#ff420e"/>
    </style:style>
    <style:style style:name="ch12" style:family="chart">
      <style:chart-properties chart:solid-type="cuboid" chart:symbol-type="named-symbol" chart:symbol-name="diamond" chart:symbol-width="0cm" chart:symbol-height="0cm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chart-properties chart:solid-type="cuboid" chart:symbol-type="named-symbol" chart:symbol-name="arrow-down" chart:symbol-width="0cm" chart:symbol-height="0cm"/>
    </style:style>
    <style:style style:name="ch15" style:family="chart" style:data-style-name="N122">
      <style:chart-properties chart:symbol-type="none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6" style:family="chart">
      <style:chart-properties loext:regression-name="" loext:regression-max-degree="2" loext:regression-period="2" loext:regression-extrapolate-forward="4" loext:regression-extrapolate-backward="5" loext:regression-force-intercept="false" loext:regression-intercept-value="0" chart:regression-type="linear"/>
      <style:graphic-properties draw:stroke="dash" draw:stroke-dash="Fine_20_Dashed"/>
    </style:style>
    <style:style style:name="ch17" style:family="chart">
      <style:chart-properties chart:solid-type="cuboid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4.433cm" svg:height="8.994cm" xlink:href=".." xlink:type="simple" chart:class="chart:scatter" chart:style-name="ch1">
        <chart:title svg:x="5.85cm" svg:y="0.315cm" chart:style-name="ch2">
          <text:p>GM, PMC on</text:p>
        </chart:title>
        <chart:plot-area chart:style-name="ch3" table:cell-range-address="'Bland-Altman plots'.Z7:'Bland-Altman plots'.Z16 'Bland-Altman plots'.Z25:'Bland-Altman plots'.AA35 'Bland-Altman plots'.A1:'Bland-Altman plots'.A1 'Bland-Altman plots'.AA37:'Bland-Altman plots'.AA39" chart:data-source-has-labels="both" svg:x="1.988cm" svg:y="1.272cm" svg:width="11.428cm" svg:height="6.413cm">
          <chartooo:coordinate-region svg:x="2.821cm" svg:y="1.471cm" svg:width="10.408cm" svg:height="5.567cm"/>
          <chart:axis chart:dimension="x" chart:name="primary-x" chart:style-name="ch4" chartooo:axis-type="auto">
            <chart:title svg:x="6.739cm" svg:y="7.864cm" chart:style-name="ch5">
              <text:p>mean PD</text:p>
            </chart:title>
            <chart:categories table:cell-range-address="'Bland-Altman plots'.Z7:'Bland-Altman plots'.Z16"/>
          </chart:axis>
          <chart:axis chart:dimension="y" chart:name="primary-y" chart:style-name="ch6">
            <chart:title svg:x="0.546cm" svg:y="6.433cm" chart:style-name="ch7">
              <text:p>Difference between 
NAVcor off and on</text:p>
            </chart:title>
            <chart:grid chart:style-name="ch8" chart:class="major"/>
          </chart:axis>
          <chart:series chart:style-name="ch9" chart:values-cell-range-address="'Bland-Altman plots'.AA25:'Bland-Altman plots'.AA35" chart:label-cell-address="'Bland-Altman plots'.A1:'Bland-Altman plots'.A1" chart:class="chart:scatter">
            <chart:domain table:cell-range-address="'Bland-Altman plots'.Z25:'Bland-Altman plots'.Z35"/>
            <chart:data-point chart:repeated="11"/>
          </chart:series>
          <chart:series chart:style-name="ch10" chart:values-cell-range-address="'Bland-Altman plots'.AA38:'Bland-Altman plots'.AA38" chart:label-cell-address="'Bland-Altman plots'.A1:'Bland-Altman plots'.A1" chart:class="chart:scatter">
            <chart:domain table:cell-range-address="'Bland-Altman plots'.Z6:'Bland-Altman plots'.Z16"/>
            <chart:regression-curve chart:style-name="ch11"/>
            <chart:data-point chart:style-name="ch12"/>
            <chart:data-point chart:repeated="10"/>
          </chart:series>
          <chart:series chart:style-name="ch13" chart:values-cell-range-address="'Bland-Altman plots'.AA39:'Bland-Altman plots'.AA39" chart:label-cell-address="'Bland-Altman plots'.A1:'Bland-Altman plots'.A1" chart:class="chart:scatter">
            <chart:domain table:cell-range-address="'Bland-Altman plots'.Z6:'Bland-Altman plots'.Z16"/>
            <chart:regression-curve chart:style-name="ch11"/>
            <chart:data-point chart:style-name="ch14"/>
            <chart:data-point chart:repeated="10"/>
          </chart:series>
          <chart:series chart:style-name="ch15" chart:values-cell-range-address="'Bland-Altman plots'.AA37:'Bland-Altman plots'.AA37" chart:label-cell-address="'Bland-Altman plots'.A1:'Bland-Altman plots'.A1" chart:class="chart:scatter">
            <chart:regression-curve chart:style-name="ch16"/>
            <chart:data-point chart:style-name="ch17"/>
            <chart:data-point chart:repeated="1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  <table:table-cell office:value-type="string">
                <text:p>PMC OFF</text:p>
                <draw:g>
                  <svg:desc>'Bland-Altman plots'.A1:'Bland-Altman plots'.A1</svg:desc>
                </draw:g>
              </table:table-cell>
              <table:table-cell office:value-type="string">
                <text:p>Column Z</text:p>
              </table:table-cell>
              <table:table-cell office:value-type="string">
                <text:p>PMC OFF</text:p>
                <draw:g>
                  <svg:desc>'Bland-Altman plots'.A1:'Bland-Altman plots'.A1</svg:desc>
                </draw:g>
              </table:table-cell>
              <table:table-cell office:value-type="string">
                <text:p>Column Z</text:p>
              </table:table-cell>
              <table:table-cell office:value-type="string">
                <text:p>PMC OFF</text:p>
                <draw:g>
                  <svg:desc>'Bland-Altman plots'.A1:'Bland-Altman plots'.A1</svg:desc>
                </draw:g>
              </table:table-cell>
              <table:table-cell office:value-type="string">
                <text:p>PMC OFF</text:p>
                <draw:g>
                  <svg:desc>'Bland-Altman plots'.A1:'Bland-Altman plots'.A1</svg:desc>
                </draw:g>
              </table:table-cell>
            </table:table-row>
          </table:table-header-rows>
          <table:table-rows>
            <table:table-row>
              <table:table-cell office:value-type="float" office:value="82.174492">
                <text:p>82.174492</text:p>
                <draw:g>
                  <svg:desc>'Bland-Altman plots'.Z7:'Bland-Altman plots'.Z16</svg:desc>
                </draw:g>
              </table:table-cell>
              <table:table-cell office:value-type="float" office:value="84.309685">
                <text:p>84.309685</text:p>
                <draw:g>
                  <svg:desc>'Bland-Altman plots'.Z25:'Bland-Altman plots'.Z35</svg:desc>
                </draw:g>
              </table:table-cell>
              <table:table-cell office:value-type="float" office:value="0.103790000000004">
                <text:p>0.103790000000004</text:p>
                <draw:g>
                  <svg:desc>'Bland-Altman plots'.AA25:'Bland-Altman plots'.AA35</svg:desc>
                </draw:g>
              </table:table-cell>
              <table:table-cell office:value-type="float" office:value="84.3164025">
                <text:p>84.3164025</text:p>
                <draw:g>
                  <svg:desc>'Bland-Altman plots'.Z6:'Bland-Altman plots'.Z16</svg:desc>
                </draw:g>
              </table:table-cell>
              <table:table-cell office:value-type="float" office:value="0.621420699408655">
                <text:p>0.621420699408655</text:p>
                <draw:g>
                  <svg:desc>'Bland-Altman plots'.AA38:'Bland-Altman plots'.AA38</svg:desc>
                </draw:g>
              </table:table-cell>
              <table:table-cell office:value-type="float" office:value="84.3164025">
                <text:p>84.3164025</text:p>
                <draw:g>
                  <svg:desc>'Bland-Altman plots'.Z6:'Bland-Altman plots'.Z16</svg:desc>
                </draw:g>
              </table:table-cell>
              <table:table-cell office:value-type="float" office:value="-0.816508335772288">
                <text:p>-0.816508335772288</text:p>
                <draw:g>
                  <svg:desc>'Bland-Altman plots'.AA39:'Bland-Altman plots'.AA39</svg:desc>
                </draw:g>
              </table:table-cell>
              <table:table-cell office:value-type="float" office:value="-0.0975438181818165">
                <text:p>-0.0975438181818165</text:p>
                <draw:g>
                  <svg:desc>'Bland-Altman plots'.AA37:'Bland-Altman plots'.AA37</svg:desc>
                </draw:g>
              </table:table-cell>
            </table:table-row>
            <table:table-row>
              <table:table-cell office:value-type="float" office:value="83.6305695">
                <text:p>83.6305695</text:p>
              </table:table-cell>
              <table:table-cell office:value-type="float" office:value="81.934433">
                <text:p>81.934433</text:p>
              </table:table-cell>
              <table:table-cell office:value-type="float" office:value="0.063445999999999">
                <text:p>0.063445999999999</text:p>
              </table:table-cell>
              <table:table-cell office:value-type="float" office:value="82.174492">
                <text:p>82.174492</text:p>
              </table:table-cell>
              <table:table-cell office:value-type="float" office:value="NaN">
                <text:p>NaN</text:p>
              </table:table-cell>
              <table:table-cell office:value-type="float" office:value="82.174492">
                <text:p>82.174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.158745">
                <text:p>85.158745</text:p>
              </table:table-cell>
              <table:table-cell office:value-type="float" office:value="82.820873">
                <text:p>82.820873</text:p>
              </table:table-cell>
              <table:table-cell office:value-type="float" office:value="-0.080207999999999">
                <text:p>-0.080207999999999</text:p>
              </table:table-cell>
              <table:table-cell office:value-type="float" office:value="83.6305695">
                <text:p>83.6305695</text:p>
              </table:table-cell>
              <table:table-cell office:value-type="float" office:value="NaN">
                <text:p>NaN</text:p>
              </table:table-cell>
              <table:table-cell office:value-type="float" office:value="83.6305695">
                <text:p>83.6305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5040395">
                <text:p>82.5040395</text:p>
              </table:table-cell>
              <table:table-cell office:value-type="float" office:value="84.257038">
                <text:p>84.257038</text:p>
              </table:table-cell>
              <table:table-cell office:value-type="float" office:value="0.432900000000004">
                <text:p>0.432900000000004</text:p>
              </table:table-cell>
              <table:table-cell office:value-type="float" office:value="85.158745">
                <text:p>85.158745</text:p>
              </table:table-cell>
              <table:table-cell office:value-type="float" office:value="NaN">
                <text:p>NaN</text:p>
              </table:table-cell>
              <table:table-cell office:value-type="float" office:value="85.158745">
                <text:p>85.158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873455">
                <text:p>82.873455</text:p>
              </table:table-cell>
              <table:table-cell office:value-type="float" office:value="82.55315">
                <text:p>82.55315</text:p>
              </table:table-cell>
              <table:table-cell office:value-type="float" office:value="-0.505760000000009">
                <text:p>-0.505760000000009</text:p>
              </table:table-cell>
              <table:table-cell office:value-type="float" office:value="82.5040395">
                <text:p>82.5040395</text:p>
              </table:table-cell>
              <table:table-cell office:value-type="float" office:value="NaN">
                <text:p>NaN</text:p>
              </table:table-cell>
              <table:table-cell office:value-type="float" office:value="82.5040395">
                <text:p>82.5040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.9339105">
                <text:p>85.9339105</text:p>
              </table:table-cell>
              <table:table-cell office:value-type="float" office:value="82.6788715">
                <text:p>82.6788715</text:p>
              </table:table-cell>
              <table:table-cell office:value-type="float" office:value="0.131607000000002">
                <text:p>0.131607000000002</text:p>
              </table:table-cell>
              <table:table-cell office:value-type="float" office:value="82.873455">
                <text:p>82.873455</text:p>
              </table:table-cell>
              <table:table-cell office:value-type="float" office:value="NaN">
                <text:p>NaN</text:p>
              </table:table-cell>
              <table:table-cell office:value-type="float" office:value="82.873455">
                <text:p>82.873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6486855">
                <text:p>82.6486855</text:p>
              </table:table-cell>
              <table:table-cell office:value-type="float" office:value="86.173679">
                <text:p>86.173679</text:p>
              </table:table-cell>
              <table:table-cell office:value-type="float" office:value="-0.0176619999999872">
                <text:p>-0.0176619999999872</text:p>
              </table:table-cell>
              <table:table-cell office:value-type="float" office:value="85.9339105">
                <text:p>85.9339105</text:p>
              </table:table-cell>
              <table:table-cell office:value-type="float" office:value="NaN">
                <text:p>NaN</text:p>
              </table:table-cell>
              <table:table-cell office:value-type="float" office:value="85.9339105">
                <text:p>85.9339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979355">
                <text:p>82.979355</text:p>
              </table:table-cell>
              <table:table-cell office:value-type="float" office:value="81.9054375">
                <text:p>81.9054375</text:p>
              </table:table-cell>
              <table:table-cell office:value-type="float" office:value="-0.969276999999991">
                <text:p>-0.969276999999991</text:p>
              </table:table-cell>
              <table:table-cell office:value-type="float" office:value="82.6486855">
                <text:p>82.6486855</text:p>
              </table:table-cell>
              <table:table-cell office:value-type="float" office:value="NaN">
                <text:p>NaN</text:p>
              </table:table-cell>
              <table:table-cell office:value-type="float" office:value="82.6486855">
                <text:p>82.6486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322502">
                <text:p>82.322502</text:p>
              </table:table-cell>
              <table:table-cell office:value-type="float" office:value="82.3806835">
                <text:p>82.3806835</text:p>
              </table:table-cell>
              <table:table-cell office:value-type="float" office:value="-0.137084999999999">
                <text:p>-0.137084999999999</text:p>
              </table:table-cell>
              <table:table-cell office:value-type="float" office:value="82.979355">
                <text:p>82.979355</text:p>
              </table:table-cell>
              <table:table-cell office:value-type="float" office:value="NaN">
                <text:p>NaN</text:p>
              </table:table-cell>
              <table:table-cell office:value-type="float" office:value="82.979355">
                <text:p>82.979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3.69828">
                <text:p>83.69828</text:p>
              </table:table-cell>
              <table:table-cell office:value-type="float" office:value="82.67099">
                <text:p>82.67099</text:p>
              </table:table-cell>
              <table:table-cell office:value-type="float" office:value="-0.0992580000000061">
                <text:p>-0.0992580000000061</text:p>
              </table:table-cell>
              <table:table-cell office:value-type="float" office:value="82.322502">
                <text:p>82.322502</text:p>
              </table:table-cell>
              <table:table-cell office:value-type="float" office:value="NaN">
                <text:p>NaN</text:p>
              </table:table-cell>
              <table:table-cell office:value-type="float" office:value="82.322502">
                <text:p>82.322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3.0370675">
                <text:p>83.0370675</text:p>
              </table:table-cell>
              <table:table-cell office:value-type="float" office:value="0.004525000000001">
                <text:p>0.004525000000001</text:p>
              </table:table-cell>
              <table:table-cell office:value-type="float" office:value="83.69828">
                <text:p>83.69828</text:p>
              </table:table-cell>
              <table:table-cell office:value-type="float" office:value="NaN">
                <text:p>NaN</text:p>
              </table:table-cell>
              <table:table-cell office:value-type="float" office:value="83.69828">
                <text:p>83.69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treat-empty-cells="ignore" chart:right-angled-axes="true"/>
    </style:style>
    <style:style style:name="ch4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-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minimum="-0.7" chart:maximum="1.3" chart:origin="-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circle" chart:symbol-width="0.3cm" chart:symbol-height="0.3cm" chart:link-data-style-to-source="true" chart:mean-value="true"/>
      <style:graphic-properties draw:stroke="none" svg:stroke-width="0.08cm" svg:stroke-color="#00888a" draw:fill-color="#00888a"/>
      <style:text-properties fo:font-size="10pt" style:font-size-asian="10pt" style:font-size-complex="10pt"/>
    </style:style>
    <style:style style:name="ch10" style:family="chart">
      <style:graphic-properties draw:stroke="dash" draw:stroke-dash="Fine_20_Dashed"/>
    </style:style>
    <style:style style:name="ch11" style:family="chart">
      <style:graphic-properties draw:stroke="dash" draw:stroke-dash="Fine_20_Dashed"/>
    </style:style>
    <style:style style:name="ch12" style:family="chart">
      <style:chart-properties chart:solid-type="cuboid" chart:symbol-type="named-symbol" chart:symbol-name="circle" chart:symbol-width="0.3cm" chart:symbol-height="0.3cm"/>
    </style:style>
    <style:style style:name="ch13" style:family="chart" style:data-style-name="N121">
      <style:chart-properties chart:symbol-type="named-symbol" chart:symbol-name="diamond" chart:symbol-width="0cm" chart:symbol-height="0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6" loext:regression-extrapolate-backward="7" loext:regression-force-intercept="false" loext:regression-intercept-value="0" chart:regression-type="linear"/>
      <style:graphic-properties svg:stroke-color="#ff420e"/>
    </style:style>
    <style:style style:name="ch15" style:family="chart">
      <style:chart-properties chart:solid-type="cuboid" chart:symbol-type="named-symbol" chart:symbol-name="diamond" chart:symbol-width="0cm" chart:symbol-height="0cm"/>
    </style:style>
    <style:style style:name="ch16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7" style:family="chart">
      <style:chart-properties chart:solid-type="cuboid" chart:symbol-type="named-symbol" chart:symbol-name="arrow-down" chart:symbol-width="0cm" chart:symbol-height="0cm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4.433cm" svg:height="8.994cm" xlink:href=".." xlink:type="simple" chart:class="chart:scatter" chart:style-name="ch1">
        <chart:title svg:x="5.889cm" svg:y="0.315cm" chart:style-name="ch2">
          <text:p>GM, NAV on</text:p>
        </chart:title>
        <chart:plot-area chart:style-name="ch3" table:cell-range-address="'Bland-Altman plots'.Z7:'Bland-Altman plots'.Z16 'Bland-Altman plots'.J78:'Bland-Altman plots'.K88 'Bland-Altman plots'.A1:'Bland-Altman plots'.A1 'Bland-Altman plots'.K91:'Bland-Altman plots'.K92" chart:data-source-has-labels="both" svg:x="1.988cm" svg:y="1.272cm" svg:width="11.666cm" svg:height="6.413cm">
          <chartooo:coordinate-region svg:x="2.821cm" svg:y="1.471cm" svg:width="10.408cm" svg:height="5.567cm"/>
          <chart:axis chart:dimension="x" chart:name="primary-x" chart:style-name="ch4" chartooo:axis-type="auto">
            <chart:title svg:x="6.858cm" svg:y="7.864cm" chart:style-name="ch5">
              <text:p>mean PD</text:p>
            </chart:title>
            <chart:categories table:cell-range-address="'Bland-Altman plots'.Z7:'Bland-Altman plots'.Z16"/>
          </chart:axis>
          <chart:axis chart:dimension="y" chart:name="primary-y" chart:style-name="ch6">
            <chart:title svg:x="0.546cm" svg:y="6.433cm" chart:style-name="ch7">
              <text:p>Difference between 
PMC off and on</text:p>
            </chart:title>
            <chart:grid chart:style-name="ch8" chart:class="major"/>
          </chart:axis>
          <chart:series chart:style-name="ch9" chart:values-cell-range-address="'Bland-Altman plots'.K78:'Bland-Altman plots'.K88" chart:label-cell-address="'Bland-Altman plots'.A1:'Bland-Altman plots'.A1" chart:class="chart:scatter">
            <chart:domain table:cell-range-address="'Bland-Altman plots'.J78:'Bland-Altman plots'.J88"/>
            <chart:mean-value chart:style-name="ch10"/>
            <chart:regression-curve chart:style-name="ch11"/>
            <chart:data-point chart:style-name="ch12"/>
            <chart:data-point chart:repeated="8"/>
            <chart:data-point chart:style-name="ch12"/>
            <chart:data-point/>
          </chart:series>
          <chart:series chart:style-name="ch13" chart:values-cell-range-address="'Bland-Altman plots'.K91:'Bland-Altman plots'.K91" chart:label-cell-address="'Bland-Altman plots'.A1:'Bland-Altman plots'.A1" chart:class="chart:scatter">
            <chart:regression-curve chart:style-name="ch14"/>
            <chart:data-point chart:style-name="ch15"/>
            <chart:data-point chart:repeated="10"/>
          </chart:series>
          <chart:series chart:style-name="ch16" chart:values-cell-range-address="'Bland-Altman plots'.K92:'Bland-Altman plots'.K92" chart:label-cell-address="'Bland-Altman plots'.A1:'Bland-Altman plots'.A1" chart:class="chart:scatter">
            <chart:regression-curve chart:style-name="ch14"/>
            <chart:data-point chart:style-name="ch17"/>
            <chart:data-point chart:repeated="1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PMC OFF</text:p>
                <draw:g>
                  <svg:desc>'Bland-Altman plots'.A1:'Bland-Altman plots'.A1</svg:desc>
                </draw:g>
              </table:table-cell>
              <table:table-cell office:value-type="string">
                <text:p>PMC OFF</text:p>
                <draw:g>
                  <svg:desc>'Bland-Altman plots'.A1:'Bland-Altman plots'.A1</svg:desc>
                </draw:g>
              </table:table-cell>
              <table:table-cell office:value-type="string">
                <text:p>PMC OFF</text:p>
                <draw:g>
                  <svg:desc>'Bland-Altman plots'.A1:'Bland-Altman plots'.A1</svg:desc>
                </draw:g>
              </table:table-cell>
            </table:table-row>
          </table:table-header-rows>
          <table:table-rows>
            <table:table-row>
              <table:table-cell office:value-type="float" office:value="82.174492">
                <text:p>82.174492</text:p>
                <draw:g>
                  <svg:desc>'Bland-Altman plots'.Z7:'Bland-Altman plots'.Z16</svg:desc>
                </draw:g>
              </table:table-cell>
              <table:table-cell office:value-type="float" office:value="84.280987">
                <text:p>84.280987</text:p>
                <draw:g>
                  <svg:desc>'Bland-Altman plots'.J78:'Bland-Altman plots'.J88</svg:desc>
                </draw:g>
              </table:table-cell>
              <table:table-cell office:value-type="float" office:value="0.0463940000000065">
                <text:p>0.0463940000000065</text:p>
                <draw:g>
                  <svg:desc>'Bland-Altman plots'.K78:'Bland-Altman plots'.K88</svg:desc>
                </draw:g>
              </table:table-cell>
              <table:table-cell office:value-type="float" office:value="1.19072685862391">
                <text:p>1.19072685862391</text:p>
                <draw:g>
                  <svg:desc>'Bland-Altman plots'.K91:'Bland-Altman plots'.K91</svg:desc>
                </draw:g>
              </table:table-cell>
              <table:table-cell office:value-type="float" office:value="-0.604866676805724">
                <text:p>-0.604866676805724</text:p>
                <draw:g>
                  <svg:desc>'Bland-Altman plots'.K92:'Bland-Altman plots'.K92</svg:desc>
                </draw:g>
              </table:table-cell>
            </table:table-row>
            <table:table-row>
              <table:table-cell office:value-type="float" office:value="83.6305695">
                <text:p>83.6305695</text:p>
              </table:table-cell>
              <table:table-cell office:value-type="float" office:value="82.055485">
                <text:p>82.055485</text:p>
              </table:table-cell>
              <table:table-cell office:value-type="float" office:value="0.305549999999997">
                <text:p>0.305549999999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.158745">
                <text:p>85.158745</text:p>
              </table:table-cell>
              <table:table-cell office:value-type="float" office:value="83.2024915">
                <text:p>83.2024915</text:p>
              </table:table-cell>
              <table:table-cell office:value-type="float" office:value="0.683028999999991">
                <text:p>0.683028999999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5040395">
                <text:p>82.5040395</text:p>
              </table:table-cell>
              <table:table-cell office:value-type="float" office:value="84.570076">
                <text:p>84.570076</text:p>
              </table:table-cell>
              <table:table-cell office:value-type="float" office:value="1.058976">
                <text:p>1.058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873455">
                <text:p>82.873455</text:p>
              </table:table-cell>
              <table:table-cell office:value-type="float" office:value="82.6266515">
                <text:p>82.6266515</text:p>
              </table:table-cell>
              <table:table-cell office:value-type="float" office:value="-0.358757000000011">
                <text:p>-0.358757000000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.9339105">
                <text:p>85.9339105</text:p>
              </table:table-cell>
              <table:table-cell office:value-type="float" office:value="82.7700885">
                <text:p>82.7700885</text:p>
              </table:table-cell>
              <table:table-cell office:value-type="float" office:value="0.314041000000003">
                <text:p>0.314041000000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6486855">
                <text:p>82.6486855</text:p>
              </table:table-cell>
              <table:table-cell office:value-type="float" office:value="86.0881615">
                <text:p>86.0881615</text:p>
              </table:table-cell>
              <table:table-cell office:value-type="float" office:value="-0.188696999999991">
                <text:p>-0.188696999999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979355">
                <text:p>82.979355</text:p>
              </table:table-cell>
              <table:table-cell office:value-type="float" office:value="82.699299">
                <text:p>82.699299</text:p>
              </table:table-cell>
              <table:table-cell office:value-type="float" office:value="0.618446000000006">
                <text:p>0.618446000000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322502">
                <text:p>82.322502</text:p>
              </table:table-cell>
              <table:table-cell office:value-type="float" office:value="82.6393585">
                <text:p>82.6393585</text:p>
              </table:table-cell>
              <table:table-cell office:value-type="float" office:value="0.380265000000009">
                <text:p>0.380265000000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3.69828">
                <text:p>83.69828</text:p>
              </table:table-cell>
              <table:table-cell office:value-type="float" office:value="82.560688">
                <text:p>82.560688</text:p>
              </table:table-cell>
              <table:table-cell office:value-type="float" office:value="-0.319862000000001">
                <text:p>-0.319862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3.376228">
                <text:p>83.376228</text:p>
              </table:table-cell>
              <table:table-cell office:value-type="float" office:value="0.682845999999998">
                <text:p>0.682845999999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treat-empty-cells="ignore" chart:right-angled-axes="true"/>
    </style:style>
    <style:style style:name="ch4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-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minimum="-0.035" chart:maximum="0.025" chart:origin="-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circle" chart:symbol-width="0.3cm" chart:symbol-height="0.3cm" chart:link-data-style-to-source="true" chart:mean-value="true"/>
      <style:graphic-properties draw:stroke="none" svg:stroke-width="0.08cm" svg:stroke-color="#00888a" draw:fill-color="#00888a"/>
      <style:text-properties fo:font-size="10pt" style:font-size-asian="10pt" style:font-size-complex="10pt"/>
    </style:style>
    <style:style style:name="ch10" style:family="chart">
      <style:graphic-properties draw:stroke="dash" draw:stroke-dash="Fine_20_Dashed"/>
    </style:style>
    <style:style style:name="ch11" style:family="chart">
      <style:graphic-properties draw:stroke="dash" draw:stroke-dash="Fine_20_Dashed"/>
    </style:style>
    <style:style style:name="ch12" style:family="chart">
      <style:chart-properties chart:solid-type="cuboid" chart:symbol-type="named-symbol" chart:symbol-name="circle" chart:symbol-width="0.3cm" chart:symbol-height="0.3cm"/>
    </style:style>
    <style:style style:name="ch13" style:family="chart" style:data-style-name="N121">
      <style:chart-properties chart:symbol-type="named-symbol" chart:symbol-name="diamond" chart:symbol-width="0cm" chart:symbol-height="0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6" loext:regression-extrapolate-backward="7" loext:regression-force-intercept="false" loext:regression-intercept-value="0" chart:regression-type="linear"/>
      <style:graphic-properties svg:stroke-color="#ff420e"/>
    </style:style>
    <style:style style:name="ch15" style:family="chart">
      <style:chart-properties chart:solid-type="cuboid" chart:symbol-type="named-symbol" chart:symbol-name="diamond" chart:symbol-width="0cm" chart:symbol-height="0cm"/>
    </style:style>
    <style:style style:name="ch16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7" style:family="chart">
      <style:chart-properties chart:solid-type="cuboid" chart:symbol-type="named-symbol" chart:symbol-name="arrow-down" chart:symbol-width="0cm" chart:symbol-height="0cm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4.433cm" svg:height="8.994cm" xlink:href=".." xlink:type="simple" chart:class="chart:scatter" chart:style-name="ch1">
        <chart:title svg:x="5.876cm" svg:y="0.315cm" chart:style-name="ch2">
          <text:p>GM, NAV off</text:p>
        </chart:title>
        <chart:plot-area chart:style-name="ch3" table:cell-range-address="'Bland-Altman plots'.Z7:'Bland-Altman plots'.Z16 'Bland-Altman plots'.L59:'Bland-Altman plots'.M69 'Bland-Altman plots'.A1:'Bland-Altman plots'.A1 'Bland-Altman plots'.M72:'Bland-Altman plots'.M73" chart:data-source-has-labels="both" svg:x="1.617cm" svg:y="1.272cm" svg:width="11.944cm" svg:height="6.413cm">
          <chartooo:coordinate-region svg:x="2.821cm" svg:y="1.471cm" svg:width="10.408cm" svg:height="5.567cm"/>
          <chart:axis chart:dimension="x" chart:name="primary-x" chart:style-name="ch4" chartooo:axis-type="auto">
            <chart:title svg:x="6.653cm" svg:y="7.864cm" chart:style-name="ch5">
              <text:p>mean R1</text:p>
            </chart:title>
            <chart:categories table:cell-range-address="'Bland-Altman plots'.Z7:'Bland-Altman plots'.Z16"/>
          </chart:axis>
          <chart:axis chart:dimension="y" chart:name="primary-y" chart:style-name="ch6">
            <chart:title svg:x="0.175cm" svg:y="6.433cm" chart:style-name="ch7">
              <text:p>Difference between 
PMC off and on</text:p>
            </chart:title>
            <chart:grid chart:style-name="ch8" chart:class="major"/>
          </chart:axis>
          <chart:series chart:style-name="ch9" chart:values-cell-range-address="'Bland-Altman plots'.M59:'Bland-Altman plots'.M69" chart:label-cell-address="'Bland-Altman plots'.A1:'Bland-Altman plots'.A1" chart:class="chart:scatter">
            <chart:domain table:cell-range-address="'Bland-Altman plots'.L59:'Bland-Altman plots'.L69"/>
            <chart:mean-value chart:style-name="ch10"/>
            <chart:regression-curve chart:style-name="ch11"/>
            <chart:data-point chart:repeated="9"/>
            <chart:data-point chart:style-name="ch12"/>
            <chart:data-point/>
          </chart:series>
          <chart:series chart:style-name="ch13" chart:values-cell-range-address="'Bland-Altman plots'.M72:'Bland-Altman plots'.M72" chart:label-cell-address="'Bland-Altman plots'.A1:'Bland-Altman plots'.A1" chart:class="chart:scatter">
            <chart:regression-curve chart:style-name="ch14"/>
            <chart:data-point chart:style-name="ch15"/>
            <chart:data-point chart:repeated="10"/>
          </chart:series>
          <chart:series chart:style-name="ch16" chart:values-cell-range-address="'Bland-Altman plots'.M73:'Bland-Altman plots'.M73" chart:label-cell-address="'Bland-Altman plots'.A1:'Bland-Altman plots'.A1" chart:class="chart:scatter">
            <chart:regression-curve chart:style-name="ch14"/>
            <chart:data-point chart:style-name="ch17"/>
            <chart:data-point chart:repeated="1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PMC OFF</text:p>
                <draw:g>
                  <svg:desc>'Bland-Altman plots'.A1:'Bland-Altman plots'.A1</svg:desc>
                </draw:g>
              </table:table-cell>
              <table:table-cell office:value-type="string">
                <text:p>PMC OFF</text:p>
                <draw:g>
                  <svg:desc>'Bland-Altman plots'.A1:'Bland-Altman plots'.A1</svg:desc>
                </draw:g>
              </table:table-cell>
              <table:table-cell office:value-type="string">
                <text:p>PMC OFF</text:p>
                <draw:g>
                  <svg:desc>'Bland-Altman plots'.A1:'Bland-Altman plots'.A1</svg:desc>
                </draw:g>
              </table:table-cell>
            </table:table-row>
          </table:table-header-rows>
          <table:table-rows>
            <table:table-row>
              <table:table-cell office:value-type="float" office:value="82.174492">
                <text:p>82.174492</text:p>
                <draw:g>
                  <svg:desc>'Bland-Altman plots'.Z7:'Bland-Altman plots'.Z16</svg:desc>
                </draw:g>
              </table:table-cell>
              <table:table-cell office:value-type="float" office:value="0.482563245">
                <text:p>0.482563245</text:p>
                <draw:g>
                  <svg:desc>'Bland-Altman plots'.L59:'Bland-Altman plots'.L69</svg:desc>
                </draw:g>
              </table:table-cell>
              <table:table-cell office:value-type="float" office:value="0.01386419">
                <text:p>0.01386419</text:p>
                <draw:g>
                  <svg:desc>'Bland-Altman plots'.M59:'Bland-Altman plots'.M69</svg:desc>
                </draw:g>
              </table:table-cell>
              <table:table-cell office:value-type="float" office:value="0.0189747989427552">
                <text:p>0.0189747989427552</text:p>
                <draw:g>
                  <svg:desc>'Bland-Altman plots'.M72:'Bland-Altman plots'.M72</svg:desc>
                </draw:g>
              </table:table-cell>
              <table:table-cell office:value-type="float" office:value="-0.0272432989427552">
                <text:p>-0.0272432989427552</text:p>
                <draw:g>
                  <svg:desc>'Bland-Altman plots'.M73:'Bland-Altman plots'.M73</svg:desc>
                </draw:g>
              </table:table-cell>
            </table:table-row>
            <table:table-row>
              <table:table-cell office:value-type="float" office:value="83.6305695">
                <text:p>83.6305695</text:p>
              </table:table-cell>
              <table:table-cell office:value-type="float" office:value="0.478950055">
                <text:p>0.478950055</text:p>
              </table:table-cell>
              <table:table-cell office:value-type="float" office:value="-0.01074845">
                <text:p>-0.01074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.158745">
                <text:p>85.158745</text:p>
              </table:table-cell>
              <table:table-cell office:value-type="float" office:value="0.487073765">
                <text:p>0.487073765</text:p>
              </table:table-cell>
              <table:table-cell office:value-type="float" office:value="-0.0219059300000001">
                <text:p>-0.02190593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5040395">
                <text:p>82.5040395</text:p>
              </table:table-cell>
              <table:table-cell office:value-type="float" office:value="0.48288408">
                <text:p>0.48288408</text:p>
              </table:table-cell>
              <table:table-cell office:value-type="float" office:value="-0.00423158000000001">
                <text:p>-0.00423158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873455">
                <text:p>82.873455</text:p>
              </table:table-cell>
              <table:table-cell office:value-type="float" office:value="0.447259335">
                <text:p>0.447259335</text:p>
              </table:table-cell>
              <table:table-cell office:value-type="float" office:value="0.00317412999999994">
                <text:p>0.00317412999999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.9339105">
                <text:p>85.9339105</text:p>
              </table:table-cell>
              <table:table-cell office:value-type="float" office:value="0.503449915">
                <text:p>0.503449915</text:p>
              </table:table-cell>
              <table:table-cell office:value-type="float" office:value="-0.01178777">
                <text:p>-0.01178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6486855">
                <text:p>82.6486855</text:p>
              </table:table-cell>
              <table:table-cell office:value-type="float" office:value="0.47302581">
                <text:p>0.47302581</text:p>
              </table:table-cell>
              <table:table-cell office:value-type="float" office:value="0.01344988">
                <text:p>0.01344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979355">
                <text:p>82.979355</text:p>
              </table:table-cell>
              <table:table-cell office:value-type="float" office:value="0.49259277">
                <text:p>0.49259277</text:p>
              </table:table-cell>
              <table:table-cell office:value-type="float" office:value="-0.00731698000000003">
                <text:p>-0.00731698000000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322502">
                <text:p>82.322502</text:p>
              </table:table-cell>
              <table:table-cell office:value-type="float" office:value="0.4900779">
                <text:p>0.4900779</text:p>
              </table:table-cell>
              <table:table-cell office:value-type="float" office:value="-0.0193992">
                <text:p>-0.0193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3.69828">
                <text:p>83.69828</text:p>
              </table:table-cell>
              <table:table-cell office:value-type="float" office:value="0.493991745">
                <text:p>0.493991745</text:p>
              </table:table-cell>
              <table:table-cell office:value-type="float" office:value="0.00222762999999998">
                <text:p>0.00222762999999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94358005">
                <text:p>0.494358005</text:p>
              </table:table-cell>
              <table:table-cell office:value-type="float" office:value="-0.00280267000000001">
                <text:p>-0.00280267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treat-empty-cells="ignore" chart:right-angled-axes="true"/>
    </style:style>
    <style:style style:name="ch4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-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minimum="-0.8" chart:maximum="0.8" chart:origin="-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circle" chart:symbol-width="0.3cm" chart:symbol-height="0.3cm" chart:link-data-style-to-source="true" chart:mean-value="true"/>
      <style:graphic-properties draw:stroke="none" svg:stroke-width="0.08cm" svg:stroke-color="#00888a" draw:fill-color="#00888a"/>
      <style:text-properties fo:font-size="10pt" style:font-size-asian="10pt" style:font-size-complex="10pt"/>
    </style:style>
    <style:style style:name="ch10" style:family="chart">
      <style:graphic-properties draw:stroke="dash" draw:stroke-dash="Fine_20_Dashed"/>
    </style:style>
    <style:style style:name="ch11" style:family="chart">
      <style:graphic-properties draw:stroke="dash" draw:stroke-dash="Fine_20_Dashed"/>
    </style:style>
    <style:style style:name="ch12" style:family="chart">
      <style:chart-properties chart:solid-type="cuboid" chart:symbol-type="named-symbol" chart:symbol-name="circle" chart:symbol-width="0.3cm" chart:symbol-height="0.3cm"/>
    </style:style>
    <style:style style:name="ch13" style:family="chart" style:data-style-name="N121">
      <style:chart-properties chart:symbol-type="named-symbol" chart:symbol-name="diamond" chart:symbol-width="0cm" chart:symbol-height="0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6" loext:regression-extrapolate-backward="7" loext:regression-force-intercept="false" loext:regression-intercept-value="0" chart:regression-type="linear"/>
      <style:graphic-properties svg:stroke-color="#ff420e"/>
    </style:style>
    <style:style style:name="ch15" style:family="chart">
      <style:chart-properties chart:solid-type="cuboid" chart:symbol-type="named-symbol" chart:symbol-name="diamond" chart:symbol-width="0cm" chart:symbol-height="0cm"/>
    </style:style>
    <style:style style:name="ch16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7" style:family="chart">
      <style:chart-properties chart:solid-type="cuboid" chart:symbol-type="named-symbol" chart:symbol-name="arrow-down" chart:symbol-width="0cm" chart:symbol-height="0cm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4.433cm" svg:height="8.994cm" xlink:href=".." xlink:type="simple" chart:class="chart:scatter" chart:style-name="ch1">
        <chart:title svg:x="5.876cm" svg:y="0.315cm" chart:style-name="ch2">
          <text:p>GM, NAV off</text:p>
        </chart:title>
        <chart:plot-area chart:style-name="ch3" table:cell-range-address="'Bland-Altman plots'.Z7:'Bland-Altman plots'.Z16 'Bland-Altman plots'.N59:'Bland-Altman plots'.O69 'Bland-Altman plots'.A1:'Bland-Altman plots'.A1 'Bland-Altman plots'.O72:'Bland-Altman plots'.O73" chart:data-source-has-labels="both" svg:x="1.988cm" svg:y="1.272cm" svg:width="11.666cm" svg:height="6.413cm">
          <chartooo:coordinate-region svg:x="2.821cm" svg:y="1.471cm" svg:width="10.408cm" svg:height="5.567cm"/>
          <chart:axis chart:dimension="x" chart:name="primary-x" chart:style-name="ch4" chartooo:axis-type="auto">
            <chart:title svg:x="6.805cm" svg:y="7.864cm" chart:style-name="ch5">
              <text:p>mean R2*</text:p>
            </chart:title>
            <chart:categories table:cell-range-address="'Bland-Altman plots'.Z7:'Bland-Altman plots'.Z16"/>
          </chart:axis>
          <chart:axis chart:dimension="y" chart:name="primary-y" chart:style-name="ch6">
            <chart:title svg:x="0.546cm" svg:y="6.433cm" chart:style-name="ch7">
              <text:p>Difference between 
PMC off and on</text:p>
            </chart:title>
            <chart:grid chart:style-name="ch8" chart:class="major"/>
          </chart:axis>
          <chart:series chart:style-name="ch9" chart:values-cell-range-address="'Bland-Altman plots'.O59:'Bland-Altman plots'.O69" chart:label-cell-address="'Bland-Altman plots'.A1:'Bland-Altman plots'.A1" chart:class="chart:scatter">
            <chart:domain table:cell-range-address="'Bland-Altman plots'.N59:'Bland-Altman plots'.N69"/>
            <chart:mean-value chart:style-name="ch10"/>
            <chart:regression-curve chart:style-name="ch11"/>
            <chart:data-point chart:repeated="9"/>
            <chart:data-point chart:style-name="ch12"/>
            <chart:data-point/>
          </chart:series>
          <chart:series chart:style-name="ch13" chart:values-cell-range-address="'Bland-Altman plots'.O72:'Bland-Altman plots'.O72" chart:label-cell-address="'Bland-Altman plots'.A1:'Bland-Altman plots'.A1" chart:class="chart:scatter">
            <chart:regression-curve chart:style-name="ch14"/>
            <chart:data-point chart:style-name="ch15"/>
            <chart:data-point chart:repeated="10"/>
          </chart:series>
          <chart:series chart:style-name="ch16" chart:values-cell-range-address="'Bland-Altman plots'.O73:'Bland-Altman plots'.O73" chart:label-cell-address="'Bland-Altman plots'.A1:'Bland-Altman plots'.A1" chart:class="chart:scatter">
            <chart:regression-curve chart:style-name="ch14"/>
            <chart:data-point chart:style-name="ch17"/>
            <chart:data-point chart:repeated="1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PMC OFF</text:p>
                <draw:g>
                  <svg:desc>'Bland-Altman plots'.A1:'Bland-Altman plots'.A1</svg:desc>
                </draw:g>
              </table:table-cell>
              <table:table-cell office:value-type="string">
                <text:p>PMC OFF</text:p>
                <draw:g>
                  <svg:desc>'Bland-Altman plots'.A1:'Bland-Altman plots'.A1</svg:desc>
                </draw:g>
              </table:table-cell>
              <table:table-cell office:value-type="string">
                <text:p>PMC OFF</text:p>
                <draw:g>
                  <svg:desc>'Bland-Altman plots'.A1:'Bland-Altman plots'.A1</svg:desc>
                </draw:g>
              </table:table-cell>
            </table:table-row>
          </table:table-header-rows>
          <table:table-rows>
            <table:table-row>
              <table:table-cell office:value-type="float" office:value="82.174492">
                <text:p>82.174492</text:p>
                <draw:g>
                  <svg:desc>'Bland-Altman plots'.Z7:'Bland-Altman plots'.Z16</svg:desc>
                </draw:g>
              </table:table-cell>
              <table:table-cell office:value-type="float" office:value="28.3113755">
                <text:p>28.3113755</text:p>
                <draw:g>
                  <svg:desc>'Bland-Altman plots'.N59:'Bland-Altman plots'.N69</svg:desc>
                </draw:g>
              </table:table-cell>
              <table:table-cell office:value-type="float" office:value="0.00854700000000008">
                <text:p>0.00854700000000008</text:p>
                <draw:g>
                  <svg:desc>'Bland-Altman plots'.O59:'Bland-Altman plots'.O69</svg:desc>
                </draw:g>
              </table:table-cell>
              <table:table-cell office:value-type="float" office:value="0.679177662043304">
                <text:p>0.679177662043304</text:p>
                <draw:g>
                  <svg:desc>'Bland-Altman plots'.O72:'Bland-Altman plots'.O72</svg:desc>
                </draw:g>
              </table:table-cell>
              <table:table-cell office:value-type="float" office:value="-0.596594207497849">
                <text:p>-0.596594207497849</text:p>
                <draw:g>
                  <svg:desc>'Bland-Altman plots'.O73:'Bland-Altman plots'.O73</svg:desc>
                </draw:g>
              </table:table-cell>
            </table:table-row>
            <table:table-row>
              <table:table-cell office:value-type="float" office:value="83.6305695">
                <text:p>83.6305695</text:p>
              </table:table-cell>
              <table:table-cell office:value-type="float" office:value="27.275037">
                <text:p>27.275037</text:p>
              </table:table-cell>
              <table:table-cell office:value-type="float" office:value="-0.144715999999999">
                <text:p>-0.144715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.158745">
                <text:p>85.158745</text:p>
              </table:table-cell>
              <table:table-cell office:value-type="float" office:value="27.922367">
                <text:p>27.922367</text:p>
              </table:table-cell>
              <table:table-cell office:value-type="float" office:value="0.323314">
                <text:p>0.323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5040395">
                <text:p>82.5040395</text:p>
              </table:table-cell>
              <table:table-cell office:value-type="float" office:value="28.352229">
                <text:p>28.352229</text:p>
              </table:table-cell>
              <table:table-cell office:value-type="float" office:value="0.035342">
                <text:p>0.035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873455">
                <text:p>82.873455</text:p>
              </table:table-cell>
              <table:table-cell office:value-type="float" office:value="29.3825465">
                <text:p>29.3825465</text:p>
              </table:table-cell>
              <table:table-cell office:value-type="float" office:value="-0.00175699999999779">
                <text:p>-0.00175699999999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.9339105">
                <text:p>85.9339105</text:p>
              </table:table-cell>
              <table:table-cell office:value-type="float" office:value="30.423618">
                <text:p>30.423618</text:p>
              </table:table-cell>
              <table:table-cell office:value-type="float" office:value="-0.344691999999998">
                <text:p>-0.344691999999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6486855">
                <text:p>82.6486855</text:p>
              </table:table-cell>
              <table:table-cell office:value-type="float" office:value="27.401129">
                <text:p>27.401129</text:p>
              </table:table-cell>
              <table:table-cell office:value-type="float" office:value="0.615822000000001">
                <text:p>0.615822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979355">
                <text:p>82.979355</text:p>
              </table:table-cell>
              <table:table-cell office:value-type="float" office:value="29.6674315">
                <text:p>29.6674315</text:p>
              </table:table-cell>
              <table:table-cell office:value-type="float" office:value="0.147458999999998">
                <text:p>0.147458999999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322502">
                <text:p>82.322502</text:p>
              </table:table-cell>
              <table:table-cell office:value-type="float" office:value="29.217671">
                <text:p>29.217671</text:p>
              </table:table-cell>
              <table:table-cell office:value-type="float" office:value="-0.0753459999999997">
                <text:p>-0.0753459999999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3.69828">
                <text:p>83.69828</text:p>
              </table:table-cell>
              <table:table-cell office:value-type="float" office:value="29.2294415">
                <text:p>29.2294415</text:p>
              </table:table-cell>
              <table:table-cell office:value-type="float" office:value="-0.512948999999999">
                <text:p>-0.512948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8.7004135">
                <text:p>28.7004135</text:p>
              </table:table-cell>
              <table:table-cell office:value-type="float" office:value="0.403185000000001">
                <text:p>0.403185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treat-empty-cells="ignore" chart:right-angled-axes="true"/>
    </style:style>
    <style:style style:name="ch4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-2.2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minimum="-1.7" chart:maximum="1.3" chart:origin="-2.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circle" chart:symbol-width="0.3cm" chart:symbol-height="0.3cm" chart:link-data-style-to-source="true" chart:mean-value="true"/>
      <style:graphic-properties draw:stroke="none" svg:stroke-width="0.08cm" svg:stroke-color="#00888a" draw:fill-color="#00888a"/>
      <style:text-properties fo:font-size="10pt" style:font-size-asian="10pt" style:font-size-complex="10pt"/>
    </style:style>
    <style:style style:name="ch10" style:family="chart">
      <style:graphic-properties draw:stroke="dash" draw:stroke-dash="Fine_20_Dashed"/>
    </style:style>
    <style:style style:name="ch11" style:family="chart">
      <style:graphic-properties draw:stroke="dash" draw:stroke-dash="Fine_20_Dashed"/>
    </style:style>
    <style:style style:name="ch12" style:family="chart">
      <style:chart-properties chart:solid-type="cuboid" chart:symbol-type="named-symbol" chart:symbol-name="circle" chart:symbol-width="0.3cm" chart:symbol-height="0.3cm"/>
    </style:style>
    <style:style style:name="ch13" style:family="chart" style:data-style-name="N121">
      <style:chart-properties chart:symbol-type="named-symbol" chart:symbol-name="diamond" chart:symbol-width="0cm" chart:symbol-height="0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6" loext:regression-extrapolate-backward="7" loext:regression-force-intercept="false" loext:regression-intercept-value="0" chart:regression-type="linear"/>
      <style:graphic-properties svg:stroke-color="#ff420e"/>
    </style:style>
    <style:style style:name="ch15" style:family="chart">
      <style:chart-properties chart:solid-type="cuboid" chart:symbol-type="named-symbol" chart:symbol-name="diamond" chart:symbol-width="0cm" chart:symbol-height="0cm"/>
    </style:style>
    <style:style style:name="ch16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7" style:family="chart">
      <style:chart-properties chart:solid-type="cuboid" chart:symbol-type="named-symbol" chart:symbol-name="arrow-down" chart:symbol-width="0cm" chart:symbol-height="0cm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4.433cm" svg:height="8.994cm" xlink:href=".." xlink:type="simple" chart:class="chart:scatter" chart:style-name="ch1">
        <chart:title svg:x="5.889cm" svg:y="0.315cm" chart:style-name="ch2">
          <text:p>GM, NAV on</text:p>
        </chart:title>
        <chart:plot-area chart:style-name="ch3" table:cell-range-address="'Bland-Altman plots'.Z7:'Bland-Altman plots'.Z16 'Bland-Altman plots'.N78:'Bland-Altman plots'.O88 'Bland-Altman plots'.A1:'Bland-Altman plots'.A1 'Bland-Altman plots'.O91:'Bland-Altman plots'.O92" chart:data-source-has-labels="both" svg:x="1.988cm" svg:y="1.272cm" svg:width="11.666cm" svg:height="6.413cm">
          <chartooo:coordinate-region svg:x="2.821cm" svg:y="1.471cm" svg:width="10.408cm" svg:height="5.567cm"/>
          <chart:axis chart:dimension="x" chart:name="primary-x" chart:style-name="ch4" chartooo:axis-type="auto">
            <chart:title svg:x="6.805cm" svg:y="7.864cm" chart:style-name="ch5">
              <text:p>mean R2*</text:p>
            </chart:title>
            <chart:categories table:cell-range-address="'Bland-Altman plots'.Z7:'Bland-Altman plots'.Z16"/>
          </chart:axis>
          <chart:axis chart:dimension="y" chart:name="primary-y" chart:style-name="ch6">
            <chart:title svg:x="0.546cm" svg:y="6.433cm" chart:style-name="ch7">
              <text:p>Difference between 
PMC off and on</text:p>
            </chart:title>
            <chart:grid chart:style-name="ch8" chart:class="major"/>
          </chart:axis>
          <chart:series chart:style-name="ch9" chart:values-cell-range-address="'Bland-Altman plots'.O78:'Bland-Altman plots'.O88" chart:label-cell-address="'Bland-Altman plots'.A1:'Bland-Altman plots'.A1" chart:class="chart:scatter">
            <chart:domain table:cell-range-address="'Bland-Altman plots'.N78:'Bland-Altman plots'.N88"/>
            <chart:mean-value chart:style-name="ch10"/>
            <chart:regression-curve chart:style-name="ch11"/>
            <chart:data-point chart:repeated="9"/>
            <chart:data-point chart:style-name="ch12"/>
            <chart:data-point/>
          </chart:series>
          <chart:series chart:style-name="ch13" chart:values-cell-range-address="'Bland-Altman plots'.O91:'Bland-Altman plots'.O91" chart:label-cell-address="'Bland-Altman plots'.A1:'Bland-Altman plots'.A1" chart:class="chart:scatter">
            <chart:regression-curve chart:style-name="ch14"/>
            <chart:data-point chart:style-name="ch15"/>
            <chart:data-point chart:repeated="10"/>
          </chart:series>
          <chart:series chart:style-name="ch16" chart:values-cell-range-address="'Bland-Altman plots'.O92:'Bland-Altman plots'.O92" chart:label-cell-address="'Bland-Altman plots'.A1:'Bland-Altman plots'.A1" chart:class="chart:scatter">
            <chart:regression-curve chart:style-name="ch14"/>
            <chart:data-point chart:style-name="ch17"/>
            <chart:data-point chart:repeated="1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PMC OFF</text:p>
                <draw:g>
                  <svg:desc>'Bland-Altman plots'.A1:'Bland-Altman plots'.A1</svg:desc>
                </draw:g>
              </table:table-cell>
              <table:table-cell office:value-type="string">
                <text:p>PMC OFF</text:p>
                <draw:g>
                  <svg:desc>'Bland-Altman plots'.A1:'Bland-Altman plots'.A1</svg:desc>
                </draw:g>
              </table:table-cell>
              <table:table-cell office:value-type="string">
                <text:p>PMC OFF</text:p>
                <draw:g>
                  <svg:desc>'Bland-Altman plots'.A1:'Bland-Altman plots'.A1</svg:desc>
                </draw:g>
              </table:table-cell>
            </table:table-row>
          </table:table-header-rows>
          <table:table-rows>
            <table:table-row>
              <table:table-cell office:value-type="float" office:value="82.174492">
                <text:p>82.174492</text:p>
                <draw:g>
                  <svg:desc>'Bland-Altman plots'.Z7:'Bland-Altman plots'.Z16</svg:desc>
                </draw:g>
              </table:table-cell>
              <table:table-cell office:value-type="float" office:value="28.364031">
                <text:p>28.364031</text:p>
                <draw:g>
                  <svg:desc>'Bland-Altman plots'.N78:'Bland-Altman plots'.N88</svg:desc>
                </draw:g>
              </table:table-cell>
              <table:table-cell office:value-type="float" office:value="-0.148426000000001">
                <text:p>-0.148426000000001</text:p>
                <draw:g>
                  <svg:desc>'Bland-Altman plots'.O78:'Bland-Altman plots'.O88</svg:desc>
                </draw:g>
              </table:table-cell>
              <table:table-cell office:value-type="float" office:value="1.05165648460545">
                <text:p>1.05165648460545</text:p>
                <draw:g>
                  <svg:desc>'Bland-Altman plots'.O91:'Bland-Altman plots'.O91</svg:desc>
                </draw:g>
              </table:table-cell>
              <table:table-cell office:value-type="float" office:value="-1.13930557551454">
                <text:p>-1.13930557551454</text:p>
                <draw:g>
                  <svg:desc>'Bland-Altman plots'.O92:'Bland-Altman plots'.O92</svg:desc>
                </draw:g>
              </table:table-cell>
            </table:table-row>
            <table:table-row>
              <table:table-cell office:value-type="float" office:value="83.6305695">
                <text:p>83.6305695</text:p>
              </table:table-cell>
              <table:table-cell office:value-type="float" office:value="28.238586">
                <text:p>28.238586</text:p>
              </table:table-cell>
              <table:table-cell office:value-type="float" office:value="-1.50774">
                <text:p>-1.50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.158745">
                <text:p>85.158745</text:p>
              </table:table-cell>
              <table:table-cell office:value-type="float" office:value="28.105323">
                <text:p>28.105323</text:p>
              </table:table-cell>
              <table:table-cell office:value-type="float" office:value="0.322008">
                <text:p>0.322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5040395">
                <text:p>82.5040395</text:p>
              </table:table-cell>
              <table:table-cell office:value-type="float" office:value="28.3363685">
                <text:p>28.3363685</text:p>
              </table:table-cell>
              <table:table-cell office:value-type="float" office:value="0.067854999999998">
                <text:p>0.067854999999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873455">
                <text:p>82.873455</text:p>
              </table:table-cell>
              <table:table-cell office:value-type="float" office:value="29.361145">
                <text:p>29.361145</text:p>
              </table:table-cell>
              <table:table-cell office:value-type="float" office:value="0.155253999999999">
                <text:p>0.155253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.9339105">
                <text:p>85.9339105</text:p>
              </table:table-cell>
              <table:table-cell office:value-type="float" office:value="29.896388">
                <text:p>29.896388</text:p>
              </table:table-cell>
              <table:table-cell office:value-type="float" office:value="-0.0520040000000002">
                <text:p>-0.0520040000000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6486855">
                <text:p>82.6486855</text:p>
              </table:table-cell>
              <table:table-cell office:value-type="float" office:value="27.6606475">
                <text:p>27.6606475</text:p>
              </table:table-cell>
              <table:table-cell office:value-type="float" office:value="0.666024999999998">
                <text:p>0.666024999999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979355">
                <text:p>82.979355</text:p>
              </table:table-cell>
              <table:table-cell office:value-type="float" office:value="29.5274485">
                <text:p>29.5274485</text:p>
              </table:table-cell>
              <table:table-cell office:value-type="float" office:value="0.202499">
                <text:p>0.202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322502">
                <text:p>82.322502</text:p>
              </table:table-cell>
              <table:table-cell office:value-type="float" office:value="29.07298">
                <text:p>29.07298</text:p>
              </table:table-cell>
              <table:table-cell office:value-type="float" office:value="0.144254">
                <text:p>0.144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3.69828">
                <text:p>83.69828</text:p>
              </table:table-cell>
              <table:table-cell office:value-type="float" office:value="29.7281415">
                <text:p>29.7281415</text:p>
              </table:table-cell>
              <table:table-cell office:value-type="float" office:value="-0.443539000000001">
                <text:p>-0.443539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9.009403">
                <text:p>29.009403</text:p>
              </table:table-cell>
              <table:table-cell office:value-type="float" office:value="0.111744000000002">
                <text:p>0.111744000000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treat-empty-cells="ignore" chart:right-angled-axes="true"/>
    </style:style>
    <style:style style:name="ch4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-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minimum="-0.03" chart:maximum="0.03" chart:origin="-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circle" chart:symbol-width="0.3cm" chart:symbol-height="0.3cm" chart:link-data-style-to-source="true" chart:mean-value="true"/>
      <style:graphic-properties draw:stroke="none" svg:stroke-width="0.08cm" svg:stroke-color="#00888a" draw:fill-color="#00888a"/>
      <style:text-properties fo:font-size="10pt" style:font-size-asian="10pt" style:font-size-complex="10pt"/>
    </style:style>
    <style:style style:name="ch10" style:family="chart">
      <style:graphic-properties draw:stroke="dash" draw:stroke-dash="Fine_20_Dashed"/>
    </style:style>
    <style:style style:name="ch11" style:family="chart">
      <style:graphic-properties draw:stroke="dash" draw:stroke-dash="Fine_20_Dashed"/>
    </style:style>
    <style:style style:name="ch12" style:family="chart">
      <style:chart-properties chart:solid-type="cuboid" chart:symbol-type="named-symbol" chart:symbol-name="circle" chart:symbol-width="0.3cm" chart:symbol-height="0.3cm"/>
    </style:style>
    <style:style style:name="ch13" style:family="chart" style:data-style-name="N121">
      <style:chart-properties chart:symbol-type="named-symbol" chart:symbol-name="diamond" chart:symbol-width="0cm" chart:symbol-height="0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6" loext:regression-extrapolate-backward="7" loext:regression-force-intercept="false" loext:regression-intercept-value="0" chart:regression-type="linear"/>
      <style:graphic-properties svg:stroke-color="#ff420e"/>
    </style:style>
    <style:style style:name="ch15" style:family="chart">
      <style:chart-properties chart:solid-type="cuboid" chart:symbol-type="named-symbol" chart:symbol-name="diamond" chart:symbol-width="0cm" chart:symbol-height="0cm"/>
    </style:style>
    <style:style style:name="ch16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7" style:family="chart">
      <style:chart-properties chart:solid-type="cuboid" chart:symbol-type="named-symbol" chart:symbol-name="arrow-down" chart:symbol-width="0cm" chart:symbol-height="0cm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4.433cm" svg:height="8.994cm" xlink:href=".." xlink:type="simple" chart:class="chart:scatter" chart:style-name="ch1">
        <chart:title svg:x="5.889cm" svg:y="0.315cm" chart:style-name="ch2">
          <text:p>GM, NAV on</text:p>
        </chart:title>
        <chart:plot-area chart:style-name="ch3" table:cell-range-address="'Bland-Altman plots'.Z7:'Bland-Altman plots'.Z16 'Bland-Altman plots'.L78:'Bland-Altman plots'.M88 'Bland-Altman plots'.A1:'Bland-Altman plots'.A1 'Bland-Altman plots'.M91:'Bland-Altman plots'.M92" chart:data-source-has-labels="both" svg:x="1.803cm" svg:y="1.272cm" svg:width="11.758cm" svg:height="6.413cm">
          <chartooo:coordinate-region svg:x="2.821cm" svg:y="1.471cm" svg:width="10.408cm" svg:height="5.567cm"/>
          <chart:axis chart:dimension="x" chart:name="primary-x" chart:style-name="ch4" chartooo:axis-type="auto">
            <chart:title svg:x="6.746cm" svg:y="7.864cm" chart:style-name="ch5">
              <text:p>mean R1</text:p>
            </chart:title>
            <chart:categories table:cell-range-address="'Bland-Altman plots'.Z7:'Bland-Altman plots'.Z16"/>
          </chart:axis>
          <chart:axis chart:dimension="y" chart:name="primary-y" chart:style-name="ch6">
            <chart:title svg:x="0.361cm" svg:y="6.433cm" chart:style-name="ch7">
              <text:p>Difference between 
PMC off and on</text:p>
            </chart:title>
            <chart:grid chart:style-name="ch8" chart:class="major"/>
          </chart:axis>
          <chart:series chart:style-name="ch9" chart:values-cell-range-address="'Bland-Altman plots'.M78:'Bland-Altman plots'.M88" chart:label-cell-address="'Bland-Altman plots'.A1:'Bland-Altman plots'.A1" chart:class="chart:scatter">
            <chart:domain table:cell-range-address="'Bland-Altman plots'.L78:'Bland-Altman plots'.L88"/>
            <chart:mean-value chart:style-name="ch10"/>
            <chart:regression-curve chart:style-name="ch11"/>
            <chart:data-point chart:repeated="6"/>
            <chart:data-point chart:style-name="ch12"/>
            <chart:data-point chart:repeated="2"/>
            <chart:data-point chart:style-name="ch12"/>
            <chart:data-point/>
          </chart:series>
          <chart:series chart:style-name="ch13" chart:values-cell-range-address="'Bland-Altman plots'.M91:'Bland-Altman plots'.M91" chart:label-cell-address="'Bland-Altman plots'.A1:'Bland-Altman plots'.A1" chart:class="chart:scatter">
            <chart:regression-curve chart:style-name="ch14"/>
            <chart:data-point chart:style-name="ch15"/>
            <chart:data-point chart:repeated="10"/>
          </chart:series>
          <chart:series chart:style-name="ch16" chart:values-cell-range-address="'Bland-Altman plots'.M92:'Bland-Altman plots'.M92" chart:label-cell-address="'Bland-Altman plots'.A1:'Bland-Altman plots'.A1" chart:class="chart:scatter">
            <chart:regression-curve chart:style-name="ch14"/>
            <chart:data-point chart:style-name="ch17"/>
            <chart:data-point chart:repeated="1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PMC OFF</text:p>
                <draw:g>
                  <svg:desc>'Bland-Altman plots'.A1:'Bland-Altman plots'.A1</svg:desc>
                </draw:g>
              </table:table-cell>
              <table:table-cell office:value-type="string">
                <text:p>PMC OFF</text:p>
                <draw:g>
                  <svg:desc>'Bland-Altman plots'.A1:'Bland-Altman plots'.A1</svg:desc>
                </draw:g>
              </table:table-cell>
              <table:table-cell office:value-type="string">
                <text:p>PMC OFF</text:p>
                <draw:g>
                  <svg:desc>'Bland-Altman plots'.A1:'Bland-Altman plots'.A1</svg:desc>
                </draw:g>
              </table:table-cell>
            </table:table-row>
          </table:table-header-rows>
          <table:table-rows>
            <table:table-row>
              <table:table-cell office:value-type="float" office:value="82.174492">
                <text:p>82.174492</text:p>
                <draw:g>
                  <svg:desc>'Bland-Altman plots'.Z7:'Bland-Altman plots'.Z16</svg:desc>
                </draw:g>
              </table:table-cell>
              <table:table-cell office:value-type="float" office:value="0.48336938">
                <text:p>0.48336938</text:p>
                <draw:g>
                  <svg:desc>'Bland-Altman plots'.L78:'Bland-Altman plots'.L88</svg:desc>
                </draw:g>
              </table:table-cell>
              <table:table-cell office:value-type="float" office:value="0.0142662">
                <text:p>0.0142662</text:p>
                <draw:g>
                  <svg:desc>'Bland-Altman plots'.M78:'Bland-Altman plots'.M88</svg:desc>
                </draw:g>
              </table:table-cell>
              <table:table-cell office:value-type="float" office:value="0.0212191165595541">
                <text:p>0.0212191165595541</text:p>
                <draw:g>
                  <svg:desc>'Bland-Altman plots'.M91:'Bland-Altman plots'.M91</svg:desc>
                </draw:g>
              </table:table-cell>
              <table:table-cell office:value-type="float" office:value="-0.0245213165595541">
                <text:p>-0.0245213165595541</text:p>
                <draw:g>
                  <svg:desc>'Bland-Altman plots'.M92:'Bland-Altman plots'.M92</svg:desc>
                </draw:g>
              </table:table-cell>
            </table:table-row>
            <table:table-row>
              <table:table-cell office:value-type="float" office:value="83.6305695">
                <text:p>83.6305695</text:p>
              </table:table-cell>
              <table:table-cell office:value-type="float" office:value="0.477085385">
                <text:p>0.477085385</text:p>
              </table:table-cell>
              <table:table-cell office:value-type="float" office:value="-0.01122439">
                <text:p>-0.01122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.158745">
                <text:p>85.158745</text:p>
              </table:table-cell>
              <table:table-cell office:value-type="float" office:value="0.490891205">
                <text:p>0.490891205</text:p>
              </table:table-cell>
              <table:table-cell office:value-type="float" office:value="-0.02113179">
                <text:p>-0.02113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5040395">
                <text:p>82.5040395</text:p>
              </table:table-cell>
              <table:table-cell office:value-type="float" office:value="0.48389797">
                <text:p>0.48389797</text:p>
              </table:table-cell>
              <table:table-cell office:value-type="float" office:value="-0.00340345999999997">
                <text:p>-0.00340345999999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873455">
                <text:p>82.873455</text:p>
              </table:table-cell>
              <table:table-cell office:value-type="float" office:value="0.447878435">
                <text:p>0.447878435</text:p>
              </table:table-cell>
              <table:table-cell office:value-type="float" office:value="0.00712665000000001">
                <text:p>0.00712665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.9339105">
                <text:p>85.9339105</text:p>
              </table:table-cell>
              <table:table-cell office:value-type="float" office:value="0.50479543">
                <text:p>0.50479543</text:p>
              </table:table-cell>
              <table:table-cell office:value-type="float" office:value="-0.00601481999999998">
                <text:p>-0.00601481999999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6486855">
                <text:p>82.6486855</text:p>
              </table:table-cell>
              <table:table-cell office:value-type="float" office:value="0.473581195">
                <text:p>0.473581195</text:p>
              </table:table-cell>
              <table:table-cell office:value-type="float" office:value="0.01558751">
                <text:p>0.01558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979355">
                <text:p>82.979355</text:p>
              </table:table-cell>
              <table:table-cell office:value-type="float" office:value="0.491385565">
                <text:p>0.491385565</text:p>
              </table:table-cell>
              <table:table-cell office:value-type="float" office:value="-0.00789186999999997">
                <text:p>-0.00789186999999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322502">
                <text:p>82.322502</text:p>
              </table:table-cell>
              <table:table-cell office:value-type="float" office:value="0.49024159">
                <text:p>0.49024159</text:p>
              </table:table-cell>
              <table:table-cell office:value-type="float" office:value="-0.01272178">
                <text:p>-0.01272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3.69828">
                <text:p>83.69828</text:p>
              </table:table-cell>
              <table:table-cell office:value-type="float" office:value="0.49541122">
                <text:p>0.49541122</text:p>
              </table:table-cell>
              <table:table-cell office:value-type="float" office:value="0.00705510000000004">
                <text:p>0.00705510000000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93970125">
                <text:p>0.493970125</text:p>
              </table:table-cell>
              <table:table-cell office:value-type="float" office:value="0.000190549999999956">
                <text:p>0.000190549999999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treat-empty-cells="ignore" chart:right-angled-axes="true"/>
    </style:style>
    <style:style style:name="ch4" style:family="chart" style:data-style-name="N2">
      <style:chart-properties chart:display-label="true" chart:logarithmic="false" chart:minimum="0.44" chart:maximum="0.51" chart:origin="0" chart:reverse-direction="false" text:line-break="false" loext:try-staggering-first="false" chart:link-data-style-to-source="false" chart:axis-position="-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121">
      <style:chart-properties chart:display-label="true" chart:logarithmic="false" chart:minimum="-0.0065" chart:maximum="0.003" chart:origin="-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circle" chart:symbol-width="0.3cm" chart:symbol-height="0.3cm" chart:link-data-style-to-source="true"/>
      <style:graphic-properties draw:stroke="none" svg:stroke-width="0.08cm" svg:stroke-color="#00888a" draw:fill-color="#00888a"/>
      <style:text-properties fo:font-size="10pt" style:font-size-asian="10pt" style:font-size-complex="10pt"/>
    </style:style>
    <style:style style:name="ch10" style:family="chart" style:data-style-name="N122">
      <style:chart-properties chart:symbol-type="none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6" loext:regression-extrapolate-backward="5" loext:regression-force-intercept="false" loext:regression-intercept-value="0" chart:regression-type="linear"/>
      <style:graphic-properties draw:stroke="dash" draw:stroke-dash="Fine_20_Dashed"/>
    </style:style>
    <style:style style:name="ch12" style:family="chart" style:data-style-name="N121">
      <style:chart-properties chart:symbol-type="named-symbol" chart:symbol-name="diamond" chart:symbol-width="0cm" chart:symbol-height="0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6" loext:regression-extrapolate-backward="7" loext:regression-force-intercept="false" loext:regression-intercept-value="0" chart:regression-type="linear"/>
      <style:graphic-properties svg:stroke-color="#ff420e"/>
    </style:style>
    <style:style style:name="ch14" style:family="chart">
      <style:chart-properties chart:solid-type="cuboid" chart:symbol-type="named-symbol" chart:symbol-name="diamond" chart:symbol-width="0cm" chart:symbol-height="0cm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6" style:family="chart">
      <style:chart-properties chart:solid-type="cuboid" chart:symbol-type="named-symbol" chart:symbol-name="arrow-down" chart:symbol-width="0cm" chart:symbol-height="0cm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4.433cm" svg:height="8.994cm" xlink:href=".." xlink:type="simple" chart:class="chart:scatter" chart:style-name="ch1">
        <chart:title svg:x="5.836cm" svg:y="0.315cm" chart:style-name="ch2">
          <text:p>GM, PMC off</text:p>
        </chart:title>
        <chart:plot-area chart:style-name="ch3" table:cell-range-address="'Bland-Altman plots'.Z7:'Bland-Altman plots'.Z16 'Bland-Altman plots'.AB6:'Bland-Altman plots'.AC16 'Bland-Altman plots'.A1:'Bland-Altman plots'.A1 'Bland-Altman plots'.AC18:'Bland-Altman plots'.AC20" chart:data-source-has-labels="both" svg:x="1.617cm" svg:y="1.471cm" svg:width="11.944cm" svg:height="6.214cm">
          <chartooo:coordinate-region svg:x="2.821cm" svg:y="1.471cm" svg:width="10.408cm" svg:height="5.567cm"/>
          <chart:axis chart:dimension="x" chart:name="primary-x" chart:style-name="ch4" chartooo:axis-type="auto">
            <chart:title svg:x="6.653cm" svg:y="7.864cm" chart:style-name="ch5">
              <text:p>mean R1</text:p>
            </chart:title>
            <chart:categories table:cell-range-address="'Bland-Altman plots'.Z7:'Bland-Altman plots'.Z16"/>
          </chart:axis>
          <chart:axis chart:dimension="y" chart:name="primary-y" chart:style-name="ch6">
            <chart:title svg:x="0.175cm" svg:y="6.533cm" chart:style-name="ch7">
              <text:p>Difference between 
NAVcor off and on</text:p>
            </chart:title>
            <chart:grid chart:style-name="ch8" chart:class="major"/>
          </chart:axis>
          <chart:series chart:style-name="ch9" chart:values-cell-range-address="'Bland-Altman plots'.AC6:'Bland-Altman plots'.AC16" chart:label-cell-address="'Bland-Altman plots'.A1:'Bland-Altman plots'.A1" chart:class="chart:scatter">
            <chart:domain table:cell-range-address="'Bland-Altman plots'.AB6:'Bland-Altman plots'.AB16"/>
            <chart:data-point chart:repeated="11"/>
          </chart:series>
          <chart:series chart:style-name="ch10" chart:values-cell-range-address="'Bland-Altman plots'.AC18:'Bland-Altman plots'.AC18" chart:label-cell-address="'Bland-Altman plots'.A1:'Bland-Altman plots'.A1" chart:class="chart:scatter">
            <chart:regression-curve chart:style-name="ch11"/>
            <chart:data-point chart:repeated="11"/>
          </chart:series>
          <chart:series chart:style-name="ch12" chart:values-cell-range-address="'Bland-Altman plots'.AC19:'Bland-Altman plots'.AC19" chart:label-cell-address="'Bland-Altman plots'.A1:'Bland-Altman plots'.A1" chart:class="chart:scatter">
            <chart:regression-curve chart:style-name="ch13"/>
            <chart:data-point chart:style-name="ch14"/>
            <chart:data-point chart:repeated="10"/>
          </chart:series>
          <chart:series chart:style-name="ch15" chart:values-cell-range-address="'Bland-Altman plots'.AC20:'Bland-Altman plots'.AC20" chart:label-cell-address="'Bland-Altman plots'.A1:'Bland-Altman plots'.A1" chart:class="chart:scatter">
            <chart:regression-curve chart:style-name="ch13"/>
            <chart:data-point chart:style-name="ch16"/>
            <chart:data-point chart:repeated="1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B</text:p>
              </table:table-cell>
              <table:table-cell office:value-type="string">
                <text:p>PMC OFF</text:p>
                <draw:g>
                  <svg:desc>'Bland-Altman plots'.A1:'Bland-Altman plots'.A1</svg:desc>
                </draw:g>
              </table:table-cell>
              <table:table-cell office:value-type="string">
                <text:p>PMC OFF</text:p>
                <draw:g>
                  <svg:desc>'Bland-Altman plots'.A1:'Bland-Altman plots'.A1</svg:desc>
                </draw:g>
              </table:table-cell>
              <table:table-cell office:value-type="string">
                <text:p>PMC OFF</text:p>
                <draw:g>
                  <svg:desc>'Bland-Altman plots'.A1:'Bland-Altman plots'.A1</svg:desc>
                </draw:g>
              </table:table-cell>
              <table:table-cell office:value-type="string">
                <text:p>PMC OFF</text:p>
                <draw:g>
                  <svg:desc>'Bland-Altman plots'.A1:'Bland-Altman plots'.A1</svg:desc>
                </draw:g>
              </table:table-cell>
            </table:table-row>
          </table:table-header-rows>
          <table:table-rows>
            <table:table-row>
              <table:table-cell office:value-type="float" office:value="82.174492">
                <text:p>82.174492</text:p>
                <draw:g>
                  <svg:desc>'Bland-Altman plots'.Z7:'Bland-Altman plots'.Z16</svg:desc>
                </draw:g>
              </table:table-cell>
              <table:table-cell office:value-type="float" office:value="0.48999891">
                <text:p>0.48999891</text:p>
                <draw:g>
                  <svg:desc>'Bland-Altman plots'.AB6:'Bland-Altman plots'.AB16</svg:desc>
                </draw:g>
              </table:table-cell>
              <table:table-cell office:value-type="float" office:value="-0.00100714000000002">
                <text:p>-0.00100714000000002</text:p>
                <draw:g>
                  <svg:desc>'Bland-Altman plots'.AC6:'Bland-Altman plots'.AC16</svg:desc>
                </draw:g>
              </table:table-cell>
              <table:table-cell office:value-type="float" office:value="-0.00181256363636365">
                <text:p>-0.00181256363636365</text:p>
                <draw:g>
                  <svg:desc>'Bland-Altman plots'.AC18:'Bland-Altman plots'.AC18</svg:desc>
                </draw:g>
              </table:table-cell>
              <table:table-cell office:value-type="float" office:value="0.002423954452496">
                <text:p>0.002423954452496</text:p>
                <draw:g>
                  <svg:desc>'Bland-Altman plots'.AC19:'Bland-Altman plots'.AC19</svg:desc>
                </draw:g>
              </table:table-cell>
              <table:table-cell office:value-type="float" office:value="-0.00604908172522329">
                <text:p>-0.00604908172522329</text:p>
                <draw:g>
                  <svg:desc>'Bland-Altman plots'.AC20:'Bland-Altman plots'.AC20</svg:desc>
                </draw:g>
              </table:table-cell>
            </table:table-row>
            <table:table-row>
              <table:table-cell office:value-type="float" office:value="83.6305695">
                <text:p>83.6305695</text:p>
              </table:table-cell>
              <table:table-cell office:value-type="float" office:value="0.47252451">
                <text:p>0.47252451</text:p>
              </table:table-cell>
              <table:table-cell office:value-type="float" office:value="0.00210264000000004">
                <text:p>0.00210264000000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.158745">
                <text:p>85.158745</text:p>
              </table:table-cell>
              <table:table-cell office:value-type="float" office:value="0.478223055">
                <text:p>0.478223055</text:p>
              </table:table-cell>
              <table:table-cell office:value-type="float" office:value="-0.00420451000000005">
                <text:p>-0.00420451000000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5040395">
                <text:p>82.5040395</text:p>
              </table:table-cell>
              <table:table-cell office:value-type="float" office:value="0.481482265">
                <text:p>0.481482265</text:p>
              </table:table-cell>
              <table:table-cell office:value-type="float" office:value="-0.00142795000000001">
                <text:p>-0.00142795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873455">
                <text:p>82.873455</text:p>
              </table:table-cell>
              <table:table-cell office:value-type="float" office:value="0.45014408">
                <text:p>0.45014408</text:p>
              </table:table-cell>
              <table:table-cell office:value-type="float" office:value="-0.00259536000000005">
                <text:p>-0.00259536000000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.9339105">
                <text:p>85.9339105</text:p>
              </table:table-cell>
              <table:table-cell office:value-type="float" office:value="0.499672025">
                <text:p>0.499672025</text:p>
              </table:table-cell>
              <table:table-cell office:value-type="float" office:value="-0.00423198999999996">
                <text:p>-0.00423198999999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6486855">
                <text:p>82.6486855</text:p>
              </table:table-cell>
              <table:table-cell office:value-type="float" office:value="0.48056285">
                <text:p>0.48056285</text:p>
              </table:table-cell>
              <table:table-cell office:value-type="float" office:value="-0.00162420000000002">
                <text:p>-0.00162420000000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979355">
                <text:p>82.979355</text:p>
              </table:table-cell>
              <table:table-cell office:value-type="float" office:value="0.488186955">
                <text:p>0.488186955</text:p>
              </table:table-cell>
              <table:table-cell office:value-type="float" office:value="0.00149464999999999">
                <text:p>0.00149464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322502">
                <text:p>82.322502</text:p>
              </table:table-cell>
              <table:table-cell office:value-type="float" office:value="0.4821295">
                <text:p>0.4821295</text:p>
              </table:table-cell>
              <table:table-cell office:value-type="float" office:value="-0.00350240000000002">
                <text:p>-0.00350240000000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3.69828">
                <text:p>83.69828</text:p>
              </table:table-cell>
              <table:table-cell office:value-type="float" office:value="0.497022165">
                <text:p>0.497022165</text:p>
              </table:table-cell>
              <table:table-cell office:value-type="float" office:value="-0.00383321000000003">
                <text:p>-0.00383321000000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93511035">
                <text:p>0.493511035</text:p>
              </table:table-cell>
              <table:table-cell office:value-type="float" office:value="-0.00110873">
                <text:p>-0.00110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treat-empty-cells="ignore" chart:right-angled-axes="true"/>
    </style:style>
    <style:style style:name="ch4" style:family="chart" style:data-style-name="N2">
      <style:chart-properties chart:display-label="true" chart:logarithmic="false" chart:minimum="0.44" chart:maximum="0.51" chart:origin="0" chart:reverse-direction="false" text:line-break="false" loext:try-staggering-first="false" chart:link-data-style-to-source="false" chart:axis-position="-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121">
      <style:chart-properties chart:display-label="true" chart:logarithmic="false" chart:minimum="-0.004" chart:maximum="0.005" chart:origin="-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1">
      <style:chart-properties chart:symbol-type="named-symbol" chart:symbol-name="circle" chart:symbol-width="0.3cm" chart:symbol-height="0.3cm" chart:link-data-style-to-source="true"/>
      <style:graphic-properties draw:stroke="none" svg:stroke-width="0.08cm" svg:stroke-color="#00888a" draw:fill-color="#00888a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circle" chart:symbol-width="0.3cm" chart:symbol-height="0.3cm"/>
    </style:style>
    <style:style style:name="ch11" style:family="chart" style:data-style-name="N121">
      <style:chart-properties chart:symbol-type="named-symbol" chart:symbol-name="diamond" chart:symbol-width="0cm" chart:symbol-height="0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6" loext:regression-extrapolate-backward="7" loext:regression-force-intercept="false" loext:regression-intercept-value="0" chart:regression-type="linear"/>
      <style:graphic-properties svg:stroke-color="#ff420e"/>
    </style:style>
    <style:style style:name="ch13" style:family="chart">
      <style:chart-properties chart:solid-type="cuboid" chart:symbol-type="named-symbol" chart:symbol-name="diamond" chart:symbol-width="0cm" chart:symbol-height="0cm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chart-properties chart:solid-type="cuboid" chart:symbol-type="named-symbol" chart:symbol-name="arrow-down" chart:symbol-width="0cm" chart:symbol-height="0cm"/>
    </style:style>
    <style:style style:name="ch16" style:family="chart" style:data-style-name="N121">
      <style:chart-properties chart:symbol-type="none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extrapolate-forward="2" loext:regression-extrapolate-backward="3" loext:regression-force-intercept="false" loext:regression-intercept-value="0" chart:regression-type="linear"/>
      <style:graphic-properties draw:stroke="dash" draw:stroke-dash="Fine_20_Dashed"/>
    </style:style>
    <style:style style:name="ch18" style:family="chart">
      <style:chart-properties chart:solid-type="cuboid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4.433cm" svg:height="8.994cm" xlink:href=".." xlink:type="simple" chart:class="chart:scatter" chart:style-name="ch1">
        <chart:title svg:x="5.85cm" svg:y="0.315cm" chart:style-name="ch2">
          <text:p>GM, PMC on</text:p>
        </chart:title>
        <chart:plot-area chart:style-name="ch3" table:cell-range-address="'Bland-Altman plots'.Z7:'Bland-Altman plots'.Z16 'Bland-Altman plots'.AB25:'Bland-Altman plots'.AC35 'Bland-Altman plots'.A1:'Bland-Altman plots'.A1 'Bland-Altman plots'.AC37:'Bland-Altman plots'.AC39" chart:data-source-has-labels="both" svg:x="1.617cm" svg:y="1.272cm" svg:width="11.944cm" svg:height="6.413cm">
          <chartooo:coordinate-region svg:x="2.821cm" svg:y="1.471cm" svg:width="10.408cm" svg:height="5.567cm"/>
          <chart:axis chart:dimension="x" chart:name="primary-x" chart:style-name="ch4" chartooo:axis-type="auto">
            <chart:title svg:x="6.653cm" svg:y="7.864cm" chart:style-name="ch5">
              <text:p>mean R1</text:p>
            </chart:title>
            <chart:categories table:cell-range-address="'Bland-Altman plots'.Z7:'Bland-Altman plots'.Z16"/>
          </chart:axis>
          <chart:axis chart:dimension="y" chart:name="primary-y" chart:style-name="ch6">
            <chart:title svg:x="0.175cm" svg:y="6.433cm" chart:style-name="ch7">
              <text:p>Difference between 
NAVcor off and on</text:p>
            </chart:title>
            <chart:grid chart:style-name="ch8" chart:class="major"/>
          </chart:axis>
          <chart:series chart:style-name="ch9" chart:values-cell-range-address="'Bland-Altman plots'.AC25:'Bland-Altman plots'.AC35" chart:label-cell-address="'Bland-Altman plots'.A1:'Bland-Altman plots'.A1" chart:class="chart:scatter">
            <chart:domain table:cell-range-address="'Bland-Altman plots'.AB25:'Bland-Altman plots'.AB35"/>
            <chart:data-point/>
            <chart:data-point chart:style-name="ch10"/>
            <chart:data-point chart:repeated="9"/>
          </chart:series>
          <chart:series chart:style-name="ch11" chart:values-cell-range-address="'Bland-Altman plots'.AC38:'Bland-Altman plots'.AC38" chart:label-cell-address="'Bland-Altman plots'.A1:'Bland-Altman plots'.A1" chart:class="chart:scatter">
            <chart:regression-curve chart:style-name="ch12"/>
            <chart:data-point chart:style-name="ch13"/>
            <chart:data-point chart:repeated="10"/>
          </chart:series>
          <chart:series chart:style-name="ch14" chart:values-cell-range-address="'Bland-Altman plots'.AC39:'Bland-Altman plots'.AC39" chart:label-cell-address="'Bland-Altman plots'.A1:'Bland-Altman plots'.A1" chart:class="chart:scatter">
            <chart:regression-curve chart:style-name="ch12"/>
            <chart:data-point chart:style-name="ch15"/>
            <chart:data-point chart:repeated="10"/>
          </chart:series>
          <chart:series chart:style-name="ch16" chart:values-cell-range-address="'Bland-Altman plots'.AC37:'Bland-Altman plots'.AC37" chart:label-cell-address="'Bland-Altman plots'.A1:'Bland-Altman plots'.A1" chart:class="chart:scatter">
            <chart:regression-curve chart:style-name="ch17"/>
            <chart:data-point chart:style-name="ch18"/>
            <chart:data-point chart:repeated="1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B</text:p>
              </table:table-cell>
              <table:table-cell office:value-type="string">
                <text:p>PMC OFF</text:p>
                <draw:g>
                  <svg:desc>'Bland-Altman plots'.A1:'Bland-Altman plots'.A1</svg:desc>
                </draw:g>
              </table:table-cell>
              <table:table-cell office:value-type="string">
                <text:p>PMC OFF</text:p>
                <draw:g>
                  <svg:desc>'Bland-Altman plots'.A1:'Bland-Altman plots'.A1</svg:desc>
                </draw:g>
              </table:table-cell>
              <table:table-cell office:value-type="string">
                <text:p>PMC OFF</text:p>
                <draw:g>
                  <svg:desc>'Bland-Altman plots'.A1:'Bland-Altman plots'.A1</svg:desc>
                </draw:g>
              </table:table-cell>
              <table:table-cell office:value-type="string">
                <text:p>PMC OFF</text:p>
                <draw:g>
                  <svg:desc>'Bland-Altman plots'.A1:'Bland-Altman plots'.A1</svg:desc>
                </draw:g>
              </table:table-cell>
            </table:table-row>
          </table:table-header-rows>
          <table:table-rows>
            <table:table-row>
              <table:table-cell office:value-type="float" office:value="82.174492">
                <text:p>82.174492</text:p>
                <draw:g>
                  <svg:desc>'Bland-Altman plots'.Z7:'Bland-Altman plots'.Z16</svg:desc>
                </draw:g>
              </table:table-cell>
              <table:table-cell office:value-type="float" office:value="0.475933715">
                <text:p>0.475933715</text:p>
                <draw:g>
                  <svg:desc>'Bland-Altman plots'.AB25:'Bland-Altman plots'.AB35</svg:desc>
                </draw:g>
              </table:table-cell>
              <table:table-cell office:value-type="float" office:value="-0.000605130000000009">
                <text:p>-0.000605130000000009</text:p>
                <draw:g>
                  <svg:desc>'Bland-Altman plots'.AC25:'Bland-Altman plots'.AC35</svg:desc>
                </draw:g>
              </table:table-cell>
              <table:table-cell office:value-type="float" office:value="0.00407329765671778">
                <text:p>0.00407329765671778</text:p>
                <draw:g>
                  <svg:desc>'Bland-Altman plots'.AC38:'Bland-Altman plots'.AC38</svg:desc>
                </draw:g>
              </table:table-cell>
              <table:table-cell office:value-type="float" office:value="-0.00273212492944502">
                <text:p>-0.00273212492944502</text:p>
                <draw:g>
                  <svg:desc>'Bland-Altman plots'.AC39:'Bland-Altman plots'.AC39</svg:desc>
                </draw:g>
              </table:table-cell>
              <table:table-cell office:value-type="float" office:value="0.000670586363636377">
                <text:p>0.000670586363636377</text:p>
                <draw:g>
                  <svg:desc>'Bland-Altman plots'.AC37:'Bland-Altman plots'.AC37</svg:desc>
                </draw:g>
              </table:table-cell>
            </table:table-row>
            <table:table-row>
              <table:table-cell office:value-type="float" office:value="83.6305695">
                <text:p>83.6305695</text:p>
              </table:table-cell>
              <table:table-cell office:value-type="float" office:value="0.48351093">
                <text:p>0.48351093</text:p>
              </table:table-cell>
              <table:table-cell office:value-type="float" office:value="0.00162669999999998">
                <text:p>0.00162669999999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.158745">
                <text:p>85.158745</text:p>
              </table:table-cell>
              <table:table-cell office:value-type="float" office:value="0.499741915">
                <text:p>0.499741915</text:p>
              </table:table-cell>
              <table:table-cell office:value-type="float" office:value="-0.00343036999999996">
                <text:p>-0.00343036999999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5040395">
                <text:p>82.5040395</text:p>
              </table:table-cell>
              <table:table-cell office:value-type="float" office:value="0.485299785">
                <text:p>0.485299785</text:p>
              </table:table-cell>
              <table:table-cell office:value-type="float" office:value="-0.000599829999999968">
                <text:p>-0.000599829999999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873455">
                <text:p>82.873455</text:p>
              </table:table-cell>
              <table:table-cell office:value-type="float" office:value="0.44499369">
                <text:p>0.44499369</text:p>
              </table:table-cell>
              <table:table-cell office:value-type="float" office:value="0.00135716000000002">
                <text:p>0.00135716000000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.9339105">
                <text:p>85.9339105</text:p>
              </table:table-cell>
              <table:table-cell office:value-type="float" office:value="0.50857332">
                <text:p>0.50857332</text:p>
              </table:table-cell>
              <table:table-cell office:value-type="float" office:value="0.00154096000000004">
                <text:p>0.00154096000000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6486855">
                <text:p>82.6486855</text:p>
              </table:table-cell>
              <table:table-cell office:value-type="float" office:value="0.466044155">
                <text:p>0.466044155</text:p>
              </table:table-cell>
              <table:table-cell office:value-type="float" office:value="0.000513430000000037">
                <text:p>0.000513430000000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979355">
                <text:p>82.979355</text:p>
              </table:table-cell>
              <table:table-cell office:value-type="float" office:value="0.49579138">
                <text:p>0.49579138</text:p>
              </table:table-cell>
              <table:table-cell office:value-type="float" office:value="0.000919760000000047">
                <text:p>0.000919760000000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322502">
                <text:p>82.322502</text:p>
              </table:table-cell>
              <table:table-cell office:value-type="float" office:value="0.49818999">
                <text:p>0.49818999</text:p>
              </table:table-cell>
              <table:table-cell office:value-type="float" office:value="0.00317501999999997">
                <text:p>0.00317501999999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3.69828">
                <text:p>83.69828</text:p>
              </table:table-cell>
              <table:table-cell office:value-type="float" office:value="0.4923808">
                <text:p>0.4923808</text:p>
              </table:table-cell>
              <table:table-cell office:value-type="float" office:value="0.000994260000000025">
                <text:p>0.000994260000000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94817095">
                <text:p>0.494817095</text:p>
              </table:table-cell>
              <table:table-cell office:value-type="float" office:value="0.00188448999999996">
                <text:p>0.00188448999999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treat-empty-cells="ignore" chart:right-angled-axes="true"/>
    </style:style>
    <style:style style:name="ch4" style:family="chart" style:data-style-name="N124">
      <style:chart-properties chart:display-label="true" chart:logarithmic="false" chart:origin="0" chart:reverse-direction="false" text:line-break="false" loext:try-staggering-first="false" chart:link-data-style-to-source="false" chart:axis-position="-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124">
      <style:chart-properties chart:display-label="true" chart:logarithmic="false" chart:minimum="-0.7" chart:maximum="0.5" chart:origin="-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circle" chart:symbol-width="0.3cm" chart:symbol-height="0.3cm" chart:link-data-style-to-source="true"/>
      <style:graphic-properties draw:stroke="none" svg:stroke-width="0.08cm" svg:stroke-color="#00888a" draw:fill-color="#00888a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circle" chart:symbol-width="0.3cm" chart:symbol-height="0.3cm"/>
    </style:style>
    <style:style style:name="ch11" style:family="chart" style:data-style-name="N122">
      <style:chart-properties chart:symbol-type="none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5" loext:regression-extrapolate-backward="4" loext:regression-force-intercept="false" loext:regression-intercept-value="0" chart:regression-type="linear"/>
      <style:graphic-properties draw:stroke="dash" draw:stroke-dash="Fine_20_Dashed"/>
    </style:style>
    <style:style style:name="ch13" style:family="chart">
      <style:chart-properties chart:solid-type="cuboid"/>
    </style:style>
    <style:style style:name="ch14" style:family="chart" style:data-style-name="N121">
      <style:chart-properties chart:symbol-type="named-symbol" chart:symbol-name="diamond" chart:symbol-width="0cm" chart:symbol-height="0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chart-properties loext:regression-name="" loext:regression-max-degree="2" loext:regression-period="2" loext:regression-extrapolate-forward="6" loext:regression-extrapolate-backward="7" loext:regression-force-intercept="false" loext:regression-intercept-value="0" chart:regression-type="linear"/>
      <style:graphic-properties svg:stroke-color="#ff420e"/>
    </style:style>
    <style:style style:name="ch16" style:family="chart">
      <style:chart-properties chart:solid-type="cuboid" chart:symbol-type="named-symbol" chart:symbol-name="diamond" chart:symbol-width="0cm" chart:symbol-height="0cm"/>
    </style:style>
    <style:style style:name="ch17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8" style:family="chart">
      <style:chart-properties chart:solid-type="cuboid" chart:symbol-type="named-symbol" chart:symbol-name="arrow-down" chart:symbol-width="0cm" chart:symbol-height="0cm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4.433cm" svg:height="8.994cm" xlink:href=".." xlink:type="simple" chart:class="chart:scatter" chart:style-name="ch1">
        <chart:title svg:x="5.836cm" svg:y="0.315cm" chart:style-name="ch2">
          <text:p>GM, PMC off</text:p>
        </chart:title>
        <chart:plot-area chart:style-name="ch3" table:cell-range-address="'Bland-Altman plots'.Z7:'Bland-Altman plots'.Z16 'Bland-Altman plots'.AD6:'Bland-Altman plots'.AE16 'Bland-Altman plots'.A1:'Bland-Altman plots'.A1 'Bland-Altman plots'.AE18:'Bland-Altman plots'.AE20" chart:data-source-has-labels="both" svg:x="1.988cm" svg:y="1.272cm" svg:width="11.573cm" svg:height="6.413cm">
          <chartooo:coordinate-region svg:x="2.821cm" svg:y="1.471cm" svg:width="10.408cm" svg:height="5.567cm"/>
          <chart:axis chart:dimension="x" chart:name="primary-x" chart:style-name="ch4" chartooo:axis-type="auto">
            <chart:title svg:x="6.758cm" svg:y="7.864cm" chart:style-name="ch5">
              <text:p>mean R2*</text:p>
            </chart:title>
            <chart:categories table:cell-range-address="'Bland-Altman plots'.Z7:'Bland-Altman plots'.Z16"/>
          </chart:axis>
          <chart:axis chart:dimension="y" chart:name="primary-y" chart:style-name="ch6">
            <chart:title svg:x="0.546cm" svg:y="6.433cm" chart:style-name="ch7">
              <text:p>Difference between 
NAVcor off and on</text:p>
            </chart:title>
            <chart:grid chart:style-name="ch8" chart:class="major"/>
          </chart:axis>
          <chart:series chart:style-name="ch9" chart:values-cell-range-address="'Bland-Altman plots'.AE6:'Bland-Altman plots'.AE16" chart:label-cell-address="'Bland-Altman plots'.A1:'Bland-Altman plots'.A1" chart:class="chart:scatter">
            <chart:domain table:cell-range-address="'Bland-Altman plots'.AD6:'Bland-Altman plots'.AD16"/>
            <chart:data-point chart:repeated="10"/>
            <chart:data-point chart:style-name="ch10"/>
          </chart:series>
          <chart:series chart:style-name="ch11" chart:values-cell-range-address="'Bland-Altman plots'.AE18:'Bland-Altman plots'.AE18" chart:label-cell-address="'Bland-Altman plots'.A1:'Bland-Altman plots'.A1" chart:class="chart:scatter">
            <chart:regression-curve chart:style-name="ch12"/>
            <chart:data-point chart:style-name="ch13"/>
            <chart:data-point chart:repeated="10"/>
          </chart:series>
          <chart:series chart:style-name="ch14" chart:values-cell-range-address="'Bland-Altman plots'.AE19:'Bland-Altman plots'.AE19" chart:label-cell-address="'Bland-Altman plots'.A1:'Bland-Altman plots'.A1" chart:class="chart:scatter">
            <chart:regression-curve chart:style-name="ch15"/>
            <chart:data-point chart:style-name="ch16"/>
            <chart:data-point chart:repeated="10"/>
          </chart:series>
          <chart:series chart:style-name="ch17" chart:values-cell-range-address="'Bland-Altman plots'.AE20:'Bland-Altman plots'.AE20" chart:label-cell-address="'Bland-Altman plots'.A1:'Bland-Altman plots'.A1" chart:class="chart:scatter">
            <chart:regression-curve chart:style-name="ch15"/>
            <chart:data-point chart:style-name="ch18"/>
            <chart:data-point chart:repeated="1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D</text:p>
              </table:table-cell>
              <table:table-cell office:value-type="string">
                <text:p>PMC OFF</text:p>
                <draw:g>
                  <svg:desc>'Bland-Altman plots'.A1:'Bland-Altman plots'.A1</svg:desc>
                </draw:g>
              </table:table-cell>
              <table:table-cell office:value-type="string">
                <text:p>PMC OFF</text:p>
                <draw:g>
                  <svg:desc>'Bland-Altman plots'.A1:'Bland-Altman plots'.A1</svg:desc>
                </draw:g>
              </table:table-cell>
              <table:table-cell office:value-type="string">
                <text:p>PMC OFF</text:p>
                <draw:g>
                  <svg:desc>'Bland-Altman plots'.A1:'Bland-Altman plots'.A1</svg:desc>
                </draw:g>
              </table:table-cell>
              <table:table-cell office:value-type="string">
                <text:p>PMC OFF</text:p>
                <draw:g>
                  <svg:desc>'Bland-Altman plots'.A1:'Bland-Altman plots'.A1</svg:desc>
                </draw:g>
              </table:table-cell>
            </table:table-row>
          </table:table-header-rows>
          <table:table-rows>
            <table:table-row>
              <table:table-cell office:value-type="float" office:value="82.174492">
                <text:p>82.174492</text:p>
                <draw:g>
                  <svg:desc>'Bland-Altman plots'.Z7:'Bland-Altman plots'.Z16</svg:desc>
                </draw:g>
              </table:table-cell>
              <table:table-cell office:value-type="float" office:value="28.3027335">
                <text:p>28.3027335</text:p>
                <draw:g>
                  <svg:desc>'Bland-Altman plots'.AD6:'Bland-Altman plots'.AD16</svg:desc>
                </draw:g>
              </table:table-cell>
              <table:table-cell office:value-type="float" office:value="0.0258310000000002">
                <text:p>0.0258310000000002</text:p>
                <draw:g>
                  <svg:desc>'Bland-Altman plots'.AE6:'Bland-Altman plots'.AE16</svg:desc>
                </draw:g>
              </table:table-cell>
              <table:table-cell office:value-type="float" office:value="-0.0862784545454538">
                <text:p>-0.0862784545454538</text:p>
                <draw:g>
                  <svg:desc>'Bland-Altman plots'.AE18:'Bland-Altman plots'.AE18</svg:desc>
                </draw:g>
              </table:table-cell>
              <table:table-cell office:value-type="float" office:value="0.388166858143566">
                <text:p>0.388166858143566</text:p>
                <draw:g>
                  <svg:desc>'Bland-Altman plots'.AE19:'Bland-Altman plots'.AE19</svg:desc>
                </draw:g>
              </table:table-cell>
              <table:table-cell office:value-type="float" office:value="-0.560723767234473">
                <text:p>-0.560723767234473</text:p>
                <draw:g>
                  <svg:desc>'Bland-Altman plots'.AE20:'Bland-Altman plots'.AE20</svg:desc>
                </draw:g>
              </table:table-cell>
            </table:table-row>
            <table:table-row>
              <table:table-cell office:value-type="float" office:value="83.6305695">
                <text:p>83.6305695</text:p>
              </table:table-cell>
              <table:table-cell office:value-type="float" office:value="27.3436975">
                <text:p>27.3436975</text:p>
              </table:table-cell>
              <table:table-cell office:value-type="float" office:value="-0.282036999999999">
                <text:p>-0.282036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.158745">
                <text:p>85.158745</text:p>
              </table:table-cell>
              <table:table-cell office:value-type="float" office:value="28.1751755">
                <text:p>28.1751755</text:p>
              </table:table-cell>
              <table:table-cell office:value-type="float" office:value="-0.182303000000001">
                <text:p>-0.182303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5040395">
                <text:p>82.5040395</text:p>
              </table:table-cell>
              <table:table-cell office:value-type="float" office:value="28.370098">
                <text:p>28.370098</text:p>
              </table:table-cell>
              <table:table-cell office:value-type="float" office:value="-0.000395999999998509">
                <text:p>-0.000395999999998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873455">
                <text:p>82.873455</text:p>
              </table:table-cell>
              <table:table-cell office:value-type="float" office:value="29.41022">
                <text:p>29.41022</text:p>
              </table:table-cell>
              <table:table-cell office:value-type="float" office:value="-0.0571039999999989">
                <text:p>-0.0571039999999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.9339105">
                <text:p>85.9339105</text:p>
              </table:table-cell>
              <table:table-cell office:value-type="float" office:value="30.060829">
                <text:p>30.060829</text:p>
              </table:table-cell>
              <table:table-cell office:value-type="float" office:value="0.380886">
                <text:p>0.380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6486855">
                <text:p>82.6486855</text:p>
              </table:table-cell>
              <table:table-cell office:value-type="float" office:value="27.85135">
                <text:p>27.85135</text:p>
              </table:table-cell>
              <table:table-cell office:value-type="float" office:value="-0.284619999999997">
                <text:p>-0.284619999999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979355">
                <text:p>82.979355</text:p>
              </table:table-cell>
              <table:table-cell office:value-type="float" office:value="29.6849295">
                <text:p>29.6849295</text:p>
              </table:table-cell>
              <table:table-cell office:value-type="float" office:value="0.112462999999998">
                <text:p>0.112462999999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322502">
                <text:p>82.322502</text:p>
              </table:table-cell>
              <table:table-cell office:value-type="float" office:value="29.1625525">
                <text:p>29.1625525</text:p>
              </table:table-cell>
              <table:table-cell office:value-type="float" office:value="0.0348910000000018">
                <text:p>0.0348910000000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3.69828">
                <text:p>83.69828</text:p>
              </table:table-cell>
              <table:table-cell office:value-type="float" office:value="29.2396695">
                <text:p>29.2396695</text:p>
              </table:table-cell>
              <table:table-cell office:value-type="float" office:value="-0.533404999999998">
                <text:p>-0.533404999999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8.9836405">
                <text:p>28.9836405</text:p>
              </table:table-cell>
              <table:table-cell office:value-type="float" office:value="-0.163269">
                <text:p>-0.163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treat-empty-cells="ignore" chart:right-angled-axes="true"/>
    </style:style>
    <style:style style:name="ch4" style:family="chart" style:data-style-name="N124">
      <style:chart-properties chart:display-label="true" chart:logarithmic="false" chart:origin="0" chart:reverse-direction="false" text:line-break="false" loext:try-staggering-first="false" chart:link-data-style-to-source="false" chart:axis-position="-1.7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124">
      <style:chart-properties chart:display-label="true" chart:logarithmic="false" chart:minimum="-1.7" chart:maximum="1.2" chart:origin="-1.7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circle" chart:symbol-width="0.3cm" chart:symbol-height="0.3cm" chart:link-data-style-to-source="true"/>
      <style:graphic-properties draw:stroke="none" svg:stroke-width="0.08cm" svg:stroke-color="#00888a" draw:fill-color="#00888a"/>
      <style:text-properties fo:font-size="10pt" style:font-size-asian="10pt" style:font-size-complex="10pt"/>
    </style:style>
    <style:style style:name="ch10" style:family="chart" style:data-style-name="N121">
      <style:chart-properties chart:symbol-type="named-symbol" chart:symbol-name="diamond" chart:symbol-width="0cm" chart:symbol-height="0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6" loext:regression-extrapolate-backward="7" loext:regression-force-intercept="false" loext:regression-intercept-value="0" chart:regression-type="linear"/>
      <style:graphic-properties svg:stroke-color="#ff420e"/>
    </style:style>
    <style:style style:name="ch12" style:family="chart">
      <style:chart-properties chart:solid-type="cuboid" chart:symbol-type="named-symbol" chart:symbol-name="diamond" chart:symbol-width="0cm" chart:symbol-height="0cm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chart-properties chart:solid-type="cuboid" chart:symbol-type="named-symbol" chart:symbol-name="arrow-down" chart:symbol-width="0cm" chart:symbol-height="0cm"/>
    </style:style>
    <style:style style:name="ch15" style:family="chart" style:data-style-name="N122">
      <style:chart-properties chart:symbol-type="none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6" style:family="chart">
      <style:chart-properties loext:regression-name="" loext:regression-max-degree="2" loext:regression-period="2" loext:regression-extrapolate-forward="4" loext:regression-extrapolate-backward="4" loext:regression-force-intercept="false" loext:regression-intercept-value="0" chart:regression-type="linear"/>
      <style:graphic-properties draw:stroke="dash" draw:stroke-dash="Fine_20_Dashed"/>
    </style:style>
    <style:style style:name="ch17" style:family="chart">
      <style:chart-properties chart:solid-type="cuboid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4.433cm" svg:height="8.994cm" xlink:href=".." xlink:type="simple" chart:class="chart:scatter" chart:style-name="ch1">
        <chart:title svg:x="5.85cm" svg:y="0.315cm" chart:style-name="ch2">
          <text:p>GM, PMC on</text:p>
        </chart:title>
        <chart:plot-area chart:style-name="ch3" table:cell-range-address="'Bland-Altman plots'.Z7:'Bland-Altman plots'.Z16 'Bland-Altman plots'.AD25:'Bland-Altman plots'.AE35 'Bland-Altman plots'.A1:'Bland-Altman plots'.A1 'Bland-Altman plots'.AE37:'Bland-Altman plots'.AE39" chart:data-source-has-labels="both" svg:x="1.988cm" svg:y="1.471cm" svg:width="11.573cm" svg:height="6.214cm">
          <chartooo:coordinate-region svg:x="2.821cm" svg:y="1.471cm" svg:width="10.408cm" svg:height="5.567cm"/>
          <chart:axis chart:dimension="x" chart:name="primary-x" chart:style-name="ch4" chartooo:axis-type="auto">
            <chart:title svg:x="6.758cm" svg:y="7.864cm" chart:style-name="ch5">
              <text:p>mean R2*</text:p>
            </chart:title>
            <chart:categories table:cell-range-address="'Bland-Altman plots'.Z7:'Bland-Altman plots'.Z16"/>
          </chart:axis>
          <chart:axis chart:dimension="y" chart:name="primary-y" chart:style-name="ch6">
            <chart:title svg:x="0.546cm" svg:y="6.533cm" chart:style-name="ch7">
              <text:p>Difference between 
NAVcor off and on</text:p>
            </chart:title>
            <chart:grid chart:style-name="ch8" chart:class="major"/>
          </chart:axis>
          <chart:series chart:style-name="ch9" chart:values-cell-range-address="'Bland-Altman plots'.AE25:'Bland-Altman plots'.AE35" chart:label-cell-address="'Bland-Altman plots'.A1:'Bland-Altman plots'.A1" chart:class="chart:scatter">
            <chart:domain table:cell-range-address="'Bland-Altman plots'.AD25:'Bland-Altman plots'.AD35"/>
            <chart:data-point chart:repeated="11"/>
          </chart:series>
          <chart:series chart:style-name="ch10" chart:values-cell-range-address="'Bland-Altman plots'.AE38:'Bland-Altman plots'.AE38" chart:label-cell-address="'Bland-Altman plots'.A1:'Bland-Altman plots'.A1" chart:class="chart:scatter">
            <chart:regression-curve chart:style-name="ch11"/>
            <chart:data-point chart:style-name="ch12"/>
            <chart:data-point chart:repeated="10"/>
          </chart:series>
          <chart:series chart:style-name="ch13" chart:values-cell-range-address="'Bland-Altman plots'.AE39:'Bland-Altman plots'.AE39" chart:label-cell-address="'Bland-Altman plots'.A1:'Bland-Altman plots'.A1" chart:class="chart:scatter">
            <chart:regression-curve chart:style-name="ch11"/>
            <chart:data-point chart:style-name="ch14"/>
            <chart:data-point chart:repeated="10"/>
          </chart:series>
          <chart:series chart:style-name="ch15" chart:values-cell-range-address="'Bland-Altman plots'.AE37:'Bland-Altman plots'.AE37" chart:label-cell-address="'Bland-Altman plots'.A1:'Bland-Altman plots'.A1" chart:class="chart:scatter">
            <chart:regression-curve chart:style-name="ch16"/>
            <chart:data-point chart:style-name="ch17"/>
            <chart:data-point chart:repeated="1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D</text:p>
              </table:table-cell>
              <table:table-cell office:value-type="string">
                <text:p>PMC OFF</text:p>
                <draw:g>
                  <svg:desc>'Bland-Altman plots'.A1:'Bland-Altman plots'.A1</svg:desc>
                </draw:g>
              </table:table-cell>
              <table:table-cell office:value-type="string">
                <text:p>PMC OFF</text:p>
                <draw:g>
                  <svg:desc>'Bland-Altman plots'.A1:'Bland-Altman plots'.A1</svg:desc>
                </draw:g>
              </table:table-cell>
              <table:table-cell office:value-type="string">
                <text:p>PMC OFF</text:p>
                <draw:g>
                  <svg:desc>'Bland-Altman plots'.A1:'Bland-Altman plots'.A1</svg:desc>
                </draw:g>
              </table:table-cell>
              <table:table-cell office:value-type="string">
                <text:p>PMC OFF</text:p>
                <draw:g>
                  <svg:desc>'Bland-Altman plots'.A1:'Bland-Altman plots'.A1</svg:desc>
                </draw:g>
              </table:table-cell>
            </table:table-row>
          </table:table-header-rows>
          <table:table-rows>
            <table:table-row>
              <table:table-cell office:value-type="float" office:value="82.174492">
                <text:p>82.174492</text:p>
                <draw:g>
                  <svg:desc>'Bland-Altman plots'.Z7:'Bland-Altman plots'.Z16</svg:desc>
                </draw:g>
              </table:table-cell>
              <table:table-cell office:value-type="float" office:value="28.372673">
                <text:p>28.372673</text:p>
                <draw:g>
                  <svg:desc>'Bland-Altman plots'.AD25:'Bland-Altman plots'.AD35</svg:desc>
                </draw:g>
              </table:table-cell>
              <table:table-cell office:value-type="float" office:value="-0.131142000000001">
                <text:p>-0.131142000000001</text:p>
                <draw:g>
                  <svg:desc>'Bland-Altman plots'.AE25:'Bland-Altman plots'.AE35</svg:desc>
                </draw:g>
              </table:table-cell>
              <table:table-cell office:value-type="float" office:value="0.982933814688488">
                <text:p>0.982933814688488</text:p>
                <draw:g>
                  <svg:desc>'Bland-Altman plots'.AE38:'Bland-Altman plots'.AE38</svg:desc>
                </draw:g>
              </table:table-cell>
              <table:table-cell office:value-type="float" office:value="-1.32572326923394">
                <text:p>-1.32572326923394</text:p>
                <draw:g>
                  <svg:desc>'Bland-Altman plots'.AE39:'Bland-Altman plots'.AE39</svg:desc>
                </draw:g>
              </table:table-cell>
              <table:table-cell office:value-type="float" office:value="-0.171394727272728">
                <text:p>-0.171394727272728</text:p>
                <draw:g>
                  <svg:desc>'Bland-Altman plots'.AE37:'Bland-Altman plots'.AE37</svg:desc>
                </draw:g>
              </table:table-cell>
            </table:table-row>
            <table:table-row>
              <table:table-cell office:value-type="float" office:value="83.6305695">
                <text:p>83.6305695</text:p>
              </table:table-cell>
              <table:table-cell office:value-type="float" office:value="28.1699255">
                <text:p>28.1699255</text:p>
              </table:table-cell>
              <table:table-cell office:value-type="float" office:value="-1.645061">
                <text:p>-1.645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.158745">
                <text:p>85.158745</text:p>
              </table:table-cell>
              <table:table-cell office:value-type="float" office:value="27.8525145">
                <text:p>27.8525145</text:p>
              </table:table-cell>
              <table:table-cell office:value-type="float" office:value="-0.183609000000001">
                <text:p>-0.183609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5040395">
                <text:p>82.5040395</text:p>
              </table:table-cell>
              <table:table-cell office:value-type="float" office:value="28.3184995">
                <text:p>28.3184995</text:p>
              </table:table-cell>
              <table:table-cell office:value-type="float" office:value="0.0321169999999995">
                <text:p>0.0321169999999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873455">
                <text:p>82.873455</text:p>
              </table:table-cell>
              <table:table-cell office:value-type="float" office:value="29.3334715">
                <text:p>29.3334715</text:p>
              </table:table-cell>
              <table:table-cell office:value-type="float" office:value="0.0999069999999982">
                <text:p>0.0999069999999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.9339105">
                <text:p>85.9339105</text:p>
              </table:table-cell>
              <table:table-cell office:value-type="float" office:value="30.259177">
                <text:p>30.259177</text:p>
              </table:table-cell>
              <table:table-cell office:value-type="float" office:value="0.673573999999999">
                <text:p>0.673573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6486855">
                <text:p>82.6486855</text:p>
              </table:table-cell>
              <table:table-cell office:value-type="float" office:value="27.2104265">
                <text:p>27.2104265</text:p>
              </table:table-cell>
              <table:table-cell office:value-type="float" office:value="-0.234417000000001">
                <text:p>-0.234417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979355">
                <text:p>82.979355</text:p>
              </table:table-cell>
              <table:table-cell office:value-type="float" office:value="29.5099505">
                <text:p>29.5099505</text:p>
              </table:table-cell>
              <table:table-cell office:value-type="float" office:value="0.167503">
                <text:p>0.167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322502">
                <text:p>82.322502</text:p>
              </table:table-cell>
              <table:table-cell office:value-type="float" office:value="29.1280985">
                <text:p>29.1280985</text:p>
              </table:table-cell>
              <table:table-cell office:value-type="float" office:value="0.254491000000002">
                <text:p>0.254491000000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3.69828">
                <text:p>83.69828</text:p>
              </table:table-cell>
              <table:table-cell office:value-type="float" office:value="29.7179135">
                <text:p>29.7179135</text:p>
              </table:table-cell>
              <table:table-cell office:value-type="float" office:value="-0.463995000000001">
                <text:p>-0.463995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8.726176">
                <text:p>28.726176</text:p>
              </table:table-cell>
              <table:table-cell office:value-type="float" office:value="-0.454709999999999">
                <text:p>-0.45470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treat-empty-cells="ignore" chart:right-angled-axes="true"/>
    </style:style>
    <style:style style:name="ch4" style:family="chart" style:data-style-name="N124">
      <style:chart-properties chart:display-label="true" chart:logarithmic="false" chart:origin="0" chart:reverse-direction="false" text:line-break="false" loext:try-staggering-first="false" chart:link-data-style-to-source="false" chart:axis-position="-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minimum="-0.4" chart:maximum="0.2" chart:origin="-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circle" chart:symbol-width="0.3cm" chart:symbol-height="0.3cm" chart:link-data-style-to-source="true" chart:mean-value="true"/>
      <style:graphic-properties draw:stroke="none" svg:stroke-width="0.08cm" svg:stroke-color="#00888a" draw:fill-color="#00888a"/>
      <style:text-properties fo:font-size="10pt" style:font-size-asian="10pt" style:font-size-complex="10pt"/>
    </style:style>
    <style:style style:name="ch10" style:family="chart">
      <style:graphic-properties draw:stroke="dash" draw:stroke-dash="Fine_20_Dashed"/>
    </style:style>
    <style:style style:name="ch11" style:family="chart">
      <style:graphic-properties draw:stroke="dash" draw:stroke-dash="Fine_20_Dashed"/>
    </style:style>
    <style:style style:name="ch12" style:family="chart" style:data-style-name="N121">
      <style:chart-properties chart:symbol-type="named-symbol" chart:symbol-name="diamond" chart:symbol-width="0cm" chart:symbol-height="0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6" loext:regression-extrapolate-backward="7" loext:regression-force-intercept="false" loext:regression-intercept-value="0" chart:regression-type="linear"/>
      <style:graphic-properties svg:stroke-color="#ff420e"/>
    </style:style>
    <style:style style:name="ch14" style:family="chart">
      <style:chart-properties chart:solid-type="cuboid" chart:symbol-type="named-symbol" chart:symbol-name="diamond" chart:symbol-width="0cm" chart:symbol-height="0cm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6" style:family="chart">
      <style:chart-properties chart:solid-type="cuboid" chart:symbol-type="named-symbol" chart:symbol-name="arrow-down" chart:symbol-width="0cm" chart:symbol-height="0cm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4.433cm" svg:height="8.994cm" xlink:href=".." xlink:type="simple" chart:class="chart:scatter" chart:style-name="ch1">
        <chart:title svg:x="5.797cm" svg:y="0.315cm" chart:style-name="ch2">
          <text:p>WM, PMC off</text:p>
        </chart:title>
        <chart:plot-area chart:style-name="ch3" table:cell-range-address="'Bland-Altman plots'.Z7:'Bland-Altman plots'.Z16 'Bland-Altman plots'.R6:'Bland-Altman plots'.S16 'Bland-Altman plots'.A1:'Bland-Altman plots'.A1 'Bland-Altman plots'.S19:'Bland-Altman plots'.S20" chart:data-source-has-labels="both" svg:x="1.988cm" svg:y="1.272cm" svg:width="11.573cm" svg:height="6.413cm">
          <chartooo:coordinate-region svg:x="2.821cm" svg:y="1.471cm" svg:width="10.408cm" svg:height="5.567cm"/>
          <chart:axis chart:dimension="x" chart:name="primary-x" chart:style-name="ch4" chartooo:axis-type="auto">
            <chart:title svg:x="6.811cm" svg:y="7.864cm" chart:style-name="ch5">
              <text:p>mean PD</text:p>
            </chart:title>
            <chart:categories table:cell-range-address="'Bland-Altman plots'.Z7:'Bland-Altman plots'.Z16"/>
          </chart:axis>
          <chart:axis chart:dimension="y" chart:name="primary-y" chart:style-name="ch6">
            <chart:title svg:x="0.546cm" svg:y="6.433cm" chart:style-name="ch7">
              <text:p>Difference between 
NAVcor off and on</text:p>
            </chart:title>
            <chart:grid chart:style-name="ch8" chart:class="major"/>
          </chart:axis>
          <chart:series chart:style-name="ch9" chart:values-cell-range-address="'Bland-Altman plots'.S6:'Bland-Altman plots'.S16" chart:label-cell-address="'Bland-Altman plots'.A1:'Bland-Altman plots'.A1" chart:class="chart:scatter">
            <chart:domain table:cell-range-address="'Bland-Altman plots'.R6:'Bland-Altman plots'.R16"/>
            <chart:mean-value chart:style-name="ch10"/>
            <chart:regression-curve chart:style-name="ch11"/>
            <chart:data-point chart:repeated="11"/>
          </chart:series>
          <chart:series chart:style-name="ch12" chart:values-cell-range-address="'Bland-Altman plots'.S19:'Bland-Altman plots'.S19" chart:label-cell-address="'Bland-Altman plots'.A1:'Bland-Altman plots'.A1" chart:class="chart:scatter">
            <chart:regression-curve chart:style-name="ch13"/>
            <chart:data-point chart:style-name="ch14"/>
            <chart:data-point chart:repeated="10"/>
          </chart:series>
          <chart:series chart:style-name="ch15" chart:values-cell-range-address="'Bland-Altman plots'.S20:'Bland-Altman plots'.S20" chart:label-cell-address="'Bland-Altman plots'.A1:'Bland-Altman plots'.A1" chart:class="chart:scatter">
            <chart:regression-curve chart:style-name="ch13"/>
            <chart:data-point chart:style-name="ch16"/>
            <chart:data-point chart:repeated="1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PMC OFF</text:p>
                <draw:g>
                  <svg:desc>'Bland-Altman plots'.A1:'Bland-Altman plots'.A1</svg:desc>
                </draw:g>
              </table:table-cell>
              <table:table-cell office:value-type="string">
                <text:p>PMC OFF</text:p>
                <draw:g>
                  <svg:desc>'Bland-Altman plots'.A1:'Bland-Altman plots'.A1</svg:desc>
                </draw:g>
              </table:table-cell>
              <table:table-cell office:value-type="string">
                <text:p>PMC OFF</text:p>
                <draw:g>
                  <svg:desc>'Bland-Altman plots'.A1:'Bland-Altman plots'.A1</svg:desc>
                </draw:g>
              </table:table-cell>
            </table:table-row>
          </table:table-header-rows>
          <table:table-rows>
            <table:table-row>
              <table:table-cell office:value-type="float" office:value="82.174492">
                <text:p>82.174492</text:p>
                <draw:g>
                  <svg:desc>'Bland-Altman plots'.Z7:'Bland-Altman plots'.Z16</svg:desc>
                </draw:g>
              </table:table-cell>
              <table:table-cell office:value-type="float" office:value="68.5193405">
                <text:p>68.5193405</text:p>
                <draw:g>
                  <svg:desc>'Bland-Altman plots'.R6:'Bland-Altman plots'.R16</svg:desc>
                </draw:g>
              </table:table-cell>
              <table:table-cell office:value-type="float" office:value="-0.0178530000000023">
                <text:p>-0.0178530000000023</text:p>
                <draw:g>
                  <svg:desc>'Bland-Altman plots'.S6:'Bland-Altman plots'.S16</svg:desc>
                </draw:g>
              </table:table-cell>
              <table:table-cell office:value-type="float" office:value="0.104141318007628">
                <text:p>0.104141318007628</text:p>
                <draw:g>
                  <svg:desc>'Bland-Altman plots'.S19:'Bland-Altman plots'.S19</svg:desc>
                </draw:g>
              </table:table-cell>
              <table:table-cell office:value-type="float" office:value="-0.260155681643987">
                <text:p>-0.260155681643987</text:p>
                <draw:g>
                  <svg:desc>'Bland-Altman plots'.S20:'Bland-Altman plots'.S20</svg:desc>
                </draw:g>
              </table:table-cell>
            </table:table-row>
            <table:table-row>
              <table:table-cell office:value-type="float" office:value="83.6305695">
                <text:p>83.6305695</text:p>
              </table:table-cell>
              <table:table-cell office:value-type="float" office:value="68.8300285">
                <text:p>68.8300285</text:p>
              </table:table-cell>
              <table:table-cell office:value-type="float" office:value="0.014443">
                <text:p>0.014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.158745">
                <text:p>85.158745</text:p>
              </table:table-cell>
              <table:table-cell office:value-type="float" office:value="68.522095">
                <text:p>68.522095</text:p>
              </table:table-cell>
              <table:table-cell office:value-type="float" office:value="-0.0394439999999889">
                <text:p>-0.0394439999999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5040395">
                <text:p>82.5040395</text:p>
              </table:table-cell>
              <table:table-cell office:value-type="float" office:value="68.3368875">
                <text:p>68.3368875</text:p>
              </table:table-cell>
              <table:table-cell office:value-type="float" office:value="-0.0467610000000036">
                <text:p>-0.0467610000000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873455">
                <text:p>82.873455</text:p>
              </table:table-cell>
              <table:table-cell office:value-type="float" office:value="68.6220205">
                <text:p>68.6220205</text:p>
              </table:table-cell>
              <table:table-cell office:value-type="float" office:value="-0.202826999999999">
                <text:p>-0.202826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.9339105">
                <text:p>85.9339105</text:p>
              </table:table-cell>
              <table:table-cell office:value-type="float" office:value="68.6641465">
                <text:p>68.6641465</text:p>
              </table:table-cell>
              <table:table-cell office:value-type="float" office:value="-0.275252999999992">
                <text:p>-0.275252999999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6486855">
                <text:p>82.6486855</text:p>
              </table:table-cell>
              <table:table-cell office:value-type="float" office:value="68.345581">
                <text:p>68.345581</text:p>
              </table:table-cell>
              <table:table-cell office:value-type="float" office:value="0.00222800000000234">
                <text:p>0.00222800000000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979355">
                <text:p>82.979355</text:p>
              </table:table-cell>
              <table:table-cell office:value-type="float" office:value="68.759777">
                <text:p>68.759777</text:p>
              </table:table-cell>
              <table:table-cell office:value-type="float" office:value="-0.0764700000000005">
                <text:p>-0.0764700000000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322502">
                <text:p>82.322502</text:p>
              </table:table-cell>
              <table:table-cell office:value-type="float" office:value="68.6447105">
                <text:p>68.6447105</text:p>
              </table:table-cell>
              <table:table-cell office:value-type="float" office:value="-0.0989769999999908">
                <text:p>-0.0989769999999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3.69828">
                <text:p>83.69828</text:p>
              </table:table-cell>
              <table:table-cell office:value-type="float" office:value="68.327335">
                <text:p>68.327335</text:p>
              </table:table-cell>
              <table:table-cell office:value-type="float" office:value="-0.127921999999998">
                <text:p>-0.127921999999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8.7875135">
                <text:p>68.7875135</text:p>
              </table:table-cell>
              <table:table-cell office:value-type="float" office:value="0.0107569999999981">
                <text:p>0.0107569999999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treat-empty-cells="ignore" chart:right-angled-axes="true"/>
    </style:style>
    <style:style style:name="ch4" style:family="chart" style:data-style-name="N4">
      <style:chart-properties chart:display-label="true" chart:logarithmic="false" chart:origin="0" chart:reverse-direction="false" text:line-break="false" loext:try-staggering-first="false" chart:link-data-style-to-source="false" chart:axis-position="-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121">
      <style:chart-properties chart:display-label="true" chart:logarithmic="false" chart:minimum="-0.01" chart:maximum="0.015" chart:origin="-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circle" chart:symbol-width="0.3cm" chart:symbol-height="0.3cm" chart:link-data-style-to-source="true"/>
      <style:graphic-properties draw:stroke="none" svg:stroke-width="0.08cm" svg:stroke-color="#00888a" draw:fill-color="#00888a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circle" chart:symbol-width="0.3cm" chart:symbol-height="0.3cm"/>
    </style:style>
    <style:style style:name="ch11" style:family="chart" style:data-style-name="N121">
      <style:chart-properties chart:symbol-type="named-symbol" chart:symbol-name="diamond" chart:symbol-width="0cm" chart:symbol-height="0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6" loext:regression-extrapolate-backward="7" loext:regression-force-intercept="false" loext:regression-intercept-value="0" chart:regression-type="linear"/>
      <style:graphic-properties svg:stroke-color="#ff420e"/>
    </style:style>
    <style:style style:name="ch13" style:family="chart">
      <style:chart-properties chart:solid-type="cuboid" chart:symbol-type="named-symbol" chart:symbol-name="diamond" chart:symbol-width="0cm" chart:symbol-height="0cm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chart-properties chart:solid-type="cuboid" chart:symbol-type="named-symbol" chart:symbol-name="arrow-down" chart:symbol-width="0cm" chart:symbol-height="0cm"/>
    </style:style>
    <style:style style:name="ch16" style:family="chart" style:data-style-name="N122">
      <style:chart-properties chart:symbol-type="none" chart:link-data-style-to-source="true" chart:mean-valu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7" style:family="chart">
      <style:graphic-properties draw:stroke="dash" draw:stroke-dash="Fine_20_Dashed"/>
    </style:style>
    <style:style style:name="ch18" style:family="chart">
      <style:graphic-properties draw:stroke="dash" draw:stroke-dash="Fine_20_Dashed"/>
    </style:style>
    <style:style style:name="ch19" style:family="chart">
      <style:chart-properties chart:solid-type="cuboid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4.433cm" svg:height="8.994cm" xlink:href=".." xlink:type="simple" chart:class="chart:scatter" chart:style-name="ch1">
        <chart:title svg:x="5.797cm" svg:y="0.315cm" chart:style-name="ch2">
          <text:p>WM, PMC off</text:p>
        </chart:title>
        <chart:plot-area chart:style-name="ch3" table:cell-range-address="'Bland-Altman plots'.Z7:'Bland-Altman plots'.Z16 'Bland-Altman plots'.T6:'Bland-Altman plots'.U16 'Bland-Altman plots'.A1:'Bland-Altman plots'.A1 'Bland-Altman plots'.U18:'Bland-Altman plots'.U20" chart:data-source-has-labels="both" svg:x="1.617cm" svg:y="1.272cm" svg:width="11.943cm" svg:height="6.413cm">
          <chartooo:coordinate-region svg:x="2.821cm" svg:y="1.471cm" svg:width="10.408cm" svg:height="5.567cm"/>
          <chart:axis chart:dimension="x" chart:name="primary-x" chart:style-name="ch4" chartooo:axis-type="auto">
            <chart:title svg:x="6.652cm" svg:y="7.864cm" chart:style-name="ch5">
              <text:p>mean R1</text:p>
            </chart:title>
            <chart:categories table:cell-range-address="'Bland-Altman plots'.Z7:'Bland-Altman plots'.Z16"/>
          </chart:axis>
          <chart:axis chart:dimension="y" chart:name="primary-y" chart:style-name="ch6">
            <chart:title svg:x="0.175cm" svg:y="6.433cm" chart:style-name="ch7">
              <text:p>Difference between 
NAVcor off and on</text:p>
            </chart:title>
            <chart:grid chart:style-name="ch8" chart:class="major"/>
          </chart:axis>
          <chart:series chart:style-name="ch9" chart:values-cell-range-address="'Bland-Altman plots'.U6:'Bland-Altman plots'.U16" chart:label-cell-address="'Bland-Altman plots'.A1:'Bland-Altman plots'.A1" chart:class="chart:scatter">
            <chart:domain table:cell-range-address="'Bland-Altman plots'.T6:'Bland-Altman plots'.T16"/>
            <chart:data-point chart:repeated="8"/>
            <chart:data-point chart:style-name="ch10"/>
            <chart:data-point chart:repeated="2"/>
          </chart:series>
          <chart:series chart:style-name="ch11" chart:values-cell-range-address="'Bland-Altman plots'.U19:'Bland-Altman plots'.U19" chart:label-cell-address="'Bland-Altman plots'.A1:'Bland-Altman plots'.A1" chart:class="chart:scatter">
            <chart:regression-curve chart:style-name="ch12"/>
            <chart:data-point chart:style-name="ch13"/>
            <chart:data-point chart:repeated="10"/>
          </chart:series>
          <chart:series chart:style-name="ch14" chart:values-cell-range-address="'Bland-Altman plots'.U20:'Bland-Altman plots'.U20" chart:label-cell-address="'Bland-Altman plots'.A1:'Bland-Altman plots'.A1" chart:class="chart:scatter">
            <chart:regression-curve chart:style-name="ch12"/>
            <chart:data-point chart:style-name="ch15"/>
            <chart:data-point chart:repeated="10"/>
          </chart:series>
          <chart:series chart:style-name="ch16" chart:values-cell-range-address="'Bland-Altman plots'.U18:'Bland-Altman plots'.U18" chart:label-cell-address="'Bland-Altman plots'.A1:'Bland-Altman plots'.A1" chart:class="chart:scatter">
            <chart:mean-value chart:style-name="ch17"/>
            <chart:regression-curve chart:style-name="ch18"/>
            <chart:data-point chart:style-name="ch19"/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</text:p>
              </table:table-cell>
              <table:table-cell office:value-type="string">
                <text:p>PMC OFF</text:p>
                <draw:g>
                  <svg:desc>'Bland-Altman plots'.A1:'Bland-Altman plots'.A1</svg:desc>
                </draw:g>
              </table:table-cell>
              <table:table-cell office:value-type="string">
                <text:p>PMC OFF</text:p>
                <draw:g>
                  <svg:desc>'Bland-Altman plots'.A1:'Bland-Altman plots'.A1</svg:desc>
                </draw:g>
              </table:table-cell>
              <table:table-cell office:value-type="string">
                <text:p>PMC OFF</text:p>
                <draw:g>
                  <svg:desc>'Bland-Altman plots'.A1:'Bland-Altman plots'.A1</svg:desc>
                </draw:g>
              </table:table-cell>
              <table:table-cell office:value-type="string">
                <text:p>PMC OFF</text:p>
                <draw:g>
                  <svg:desc>'Bland-Altman plots'.A1:'Bland-Altman plots'.A1</svg:desc>
                </draw:g>
              </table:table-cell>
            </table:table-row>
          </table:table-header-rows>
          <table:table-rows>
            <table:table-row>
              <table:table-cell office:value-type="float" office:value="82.174492">
                <text:p>82.174492</text:p>
                <draw:g>
                  <svg:desc>'Bland-Altman plots'.Z7:'Bland-Altman plots'.Z16</svg:desc>
                </draw:g>
              </table:table-cell>
              <table:table-cell office:value-type="float" office:value="0.710793405">
                <text:p>0.710793405</text:p>
                <draw:g>
                  <svg:desc>'Bland-Altman plots'.T6:'Bland-Altman plots'.T16</svg:desc>
                </draw:g>
              </table:table-cell>
              <table:table-cell office:value-type="float" office:value="0.00222867000000004">
                <text:p>0.00222867000000004</text:p>
                <draw:g>
                  <svg:desc>'Bland-Altman plots'.U6:'Bland-Altman plots'.U16</svg:desc>
                </draw:g>
              </table:table-cell>
              <table:table-cell office:value-type="float" office:value="0.0118555738091553">
                <text:p>0.0118555738091553</text:p>
                <draw:g>
                  <svg:desc>'Bland-Altman plots'.U19:'Bland-Altman plots'.U19</svg:desc>
                </draw:g>
              </table:table-cell>
              <table:table-cell office:value-type="float" office:value="-0.00756702290006438">
                <text:p>-0.00756702290006438</text:p>
                <draw:g>
                  <svg:desc>'Bland-Altman plots'.U20:'Bland-Altman plots'.U20</svg:desc>
                </draw:g>
              </table:table-cell>
              <table:table-cell office:value-type="float" office:value="0.00214427545454545">
                <text:p>0.00214427545454545</text:p>
                <draw:g>
                  <svg:desc>'Bland-Altman plots'.U18:'Bland-Altman plots'.U18</svg:desc>
                </draw:g>
              </table:table-cell>
            </table:table-row>
            <table:table-row>
              <table:table-cell office:value-type="float" office:value="83.6305695">
                <text:p>83.6305695</text:p>
              </table:table-cell>
              <table:table-cell office:value-type="float" office:value="0.671644685">
                <text:p>0.671644685</text:p>
              </table:table-cell>
              <table:table-cell office:value-type="float" office:value="0.00195490999999992">
                <text:p>0.00195490999999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.158745">
                <text:p>85.158745</text:p>
              </table:table-cell>
              <table:table-cell office:value-type="float" office:value="0.670942125">
                <text:p>0.670942125</text:p>
              </table:table-cell>
              <table:table-cell office:value-type="float" office:value="-0.00315558999999999">
                <text:p>-0.00315558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5040395">
                <text:p>82.5040395</text:p>
              </table:table-cell>
              <table:table-cell office:value-type="float" office:value="0.7009441">
                <text:p>0.7009441</text:p>
              </table:table-cell>
              <table:table-cell office:value-type="float" office:value="0.00392288000000007">
                <text:p>0.00392288000000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873455">
                <text:p>82.873455</text:p>
              </table:table-cell>
              <table:table-cell office:value-type="float" office:value="0.639828385">
                <text:p>0.639828385</text:p>
              </table:table-cell>
              <table:table-cell office:value-type="float" office:value="0.00246738999999996">
                <text:p>0.00246738999999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.9339105">
                <text:p>85.9339105</text:p>
              </table:table-cell>
              <table:table-cell office:value-type="float" office:value="0.715363355">
                <text:p>0.715363355</text:p>
              </table:table-cell>
              <table:table-cell office:value-type="float" office:value="0.00370997000000006">
                <text:p>0.00370997000000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6486855">
                <text:p>82.6486855</text:p>
              </table:table-cell>
              <table:table-cell office:value-type="float" office:value="0.69993049">
                <text:p>0.69993049</text:p>
              </table:table-cell>
              <table:table-cell office:value-type="float" office:value="0.00256227999999992">
                <text:p>0.00256227999999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979355">
                <text:p>82.979355</text:p>
              </table:table-cell>
              <table:table-cell office:value-type="float" office:value="0.6917105">
                <text:p>0.6917105</text:p>
              </table:table-cell>
              <table:table-cell office:value-type="float" office:value="0.0111013">
                <text:p>0.0111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322502">
                <text:p>82.322502</text:p>
              </table:table-cell>
              <table:table-cell office:value-type="float" office:value="0.70194343">
                <text:p>0.70194343</text:p>
              </table:table-cell>
              <table:table-cell office:value-type="float" office:value="-0.0000777800000000273">
                <text:p>-0.0000777800000000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3.69828">
                <text:p>83.69828</text:p>
              </table:table-cell>
              <table:table-cell office:value-type="float" office:value="0.6889154">
                <text:p>0.6889154</text:p>
              </table:table-cell>
              <table:table-cell office:value-type="float" office:value="-0.00803476000000003">
                <text:p>-0.00803476000000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0780125">
                <text:p>0.70780125</text:p>
              </table:table-cell>
              <table:table-cell office:value-type="float" office:value="0.00690776000000004">
                <text:p>0.00690776000000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treat-empty-cells="ignore" chart:right-angled-axes="true"/>
    </style:style>
    <style:style style:name="ch4" style:family="chart" style:data-style-name="N124">
      <style:chart-properties chart:display-label="true" chart:logarithmic="false" chart:origin="0" chart:reverse-direction="false" text:line-break="false" loext:try-staggering-first="false" chart:link-data-style-to-source="false" chart:axis-position="-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124">
      <style:chart-properties chart:display-label="true" chart:logarithmic="false" chart:minimum="-1" chart:maximum="0.8" chart:origin="-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circle" chart:symbol-width="0.3cm" chart:symbol-height="0.3cm" chart:link-data-style-to-source="true"/>
      <style:graphic-properties draw:stroke="none" svg:stroke-width="0.08cm" svg:stroke-color="#00888a" draw:fill-color="#00888a"/>
      <style:text-properties fo:font-size="10pt" style:font-size-asian="10pt" style:font-size-complex="10pt"/>
    </style:style>
    <style:style style:name="ch10" style:family="chart" style:data-style-name="N121">
      <style:chart-properties chart:symbol-type="named-symbol" chart:symbol-name="diamond" chart:symbol-width="0cm" chart:symbol-height="0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6" loext:regression-extrapolate-backward="7" loext:regression-force-intercept="false" loext:regression-intercept-value="0" chart:regression-type="linear"/>
      <style:graphic-properties svg:stroke-color="#ff420e"/>
    </style:style>
    <style:style style:name="ch12" style:family="chart">
      <style:chart-properties chart:solid-type="cuboid" chart:symbol-type="named-symbol" chart:symbol-name="diamond" chart:symbol-width="0cm" chart:symbol-height="0cm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chart-properties chart:solid-type="cuboid" chart:symbol-type="named-symbol" chart:symbol-name="arrow-down" chart:symbol-width="0cm" chart:symbol-height="0cm"/>
    </style:style>
    <style:style style:name="ch15" style:family="chart" style:data-style-name="N122">
      <style:chart-properties chart:symbol-type="none" chart:link-data-style-to-source="true" chart:mean-valu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6" style:family="chart">
      <style:graphic-properties draw:stroke="dash" draw:stroke-dash="Fine_20_Dashed"/>
    </style:style>
    <style:style style:name="ch17" style:family="chart">
      <style:graphic-properties draw:stroke="dash" draw:stroke-dash="Fine_20_Dashed"/>
    </style:style>
    <style:style style:name="ch18" style:family="chart">
      <style:chart-properties chart:solid-type="cuboid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4.433cm" svg:height="8.994cm" xlink:href=".." xlink:type="simple" chart:class="chart:scatter" chart:style-name="ch1">
        <chart:title svg:x="5.797cm" svg:y="0.315cm" chart:style-name="ch2">
          <text:p>WM, PMC off</text:p>
        </chart:title>
        <chart:plot-area chart:style-name="ch3" table:cell-range-address="'Bland-Altman plots'.Z7:'Bland-Altman plots'.Z16 'Bland-Altman plots'.V6:'Bland-Altman plots'.W16 'Bland-Altman plots'.A1:'Bland-Altman plots'.A1 'Bland-Altman plots'.W18:'Bland-Altman plots'.W20" chart:data-source-has-labels="both" svg:x="1.988cm" svg:y="1.272cm" svg:width="11.573cm" svg:height="6.413cm">
          <chartooo:coordinate-region svg:x="2.821cm" svg:y="1.471cm" svg:width="10.408cm" svg:height="5.567cm"/>
          <chart:axis chart:dimension="x" chart:name="primary-x" chart:style-name="ch4" chartooo:axis-type="auto">
            <chart:title svg:x="6.758cm" svg:y="7.864cm" chart:style-name="ch5">
              <text:p>mean R2*</text:p>
            </chart:title>
            <chart:categories table:cell-range-address="'Bland-Altman plots'.Z7:'Bland-Altman plots'.Z16"/>
          </chart:axis>
          <chart:axis chart:dimension="y" chart:name="primary-y" chart:style-name="ch6">
            <chart:title svg:x="0.546cm" svg:y="6.433cm" chart:style-name="ch7">
              <text:p>Difference between 
NAVcor off and on</text:p>
            </chart:title>
            <chart:grid chart:style-name="ch8" chart:class="major"/>
          </chart:axis>
          <chart:series chart:style-name="ch9" chart:values-cell-range-address="'Bland-Altman plots'.W6:'Bland-Altman plots'.W16" chart:label-cell-address="'Bland-Altman plots'.A1:'Bland-Altman plots'.A1" chart:class="chart:scatter">
            <chart:domain table:cell-range-address="'Bland-Altman plots'.V6:'Bland-Altman plots'.V16"/>
            <chart:data-point chart:repeated="11"/>
          </chart:series>
          <chart:series chart:style-name="ch10" chart:values-cell-range-address="'Bland-Altman plots'.W19:'Bland-Altman plots'.W19" chart:label-cell-address="'Bland-Altman plots'.A1:'Bland-Altman plots'.A1" chart:class="chart:scatter">
            <chart:regression-curve chart:style-name="ch11"/>
            <chart:data-point chart:style-name="ch12"/>
            <chart:data-point chart:repeated="10"/>
          </chart:series>
          <chart:series chart:style-name="ch13" chart:values-cell-range-address="'Bland-Altman plots'.W20:'Bland-Altman plots'.W20" chart:label-cell-address="'Bland-Altman plots'.A1:'Bland-Altman plots'.A1" chart:class="chart:scatter">
            <chart:regression-curve chart:style-name="ch11"/>
            <chart:data-point chart:style-name="ch14"/>
            <chart:data-point chart:repeated="10"/>
          </chart:series>
          <chart:series chart:style-name="ch15" chart:values-cell-range-address="'Bland-Altman plots'.W18:'Bland-Altman plots'.W18" chart:label-cell-address="'Bland-Altman plots'.A1:'Bland-Altman plots'.A1" chart:class="chart:scatter">
            <chart:mean-value chart:style-name="ch16"/>
            <chart:regression-curve chart:style-name="ch17"/>
            <chart:data-point chart:style-name="ch18"/>
            <chart:data-point chart:repeated="1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V</text:p>
              </table:table-cell>
              <table:table-cell office:value-type="string">
                <text:p>PMC OFF</text:p>
                <draw:g>
                  <svg:desc>'Bland-Altman plots'.A1:'Bland-Altman plots'.A1</svg:desc>
                </draw:g>
              </table:table-cell>
              <table:table-cell office:value-type="string">
                <text:p>PMC OFF</text:p>
                <draw:g>
                  <svg:desc>'Bland-Altman plots'.A1:'Bland-Altman plots'.A1</svg:desc>
                </draw:g>
              </table:table-cell>
              <table:table-cell office:value-type="string">
                <text:p>PMC OFF</text:p>
                <draw:g>
                  <svg:desc>'Bland-Altman plots'.A1:'Bland-Altman plots'.A1</svg:desc>
                </draw:g>
              </table:table-cell>
              <table:table-cell office:value-type="string">
                <text:p>PMC OFF</text:p>
                <draw:g>
                  <svg:desc>'Bland-Altman plots'.A1:'Bland-Altman plots'.A1</svg:desc>
                </draw:g>
              </table:table-cell>
            </table:table-row>
          </table:table-header-rows>
          <table:table-rows>
            <table:table-row>
              <table:table-cell office:value-type="float" office:value="82.174492">
                <text:p>82.174492</text:p>
                <draw:g>
                  <svg:desc>'Bland-Altman plots'.Z7:'Bland-Altman plots'.Z16</svg:desc>
                </draw:g>
              </table:table-cell>
              <table:table-cell office:value-type="float" office:value="40.1948775">
                <text:p>40.1948775</text:p>
                <draw:g>
                  <svg:desc>'Bland-Altman plots'.V6:'Bland-Altman plots'.V16</svg:desc>
                </draw:g>
              </table:table-cell>
              <table:table-cell office:value-type="float" office:value="0.126739000000001">
                <text:p>0.126739000000001</text:p>
                <draw:g>
                  <svg:desc>'Bland-Altman plots'.W6:'Bland-Altman plots'.W16</svg:desc>
                </draw:g>
              </table:table-cell>
              <table:table-cell office:value-type="float" office:value="0.747505929069042">
                <text:p>0.747505929069042</text:p>
                <draw:g>
                  <svg:desc>'Bland-Altman plots'.W19:'Bland-Altman plots'.W19</svg:desc>
                </draw:g>
              </table:table-cell>
              <table:table-cell office:value-type="float" office:value="-0.884770838159953">
                <text:p>-0.884770838159953</text:p>
                <draw:g>
                  <svg:desc>'Bland-Altman plots'.W20:'Bland-Altman plots'.W20</svg:desc>
                </draw:g>
              </table:table-cell>
              <table:table-cell office:value-type="float" office:value="-0.0686324545454556">
                <text:p>-0.0686324545454556</text:p>
                <draw:g>
                  <svg:desc>'Bland-Altman plots'.W18:'Bland-Altman plots'.W18</svg:desc>
                </draw:g>
              </table:table-cell>
            </table:table-row>
            <table:table-row>
              <table:table-cell office:value-type="float" office:value="83.6305695">
                <text:p>83.6305695</text:p>
              </table:table-cell>
              <table:table-cell office:value-type="float" office:value="38.9797305">
                <text:p>38.9797305</text:p>
              </table:table-cell>
              <table:table-cell office:value-type="float" office:value="-0.222338999999998">
                <text:p>-0.222338999999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.158745">
                <text:p>85.158745</text:p>
              </table:table-cell>
              <table:table-cell office:value-type="float" office:value="37.3397005">
                <text:p>37.3397005</text:p>
              </table:table-cell>
              <table:table-cell office:value-type="float" office:value="-0.495029000000002">
                <text:p>-0.495029000000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5040395">
                <text:p>82.5040395</text:p>
              </table:table-cell>
              <table:table-cell office:value-type="float" office:value="39.025787">
                <text:p>39.025787</text:p>
              </table:table-cell>
              <table:table-cell office:value-type="float" office:value="-0.199600000000004">
                <text:p>-0.199600000000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873455">
                <text:p>82.873455</text:p>
              </table:table-cell>
              <table:table-cell office:value-type="float" office:value="40.157034">
                <text:p>40.157034</text:p>
              </table:table-cell>
              <table:table-cell office:value-type="float" office:value="0.448056000000001">
                <text:p>0.448056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.9339105">
                <text:p>85.9339105</text:p>
              </table:table-cell>
              <table:table-cell office:value-type="float" office:value="40.422371">
                <text:p>40.422371</text:p>
              </table:table-cell>
              <table:table-cell office:value-type="float" office:value="0.471671999999998">
                <text:p>0.471671999999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6486855">
                <text:p>82.6486855</text:p>
              </table:table-cell>
              <table:table-cell office:value-type="float" office:value="40.374247">
                <text:p>40.374247</text:p>
              </table:table-cell>
              <table:table-cell office:value-type="float" office:value="-0.0644339999999986">
                <text:p>-0.0644339999999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979355">
                <text:p>82.979355</text:p>
              </table:table-cell>
              <table:table-cell office:value-type="float" office:value="40.015814">
                <text:p>40.015814</text:p>
              </table:table-cell>
              <table:table-cell office:value-type="float" office:value="0.414119999999997">
                <text:p>0.414119999999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322502">
                <text:p>82.322502</text:p>
              </table:table-cell>
              <table:table-cell office:value-type="float" office:value="41.0698545">
                <text:p>41.0698545</text:p>
              </table:table-cell>
              <table:table-cell office:value-type="float" office:value="-0.0226129999999998">
                <text:p>-0.0226129999999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3.69828">
                <text:p>83.69828</text:p>
              </table:table-cell>
              <table:table-cell office:value-type="float" office:value="41.2091905">
                <text:p>41.2091905</text:p>
              </table:table-cell>
              <table:table-cell office:value-type="float" office:value="-0.831597000000002">
                <text:p>-0.831597000000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0.389593">
                <text:p>40.389593</text:p>
              </table:table-cell>
              <table:table-cell office:value-type="float" office:value="-0.379932000000004">
                <text:p>-0.379932000000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